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472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3972in"/>
    </style:style>
    <style:style style:name="co11" style:family="table-column">
      <style:table-column-properties fo:break-before="auto" style:column-width="1.4937in"/>
    </style:style>
    <style:style style:name="co12" style:family="table-column">
      <style:table-column-properties fo:break-before="auto" style:column-width="1.5043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sfoo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7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8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15" table:default-cell-style-name="Default"/>
        <table:table-column table:style-name="co10" table:default-cell-style-name="Default"/>
        <table:table-column table:style-name="co8" table:number-columns-repeated="15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8" table:number-columns-repeated="11" table:default-cell-style-name="Default"/>
        <table:table-column table:style-name="co10" table:default-cell-style-name="Default"/>
        <table:table-column table:style-name="co8" table:number-columns-repeated="16" table:default-cell-style-name="Default"/>
        <table:table-column table:style-name="co10" table:default-cell-style-name="Default"/>
        <table:table-column table:style-name="co8" table:number-columns-repeated="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3" table:number-columns-repeated="55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30947113037" calcext:value-type="float">
            <text:p>0.066713094711304</text:p>
          </table:table-cell>
          <table:table-cell office:value-type="float" office:value="0.10006856918335" calcext:value-type="float">
            <text:p>0.10006856918335</text:p>
          </table:table-cell>
          <table:table-cell office:value-type="float" office:value="0.166779279708862" calcext:value-type="float">
            <text:p>0.166779279708862</text:p>
          </table:table-cell>
          <table:table-cell office:value-type="float" office:value="0.200134515762329" calcext:value-type="float">
            <text:p>0.200134515762329</text:p>
          </table:table-cell>
          <table:table-cell office:value-type="float" office:value="0.266845226287842" calcext:value-type="float">
            <text:p>0.266845226287842</text:p>
          </table:table-cell>
          <table:table-cell office:value-type="float" office:value="0.333555936813354" calcext:value-type="float">
            <text:p>0.333555936813354</text:p>
          </table:table-cell>
          <table:table-cell office:value-type="float" office:value="0.400266408920288" calcext:value-type="float">
            <text:p>0.400266408920288</text:p>
          </table:table-cell>
          <table:table-cell office:value-type="float" office:value="0.466976881027222" calcext:value-type="float">
            <text:p>0.466976881027222</text:p>
          </table:table-cell>
          <table:table-cell office:value-type="float" office:value="0.533687114715576" calcext:value-type="float">
            <text:p>0.533687114715576</text:p>
          </table:table-cell>
          <table:table-cell office:value-type="float" office:value="0.567042350769043" calcext:value-type="float">
            <text:p>0.567042350769043</text:p>
          </table:table-cell>
          <table:table-cell office:value-type="float" office:value="0.60039758682251" calcext:value-type="float">
            <text:p>0.60039758682251</text:p>
          </table:table-cell>
          <table:table-cell office:value-type="float" office:value="0.633752584457397" calcext:value-type="float">
            <text:p>0.633752584457397</text:p>
          </table:table-cell>
          <table:table-cell office:value-type="float" office:value="0.667107820510864" calcext:value-type="float">
            <text:p>0.667107820510864</text:p>
          </table:table-cell>
          <table:table-cell office:value-type="float" office:value="0.700462818145752" calcext:value-type="float">
            <text:p>0.700462818145752</text:p>
          </table:table-cell>
          <table:table-cell office:value-type="float" office:value="0.73381781578064" calcext:value-type="float">
            <text:p>0.73381781578064</text:p>
          </table:table-cell>
          <table:table-cell office:value-type="float" office:value="0.800527811050415" calcext:value-type="float">
            <text:p>0.800527811050415</text:p>
          </table:table-cell>
          <table:table-cell office:value-type="float" office:value="0.86723804473877" calcext:value-type="float">
            <text:p>0.86723804473877</text:p>
          </table:table-cell>
          <table:table-cell office:value-type="float" office:value="0.900593042373657" calcext:value-type="float">
            <text:p>0.900593042373657</text:p>
          </table:table-cell>
          <table:table-cell office:value-type="float" office:value="0.933948040008545" calcext:value-type="float">
            <text:p>0.933948040008545</text:p>
          </table:table-cell>
          <table:table-cell office:value-type="float" office:value="0.967302799224854" calcext:value-type="float">
            <text:p>0.967302799224854</text:p>
          </table:table-cell>
          <table:table-cell office:value-type="float" office:value="1.03401279449463" calcext:value-type="float">
            <text:p>1.03401279449463</text:p>
          </table:table-cell>
          <table:table-cell office:value-type="float" office:value="1.06736922264099" calcext:value-type="float">
            <text:p>1.06736922264099</text:p>
          </table:table-cell>
          <table:table-cell office:value-type="float" office:value="1.13408160209656" calcext:value-type="float">
            <text:p>1.13408160209656</text:p>
          </table:table-cell>
          <table:table-cell office:value-type="float" office:value="1.2007942199707" calcext:value-type="float">
            <text:p>1.2007942199707</text:p>
          </table:table-cell>
          <table:table-cell office:value-type="float" office:value="1.26750659942627" calcext:value-type="float">
            <text:p>1.26750659942627</text:p>
          </table:table-cell>
          <table:table-cell office:value-type="float" office:value="1.33421897888184" calcext:value-type="float">
            <text:p>1.33421897888184</text:p>
          </table:table-cell>
          <table:table-cell office:value-type="float" office:value="1.36757516860962" calcext:value-type="float">
            <text:p>1.36757516860962</text:p>
          </table:table-cell>
          <table:table-cell office:value-type="float" office:value="1.43428754806519" calcext:value-type="float">
            <text:p>1.43428754806519</text:p>
          </table:table-cell>
          <table:table-cell office:value-type="float" office:value="1.50100016593933" calcext:value-type="float">
            <text:p>1.50100016593933</text:p>
          </table:table-cell>
          <table:table-cell office:value-type="float" office:value="1.5677125453949" calcext:value-type="float">
            <text:p>1.5677125453949</text:p>
          </table:table-cell>
          <table:table-cell office:value-type="float" office:value="1.63442492485046" calcext:value-type="float">
            <text:p>1.63442492485046</text:p>
          </table:table-cell>
          <table:table-cell office:value-type="float" office:value="1.70113730430603" calcext:value-type="float">
            <text:p>1.70113730430603</text:p>
          </table:table-cell>
          <table:table-cell office:value-type="float" office:value="1.76784944534302" calcext:value-type="float">
            <text:p>1.76784944534302</text:p>
          </table:table-cell>
          <table:table-cell office:value-type="float" office:value="1.8012056350708" calcext:value-type="float">
            <text:p>1.8012056350708</text:p>
          </table:table-cell>
          <table:table-cell office:value-type="float" office:value="1.83456182479858" calcext:value-type="float">
            <text:p>1.83456182479858</text:p>
          </table:table-cell>
          <table:table-cell office:value-type="float" office:value="1.86791777610779" calcext:value-type="float">
            <text:p>1.86791777610779</text:p>
          </table:table-cell>
          <table:table-cell office:value-type="float" office:value="1.93463015556335" calcext:value-type="float">
            <text:p>1.93463015556335</text:p>
          </table:table-cell>
          <table:table-cell office:value-type="float" office:value="2.00134229660034" calcext:value-type="float">
            <text:p>2.00134229660034</text:p>
          </table:table-cell>
          <table:table-cell office:value-type="float" office:value="2.06805419921875" calcext:value-type="float">
            <text:p>2.06805419921875</text:p>
          </table:table-cell>
          <table:table-cell office:value-type="float" office:value="2.13476610183716" calcext:value-type="float">
            <text:p>2.13476610183716</text:p>
          </table:table-cell>
          <table:table-cell office:value-type="float" office:value="2.20147776603699" calcext:value-type="float">
            <text:p>2.20147776603699</text:p>
          </table:table-cell>
          <table:table-cell office:value-type="float" office:value="2.26818943023682" calcext:value-type="float">
            <text:p>2.26818943023682</text:p>
          </table:table-cell>
          <table:table-cell office:value-type="float" office:value="2.56839108467102" calcext:value-type="float">
            <text:p>2.56839108467102</text:p>
          </table:table-cell>
          <table:table-cell office:value-type="float" office:value="2.63510251045227" calcext:value-type="float">
            <text:p>2.63510251045227</text:p>
          </table:table-cell>
          <table:table-cell office:value-type="float" office:value="2.70181393623352" calcext:value-type="float">
            <text:p>2.70181393623352</text:p>
          </table:table-cell>
          <table:table-cell office:value-type="float" office:value="2.73516941070557" calcext:value-type="float">
            <text:p>2.73516941070557</text:p>
          </table:table-cell>
          <table:table-cell office:value-type="float" office:value="2.80188059806824" calcext:value-type="float">
            <text:p>2.80188059806824</text:p>
          </table:table-cell>
          <table:table-cell office:value-type="float" office:value="2.83523631095886" calcext:value-type="float">
            <text:p>2.83523631095886</text:p>
          </table:table-cell>
          <table:table-cell office:value-type="float" office:value="2.90194749832153" calcext:value-type="float">
            <text:p>2.90194749832153</text:p>
          </table:table-cell>
          <table:table-cell office:value-type="float" office:value="2.9686586856842" calcext:value-type="float">
            <text:p>2.9686586856842</text:p>
          </table:table-cell>
          <table:table-cell office:value-type="float" office:value="3.0353696346283" calcext:value-type="float">
            <text:p>3.0353696346283</text:p>
          </table:table-cell>
          <table:table-cell office:value-type="float" office:value="3.23550295829773" calcext:value-type="float">
            <text:p>3.23550295829773</text:p>
          </table:table-cell>
          <table:table-cell office:value-type="float" office:value="3.3022141456604" calcext:value-type="float">
            <text:p>3.3022141456604</text:p>
          </table:table-cell>
          <table:table-cell office:value-type="float" office:value="3.36892509460449" calcext:value-type="float">
            <text:p>3.36892509460449</text:p>
          </table:table-cell>
          <table:table-cell office:value-type="float" office:value="3.43563580513" calcext:value-type="float">
            <text:p>3.43563580513</text:p>
          </table:table-cell>
          <table:table-cell office:value-type="float" office:value="3.46899127960205" calcext:value-type="float">
            <text:p>3.46899127960205</text:p>
          </table:table-cell>
          <table:table-cell office:value-type="float" office:value="4.43636465072632" calcext:value-type="float">
            <text:p>4.43636465072632</text:p>
          </table:table-cell>
          <table:table-cell office:value-type="float" office:value="4.53644871711731" calcext:value-type="float">
            <text:p>4.53644871711731</text:p>
          </table:table-cell>
          <table:table-cell office:value-type="float" office:value="4.56981062889099" calcext:value-type="float">
            <text:p>4.56981062889099</text:p>
          </table:table-cell>
          <table:table-cell office:value-type="float" office:value="4.63653373718262" calcext:value-type="float">
            <text:p>4.63653373718262</text:p>
          </table:table-cell>
          <table:table-cell office:value-type="float" office:value="4.73661923408508" calcext:value-type="float">
            <text:p>4.73661923408508</text:p>
          </table:table-cell>
          <table:table-cell office:value-type="float" office:value="4.76998090744019" calcext:value-type="float">
            <text:p>4.76998090744019</text:p>
          </table:table-cell>
          <table:table-cell office:value-type="float" office:value="4.83670496940613" calcext:value-type="float">
            <text:p>4.83670496940613</text:p>
          </table:table-cell>
          <table:table-cell office:value-type="float" office:value="4.90342903137207" calcext:value-type="float">
            <text:p>4.90342903137207</text:p>
          </table:table-cell>
          <table:table-cell office:value-type="float" office:value="5.80407166481018" calcext:value-type="float">
            <text:p>5.80407166481018</text:p>
          </table:table-cell>
          <table:table-cell office:value-type="float" office:value="5.87078380584717" calcext:value-type="float">
            <text:p>5.87078380584717</text:p>
          </table:table-cell>
          <table:table-cell office:value-type="float" office:value="5.90413999557495" calcext:value-type="float">
            <text:p>5.90413999557495</text:p>
          </table:table-cell>
          <table:table-cell office:value-type="float" office:value="5.93749594688416" calcext:value-type="float">
            <text:p>5.93749594688416</text:p>
          </table:table-cell>
          <table:table-cell office:value-type="float" office:value="5.97085213661194" calcext:value-type="float">
            <text:p>5.97085213661194</text:p>
          </table:table-cell>
          <table:table-cell office:value-type="float" office:value="6.03756427764893" calcext:value-type="float">
            <text:p>6.03756427764893</text:p>
          </table:table-cell>
          <table:table-cell office:value-type="float" office:value="6.07092046737671" calcext:value-type="float">
            <text:p>6.07092046737671</text:p>
          </table:table-cell>
          <table:table-cell office:value-type="float" office:value="6.10427689552307" calcext:value-type="float">
            <text:p>6.10427689552307</text:p>
          </table:table-cell>
          <table:table-cell office:value-type="float" office:value="6.17098927497864" calcext:value-type="float">
            <text:p>6.17098927497864</text:p>
          </table:table-cell>
          <table:table-cell office:value-type="float" office:value="6.20434546470642" calcext:value-type="float">
            <text:p>6.20434546470642</text:p>
          </table:table-cell>
          <table:table-cell office:value-type="float" office:value="6.2377016544342" calcext:value-type="float">
            <text:p>6.2377016544342</text:p>
          </table:table-cell>
          <table:table-cell office:value-type="float" office:value="6.30441403388977" calcext:value-type="float">
            <text:p>6.30441403388977</text:p>
          </table:table-cell>
          <table:table-cell office:value-type="float" office:value="6.73804378509522" calcext:value-type="float">
            <text:p>6.73804378509522</text:p>
          </table:table-cell>
          <table:table-cell office:value-type="float" office:value="6.77139973640442" calcext:value-type="float">
            <text:p>6.77139973640442</text:p>
          </table:table-cell>
          <table:table-cell office:value-type="float" office:value="6.83811187744141" calcext:value-type="float">
            <text:p>6.83811187744141</text:p>
          </table:table-cell>
          <table:table-cell office:value-type="float" office:value="7.07160758972168" calcext:value-type="float">
            <text:p>7.07160758972168</text:p>
          </table:table-cell>
          <table:table-cell office:value-type="float" office:value="7.13832640647888" calcext:value-type="float">
            <text:p>7.13832640647888</text:p>
          </table:table-cell>
          <table:table-cell office:value-type="float" office:value="7.20504546165466" calcext:value-type="float">
            <text:p>7.20504546165466</text:p>
          </table:table-cell>
          <table:table-cell office:value-type="float" office:value="7.23840498924255" calcext:value-type="float">
            <text:p>7.23840498924255</text:p>
          </table:table-cell>
          <table:table-cell office:value-type="float" office:value="7.30512452125549" calcext:value-type="float">
            <text:p>7.30512452125549</text:p>
          </table:table-cell>
          <table:table-cell office:value-type="float" office:value="7.37184405326843" calcext:value-type="float">
            <text:p>7.37184405326843</text:p>
          </table:table-cell>
          <table:table-cell office:value-type="float" office:value="7.40520358085632" calcext:value-type="float">
            <text:p>7.40520358085632</text:p>
          </table:table-cell>
          <table:table-cell office:value-type="float" office:value="7.43856358528137" calcext:value-type="float">
            <text:p>7.43856358528137</text:p>
          </table:table-cell>
          <table:table-cell office:value-type="float" office:value="7.47192335128784" calcext:value-type="float">
            <text:p>7.47192335128784</text:p>
          </table:table-cell>
          <table:table-cell office:value-type="float" office:value="7.57200288772583" calcext:value-type="float">
            <text:p>7.57200288772583</text:p>
          </table:table-cell>
          <table:table-cell office:value-type="float" office:value="7.63872289657593" calcext:value-type="float">
            <text:p>7.63872289657593</text:p>
          </table:table-cell>
          <table:table-cell office:value-type="float" office:value="7.70544290542603" calcext:value-type="float">
            <text:p>7.70544290542603</text:p>
          </table:table-cell>
          <table:table-cell office:value-type="float" office:value="7.73880314826965" calcext:value-type="float">
            <text:p>7.73880314826965</text:p>
          </table:table-cell>
          <table:table-cell office:value-type="float" office:value="7.80552315711975" calcext:value-type="float">
            <text:p>7.80552315711975</text:p>
          </table:table-cell>
          <table:table-cell office:value-type="float" office:value="7.83888339996338" calcext:value-type="float">
            <text:p>7.83888339996338</text:p>
          </table:table-cell>
          <table:table-cell office:value-type="float" office:value="7.87224364280701" calcext:value-type="float">
            <text:p>7.87224364280701</text:p>
          </table:table-cell>
          <table:table-cell office:value-type="float" office:value="7.90560388565064" calcext:value-type="float">
            <text:p>7.90560388565064</text:p>
          </table:table-cell>
          <table:table-cell office:value-type="float" office:value="8.4059693813324" calcext:value-type="float">
            <text:p>8.4059693813324</text:p>
          </table:table-cell>
          <table:table-cell office:value-type="float" office:value="8.47268271446228" calcext:value-type="float">
            <text:p>8.47268271446228</text:p>
          </table:table-cell>
          <table:table-cell office:value-type="float" office:value="8.53939628601074" calcext:value-type="float">
            <text:p>8.53939628601074</text:p>
          </table:table-cell>
          <table:table-cell office:value-type="float" office:value="8.57275295257568" calcext:value-type="float">
            <text:p>8.57275295257568</text:p>
          </table:table-cell>
          <table:table-cell office:value-type="float" office:value="8.60610961914063" calcext:value-type="float">
            <text:p>8.60610961914063</text:p>
          </table:table-cell>
          <table:table-cell office:value-type="float" office:value="8.67282295227051" calcext:value-type="float">
            <text:p>8.67282295227051</text:p>
          </table:table-cell>
          <table:table-cell office:value-type="float" office:value="8.70617985725403" calcext:value-type="float">
            <text:p>8.70617985725403</text:p>
          </table:table-cell>
          <table:table-cell office:value-type="float" office:value="8.73953652381897" calcext:value-type="float">
            <text:p>8.73953652381897</text:p>
          </table:table-cell>
          <table:table-cell office:value-type="float" office:value="9.20653653144836" calcext:value-type="float">
            <text:p>9.20653653144836</text:p>
          </table:table-cell>
          <table:table-cell office:value-type="float" office:value="9.27325248718262" calcext:value-type="float">
            <text:p>9.27325248718262</text:p>
          </table:table-cell>
          <table:table-cell office:value-type="float" office:value="9.33996891975403" calcext:value-type="float">
            <text:p>9.33996891975403</text:p>
          </table:table-cell>
          <table:table-cell office:value-type="float" office:value="9.64019179344177" calcext:value-type="float">
            <text:p>9.64019179344177</text:p>
          </table:table-cell>
          <table:table-cell office:value-type="float" office:value="9.7069079875946" calcext:value-type="float">
            <text:p>9.7069079875946</text:p>
          </table:table-cell>
          <table:table-cell office:value-type="float" office:value="9.7736246585846" calcext:value-type="float">
            <text:p>9.7736246585846</text:p>
          </table:table-cell>
          <table:table-cell office:value-type="float" office:value="9.90705752372742" calcext:value-type="float">
            <text:p>9.90705752372742</text:p>
          </table:table-cell>
          <table:table-cell office:value-type="float" office:value="9.94041562080383" calcext:value-type="float">
            <text:p>9.94041562080383</text:p>
          </table:table-cell>
          <table:table-cell office:value-type="float" office:value="10.0071320533752" calcext:value-type="float">
            <text:p>10.0071320533752</text:p>
          </table:table-cell>
          <table:table-cell office:value-type="float" office:value="11.8084063529968" calcext:value-type="float">
            <text:p>11.8084063529968</text:p>
          </table:table-cell>
          <table:table-cell office:value-type="float" office:value="11.8417632579803" calcext:value-type="float">
            <text:p>11.8417632579803</text:p>
          </table:table-cell>
          <table:table-cell office:value-type="float" office:value="11.8751199245453" calcext:value-type="float">
            <text:p>11.8751199245453</text:p>
          </table:table-cell>
          <table:table-cell office:value-type="float" office:value="12.2420482635498" calcext:value-type="float">
            <text:p>12.2420482635498</text:p>
          </table:table-cell>
          <table:table-cell office:value-type="float" office:value="12.3087630271912" calcext:value-type="float">
            <text:p>12.3087630271912</text:p>
          </table:table-cell>
          <table:table-cell office:value-type="float" office:value="12.3754777908325" calcext:value-type="float">
            <text:p>12.3754777908325</text:p>
          </table:table-cell>
          <table:table-cell office:value-type="float" office:value="12.4421927928925" calcext:value-type="float">
            <text:p>12.4421927928925</text:p>
          </table:table-cell>
          <table:table-cell office:value-type="float" office:value="12.5089077949524" calcext:value-type="float">
            <text:p>12.5089077949524</text:p>
          </table:table-cell>
          <table:table-cell office:value-type="float" office:value="12.5422651767731" calcext:value-type="float">
            <text:p>12.5422651767731</text:p>
          </table:table-cell>
          <table:table-cell office:value-type="float" office:value="12.5756225585938" calcext:value-type="float">
            <text:p>12.5756225585938</text:p>
          </table:table-cell>
          <table:table-cell office:value-type="float" office:value="12.6089799404144" calcext:value-type="float">
            <text:p>12.6089799404144</text:p>
          </table:table-cell>
          <table:table-cell office:value-type="float" office:value="12.8424823284149" calcext:value-type="float">
            <text:p>12.8424823284149</text:p>
          </table:table-cell>
          <table:table-cell office:value-type="float" office:value="12.942554473877" calcext:value-type="float">
            <text:p>12.942554473877</text:p>
          </table:table-cell>
          <table:table-cell office:value-type="float" office:value="13.6097056865692" calcext:value-type="float">
            <text:p>13.6097056865692</text:p>
          </table:table-cell>
          <table:table-cell office:value-type="float" office:value="13.6430633068085" calcext:value-type="float">
            <text:p>13.6430633068085</text:p>
          </table:table-cell>
          <table:table-cell office:value-type="float" office:value="13.6764209270477" calcext:value-type="float">
            <text:p>13.6764209270477</text:p>
          </table:table-cell>
          <table:table-cell office:value-type="float" office:value="13.709778547287" calcext:value-type="float">
            <text:p>13.709778547287</text:p>
          </table:table-cell>
          <table:table-cell office:value-type="float" office:value="13.7431361675262" calcext:value-type="float">
            <text:p>13.7431361675262</text:p>
          </table:table-cell>
          <table:table-cell office:value-type="float" office:value="13.8098514080048" calcext:value-type="float">
            <text:p>13.8098514080048</text:p>
          </table:table-cell>
          <table:table-cell office:value-type="float" office:value="13.843209028244" calcext:value-type="float">
            <text:p>13.843209028244</text:p>
          </table:table-cell>
          <table:table-cell office:value-type="float" office:value="14.5103633403778" calcext:value-type="float">
            <text:p>14.5103633403778</text:p>
          </table:table-cell>
          <table:table-cell office:value-type="float" office:value="14.5437209606171" calcext:value-type="float">
            <text:p>14.5437209606171</text:p>
          </table:table-cell>
          <table:table-cell office:value-type="float" office:value="14.5770788192749" calcext:value-type="float">
            <text:p>14.5770788192749</text:p>
          </table:table-cell>
          <table:table-cell office:value-type="float" office:value="14.7772257328033" calcext:value-type="float">
            <text:p>14.7772257328033</text:p>
          </table:table-cell>
          <table:table-cell office:value-type="float" office:value="14.843941450119" calcext:value-type="float">
            <text:p>14.843941450119</text:p>
          </table:table-cell>
          <table:table-cell office:value-type="float" office:value="14.9440150260925" calcext:value-type="float">
            <text:p>14.9440150260925</text:p>
          </table:table-cell>
          <table:table-cell office:value-type="float" office:value="15.0107307434082" calcext:value-type="float">
            <text:p>15.0107307434082</text:p>
          </table:table-cell>
          <table:table-cell office:value-type="float" office:value="15.1108047962189" calcext:value-type="float">
            <text:p>15.1108047962189</text:p>
          </table:table-cell>
          <table:table-cell office:value-type="float" office:value="15.1441628932953" calcext:value-type="float">
            <text:p>15.1441628932953</text:p>
          </table:table-cell>
          <table:table-cell office:value-type="float" office:value="15.3443117141724" calcext:value-type="float">
            <text:p>15.3443117141724</text:p>
          </table:table-cell>
          <table:table-cell office:value-type="float" office:value="15.4110283851624" calcext:value-type="float">
            <text:p>15.4110283851624</text:p>
          </table:table-cell>
          <table:table-cell office:value-type="float" office:value="15.4443864822388" calcext:value-type="float">
            <text:p>15.4443864822388</text:p>
          </table:table-cell>
          <table:table-cell office:value-type="float" office:value="15.4777445793152" calcext:value-type="float">
            <text:p>15.4777445793152</text:p>
          </table:table-cell>
          <table:table-cell office:value-type="float" office:value="15.5444612503052" calcext:value-type="float">
            <text:p>15.5444612503052</text:p>
          </table:table-cell>
          <table:table-cell office:value-type="float" office:value="15.611177444458" calcext:value-type="float">
            <text:p>15.611177444458</text:p>
          </table:table-cell>
          <table:table-cell office:value-type="float" office:value="15.6445360183716" calcext:value-type="float">
            <text:p>15.6445360183716</text:p>
          </table:table-cell>
          <table:table-cell office:value-type="float" office:value="15.677894115448" calcext:value-type="float">
            <text:p>15.677894115448</text:p>
          </table:table-cell>
          <table:table-cell office:value-type="float" office:value="15.7446105480194" calcext:value-type="float">
            <text:p>15.7446105480194</text:p>
          </table:table-cell>
          <table:table-cell office:value-type="float" office:value="15.7779688835144" calcext:value-type="float">
            <text:p>15.7779688835144</text:p>
          </table:table-cell>
          <table:table-cell office:value-type="float" office:value="16.1115522384644" calcext:value-type="float">
            <text:p>16.1115522384644</text:p>
          </table:table-cell>
          <table:table-cell office:value-type="float" office:value="16.1782693862915" calcext:value-type="float">
            <text:p>16.1782693862915</text:p>
          </table:table-cell>
          <table:table-cell office:value-type="float" office:value="16.2449862957001" calcext:value-type="float">
            <text:p>16.2449862957001</text:p>
          </table:table-cell>
          <table:table-cell office:value-type="float" office:value="16.2783451080322" calcext:value-type="float">
            <text:p>16.2783451080322</text:p>
          </table:table-cell>
          <table:table-cell office:value-type="float" office:value="16.3117036819458" calcext:value-type="float">
            <text:p>16.3117036819458</text:p>
          </table:table-cell>
          <table:table-cell office:value-type="float" office:value="16.3784205913544" calcext:value-type="float">
            <text:p>16.3784205913544</text:p>
          </table:table-cell>
          <table:table-cell office:value-type="float" office:value="16.4451379776001" calcext:value-type="float">
            <text:p>16.4451379776001</text:p>
          </table:table-cell>
          <table:table-cell office:value-type="float" office:value="16.4784963130951" calcext:value-type="float">
            <text:p>16.4784963130951</text:p>
          </table:table-cell>
          <table:table-cell office:value-type="float" office:value="16.5118551254272" calcext:value-type="float">
            <text:p>16.5118551254272</text:p>
          </table:table-cell>
          <table:table-cell office:value-type="float" office:value="16.9121587276459" calcext:value-type="float">
            <text:p>16.9121587276459</text:p>
          </table:table-cell>
          <table:table-cell office:value-type="float" office:value="16.9788761138916" calcext:value-type="float">
            <text:p>16.9788761138916</text:p>
          </table:table-cell>
          <table:table-cell office:value-type="float" office:value="17.0455935001373" calcext:value-type="float">
            <text:p>17.0455935001373</text:p>
          </table:table-cell>
          <table:table-cell office:value-type="float" office:value="17.1123082637787" calcext:value-type="float">
            <text:p>17.1123082637787</text:p>
          </table:table-cell>
          <table:table-cell office:value-type="float" office:value="17.1456654071808" calcext:value-type="float">
            <text:p>17.1456654071808</text:p>
          </table:table-cell>
          <table:table-cell office:value-type="float" office:value="17.2123799324036" calcext:value-type="float">
            <text:p>17.2123799324036</text:p>
          </table:table-cell>
          <table:table-cell office:value-type="float" office:value="17.2457370758057" calcext:value-type="float">
            <text:p>17.2457370758057</text:p>
          </table:table-cell>
          <table:table-cell office:value-type="float" office:value="17.2790944576263" calcext:value-type="float">
            <text:p>17.2790944576263</text:p>
          </table:table-cell>
          <table:table-cell office:value-type="float" office:value="17.3458092212677" calcext:value-type="float">
            <text:p>17.3458092212677</text:p>
          </table:table-cell>
          <table:table-cell office:value-type="float" office:value="17.3791663646698" calcext:value-type="float">
            <text:p>17.3791663646698</text:p>
          </table:table-cell>
          <table:table-cell office:value-type="float" office:value="17.4458808898926" calcext:value-type="float">
            <text:p>17.4458808898926</text:p>
          </table:table-cell>
          <table:table-cell office:value-type="float" office:value="17.5125954151154" calcext:value-type="float">
            <text:p>17.5125954151154</text:p>
          </table:table-cell>
          <table:table-cell office:value-type="float" office:value="17.5793101787567" calcext:value-type="float">
            <text:p>17.5793101787567</text:p>
          </table:table-cell>
          <table:table-cell office:value-type="float" office:value="17.6793818473816" calcext:value-type="float">
            <text:p>17.6793818473816</text:p>
          </table:table-cell>
          <table:table-cell office:value-type="float" office:value="17.7127389907837" calcext:value-type="float">
            <text:p>17.7127389907837</text:p>
          </table:table-cell>
          <table:table-cell office:value-type="float" office:value="17.7794537544251" calcext:value-type="float">
            <text:p>17.7794537544251</text:p>
          </table:table-cell>
          <table:table-cell office:value-type="float" office:value="17.8461682796478" calcext:value-type="float">
            <text:p>17.8461682796478</text:p>
          </table:table-cell>
          <table:table-cell office:value-type="float" office:value="17.9795973300934" calcext:value-type="float">
            <text:p>17.9795973300934</text:p>
          </table:table-cell>
          <table:table-cell office:value-type="float" office:value="18.0463118553162" calcext:value-type="float">
            <text:p>18.0463118553162</text:p>
          </table:table-cell>
          <table:table-cell office:value-type="float" office:value="18.7134745121002" calcext:value-type="float">
            <text:p>18.7134745121002</text:p>
          </table:table-cell>
          <table:table-cell office:value-type="float" office:value="18.7468328475952" calcext:value-type="float">
            <text:p>18.7468328475952</text:p>
          </table:table-cell>
          <table:table-cell office:value-type="float" office:value="18.813549041748" calcext:value-type="float">
            <text:p>18.813549041748</text:p>
          </table:table-cell>
          <table:table-cell office:value-type="float" office:value="18.846907377243" calcext:value-type="float">
            <text:p>18.846907377243</text:p>
          </table:table-cell>
          <table:table-cell office:value-type="float" office:value="18.9136235713959" calcext:value-type="float">
            <text:p>18.9136235713959</text:p>
          </table:table-cell>
          <table:table-cell office:value-type="float" office:value="18.9469819068909" calcext:value-type="float">
            <text:p>18.9469819068909</text:p>
          </table:table-cell>
          <table:table-cell office:value-type="float" office:value="18.9803402423859" calcext:value-type="float">
            <text:p>18.9803402423859</text:p>
          </table:table-cell>
          <table:table-cell office:value-type="float" office:value="19.0136983394623" calcext:value-type="float">
            <text:p>19.0136983394623</text:p>
          </table:table-cell>
          <table:table-cell office:value-type="float" office:value="19.080414056778" calcext:value-type="float">
            <text:p>19.080414056778</text:p>
          </table:table-cell>
          <table:table-cell office:value-type="float" office:value="19.1137716770172" calcext:value-type="float">
            <text:p>19.1137716770172</text:p>
          </table:table-cell>
          <table:table-cell office:value-type="float" office:value="19.1471292972565" calcext:value-type="float">
            <text:p>19.1471292972565</text:p>
          </table:table-cell>
          <table:table-cell office:value-type="float" office:value="19.2138442993164" calcext:value-type="float">
            <text:p>19.2138442993164</text:p>
          </table:table-cell>
          <table:table-cell office:value-type="float" office:value="19.2805593013763" calcext:value-type="float">
            <text:p>19.2805593013763</text:p>
          </table:table-cell>
          <table:table-cell office:value-type="float" office:value="19.3139171600342" calcext:value-type="float">
            <text:p>19.3139171600342</text:p>
          </table:table-cell>
          <table:table-cell office:value-type="float" office:value="19.3806321620941" calcext:value-type="float">
            <text:p>19.3806321620941</text:p>
          </table:table-cell>
          <table:table-cell office:value-type="float" office:value="19.4139897823334" calcext:value-type="float">
            <text:p>19.4139897823334</text:p>
          </table:table-cell>
          <table:table-cell office:value-type="float" office:value="19.4473471641541" calcext:value-type="float">
            <text:p>19.4473471641541</text:p>
          </table:table-cell>
          <table:table-cell office:value-type="float" office:value="19.5140624046326" calcext:value-type="float">
            <text:p>19.5140624046326</text:p>
          </table:table-cell>
          <table:table-cell office:value-type="float" office:value="19.5474200248718" calcext:value-type="float">
            <text:p>19.5474200248718</text:p>
          </table:table-cell>
          <table:table-cell office:value-type="float" office:value="19.6141350269318" calcext:value-type="float">
            <text:p>19.6141350269318</text:p>
          </table:table-cell>
          <table:table-cell office:value-type="float" office:value="19.6808502674103" calcext:value-type="float">
            <text:p>19.6808502674103</text:p>
          </table:table-cell>
          <table:table-cell office:value-type="float" office:value="19.7475652694702" calcext:value-type="float">
            <text:p>19.7475652694702</text:p>
          </table:table-cell>
          <table:table-cell office:value-type="float" office:value="19.8142802715302" calcext:value-type="float">
            <text:p>19.8142802715302</text:p>
          </table:table-cell>
          <table:table-cell office:value-type="float" office:value="19.8809955120087" calcext:value-type="float">
            <text:p>19.8809955120087</text:p>
          </table:table-cell>
          <table:table-cell office:value-type="float" office:value="19.9477107524872" calcext:value-type="float">
            <text:p>19.9477107524872</text:p>
          </table:table-cell>
          <table:table-cell office:value-type="float" office:value="19.9810681343079" calcext:value-type="float">
            <text:p>19.9810681343079</text:p>
          </table:table-cell>
          <table:table-cell office:value-type="float" office:value="20.0477833747864" calcext:value-type="float">
            <text:p>20.0477833747864</text:p>
          </table:table-cell>
          <table:table-cell office:value-type="float" office:value="20.0811409950256" calcext:value-type="float">
            <text:p>20.0811409950256</text:p>
          </table:table-cell>
          <table:table-cell office:value-type="float" office:value="20.1144986152649" calcext:value-type="float">
            <text:p>20.1144986152649</text:p>
          </table:table-cell>
          <table:table-cell office:value-type="float" office:value="20.1478562355042" calcext:value-type="float">
            <text:p>20.1478562355042</text:p>
          </table:table-cell>
          <table:table-cell office:value-type="float" office:value="20.2145712375641" calcext:value-type="float">
            <text:p>20.2145712375641</text:p>
          </table:table-cell>
          <table:table-cell office:value-type="float" office:value="20.2479290962219" calcext:value-type="float">
            <text:p>20.2479290962219</text:p>
          </table:table-cell>
          <table:table-cell office:value-type="float" office:value="20.2812867164612" calcext:value-type="float">
            <text:p>20.2812867164612</text:p>
          </table:table-cell>
          <table:table-cell office:value-type="float" office:value="20.3146443367004" calcext:value-type="float">
            <text:p>20.3146443367004</text:p>
          </table:table-cell>
          <table:table-cell office:value-type="float" office:value="20.3813593387604" calcext:value-type="float">
            <text:p>20.3813593387604</text:p>
          </table:table-cell>
          <table:table-cell office:value-type="float" office:value="20.4147171974182" calcext:value-type="float">
            <text:p>20.4147171974182</text:p>
          </table:table-cell>
          <table:table-cell office:value-type="float" office:value="20.4480748176575" calcext:value-type="float">
            <text:p>20.4480748176575</text:p>
          </table:table-cell>
          <table:table-cell office:value-type="float" office:value="20.514790058136" calcext:value-type="float">
            <text:p>20.514790058136</text:p>
          </table:table-cell>
          <table:table-cell office:value-type="float" office:value="20.5815055370331" calcext:value-type="float">
            <text:p>20.5815055370331</text:p>
          </table:table-cell>
          <table:table-cell office:value-type="float" office:value="20.6482207775116" calcext:value-type="float">
            <text:p>20.6482207775116</text:p>
          </table:table-cell>
          <table:table-cell office:value-type="float" office:value="20.7149360179901" calcext:value-type="float">
            <text:p>20.7149360179901</text:p>
          </table:table-cell>
          <table:table-cell office:value-type="float" office:value="20.7816514968872" calcext:value-type="float">
            <text:p>20.7816514968872</text:p>
          </table:table-cell>
          <table:table-cell office:value-type="float" office:value="20.8483667373657" calcext:value-type="float">
            <text:p>20.8483667373657</text:p>
          </table:table-cell>
          <table:table-cell office:value-type="float" office:value="20.881724357605" calcext:value-type="float">
            <text:p>20.881724357605</text:p>
          </table:table-cell>
          <table:table-cell office:value-type="float" office:value="20.9150819778442" calcext:value-type="float">
            <text:p>20.9150819778442</text:p>
          </table:table-cell>
          <table:table-cell office:value-type="float" office:value="20.9817974567413" calcext:value-type="float">
            <text:p>20.9817974567413</text:p>
          </table:table-cell>
          <table:table-cell office:value-type="float" office:value="21.0485126972198" calcext:value-type="float">
            <text:p>21.0485126972198</text:p>
          </table:table-cell>
          <table:table-cell office:value-type="float" office:value="21.1152286529541" calcext:value-type="float">
            <text:p>21.1152286529541</text:p>
          </table:table-cell>
          <table:table-cell office:value-type="float" office:value="21.1485865116119" calcext:value-type="float">
            <text:p>21.1485865116119</text:p>
          </table:table-cell>
          <table:table-cell office:value-type="float" office:value="21.1819443702698" calcext:value-type="float">
            <text:p>21.1819443702698</text:p>
          </table:table-cell>
          <table:table-cell office:value-type="float" office:value="21.2153022289276" calcext:value-type="float">
            <text:p>21.2153022289276</text:p>
          </table:table-cell>
          <table:table-cell office:value-type="float" office:value="21.248660326004" calcext:value-type="float">
            <text:p>21.248660326004</text:p>
          </table:table-cell>
          <table:table-cell office:value-type="float" office:value="21.2820181846619" calcext:value-type="float">
            <text:p>21.2820181846619</text:p>
          </table:table-cell>
          <table:table-cell office:value-type="float" office:value="21.3153760433197" calcext:value-type="float">
            <text:p>21.3153760433197</text:p>
          </table:table-cell>
          <table:table-cell office:value-type="float" office:value="21.3820915222168" calcext:value-type="float">
            <text:p>21.3820915222168</text:p>
          </table:table-cell>
          <table:table-cell office:value-type="float" office:value="21.4154496192932" calcext:value-type="float">
            <text:p>21.4154496192932</text:p>
          </table:table-cell>
          <table:table-cell office:value-type="float" office:value="21.448807477951" calcext:value-type="float">
            <text:p>21.448807477951</text:p>
          </table:table-cell>
          <table:table-cell office:value-type="float" office:value="21.4821653366089" calcext:value-type="float">
            <text:p>21.4821653366089</text:p>
          </table:table-cell>
          <table:table-cell office:value-type="float" office:value="21.5155231952667" calcext:value-type="float">
            <text:p>21.5155231952667</text:p>
          </table:table-cell>
          <table:table-cell office:value-type="float" office:value="21.5488810539246" calcext:value-type="float">
            <text:p>21.5488810539246</text:p>
          </table:table-cell>
          <table:table-cell office:value-type="float" office:value="21.6155970096588" calcext:value-type="float">
            <text:p>21.6155970096588</text:p>
          </table:table-cell>
          <table:table-cell office:value-type="float" office:value="21.6823127269745" calcext:value-type="float">
            <text:p>21.6823127269745</text:p>
          </table:table-cell>
          <table:table-cell office:value-type="float" office:value="21.7490289211273" calcext:value-type="float">
            <text:p>21.7490289211273</text:p>
          </table:table-cell>
          <table:table-cell office:value-type="float" office:value="21.7823867797852" calcext:value-type="float">
            <text:p>21.7823867797852</text:p>
          </table:table-cell>
          <table:table-cell office:value-type="float" office:value="21.815744638443" calcext:value-type="float">
            <text:p>21.815744638443</text:p>
          </table:table-cell>
          <table:table-cell office:value-type="float" office:value="21.8824605941772" calcext:value-type="float">
            <text:p>21.8824605941772</text:p>
          </table:table-cell>
          <table:table-cell office:value-type="float" office:value="21.9158184528351" calcext:value-type="float">
            <text:p>21.9158184528351</text:p>
          </table:table-cell>
          <table:table-cell office:value-type="float" office:value="21.9491763114929" calcext:value-type="float">
            <text:p>21.9491763114929</text:p>
          </table:table-cell>
          <table:table-cell office:value-type="float" office:value="21.9825341701508" calcext:value-type="float">
            <text:p>21.9825341701508</text:p>
          </table:table-cell>
          <table:table-cell office:value-type="float" office:value="22.0158920288086" calcext:value-type="float">
            <text:p>22.0158920288086</text:p>
          </table:table-cell>
          <table:table-cell office:value-type="float" office:value="22.049250125885" calcext:value-type="float">
            <text:p>22.049250125885</text:p>
          </table:table-cell>
          <table:table-cell office:value-type="float" office:value="22.0826077461243" calcext:value-type="float">
            <text:p>22.0826077461243</text:p>
          </table:table-cell>
          <table:table-cell office:value-type="float" office:value="22.1159653663635" calcext:value-type="float">
            <text:p>22.1159653663635</text:p>
          </table:table-cell>
          <table:table-cell office:value-type="float" office:value="22.1493229866028" calcext:value-type="float">
            <text:p>22.1493229866028</text:p>
          </table:table-cell>
          <table:table-cell office:value-type="float" office:value="22.182680606842" calcext:value-type="float">
            <text:p>22.182680606842</text:p>
          </table:table-cell>
          <table:table-cell office:value-type="float" office:value="22.2493960857391" calcext:value-type="float">
            <text:p>22.2493960857391</text:p>
          </table:table-cell>
          <table:table-cell office:value-type="float" office:value="22.3161113262177" calcext:value-type="float">
            <text:p>22.3161113262177</text:p>
          </table:table-cell>
          <table:table-cell office:value-type="float" office:value="22.3494689464569" calcext:value-type="float">
            <text:p>22.3494689464569</text:p>
          </table:table-cell>
          <table:table-cell office:value-type="float" office:value="22.4495420455933" calcext:value-type="float">
            <text:p>22.4495420455933</text:p>
          </table:table-cell>
          <table:table-cell office:value-type="float" office:value="22.5162572860718" calcext:value-type="float">
            <text:p>22.5162572860718</text:p>
          </table:table-cell>
          <table:table-cell office:value-type="float" office:value="22.5496151447296" calcext:value-type="float">
            <text:p>22.5496151447296</text:p>
          </table:table-cell>
          <table:table-cell office:value-type="float" office:value="22.6163303852081" calcext:value-type="float">
            <text:p>22.6163303852081</text:p>
          </table:table-cell>
          <table:table-cell office:value-type="float" office:value="22.6830453872681" calcext:value-type="float">
            <text:p>22.6830453872681</text:p>
          </table:table-cell>
          <table:table-cell office:value-type="float" office:value="22.7164032459259" calcext:value-type="float">
            <text:p>22.7164032459259</text:p>
          </table:table-cell>
          <table:table-cell office:value-type="float" office:value="22.7497608661652" calcext:value-type="float">
            <text:p>22.7497608661652</text:p>
          </table:table-cell>
          <table:table-cell office:value-type="float" office:value="22.8164761066437" calcext:value-type="float">
            <text:p>22.8164761066437</text:p>
          </table:table-cell>
          <table:table-cell office:value-type="float" office:value="22.8831913471222" calcext:value-type="float">
            <text:p>22.8831913471222</text:p>
          </table:table-cell>
          <table:table-cell office:value-type="float" office:value="22.9499068260193" calcext:value-type="float">
            <text:p>22.9499068260193</text:p>
          </table:table-cell>
          <table:table-cell office:value-type="float" office:value="22.9832644462585" calcext:value-type="float">
            <text:p>22.9832644462585</text:p>
          </table:table-cell>
          <table:table-cell office:value-type="float" office:value="23.0833370685577" calcext:value-type="float">
            <text:p>23.0833370685577</text:p>
          </table:table-cell>
          <table:table-cell office:value-type="float" office:value="23.1166942119598" calcext:value-type="float">
            <text:p>23.1166942119598</text:p>
          </table:table-cell>
          <table:table-cell office:value-type="float" office:value="23.1500513553619" calcext:value-type="float">
            <text:p>23.1500513553619</text:p>
          </table:table-cell>
          <table:table-cell office:value-type="float" office:value="23.1834082603455" calcext:value-type="float">
            <text:p>23.1834082603455</text:p>
          </table:table-cell>
          <table:table-cell office:value-type="float" office:value="23.2167654037476" calcext:value-type="float">
            <text:p>23.2167654037476</text:p>
          </table:table-cell>
          <table:table-cell office:value-type="float" office:value="23.2501225471497" calcext:value-type="float">
            <text:p>23.2501225471497</text:p>
          </table:table-cell>
          <table:table-cell office:value-type="float" office:value="23.2834796905518" calcext:value-type="float">
            <text:p>23.2834796905518</text:p>
          </table:table-cell>
          <table:table-cell office:value-type="float" office:value="23.350193977356" calcext:value-type="float">
            <text:p>23.350193977356</text:p>
          </table:table-cell>
          <table:table-cell office:value-type="float" office:value="23.3835511207581" calcext:value-type="float">
            <text:p>23.3835511207581</text:p>
          </table:table-cell>
          <table:table-cell office:value-type="float" office:value="23.4169082641602" calcext:value-type="float">
            <text:p>23.4169082641602</text:p>
          </table:table-cell>
          <table:table-cell office:value-type="float" office:value="23.4502654075623" calcext:value-type="float">
            <text:p>23.4502654075623</text:p>
          </table:table-cell>
          <table:table-cell office:value-type="float" office:value="23.4836225509644" calcext:value-type="float">
            <text:p>23.4836225509644</text:p>
          </table:table-cell>
          <table:table-cell office:value-type="float" office:value="23.5169794559479" calcext:value-type="float">
            <text:p>23.5169794559479</text:p>
          </table:table-cell>
          <table:table-cell office:value-type="float" office:value="23.5836939811707" calcext:value-type="float">
            <text:p>23.5836939811707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57772960016843" calcext:value-type="float">
            <text:p>0.157772960016843</text:p>
          </table:table-cell>
          <table:table-cell office:value-type="float" office:value="0.157627098801468" calcext:value-type="float">
            <text:p>0.157627098801468</text:p>
          </table:table-cell>
          <table:table-cell office:value-type="float" office:value="0.157831877302902" calcext:value-type="float">
            <text:p>0.157831877302902</text:p>
          </table:table-cell>
          <table:table-cell office:value-type="float" office:value="0.15767552689454" calcext:value-type="float">
            <text:p>0.15767552689454</text:p>
          </table:table-cell>
          <table:table-cell office:value-type="float" office:value="0.157968764370137" calcext:value-type="float">
            <text:p>0.157968764370137</text:p>
          </table:table-cell>
          <table:table-cell office:value-type="float" office:value="0.157926618942166" calcext:value-type="float">
            <text:p>0.157926618942166</text:p>
          </table:table-cell>
          <table:table-cell office:value-type="float" office:value="0.157857199580287" calcext:value-type="float">
            <text:p>0.157857199580287</text:p>
          </table:table-cell>
          <table:table-cell office:value-type="float" office:value="0.157728776118773" calcext:value-type="float">
            <text:p>0.157728776118773</text:p>
          </table:table-cell>
          <table:table-cell office:value-type="float" office:value="0.157877780672248" calcext:value-type="float">
            <text:p>0.157877780672248</text:p>
          </table:table-cell>
          <table:table-cell office:value-type="float" office:value="0.15796459225161" calcext:value-type="float">
            <text:p>0.15796459225161</text:p>
          </table:table-cell>
          <table:table-cell office:value-type="float" office:value="0.157817002884741" calcext:value-type="float">
            <text:p>0.157817002884741</text:p>
          </table:table-cell>
          <table:table-cell office:value-type="float" office:value="0.157771586965766" calcext:value-type="float">
            <text:p>0.157771586965766</text:p>
          </table:table-cell>
          <table:table-cell office:value-type="float" office:value="0.157938181064162" calcext:value-type="float">
            <text:p>0.157938181064162</text:p>
          </table:table-cell>
          <table:table-cell office:value-type="float" office:value="0.157864955582155" calcext:value-type="float">
            <text:p>0.157864955582155</text:p>
          </table:table-cell>
          <table:table-cell office:value-type="float" office:value="0.158015163343789" calcext:value-type="float">
            <text:p>0.158015163343789</text:p>
          </table:table-cell>
          <table:table-cell office:value-type="float" office:value="0.157784544110955" calcext:value-type="float">
            <text:p>0.157784544110955</text:p>
          </table:table-cell>
          <table:table-cell office:value-type="float" office:value="0.157644019111193" calcext:value-type="float">
            <text:p>0.157644019111193</text:p>
          </table:table-cell>
          <table:table-cell office:value-type="float" office:value="0.157771535173581" calcext:value-type="float">
            <text:p>0.157771535173581</text:p>
          </table:table-cell>
          <table:table-cell office:value-type="float" office:value="0.15796577074268" calcext:value-type="float">
            <text:p>0.15796577074268</text:p>
          </table:table-cell>
          <table:table-cell office:value-type="float" office:value="0.157904018477551" calcext:value-type="float">
            <text:p>0.157904018477551</text:p>
          </table:table-cell>
          <table:table-cell office:value-type="float" office:value="0.157831909465561" calcext:value-type="float">
            <text:p>0.157831909465561</text:p>
          </table:table-cell>
          <table:table-cell office:value-type="float" office:value="0.15799567389985" calcext:value-type="float">
            <text:p>0.15799567389985</text:p>
          </table:table-cell>
          <table:table-cell office:value-type="float" office:value="0.157736113608054" calcext:value-type="float">
            <text:p>0.157736113608054</text:p>
          </table:table-cell>
          <table:table-cell office:value-type="float" office:value="0.157791054468722" calcext:value-type="float">
            <text:p>0.157791054468722</text:p>
          </table:table-cell>
          <table:table-cell office:value-type="float" office:value="0.157832433122096" calcext:value-type="float">
            <text:p>0.157832433122096</text:p>
          </table:table-cell>
          <table:table-cell office:value-type="float" office:value="0.157797446710957" calcext:value-type="float">
            <text:p>0.157797446710957</text:p>
          </table:table-cell>
          <table:table-cell office:value-type="float" office:value="0.157940012376063" calcext:value-type="float">
            <text:p>0.157940012376063</text:p>
          </table:table-cell>
          <table:table-cell office:value-type="float" office:value="0.157641556885635" calcext:value-type="float">
            <text:p>0.157641556885635</text:p>
          </table:table-cell>
          <table:table-cell office:value-type="float" office:value="0.157834908018365" calcext:value-type="float">
            <text:p>0.157834908018365</text:p>
          </table:table-cell>
          <table:table-cell office:value-type="float" office:value="0.15785208793579" calcext:value-type="float">
            <text:p>0.15785208793579</text:p>
          </table:table-cell>
          <table:table-cell office:value-type="float" office:value="0.158032806993601" calcext:value-type="float">
            <text:p>0.158032806993601</text:p>
          </table:table-cell>
          <table:table-cell office:value-type="float" office:value="0.157662511700027" calcext:value-type="float">
            <text:p>0.157662511700027</text:p>
          </table:table-cell>
          <table:table-cell office:value-type="float" office:value="0.15785770750915" calcext:value-type="float">
            <text:p>0.15785770750915</text:p>
          </table:table-cell>
          <table:table-cell office:value-type="float" office:value="0.157979228979168" calcext:value-type="float">
            <text:p>0.157979228979168</text:p>
          </table:table-cell>
          <table:table-cell office:value-type="float" office:value="0.157953366173798" calcext:value-type="float">
            <text:p>0.157953366173798</text:p>
          </table:table-cell>
          <table:table-cell office:value-type="float" office:value="0.158372682730724" calcext:value-type="float">
            <text:p>0.158372682730724</text:p>
          </table:table-cell>
          <table:table-cell office:value-type="float" office:value="0.159575281613154" calcext:value-type="float">
            <text:p>0.159575281613154</text:p>
          </table:table-cell>
          <table:table-cell office:value-type="float" office:value="0.162300001980611" calcext:value-type="float">
            <text:p>0.162300001980611</text:p>
          </table:table-cell>
          <table:table-cell office:value-type="float" office:value="0.165156334316954" calcext:value-type="float">
            <text:p>0.165156334316954</text:p>
          </table:table-cell>
          <table:table-cell office:value-type="float" office:value="0.161379165169699" calcext:value-type="float">
            <text:p>0.161379165169699</text:p>
          </table:table-cell>
          <table:table-cell office:value-type="float" office:value="0.15806644259508" calcext:value-type="float">
            <text:p>0.15806644259508</text:p>
          </table:table-cell>
          <table:table-cell office:value-type="float" office:value="0.147249685684206" calcext:value-type="float">
            <text:p>0.147249685684206</text:p>
          </table:table-cell>
          <table:table-cell office:value-type="float" office:value="0.156997641762441" calcext:value-type="float">
            <text:p>0.156997641762441</text:p>
          </table:table-cell>
          <table:table-cell office:value-type="float" office:value="0.213477695941049" calcext:value-type="float">
            <text:p>0.213477695941049</text:p>
          </table:table-cell>
          <table:table-cell office:value-type="float" office:value="0.209792244269918" calcext:value-type="float">
            <text:p>0.209792244269918</text:p>
          </table:table-cell>
          <table:table-cell office:value-type="float" office:value="0.203774574581548" calcext:value-type="float">
            <text:p>0.203774574581548</text:p>
          </table:table-cell>
          <table:table-cell office:value-type="float" office:value="0.203147431099157" calcext:value-type="float">
            <text:p>0.203147431099157</text:p>
          </table:table-cell>
          <table:table-cell office:value-type="float" office:value="0.200680087290775" calcext:value-type="float">
            <text:p>0.200680087290775</text:p>
          </table:table-cell>
          <table:table-cell office:value-type="float" office:value="0.201004016162367" calcext:value-type="float">
            <text:p>0.201004016162367</text:p>
          </table:table-cell>
          <table:table-cell office:value-type="float" office:value="0.202713618803407" calcext:value-type="float">
            <text:p>0.202713618803407</text:p>
          </table:table-cell>
          <table:table-cell office:value-type="float" office:value="0.204744749484928" calcext:value-type="float">
            <text:p>0.204744749484928</text:p>
          </table:table-cell>
          <table:table-cell office:value-type="float" office:value="0.213882891432674" calcext:value-type="float">
            <text:p>0.213882891432674</text:p>
          </table:table-cell>
          <table:table-cell office:value-type="float" office:value="0.215296022014277" calcext:value-type="float">
            <text:p>0.215296022014277</text:p>
          </table:table-cell>
          <table:table-cell office:value-type="float" office:value="0.208387458073619" calcext:value-type="float">
            <text:p>0.208387458073619</text:p>
          </table:table-cell>
          <table:table-cell office:value-type="float" office:value="0.210056873455693" calcext:value-type="float">
            <text:p>0.210056873455693</text:p>
          </table:table-cell>
          <table:table-cell office:value-type="float" office:value="0.214148068406386" calcext:value-type="float">
            <text:p>0.214148068406386</text:p>
          </table:table-cell>
          <table:table-cell office:value-type="float" office:value="0.218747487187057" calcext:value-type="float">
            <text:p>0.218747487187057</text:p>
          </table:table-cell>
          <table:table-cell office:value-type="float" office:value="0.17012647025361" calcext:value-type="float">
            <text:p>0.17012647025361</text:p>
          </table:table-cell>
          <table:table-cell office:value-type="float" office:value="0.18422153567372" calcext:value-type="float">
            <text:p>0.18422153567372</text:p>
          </table:table-cell>
          <table:table-cell office:value-type="float" office:value="0.189584427051783" calcext:value-type="float">
            <text:p>0.189584427051783</text:p>
          </table:table-cell>
          <table:table-cell office:value-type="float" office:value="0.186628896645688" calcext:value-type="float">
            <text:p>0.186628896645688</text:p>
          </table:table-cell>
          <table:table-cell office:value-type="float" office:value="0.17771787487429" calcext:value-type="float">
            <text:p>0.17771787487429</text:p>
          </table:table-cell>
          <table:table-cell office:value-type="float" office:value="0.168460539007662" calcext:value-type="float">
            <text:p>0.168460539007662</text:p>
          </table:table-cell>
          <table:table-cell office:value-type="float" office:value="0.163742850554252" calcext:value-type="float">
            <text:p>0.163742850554252</text:p>
          </table:table-cell>
          <table:table-cell office:value-type="float" office:value="0.163617699424445" calcext:value-type="float">
            <text:p>0.163617699424445</text:p>
          </table:table-cell>
          <table:table-cell office:value-type="float" office:value="0.193970722222356" calcext:value-type="float">
            <text:p>0.193970722222356</text:p>
          </table:table-cell>
          <table:table-cell office:value-type="float" office:value="0.194327443033073" calcext:value-type="float">
            <text:p>0.194327443033073</text:p>
          </table:table-cell>
          <table:table-cell office:value-type="float" office:value="0.196535059929189" calcext:value-type="float">
            <text:p>0.196535059929189</text:p>
          </table:table-cell>
          <table:table-cell office:value-type="float" office:value="0.19715039324531" calcext:value-type="float">
            <text:p>0.19715039324531</text:p>
          </table:table-cell>
          <table:table-cell office:value-type="float" office:value="0.195863204200126" calcext:value-type="float">
            <text:p>0.195863204200126</text:p>
          </table:table-cell>
          <table:table-cell office:value-type="float" office:value="0.200043217756346" calcext:value-type="float">
            <text:p>0.200043217756346</text:p>
          </table:table-cell>
          <table:table-cell office:value-type="float" office:value="0.201163684743713" calcext:value-type="float">
            <text:p>0.201163684743713</text:p>
          </table:table-cell>
          <table:table-cell office:value-type="float" office:value="0.197685457520222" calcext:value-type="float">
            <text:p>0.197685457520222</text:p>
          </table:table-cell>
          <table:table-cell office:value-type="float" office:value="0.198828496893182" calcext:value-type="float">
            <text:p>0.198828496893182</text:p>
          </table:table-cell>
          <table:table-cell office:value-type="float" office:value="0.199033085059269" calcext:value-type="float">
            <text:p>0.199033085059269</text:p>
          </table:table-cell>
          <table:table-cell office:value-type="float" office:value="0.199575027209619" calcext:value-type="float">
            <text:p>0.199575027209619</text:p>
          </table:table-cell>
          <table:table-cell office:value-type="float" office:value="0.207861877469755" calcext:value-type="float">
            <text:p>0.207861877469755</text:p>
          </table:table-cell>
          <table:table-cell office:value-type="float" office:value="0.117896561942767" calcext:value-type="float">
            <text:p>0.117896561942767</text:p>
          </table:table-cell>
          <table:table-cell office:value-type="float" office:value="0.11866711000617" calcext:value-type="float">
            <text:p>0.11866711000617</text:p>
          </table:table-cell>
          <table:table-cell office:value-type="float" office:value="0.124906193512812" calcext:value-type="float">
            <text:p>0.124906193512812</text:p>
          </table:table-cell>
          <table:table-cell office:value-type="float" office:value="0.176464229393777" calcext:value-type="float">
            <text:p>0.176464229393777</text:p>
          </table:table-cell>
          <table:table-cell office:value-type="float" office:value="0.183382973988525" calcext:value-type="float">
            <text:p>0.183382973988525</text:p>
          </table:table-cell>
          <table:table-cell office:value-type="float" office:value="0.177562339503373" calcext:value-type="float">
            <text:p>0.177562339503373</text:p>
          </table:table-cell>
          <table:table-cell office:value-type="float" office:value="0.173612160087688" calcext:value-type="float">
            <text:p>0.173612160087688</text:p>
          </table:table-cell>
          <table:table-cell office:value-type="float" office:value="0.169077030286398" calcext:value-type="float">
            <text:p>0.169077030286398</text:p>
          </table:table-cell>
          <table:table-cell office:value-type="float" office:value="0.160624659017576" calcext:value-type="float">
            <text:p>0.160624659017576</text:p>
          </table:table-cell>
          <table:table-cell office:value-type="float" office:value="0.159031446731186" calcext:value-type="float">
            <text:p>0.159031446731186</text:p>
          </table:table-cell>
          <table:table-cell office:value-type="float" office:value="0.166222063601537" calcext:value-type="float">
            <text:p>0.166222063601537</text:p>
          </table:table-cell>
          <table:table-cell office:value-type="float" office:value="0.17175551255296" calcext:value-type="float">
            <text:p>0.17175551255296</text:p>
          </table:table-cell>
          <table:table-cell office:value-type="float" office:value="0.194461566472725" calcext:value-type="float">
            <text:p>0.194461566472725</text:p>
          </table:table-cell>
          <table:table-cell office:value-type="float" office:value="0.202623192056652" calcext:value-type="float">
            <text:p>0.202623192056652</text:p>
          </table:table-cell>
          <table:table-cell office:value-type="float" office:value="0.216711492247056" calcext:value-type="float">
            <text:p>0.216711492247056</text:p>
          </table:table-cell>
          <table:table-cell office:value-type="float" office:value="0.218228983641912" calcext:value-type="float">
            <text:p>0.218228983641912</text:p>
          </table:table-cell>
          <table:table-cell office:value-type="float" office:value="0.216431371932305" calcext:value-type="float">
            <text:p>0.216431371932305</text:p>
          </table:table-cell>
          <table:table-cell office:value-type="float" office:value="0.21298845883188" calcext:value-type="float">
            <text:p>0.21298845883188</text:p>
          </table:table-cell>
          <table:table-cell office:value-type="float" office:value="0.212696312032373" calcext:value-type="float">
            <text:p>0.212696312032373</text:p>
          </table:table-cell>
          <table:table-cell office:value-type="float" office:value="0.216334996728444" calcext:value-type="float">
            <text:p>0.216334996728444</text:p>
          </table:table-cell>
          <table:table-cell office:value-type="float" office:value="0.204092260995826" calcext:value-type="float">
            <text:p>0.204092260995826</text:p>
          </table:table-cell>
          <table:table-cell office:value-type="float" office:value="0.203021499549433" calcext:value-type="float">
            <text:p>0.203021499549433</text:p>
          </table:table-cell>
          <table:table-cell office:value-type="float" office:value="0.210604464126082" calcext:value-type="float">
            <text:p>0.210604464126082</text:p>
          </table:table-cell>
          <table:table-cell office:value-type="float" office:value="0.211867569232625" calcext:value-type="float">
            <text:p>0.211867569232625</text:p>
          </table:table-cell>
          <table:table-cell office:value-type="float" office:value="0.213100766672257" calcext:value-type="float">
            <text:p>0.213100766672257</text:p>
          </table:table-cell>
          <table:table-cell office:value-type="float" office:value="0.211668157441849" calcext:value-type="float">
            <text:p>0.211668157441849</text:p>
          </table:table-cell>
          <table:table-cell office:value-type="float" office:value="0.212218999710117" calcext:value-type="float">
            <text:p>0.212218999710117</text:p>
          </table:table-cell>
          <table:table-cell office:value-type="float" office:value="0.212164792338274" calcext:value-type="float">
            <text:p>0.212164792338274</text:p>
          </table:table-cell>
          <table:table-cell office:value-type="float" office:value="0.157597556927786" calcext:value-type="float">
            <text:p>0.157597556927786</text:p>
          </table:table-cell>
          <table:table-cell office:value-type="float" office:value="0.146358669581101" calcext:value-type="float">
            <text:p>0.146358669581101</text:p>
          </table:table-cell>
          <table:table-cell office:value-type="float" office:value="0.141404823296601" calcext:value-type="float">
            <text:p>0.141404823296601</text:p>
          </table:table-cell>
          <table:table-cell office:value-type="float" office:value="0.188015487508892" calcext:value-type="float">
            <text:p>0.188015487508892</text:p>
          </table:table-cell>
          <table:table-cell office:value-type="float" office:value="0.194260000040204" calcext:value-type="float">
            <text:p>0.194260000040204</text:p>
          </table:table-cell>
          <table:table-cell office:value-type="float" office:value="0.187882439684743" calcext:value-type="float">
            <text:p>0.187882439684743</text:p>
          </table:table-cell>
          <table:table-cell office:value-type="float" office:value="0.167546354258531" calcext:value-type="float">
            <text:p>0.167546354258531</text:p>
          </table:table-cell>
          <table:table-cell office:value-type="float" office:value="0.160555152883555" calcext:value-type="float">
            <text:p>0.160555152883555</text:p>
          </table:table-cell>
          <table:table-cell office:value-type="float" office:value="0.162673365147689" calcext:value-type="float">
            <text:p>0.162673365147689</text:p>
          </table:table-cell>
          <table:table-cell office:value-type="float" office:value="0.144513487920558" calcext:value-type="float">
            <text:p>0.144513487920558</text:p>
          </table:table-cell>
          <table:table-cell office:value-type="float" office:value="0.141565614871" calcext:value-type="float">
            <text:p>0.141565614871</text:p>
          </table:table-cell>
          <table:table-cell office:value-type="float" office:value="0.128811067886326" calcext:value-type="float">
            <text:p>0.128811067886326</text:p>
          </table:table-cell>
          <table:table-cell office:value-type="float" office:value="0.194688131120721" calcext:value-type="float">
            <text:p>0.194688131120721</text:p>
          </table:table-cell>
          <table:table-cell office:value-type="float" office:value="0.196358614851715" calcext:value-type="float">
            <text:p>0.196358614851715</text:p>
          </table:table-cell>
          <table:table-cell office:value-type="float" office:value="0.186666588035343" calcext:value-type="float">
            <text:p>0.186666588035343</text:p>
          </table:table-cell>
          <table:table-cell office:value-type="float" office:value="0.177058850425863" calcext:value-type="float">
            <text:p>0.177058850425863</text:p>
          </table:table-cell>
          <table:table-cell office:value-type="float" office:value="0.166064254813769" calcext:value-type="float">
            <text:p>0.166064254813769</text:p>
          </table:table-cell>
          <table:table-cell office:value-type="float" office:value="0.158220848916263" calcext:value-type="float">
            <text:p>0.158220848916263</text:p>
          </table:table-cell>
          <table:table-cell office:value-type="float" office:value="0.157797105446535" calcext:value-type="float">
            <text:p>0.157797105446535</text:p>
          </table:table-cell>
          <table:table-cell office:value-type="float" office:value="0.161941997910908" calcext:value-type="float">
            <text:p>0.161941997910908</text:p>
          </table:table-cell>
          <table:table-cell office:value-type="float" office:value="0.208234088746674" calcext:value-type="float">
            <text:p>0.208234088746674</text:p>
          </table:table-cell>
          <table:table-cell office:value-type="float" office:value="0.21182089398377" calcext:value-type="float">
            <text:p>0.21182089398377</text:p>
          </table:table-cell>
          <table:table-cell office:value-type="float" office:value="0.190328811435699" calcext:value-type="float">
            <text:p>0.190328811435699</text:p>
          </table:table-cell>
          <table:table-cell office:value-type="float" office:value="0.193620471859484" calcext:value-type="float">
            <text:p>0.193620471859484</text:p>
          </table:table-cell>
          <table:table-cell office:value-type="float" office:value="0.193740863662162" calcext:value-type="float">
            <text:p>0.193740863662162</text:p>
          </table:table-cell>
          <table:table-cell office:value-type="float" office:value="0.197530699560738" calcext:value-type="float">
            <text:p>0.197530699560738</text:p>
          </table:table-cell>
          <table:table-cell office:value-type="float" office:value="0.199080446507329" calcext:value-type="float">
            <text:p>0.199080446507329</text:p>
          </table:table-cell>
          <table:table-cell office:value-type="float" office:value="0.202164592617502" calcext:value-type="float">
            <text:p>0.202164592617502</text:p>
          </table:table-cell>
          <table:table-cell office:value-type="float" office:value="0.198877796603587" calcext:value-type="float">
            <text:p>0.198877796603587</text:p>
          </table:table-cell>
          <table:table-cell office:value-type="float" office:value="0.122199288987087" calcext:value-type="float">
            <text:p>0.122199288987087</text:p>
          </table:table-cell>
          <table:table-cell office:value-type="float" office:value="0.124581838631658" calcext:value-type="float">
            <text:p>0.124581838631658</text:p>
          </table:table-cell>
          <table:table-cell office:value-type="float" office:value="0.129541139195187" calcext:value-type="float">
            <text:p>0.129541139195187</text:p>
          </table:table-cell>
          <table:table-cell office:value-type="float" office:value="0.178532649757136" calcext:value-type="float">
            <text:p>0.178532649757136</text:p>
          </table:table-cell>
          <table:table-cell office:value-type="float" office:value="0.183701734423221" calcext:value-type="float">
            <text:p>0.183701734423221</text:p>
          </table:table-cell>
          <table:table-cell office:value-type="float" office:value="0.177122944577187" calcext:value-type="float">
            <text:p>0.177122944577187</text:p>
          </table:table-cell>
          <table:table-cell office:value-type="float" office:value="0.176028074132124" calcext:value-type="float">
            <text:p>0.176028074132124</text:p>
          </table:table-cell>
          <table:table-cell office:value-type="float" office:value="0.16598668883269" calcext:value-type="float">
            <text:p>0.16598668883269</text:p>
          </table:table-cell>
          <table:table-cell office:value-type="float" office:value="0.173976698403805" calcext:value-type="float">
            <text:p>0.173976698403805</text:p>
          </table:table-cell>
          <table:table-cell office:value-type="float" office:value="0.198488072312473" calcext:value-type="float">
            <text:p>0.198488072312473</text:p>
          </table:table-cell>
          <table:table-cell office:value-type="float" office:value="0.213655301089485" calcext:value-type="float">
            <text:p>0.213655301089485</text:p>
          </table:table-cell>
          <table:table-cell office:value-type="float" office:value="0.216684435789453" calcext:value-type="float">
            <text:p>0.216684435789453</text:p>
          </table:table-cell>
          <table:table-cell office:value-type="float" office:value="0.214126487199134" calcext:value-type="float">
            <text:p>0.214126487199134</text:p>
          </table:table-cell>
          <table:table-cell office:value-type="float" office:value="0.208976017614154" calcext:value-type="float">
            <text:p>0.208976017614154</text:p>
          </table:table-cell>
          <table:table-cell office:value-type="float" office:value="0.203611417520608" calcext:value-type="float">
            <text:p>0.203611417520608</text:p>
          </table:table-cell>
          <table:table-cell office:value-type="float" office:value="0.204244559363737" calcext:value-type="float">
            <text:p>0.204244559363737</text:p>
          </table:table-cell>
          <table:table-cell office:value-type="float" office:value="0.204017534946273" calcext:value-type="float">
            <text:p>0.204017534946273</text:p>
          </table:table-cell>
          <table:table-cell office:value-type="float" office:value="0.207205333886768" calcext:value-type="float">
            <text:p>0.207205333886768</text:p>
          </table:table-cell>
          <table:table-cell office:value-type="float" office:value="0.207061112776651" calcext:value-type="float">
            <text:p>0.207061112776651</text:p>
          </table:table-cell>
          <table:table-cell office:value-type="float" office:value="0.209473148091264" calcext:value-type="float">
            <text:p>0.209473148091264</text:p>
          </table:table-cell>
          <table:table-cell office:value-type="float" office:value="0.206610250751629" calcext:value-type="float">
            <text:p>0.206610250751629</text:p>
          </table:table-cell>
          <table:table-cell office:value-type="float" office:value="0.208198198781981" calcext:value-type="float">
            <text:p>0.208198198781981</text:p>
          </table:table-cell>
          <table:table-cell office:value-type="float" office:value="0.209640793622567" calcext:value-type="float">
            <text:p>0.209640793622567</text:p>
          </table:table-cell>
          <table:table-cell office:value-type="float" office:value="0.210770724099098" calcext:value-type="float">
            <text:p>0.210770724099098</text:p>
          </table:table-cell>
          <table:table-cell office:value-type="float" office:value="0.212899248836745" calcext:value-type="float">
            <text:p>0.212899248836745</text:p>
          </table:table-cell>
          <table:table-cell office:value-type="float" office:value="0.212200192471355" calcext:value-type="float">
            <text:p>0.212200192471355</text:p>
          </table:table-cell>
          <table:table-cell office:value-type="float" office:value="0.21185117283966" calcext:value-type="float">
            <text:p>0.21185117283966</text:p>
          </table:table-cell>
          <table:table-cell office:value-type="float" office:value="0.212718071096182" calcext:value-type="float">
            <text:p>0.212718071096182</text:p>
          </table:table-cell>
          <table:table-cell office:value-type="float" office:value="0.141865483051224" calcext:value-type="float">
            <text:p>0.141865483051224</text:p>
          </table:table-cell>
          <table:table-cell office:value-type="float" office:value="0.126564436715868" calcext:value-type="float">
            <text:p>0.126564436715868</text:p>
          </table:table-cell>
          <table:table-cell office:value-type="float" office:value="0.12681497650448" calcext:value-type="float">
            <text:p>0.12681497650448</text:p>
          </table:table-cell>
          <table:table-cell office:value-type="float" office:value="0.132155079369804" calcext:value-type="float">
            <text:p>0.132155079369804</text:p>
          </table:table-cell>
          <table:table-cell office:value-type="float" office:value="0.136322492965299" calcext:value-type="float">
            <text:p>0.136322492965299</text:p>
          </table:table-cell>
          <table:table-cell office:value-type="float" office:value="0.146144071922843" calcext:value-type="float">
            <text:p>0.146144071922843</text:p>
          </table:table-cell>
          <table:table-cell office:value-type="float" office:value="0.151000106299427" calcext:value-type="float">
            <text:p>0.151000106299427</text:p>
          </table:table-cell>
          <table:table-cell office:value-type="float" office:value="0.151192393297053" calcext:value-type="float">
            <text:p>0.151192393297053</text:p>
          </table:table-cell>
          <table:table-cell office:value-type="float" office:value="0.162323716102981" calcext:value-type="float">
            <text:p>0.162323716102981</text:p>
          </table:table-cell>
          <table:table-cell office:value-type="float" office:value="0.167122782601812" calcext:value-type="float">
            <text:p>0.167122782601812</text:p>
          </table:table-cell>
          <table:table-cell office:value-type="float" office:value="0.178518249071797" calcext:value-type="float">
            <text:p>0.178518249071797</text:p>
          </table:table-cell>
          <table:table-cell office:value-type="float" office:value="0.181232070012737" calcext:value-type="float">
            <text:p>0.181232070012737</text:p>
          </table:table-cell>
          <table:table-cell office:value-type="float" office:value="0.179227629353134" calcext:value-type="float">
            <text:p>0.179227629353134</text:p>
          </table:table-cell>
          <table:table-cell office:value-type="float" office:value="0.169084354939398" calcext:value-type="float">
            <text:p>0.169084354939398</text:p>
          </table:table-cell>
          <table:table-cell office:value-type="float" office:value="0.166414374588963" calcext:value-type="float">
            <text:p>0.166414374588963</text:p>
          </table:table-cell>
          <table:table-cell office:value-type="float" office:value="0.181072720236934" calcext:value-type="float">
            <text:p>0.181072720236934</text:p>
          </table:table-cell>
          <table:table-cell office:value-type="float" office:value="0.193506881210825" calcext:value-type="float">
            <text:p>0.193506881210825</text:p>
          </table:table-cell>
          <table:table-cell office:value-type="float" office:value="0.219444463350283" calcext:value-type="float">
            <text:p>0.219444463350283</text:p>
          </table:table-cell>
          <table:table-cell office:value-type="float" office:value="0.227261871755343" calcext:value-type="float">
            <text:p>0.227261871755343</text:p>
          </table:table-cell>
          <table:table-cell office:value-type="float" office:value="0.219783253523845" calcext:value-type="float">
            <text:p>0.219783253523845</text:p>
          </table:table-cell>
          <table:table-cell office:value-type="float" office:value="0.217688966089095" calcext:value-type="float">
            <text:p>0.217688966089095</text:p>
          </table:table-cell>
          <table:table-cell office:value-type="float" office:value="0.206512890816037" calcext:value-type="float">
            <text:p>0.206512890816037</text:p>
          </table:table-cell>
          <table:table-cell office:value-type="float" office:value="0.202066652800308" calcext:value-type="float">
            <text:p>0.202066652800308</text:p>
          </table:table-cell>
          <table:table-cell office:value-type="float" office:value="0.202271368431442" calcext:value-type="float">
            <text:p>0.202271368431442</text:p>
          </table:table-cell>
          <table:table-cell office:value-type="float" office:value="0.204480444105919" calcext:value-type="float">
            <text:p>0.204480444105919</text:p>
          </table:table-cell>
          <table:table-cell office:value-type="float" office:value="0.206376718690249" calcext:value-type="float">
            <text:p>0.206376718690249</text:p>
          </table:table-cell>
          <table:table-cell office:value-type="float" office:value="0.207399173601973" calcext:value-type="float">
            <text:p>0.207399173601973</text:p>
          </table:table-cell>
          <table:table-cell office:value-type="float" office:value="0.205063276719818" calcext:value-type="float">
            <text:p>0.205063276719818</text:p>
          </table:table-cell>
          <table:table-cell office:value-type="float" office:value="0.205105899896235" calcext:value-type="float">
            <text:p>0.205105899896235</text:p>
          </table:table-cell>
          <table:table-cell office:value-type="float" office:value="0.205113373612991" calcext:value-type="float">
            <text:p>0.205113373612991</text:p>
          </table:table-cell>
          <table:table-cell office:value-type="float" office:value="0.205789577692854" calcext:value-type="float">
            <text:p>0.205789577692854</text:p>
          </table:table-cell>
          <table:table-cell office:value-type="float" office:value="0.205411847572981" calcext:value-type="float">
            <text:p>0.205411847572981</text:p>
          </table:table-cell>
          <table:table-cell office:value-type="float" office:value="0.205612968951858" calcext:value-type="float">
            <text:p>0.205612968951858</text:p>
          </table:table-cell>
          <table:table-cell office:value-type="float" office:value="0.205648134997165" calcext:value-type="float">
            <text:p>0.205648134997165</text:p>
          </table:table-cell>
          <table:table-cell office:value-type="float" office:value="0.205140439971544" calcext:value-type="float">
            <text:p>0.205140439971544</text:p>
          </table:table-cell>
          <table:table-cell office:value-type="float" office:value="0.20536946778558" calcext:value-type="float">
            <text:p>0.20536946778558</text:p>
          </table:table-cell>
          <table:table-cell office:value-type="float" office:value="0.205462929083602" calcext:value-type="float">
            <text:p>0.205462929083602</text:p>
          </table:table-cell>
          <table:table-cell office:value-type="float" office:value="0.205635772207224" calcext:value-type="float">
            <text:p>0.205635772207224</text:p>
          </table:table-cell>
          <table:table-cell office:value-type="float" office:value="0.205307436709631" calcext:value-type="float">
            <text:p>0.205307436709631</text:p>
          </table:table-cell>
          <table:table-cell office:value-type="float" office:value="0.205666617024843" calcext:value-type="float">
            <text:p>0.205666617024843</text:p>
          </table:table-cell>
          <table:table-cell office:value-type="float" office:value="0.205709580106404" calcext:value-type="float">
            <text:p>0.205709580106404</text:p>
          </table:table-cell>
          <table:table-cell office:value-type="float" office:value="0.204713746193563" calcext:value-type="float">
            <text:p>0.204713746193563</text:p>
          </table:table-cell>
          <table:table-cell office:value-type="float" office:value="0.205611097432088" calcext:value-type="float">
            <text:p>0.205611097432088</text:p>
          </table:table-cell>
          <table:table-cell office:value-type="float" office:value="0.205218239755057" calcext:value-type="float">
            <text:p>0.205218239755057</text:p>
          </table:table-cell>
          <table:table-cell office:value-type="float" office:value="0.205147339900437" calcext:value-type="float">
            <text:p>0.205147339900437</text:p>
          </table:table-cell>
          <table:table-cell office:value-type="float" office:value="0.205644530607323" calcext:value-type="float">
            <text:p>0.205644530607323</text:p>
          </table:table-cell>
          <table:table-cell office:value-type="float" office:value="0.205593742673878" calcext:value-type="float">
            <text:p>0.205593742673878</text:p>
          </table:table-cell>
          <table:table-cell office:value-type="float" office:value="0.205476741561217" calcext:value-type="float">
            <text:p>0.205476741561217</text:p>
          </table:table-cell>
          <table:table-cell office:value-type="float" office:value="0.205501697181015" calcext:value-type="float">
            <text:p>0.205501697181015</text:p>
          </table:table-cell>
          <table:table-cell office:value-type="float" office:value="0.205419731797118" calcext:value-type="float">
            <text:p>0.205419731797118</text:p>
          </table:table-cell>
          <table:table-cell office:value-type="float" office:value="0.205288122427868" calcext:value-type="float">
            <text:p>0.205288122427868</text:p>
          </table:table-cell>
          <table:table-cell office:value-type="float" office:value="0.205445920167558" calcext:value-type="float">
            <text:p>0.205445920167558</text:p>
          </table:table-cell>
          <table:table-cell office:value-type="float" office:value="0.205390617441993" calcext:value-type="float">
            <text:p>0.205390617441993</text:p>
          </table:table-cell>
          <table:table-cell office:value-type="float" office:value="0.205258791680405" calcext:value-type="float">
            <text:p>0.205258791680405</text:p>
          </table:table-cell>
          <table:table-cell office:value-type="float" office:value="0.205385098827373" calcext:value-type="float">
            <text:p>0.205385098827373</text:p>
          </table:table-cell>
          <table:table-cell office:value-type="float" office:value="0.205178834312914" calcext:value-type="float">
            <text:p>0.205178834312914</text:p>
          </table:table-cell>
          <table:table-cell office:value-type="float" office:value="0.205279163980579" calcext:value-type="float">
            <text:p>0.205279163980579</text:p>
          </table:table-cell>
          <table:table-cell office:value-type="float" office:value="0.205125208205305" calcext:value-type="float">
            <text:p>0.205125208205305</text:p>
          </table:table-cell>
          <table:table-cell office:value-type="float" office:value="0.20537032035972" calcext:value-type="float">
            <text:p>0.20537032035972</text:p>
          </table:table-cell>
          <table:table-cell office:value-type="float" office:value="0.205391978258755" calcext:value-type="float">
            <text:p>0.205391978258755</text:p>
          </table:table-cell>
          <table:table-cell office:value-type="float" office:value="0.205274338675251" calcext:value-type="float">
            <text:p>0.205274338675251</text:p>
          </table:table-cell>
          <table:table-cell office:value-type="float" office:value="0.205462547232634" calcext:value-type="float">
            <text:p>0.205462547232634</text:p>
          </table:table-cell>
          <table:table-cell office:value-type="float" office:value="0.205182617727509" calcext:value-type="float">
            <text:p>0.205182617727509</text:p>
          </table:table-cell>
          <table:table-cell office:value-type="float" office:value="0.205357502415528" calcext:value-type="float">
            <text:p>0.205357502415528</text:p>
          </table:table-cell>
          <table:table-cell office:value-type="float" office:value="0.205393474056422" calcext:value-type="float">
            <text:p>0.205393474056422</text:p>
          </table:table-cell>
          <table:table-cell office:value-type="float" office:value="0.205287585962328" calcext:value-type="float">
            <text:p>0.205287585962328</text:p>
          </table:table-cell>
          <table:table-cell office:value-type="float" office:value="0.205174456513212" calcext:value-type="float">
            <text:p>0.205174456513212</text:p>
          </table:table-cell>
          <table:table-cell office:value-type="float" office:value="0.205429439769015" calcext:value-type="float">
            <text:p>0.205429439769015</text:p>
          </table:table-cell>
          <table:table-cell office:value-type="float" office:value="0.205316345883704" calcext:value-type="float">
            <text:p>0.205316345883704</text:p>
          </table:table-cell>
          <table:table-cell office:value-type="float" office:value="0.205446891124726" calcext:value-type="float">
            <text:p>0.205446891124726</text:p>
          </table:table-cell>
          <table:table-cell office:value-type="float" office:value="0.205483683282649" calcext:value-type="float">
            <text:p>0.205483683282649</text:p>
          </table:table-cell>
          <table:table-cell office:value-type="float" office:value="0.205371038952746" calcext:value-type="float">
            <text:p>0.205371038952746</text:p>
          </table:table-cell>
          <table:table-cell office:value-type="float" office:value="0.205431341764353" calcext:value-type="float">
            <text:p>0.205431341764353</text:p>
          </table:table-cell>
          <table:table-cell office:value-type="float" office:value="0.205251074210128" calcext:value-type="float">
            <text:p>0.205251074210128</text:p>
          </table:table-cell>
          <table:table-cell office:value-type="float" office:value="0.205250143536667" calcext:value-type="float">
            <text:p>0.205250143536667</text:p>
          </table:table-cell>
          <table:table-cell office:value-type="float" office:value="0.205228690386245" calcext:value-type="float">
            <text:p>0.205228690386245</text:p>
          </table:table-cell>
          <table:table-cell office:value-type="float" office:value="0.205338030907558" calcext:value-type="float">
            <text:p>0.205338030907558</text:p>
          </table:table-cell>
          <table:table-cell office:value-type="float" office:value="0.205540588396202" calcext:value-type="float">
            <text:p>0.205540588396202</text:p>
          </table:table-cell>
          <table:table-cell office:value-type="float" office:value="0.205348043779644" calcext:value-type="float">
            <text:p>0.205348043779644</text:p>
          </table:table-cell>
          <table:table-cell office:value-type="float" office:value="0.205255937481089" calcext:value-type="float">
            <text:p>0.205255937481089</text:p>
          </table:table-cell>
          <table:table-cell office:value-type="float" office:value="0.205366761797302" calcext:value-type="float">
            <text:p>0.205366761797302</text:p>
          </table:table-cell>
          <table:table-cell office:value-type="float" office:value="0.205404377850794" calcext:value-type="float">
            <text:p>0.205404377850794</text:p>
          </table:table-cell>
          <table:table-cell office:value-type="float" office:value="0.205421179612917" calcext:value-type="float">
            <text:p>0.205421179612917</text:p>
          </table:table-cell>
          <table:table-cell office:value-type="float" office:value="0.205406478139248" calcext:value-type="float">
            <text:p>0.205406478139248</text:p>
          </table:table-cell>
          <table:table-cell office:value-type="float" office:value="0.205308067700701" calcext:value-type="float">
            <text:p>0.205308067700701</text:p>
          </table:table-cell>
          <table:table-cell office:value-type="float" office:value="0.205094691061438" calcext:value-type="float">
            <text:p>0.205094691061438</text:p>
          </table:table-cell>
          <table:table-cell office:value-type="float" office:value="0.205451973149869" calcext:value-type="float">
            <text:p>0.205451973149869</text:p>
          </table:table-cell>
          <table:table-cell office:value-type="float" office:value="0.205302043393185" calcext:value-type="float">
            <text:p>0.205302043393185</text:p>
          </table:table-cell>
          <table:table-cell office:value-type="float" office:value="0.205186596182127" calcext:value-type="float">
            <text:p>0.205186596182127</text:p>
          </table:table-cell>
          <table:table-cell office:value-type="float" office:value="0.205261899878402" calcext:value-type="float">
            <text:p>0.205261899878402</text:p>
          </table:table-cell>
          <table:table-cell office:value-type="float" office:value="0.205299812117481" calcext:value-type="float">
            <text:p>0.205299812117481</text:p>
          </table:table-cell>
          <table:table-cell office:value-type="float" office:value="0.205288652111622" calcext:value-type="float">
            <text:p>0.205288652111622</text:p>
          </table:table-cell>
          <table:table-cell office:value-type="float" office:value="0.205128214277796" calcext:value-type="float">
            <text:p>0.205128214277796</text:p>
          </table:table-cell>
          <table:table-cell office:value-type="float" office:value="0.205363821631644" calcext:value-type="float">
            <text:p>0.205363821631644</text:p>
          </table:table-cell>
          <table:table-cell office:value-type="float" office:value="0.205472050345431" calcext:value-type="float">
            <text:p>0.205472050345431</text:p>
          </table:table-cell>
          <table:table-cell office:value-type="float" office:value="0.205425712520176" calcext:value-type="float">
            <text:p>0.205425712520176</text:p>
          </table:table-cell>
          <table:table-cell office:value-type="float" office:value="0.205136573136259" calcext:value-type="float">
            <text:p>0.205136573136259</text:p>
          </table:table-cell>
          <table:table-cell office:value-type="float" office:value="0.205320491421264" calcext:value-type="float">
            <text:p>0.205320491421264</text:p>
          </table:table-cell>
          <table:table-cell office:value-type="float" office:value="0.205428619620752" calcext:value-type="float">
            <text:p>0.205428619620752</text:p>
          </table:table-cell>
          <table:table-cell office:value-type="float" office:value="0.205394041437714" calcext:value-type="float">
            <text:p>0.205394041437714</text:p>
          </table:table-cell>
          <table:table-cell office:value-type="float" office:value="0.205476580785437" calcext:value-type="float">
            <text:p>0.205476580785437</text:p>
          </table:table-cell>
          <table:table-cell office:value-type="float" office:value="0.205337186274215" calcext:value-type="float">
            <text:p>0.205337186274215</text:p>
          </table:table-cell>
          <table:table-cell office:value-type="float" office:value="0.205321261651957" calcext:value-type="float">
            <text:p>0.205321261651957</text:p>
          </table:table-cell>
          <table:table-cell office:value-type="float" office:value="0.205238367140674" calcext:value-type="float">
            <text:p>0.205238367140674</text:p>
          </table:table-cell>
          <table:table-cell office:value-type="float" office:value="0.205377492915448" calcext:value-type="float">
            <text:p>0.205377492915448</text:p>
          </table:table-cell>
          <table:table-cell office:value-type="float" office:value="0.205238397608507" calcext:value-type="float">
            <text:p>0.205238397608507</text:p>
          </table:table-cell>
          <table:table-cell office:value-type="float" office:value="0.20534289015998" calcext:value-type="float">
            <text:p>0.20534289015998</text:p>
          </table:table-cell>
          <table:table-cell office:value-type="float" office:value="0.205252371887073" calcext:value-type="float">
            <text:p>0.205252371887073</text:p>
          </table:table-cell>
          <table:table-cell office:value-type="float" office:value="0.205250551145991" calcext:value-type="float">
            <text:p>0.205250551145991</text:p>
          </table:table-cell>
          <table:table-cell office:value-type="float" office:value="0.20535935465412" calcext:value-type="float">
            <text:p>0.20535935465412</text:p>
          </table:table-cell>
          <table:table-cell office:value-type="float" office:value="0.205156150559847" calcext:value-type="float">
            <text:p>0.205156150559847</text:p>
          </table:table-cell>
          <table:table-cell office:value-type="float" office:value="0.205203538829393" calcext:value-type="float">
            <text:p>0.205203538829393</text:p>
          </table:table-cell>
          <table:table-cell office:value-type="float" office:value="0.20544873901633" calcext:value-type="float">
            <text:p>0.20544873901633</text:p>
          </table:table-cell>
          <table:table-cell office:value-type="float" office:value="0.205330528231074" calcext:value-type="float">
            <text:p>0.205330528231074</text:p>
          </table:table-cell>
          <table:table-cell office:value-type="float" office:value="0.20541467176157" calcext:value-type="float">
            <text:p>0.20541467176157</text:p>
          </table:table-cell>
          <table:table-cell office:value-type="float" office:value="0.205204215002384" calcext:value-type="float">
            <text:p>0.205204215002384</text:p>
          </table:table-cell>
          <table:table-cell office:value-type="float" office:value="0.205355572838735" calcext:value-type="float">
            <text:p>0.205355572838735</text:p>
          </table:table-cell>
          <table:table-cell office:value-type="float" office:value="0.205345385383313" calcext:value-type="float">
            <text:p>0.205345385383313</text:p>
          </table:table-cell>
          <table:table-cell office:value-type="float" office:value="0.205216683986329" calcext:value-type="float">
            <text:p>0.205216683986329</text:p>
          </table:table-cell>
          <table:table-cell office:value-type="float" office:value="0.205358159693057" calcext:value-type="float">
            <text:p>0.205358159693057</text:p>
          </table:table-cell>
          <table:table-cell office:value-type="float" office:value="0.205399834561627" calcext:value-type="float">
            <text:p>0.205399834561627</text:p>
          </table:table-cell>
          <table:table-cell office:value-type="float" office:value="0.205263144659519" calcext:value-type="float">
            <text:p>0.205263144659519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25305541201427" calcext:value-type="float">
            <text:p>-0.025305541201427</text:p>
          </table:table-cell>
          <table:table-cell office:value-type="float" office:value="-0.0252830580502347" calcext:value-type="float">
            <text:p>-0.025283058050235</text:p>
          </table:table-cell>
          <table:table-cell office:value-type="float" office:value="-0.0253065293726575" calcext:value-type="float">
            <text:p>-0.025306529372658</text:p>
          </table:table-cell>
          <table:table-cell office:value-type="float" office:value="-0.0252801706168977" calcext:value-type="float">
            <text:p>-0.025280170616898</text:p>
          </table:table-cell>
          <table:table-cell office:value-type="float" office:value="-0.0253365301424379" calcext:value-type="float">
            <text:p>-0.025336530142438</text:p>
          </table:table-cell>
          <table:table-cell office:value-type="float" office:value="-0.0253414536152005" calcext:value-type="float">
            <text:p>-0.025341453615201</text:p>
          </table:table-cell>
          <table:table-cell office:value-type="float" office:value="-0.025315485027052" calcext:value-type="float">
            <text:p>-0.025315485027052</text:p>
          </table:table-cell>
          <table:table-cell office:value-type="float" office:value="-0.0253092774102728" calcext:value-type="float">
            <text:p>-0.025309277410273</text:p>
          </table:table-cell>
          <table:table-cell office:value-type="float" office:value="-0.0253202043604979" calcext:value-type="float">
            <text:p>-0.025320204360498</text:p>
          </table:table-cell>
          <table:table-cell office:value-type="float" office:value="-0.0253466898033622" calcext:value-type="float">
            <text:p>-0.025346689803362</text:p>
          </table:table-cell>
          <table:table-cell office:value-type="float" office:value="-0.0253161559354881" calcext:value-type="float">
            <text:p>-0.025316155935488</text:p>
          </table:table-cell>
          <table:table-cell office:value-type="float" office:value="-0.0253156367205092" calcext:value-type="float">
            <text:p>-0.025315636720509</text:p>
          </table:table-cell>
          <table:table-cell office:value-type="float" office:value="-0.0253356169567584" calcext:value-type="float">
            <text:p>-0.025335616956758</text:p>
          </table:table-cell>
          <table:table-cell office:value-type="float" office:value="-0.0253254069257881" calcext:value-type="float">
            <text:p>-0.025325406925788</text:p>
          </table:table-cell>
          <table:table-cell office:value-type="float" office:value="-0.0253387032423123" calcext:value-type="float">
            <text:p>-0.025338703242312</text:p>
          </table:table-cell>
          <table:table-cell office:value-type="float" office:value="-0.0253221688578297" calcext:value-type="float">
            <text:p>-0.02532216885783</text:p>
          </table:table-cell>
          <table:table-cell office:value-type="float" office:value="-0.0252831092991047" calcext:value-type="float">
            <text:p>-0.025283109299105</text:p>
          </table:table-cell>
          <table:table-cell office:value-type="float" office:value="-0.0253027439698221" calcext:value-type="float">
            <text:p>-0.025302743969822</text:p>
          </table:table-cell>
          <table:table-cell office:value-type="float" office:value="-0.0253338986715726" calcext:value-type="float">
            <text:p>-0.025333898671573</text:p>
          </table:table-cell>
          <table:table-cell office:value-type="float" office:value="-0.0253295233650589" calcext:value-type="float">
            <text:p>-0.025329523365059</text:p>
          </table:table-cell>
          <table:table-cell office:value-type="float" office:value="-0.0253221658908913" calcext:value-type="float">
            <text:p>-0.025322165890891</text:p>
          </table:table-cell>
          <table:table-cell office:value-type="float" office:value="-0.0253351203033635" calcext:value-type="float">
            <text:p>-0.025335120303364</text:p>
          </table:table-cell>
          <table:table-cell office:value-type="float" office:value="-0.0253111758887163" calcext:value-type="float">
            <text:p>-0.025311175888716</text:p>
          </table:table-cell>
          <table:table-cell office:value-type="float" office:value="-0.0253164240208731" calcext:value-type="float">
            <text:p>-0.025316424020873</text:p>
          </table:table-cell>
          <table:table-cell office:value-type="float" office:value="-0.0253175736040789" calcext:value-type="float">
            <text:p>-0.025317573604079</text:p>
          </table:table-cell>
          <table:table-cell office:value-type="float" office:value="-0.0253262707821658" calcext:value-type="float">
            <text:p>-0.025326270782166</text:p>
          </table:table-cell>
          <table:table-cell office:value-type="float" office:value="-0.0253219195680564" calcext:value-type="float">
            <text:p>-0.025321919568057</text:p>
          </table:table-cell>
          <table:table-cell office:value-type="float" office:value="-0.0252923860931619" calcext:value-type="float">
            <text:p>-0.025292386093162</text:p>
          </table:table-cell>
          <table:table-cell office:value-type="float" office:value="-0.0253151114054323" calcext:value-type="float">
            <text:p>-0.025315111405432</text:p>
          </table:table-cell>
          <table:table-cell office:value-type="float" office:value="-0.0253131833473381" calcext:value-type="float">
            <text:p>-0.025313183347338</text:p>
          </table:table-cell>
          <table:table-cell office:value-type="float" office:value="-0.0253402504431676" calcext:value-type="float">
            <text:p>-0.025340250443168</text:p>
          </table:table-cell>
          <table:table-cell office:value-type="float" office:value="-0.0252965303473584" calcext:value-type="float">
            <text:p>-0.025296530347358</text:p>
          </table:table-cell>
          <table:table-cell office:value-type="float" office:value="-0.0251523723485515" calcext:value-type="float">
            <text:p>-0.025152372348552</text:p>
          </table:table-cell>
          <table:table-cell office:value-type="float" office:value="-0.0250090513803565" calcext:value-type="float">
            <text:p>-0.025009051380357</text:p>
          </table:table-cell>
          <table:table-cell office:value-type="float" office:value="-0.0246799111907437" calcext:value-type="float">
            <text:p>-0.024679911190744</text:p>
          </table:table-cell>
          <table:table-cell office:value-type="float" office:value="-0.0239099896064987" calcext:value-type="float">
            <text:p>-0.023909989606499</text:p>
          </table:table-cell>
          <table:table-cell office:value-type="float" office:value="-0.0228493941895675" calcext:value-type="float">
            <text:p>-0.022849394189568</text:p>
          </table:table-cell>
          <table:table-cell office:value-type="float" office:value="-0.0196820368846644" calcext:value-type="float">
            <text:p>-0.019682036884665</text:p>
          </table:table-cell>
          <table:table-cell office:value-type="float" office:value="-0.0160839902410039" calcext:value-type="float">
            <text:p>-0.016083990241004</text:p>
          </table:table-cell>
          <table:table-cell office:value-type="float" office:value="-0.0143784853415154" calcext:value-type="float">
            <text:p>-0.014378485341516</text:p>
          </table:table-cell>
          <table:table-cell office:value-type="float" office:value="-0.0116461367877471" calcext:value-type="float">
            <text:p>-0.011646136787747</text:p>
          </table:table-cell>
          <table:table-cell office:value-type="float" office:value="-0.00598295004583292" calcext:value-type="float">
            <text:p>-0.005982950045833</text:p>
          </table:table-cell>
          <table:table-cell office:value-type="float" office:value="-0.009443220389173" calcext:value-type="float">
            <text:p>-0.009443220389173</text:p>
          </table:table-cell>
          <table:table-cell office:value-type="float" office:value="-0.0452200416848164" calcext:value-type="float">
            <text:p>-0.045220041684817</text:p>
          </table:table-cell>
          <table:table-cell office:value-type="float" office:value="-0.0552158887193602" calcext:value-type="float">
            <text:p>-0.05521588871936</text:p>
          </table:table-cell>
          <table:table-cell office:value-type="float" office:value="-0.059460634638601" calcext:value-type="float">
            <text:p>-0.059460634638601</text:p>
          </table:table-cell>
          <table:table-cell office:value-type="float" office:value="-0.0600348743098783" calcext:value-type="float">
            <text:p>-0.060034874309878</text:p>
          </table:table-cell>
          <table:table-cell office:value-type="float" office:value="-0.0576981950392642" calcext:value-type="float">
            <text:p>-0.057698195039264</text:p>
          </table:table-cell>
          <table:table-cell office:value-type="float" office:value="-0.0577252031521907" calcext:value-type="float">
            <text:p>-0.057725203152191</text:p>
          </table:table-cell>
          <table:table-cell office:value-type="float" office:value="-0.0600306564807281" calcext:value-type="float">
            <text:p>-0.060030656480728</text:p>
          </table:table-cell>
          <table:table-cell office:value-type="float" office:value="-0.0574816247782469" calcext:value-type="float">
            <text:p>-0.057481624778247</text:p>
          </table:table-cell>
          <table:table-cell office:value-type="float" office:value="-0.049911144629414" calcext:value-type="float">
            <text:p>-0.049911144629414</text:p>
          </table:table-cell>
          <table:table-cell office:value-type="float" office:value="-0.0194002484120249" calcext:value-type="float">
            <text:p>-0.019400248412025</text:p>
          </table:table-cell>
          <table:table-cell office:value-type="float" office:value="-0.017650608500031" calcext:value-type="float">
            <text:p>-0.017650608500031</text:p>
          </table:table-cell>
          <table:table-cell office:value-type="float" office:value="-0.0162301289486401" calcext:value-type="float">
            <text:p>-0.01623012894864</text:p>
          </table:table-cell>
          <table:table-cell office:value-type="float" office:value="-0.0149432651150511" calcext:value-type="float">
            <text:p>-0.014943265115051</text:p>
          </table:table-cell>
          <table:table-cell office:value-type="float" office:value="-0.0134397680641968" calcext:value-type="float">
            <text:p>-0.013439768064197</text:p>
          </table:table-cell>
          <table:table-cell office:value-type="float" office:value="-0.0197017541011454" calcext:value-type="float">
            <text:p>-0.019701754101145</text:p>
          </table:table-cell>
          <table:table-cell office:value-type="float" office:value="-0.0188196258172635" calcext:value-type="float">
            <text:p>-0.018819625817264</text:p>
          </table:table-cell>
          <table:table-cell office:value-type="float" office:value="-0.0184210143081325" calcext:value-type="float">
            <text:p>-0.018421014308133</text:p>
          </table:table-cell>
          <table:table-cell office:value-type="float" office:value="-0.0167920679723403" calcext:value-type="float">
            <text:p>-0.01679206797234</text:p>
          </table:table-cell>
          <table:table-cell office:value-type="float" office:value="-0.00993773505749602" calcext:value-type="float">
            <text:p>-0.009937735057496</text:p>
          </table:table-cell>
          <table:table-cell office:value-type="float" office:value="-0.0051288975247282" calcext:value-type="float">
            <text:p>-0.005128897524728</text:p>
          </table:table-cell>
          <table:table-cell office:value-type="float" office:value="-0.00529946976594319" calcext:value-type="float">
            <text:p>-0.005299469765943</text:p>
          </table:table-cell>
          <table:table-cell office:value-type="float" office:value="-0.0160609491421928" calcext:value-type="float">
            <text:p>-0.016060949142193</text:p>
          </table:table-cell>
          <table:table-cell office:value-type="float" office:value="-0.0107238497938874" calcext:value-type="float">
            <text:p>-0.010723849793887</text:p>
          </table:table-cell>
          <table:table-cell office:value-type="float" office:value="-0.0106752996040729" calcext:value-type="float">
            <text:p>-0.010675299604073</text:p>
          </table:table-cell>
          <table:table-cell office:value-type="float" office:value="-0.0102505559972512" calcext:value-type="float">
            <text:p>-0.010250555997251</text:p>
          </table:table-cell>
          <table:table-cell office:value-type="float" office:value="-0.00945773075270005" calcext:value-type="float">
            <text:p>-0.0094577307527</text:p>
          </table:table-cell>
          <table:table-cell office:value-type="float" office:value="-0.0089360702600363" calcext:value-type="float">
            <text:p>-0.008936070260036</text:p>
          </table:table-cell>
          <table:table-cell office:value-type="float" office:value="-0.00605069997248039" calcext:value-type="float">
            <text:p>-0.00605069997248</text:p>
          </table:table-cell>
          <table:table-cell office:value-type="float" office:value="-0.00259731046078" calcext:value-type="float">
            <text:p>-0.00259731046078</text:p>
          </table:table-cell>
          <table:table-cell office:value-type="float" office:value="-0.000521738106701671" calcext:value-type="float">
            <text:p>-0.000521738106702</text:p>
          </table:table-cell>
          <table:table-cell office:value-type="float" office:value="0.000500186832751141" calcext:value-type="float">
            <text:p>0.000500186832751</text:p>
          </table:table-cell>
          <table:table-cell office:value-type="float" office:value="0.00091861967963854" calcext:value-type="float">
            <text:p>0.000918619679639</text:p>
          </table:table-cell>
          <table:table-cell office:value-type="float" office:value="0.00176727307353714" calcext:value-type="float">
            <text:p>0.001767273073537</text:p>
          </table:table-cell>
          <table:table-cell office:value-type="float" office:value="0.00149003135449516" calcext:value-type="float">
            <text:p>0.001490031354495</text:p>
          </table:table-cell>
          <table:table-cell office:value-type="float" office:value="0.00949625623219138" calcext:value-type="float">
            <text:p>0.009496256232191</text:p>
          </table:table-cell>
          <table:table-cell office:value-type="float" office:value="0.00999398786707005" calcext:value-type="float">
            <text:p>0.00999398786707</text:p>
          </table:table-cell>
          <table:table-cell office:value-type="float" office:value="0.00552653289679488" calcext:value-type="float">
            <text:p>0.005526532896795</text:p>
          </table:table-cell>
          <table:table-cell office:value-type="float" office:value="-0.0224356221856863" calcext:value-type="float">
            <text:p>-0.022435622185686</text:p>
          </table:table-cell>
          <table:table-cell office:value-type="float" office:value="-0.0198788578804596" calcext:value-type="float">
            <text:p>-0.01987885788046</text:p>
          </table:table-cell>
          <table:table-cell office:value-type="float" office:value="-0.0173523122561369" calcext:value-type="float">
            <text:p>-0.017352312256137</text:p>
          </table:table-cell>
          <table:table-cell office:value-type="float" office:value="-0.0163486786461371" calcext:value-type="float">
            <text:p>-0.016348678646137</text:p>
          </table:table-cell>
          <table:table-cell office:value-type="float" office:value="-0.0146931177577856" calcext:value-type="float">
            <text:p>-0.014693117757786</text:p>
          </table:table-cell>
          <table:table-cell office:value-type="float" office:value="-0.00598758614513726" calcext:value-type="float">
            <text:p>-0.005987586145137</text:p>
          </table:table-cell>
          <table:table-cell office:value-type="float" office:value="-0.00638613788462449" calcext:value-type="float">
            <text:p>-0.006386137884624</text:p>
          </table:table-cell>
          <table:table-cell office:value-type="float" office:value="-0.0108155049491681" calcext:value-type="float">
            <text:p>-0.010815504949168</text:p>
          </table:table-cell>
          <table:table-cell office:value-type="float" office:value="-0.0171771260990091" calcext:value-type="float">
            <text:p>-0.017177126099009</text:p>
          </table:table-cell>
          <table:table-cell office:value-type="float" office:value="-0.0377729206876867" calcext:value-type="float">
            <text:p>-0.037772920687687</text:p>
          </table:table-cell>
          <table:table-cell office:value-type="float" office:value="-0.0365241994113295" calcext:value-type="float">
            <text:p>-0.03652419941133</text:p>
          </table:table-cell>
          <table:table-cell office:value-type="float" office:value="-0.0412050691097041" calcext:value-type="float">
            <text:p>-0.041205069109704</text:p>
          </table:table-cell>
          <table:table-cell office:value-type="float" office:value="-0.0479336539982431" calcext:value-type="float">
            <text:p>-0.047933653998243</text:p>
          </table:table-cell>
          <table:table-cell office:value-type="float" office:value="-0.0552660440752713" calcext:value-type="float">
            <text:p>-0.055266044075271</text:p>
          </table:table-cell>
          <table:table-cell office:value-type="float" office:value="-0.0566172197562258" calcext:value-type="float">
            <text:p>-0.056617219756226</text:p>
          </table:table-cell>
          <table:table-cell office:value-type="float" office:value="-0.0564402525910413" calcext:value-type="float">
            <text:p>-0.056440252591041</text:p>
          </table:table-cell>
          <table:table-cell office:value-type="float" office:value="-0.0557246026045771" calcext:value-type="float">
            <text:p>-0.055724602604577</text:p>
          </table:table-cell>
          <table:table-cell office:value-type="float" office:value="-0.0152912141045426" calcext:value-type="float">
            <text:p>-0.015291214104543</text:p>
          </table:table-cell>
          <table:table-cell office:value-type="float" office:value="-0.0155359616055331" calcext:value-type="float">
            <text:p>-0.015535961605533</text:p>
          </table:table-cell>
          <table:table-cell office:value-type="float" office:value="-0.0140232601259082" calcext:value-type="float">
            <text:p>-0.014023260125908</text:p>
          </table:table-cell>
          <table:table-cell office:value-type="float" office:value="-0.0127321101066839" calcext:value-type="float">
            <text:p>-0.012732110106684</text:p>
          </table:table-cell>
          <table:table-cell office:value-type="float" office:value="-0.0109909692925706" calcext:value-type="float">
            <text:p>-0.010990969292571</text:p>
          </table:table-cell>
          <table:table-cell office:value-type="float" office:value="-0.00768896909698328" calcext:value-type="float">
            <text:p>-0.007688969096983</text:p>
          </table:table-cell>
          <table:table-cell office:value-type="float" office:value="-0.00631211545237431" calcext:value-type="float">
            <text:p>-0.006312115452374</text:p>
          </table:table-cell>
          <table:table-cell office:value-type="float" office:value="-0.00516067616886164" calcext:value-type="float">
            <text:p>-0.005160676168862</text:p>
          </table:table-cell>
          <table:table-cell office:value-type="float" office:value="-0.0458175114374193" calcext:value-type="float">
            <text:p>-0.045817511437419</text:p>
          </table:table-cell>
          <table:table-cell office:value-type="float" office:value="-0.0385245696156606" calcext:value-type="float">
            <text:p>-0.038524569615661</text:p>
          </table:table-cell>
          <table:table-cell office:value-type="float" office:value="-0.0268445949307998" calcext:value-type="float">
            <text:p>-0.0268445949308</text:p>
          </table:table-cell>
          <table:table-cell office:value-type="float" office:value="-0.0219041983891425" calcext:value-type="float">
            <text:p>-0.021904198389143</text:p>
          </table:table-cell>
          <table:table-cell office:value-type="float" office:value="-0.0181831538517561" calcext:value-type="float">
            <text:p>-0.018183153851756</text:p>
          </table:table-cell>
          <table:table-cell office:value-type="float" office:value="-0.016328297986501" calcext:value-type="float">
            <text:p>-0.016328297986501</text:p>
          </table:table-cell>
          <table:table-cell office:value-type="float" office:value="-0.0118218509158267" calcext:value-type="float">
            <text:p>-0.011821850915827</text:p>
          </table:table-cell>
          <table:table-cell office:value-type="float" office:value="-0.00868989452664771" calcext:value-type="float">
            <text:p>-0.008689894526648</text:p>
          </table:table-cell>
          <table:table-cell office:value-type="float" office:value="-0.0122170652720414" calcext:value-type="float">
            <text:p>-0.012217065272041</text:p>
          </table:table-cell>
          <table:table-cell office:value-type="float" office:value="-0.0403809264275503" calcext:value-type="float">
            <text:p>-0.04038092642755</text:p>
          </table:table-cell>
          <table:table-cell office:value-type="float" office:value="-0.0359231579215378" calcext:value-type="float">
            <text:p>-0.035923157921538</text:p>
          </table:table-cell>
          <table:table-cell office:value-type="float" office:value="-0.0288850346227768" calcext:value-type="float">
            <text:p>-0.028885034622777</text:p>
          </table:table-cell>
          <table:table-cell office:value-type="float" office:value="-0.0200965843743704" calcext:value-type="float">
            <text:p>-0.02009658437437</text:p>
          </table:table-cell>
          <table:table-cell office:value-type="float" office:value="-0.0182546846940608" calcext:value-type="float">
            <text:p>-0.018254684694061</text:p>
          </table:table-cell>
          <table:table-cell office:value-type="float" office:value="-0.0158318448303976" calcext:value-type="float">
            <text:p>-0.015831844830398</text:p>
          </table:table-cell>
          <table:table-cell office:value-type="float" office:value="-0.0133755618942622" calcext:value-type="float">
            <text:p>-0.013375561894262</text:p>
          </table:table-cell>
          <table:table-cell office:value-type="float" office:value="-0.00699746241157713" calcext:value-type="float">
            <text:p>-0.006997462411577</text:p>
          </table:table-cell>
          <table:table-cell office:value-type="float" office:value="-0.00539605394379657" calcext:value-type="float">
            <text:p>-0.005396053943797</text:p>
          </table:table-cell>
          <table:table-cell office:value-type="float" office:value="-0.00863610482451121" calcext:value-type="float">
            <text:p>-0.008636104824511</text:p>
          </table:table-cell>
          <table:table-cell office:value-type="float" office:value="-0.0135118034271307" calcext:value-type="float">
            <text:p>-0.013511803427131</text:p>
          </table:table-cell>
          <table:table-cell office:value-type="float" office:value="-0.0365871508654832" calcext:value-type="float">
            <text:p>-0.036587150865483</text:p>
          </table:table-cell>
          <table:table-cell office:value-type="float" office:value="-0.0530084585414151" calcext:value-type="float">
            <text:p>-0.053008458541415</text:p>
          </table:table-cell>
          <table:table-cell office:value-type="float" office:value="-0.0122102108393474" calcext:value-type="float">
            <text:p>-0.012210210839347</text:p>
          </table:table-cell>
          <table:table-cell office:value-type="float" office:value="-0.0109653475360183" calcext:value-type="float">
            <text:p>-0.010965347536018</text:p>
          </table:table-cell>
          <table:table-cell office:value-type="float" office:value="-0.0102565982599999" calcext:value-type="float">
            <text:p>-0.01025659826</text:p>
          </table:table-cell>
          <table:table-cell office:value-type="float" office:value="-0.00954133216721311" calcext:value-type="float">
            <text:p>-0.009541332167213</text:p>
          </table:table-cell>
          <table:table-cell office:value-type="float" office:value="-0.00735966234442247" calcext:value-type="float">
            <text:p>-0.007359662344422</text:p>
          </table:table-cell>
          <table:table-cell office:value-type="float" office:value="-0.00260226481935511" calcext:value-type="float">
            <text:p>-0.002602264819355</text:p>
          </table:table-cell>
          <table:table-cell office:value-type="float" office:value="-0.000609411915349141" calcext:value-type="float">
            <text:p>-0.000609411915349</text:p>
          </table:table-cell>
          <table:table-cell office:value-type="float" office:value="0.015220739978716" calcext:value-type="float">
            <text:p>0.015220739978716</text:p>
          </table:table-cell>
          <table:table-cell office:value-type="float" office:value="0.0123512385621119" calcext:value-type="float">
            <text:p>0.012351238562112</text:p>
          </table:table-cell>
          <table:table-cell office:value-type="float" office:value="0.0104743088569151" calcext:value-type="float">
            <text:p>0.010474308856915</text:p>
          </table:table-cell>
          <table:table-cell office:value-type="float" office:value="-0.0210320971065225" calcext:value-type="float">
            <text:p>-0.021032097106523</text:p>
          </table:table-cell>
          <table:table-cell office:value-type="float" office:value="-0.0172814380838525" calcext:value-type="float">
            <text:p>-0.017281438083853</text:p>
          </table:table-cell>
          <table:table-cell office:value-type="float" office:value="-0.0126428861957175" calcext:value-type="float">
            <text:p>-0.012642886195718</text:p>
          </table:table-cell>
          <table:table-cell office:value-type="float" office:value="-0.0117063624640714" calcext:value-type="float">
            <text:p>-0.011706362464072</text:p>
          </table:table-cell>
          <table:table-cell office:value-type="float" office:value="-0.00155008277901159" calcext:value-type="float">
            <text:p>-0.001550082779012</text:p>
          </table:table-cell>
          <table:table-cell office:value-type="float" office:value="-0.00375734220228477" calcext:value-type="float">
            <text:p>-0.003757342202285</text:p>
          </table:table-cell>
          <table:table-cell office:value-type="float" office:value="-0.0346638971147947" calcext:value-type="float">
            <text:p>-0.034663897114795</text:p>
          </table:table-cell>
          <table:table-cell office:value-type="float" office:value="-0.0340731467152604" calcext:value-type="float">
            <text:p>-0.03407314671526</text:p>
          </table:table-cell>
          <table:table-cell office:value-type="float" office:value="-0.0406657915749691" calcext:value-type="float">
            <text:p>-0.040665791574969</text:p>
          </table:table-cell>
          <table:table-cell office:value-type="float" office:value="-0.0468638964459983" calcext:value-type="float">
            <text:p>-0.046863896445998</text:p>
          </table:table-cell>
          <table:table-cell office:value-type="float" office:value="-0.0543488171698111" calcext:value-type="float">
            <text:p>-0.054348817169811</text:p>
          </table:table-cell>
          <table:table-cell office:value-type="float" office:value="-0.0553981452704695" calcext:value-type="float">
            <text:p>-0.05539814527047</text:p>
          </table:table-cell>
          <table:table-cell office:value-type="float" office:value="-0.0541022718415361" calcext:value-type="float">
            <text:p>-0.054102271841536</text:p>
          </table:table-cell>
          <table:table-cell office:value-type="float" office:value="-0.0523790565126761" calcext:value-type="float">
            <text:p>-0.052379056512676</text:p>
          </table:table-cell>
          <table:table-cell office:value-type="float" office:value="-0.052853808188669" calcext:value-type="float">
            <text:p>-0.052853808188669</text:p>
          </table:table-cell>
          <table:table-cell office:value-type="float" office:value="-0.0524087322650913" calcext:value-type="float">
            <text:p>-0.052408732265091</text:p>
          </table:table-cell>
          <table:table-cell office:value-type="float" office:value="-0.0135248183224378" calcext:value-type="float">
            <text:p>-0.013524818322438</text:p>
          </table:table-cell>
          <table:table-cell office:value-type="float" office:value="-0.0130029524956505" calcext:value-type="float">
            <text:p>-0.013002952495651</text:p>
          </table:table-cell>
          <table:table-cell office:value-type="float" office:value="-0.0122058588370428" calcext:value-type="float">
            <text:p>-0.012205858837043</text:p>
          </table:table-cell>
          <table:table-cell office:value-type="float" office:value="-0.0115387993029468" calcext:value-type="float">
            <text:p>-0.011538799302947</text:p>
          </table:table-cell>
          <table:table-cell office:value-type="float" office:value="-0.0105396303893486" calcext:value-type="float">
            <text:p>-0.010539630389349</text:p>
          </table:table-cell>
          <table:table-cell office:value-type="float" office:value="-0.00603475413851455" calcext:value-type="float">
            <text:p>-0.006034754138515</text:p>
          </table:table-cell>
          <table:table-cell office:value-type="float" office:value="-0.00238694326522412" calcext:value-type="float">
            <text:p>-0.002386943265224</text:p>
          </table:table-cell>
          <table:table-cell office:value-type="float" office:value="-0.00225697593832371" calcext:value-type="float">
            <text:p>-0.002256975938324</text:p>
          </table:table-cell>
          <table:table-cell office:value-type="float" office:value="-0.00143282877869123" calcext:value-type="float">
            <text:p>-0.001432828778691</text:p>
          </table:table-cell>
          <table:table-cell office:value-type="float" office:value="-0.0306694340033897" calcext:value-type="float">
            <text:p>-0.03066943400339</text:p>
          </table:table-cell>
          <table:table-cell office:value-type="float" office:value="-0.017358376669859" calcext:value-type="float">
            <text:p>-0.017358376669859</text:p>
          </table:table-cell>
          <table:table-cell office:value-type="float" office:value="-0.00627709539711004" calcext:value-type="float">
            <text:p>-0.00627709539711</text:p>
          </table:table-cell>
          <table:table-cell office:value-type="float" office:value="-0.00436265160755261" calcext:value-type="float">
            <text:p>-0.004362651607553</text:p>
          </table:table-cell>
          <table:table-cell office:value-type="float" office:value="-0.00400498777220282" calcext:value-type="float">
            <text:p>-0.004004987772203</text:p>
          </table:table-cell>
          <table:table-cell office:value-type="float" office:value="-0.00631340015193611" calcext:value-type="float">
            <text:p>-0.006313400151936</text:p>
          </table:table-cell>
          <table:table-cell office:value-type="float" office:value="-0.0115578671926187" calcext:value-type="float">
            <text:p>-0.011557867192619</text:p>
          </table:table-cell>
          <table:table-cell office:value-type="float" office:value="-0.0161758838784686" calcext:value-type="float">
            <text:p>-0.016175883878469</text:p>
          </table:table-cell>
          <table:table-cell office:value-type="float" office:value="-0.0213741432630706" calcext:value-type="float">
            <text:p>-0.021374143263071</text:p>
          </table:table-cell>
          <table:table-cell office:value-type="float" office:value="-0.0196914980903004" calcext:value-type="float">
            <text:p>-0.019691498090301</text:p>
          </table:table-cell>
          <table:table-cell office:value-type="float" office:value="-0.0164052146508858" calcext:value-type="float">
            <text:p>-0.016405214650886</text:p>
          </table:table-cell>
          <table:table-cell office:value-type="float" office:value="-0.0160225841997359" calcext:value-type="float">
            <text:p>-0.016022584199736</text:p>
          </table:table-cell>
          <table:table-cell office:value-type="float" office:value="-0.0141374280583943" calcext:value-type="float">
            <text:p>-0.014137428058394</text:p>
          </table:table-cell>
          <table:table-cell office:value-type="float" office:value="-0.00991087531831233" calcext:value-type="float">
            <text:p>-0.009910875318312</text:p>
          </table:table-cell>
          <table:table-cell office:value-type="float" office:value="-0.00918077214405248" calcext:value-type="float">
            <text:p>-0.009180772144052</text:p>
          </table:table-cell>
          <table:table-cell office:value-type="float" office:value="-0.0208919868358378" calcext:value-type="float">
            <text:p>-0.020891986835838</text:p>
          </table:table-cell>
          <table:table-cell office:value-type="float" office:value="-0.0353332191151795" calcext:value-type="float">
            <text:p>-0.03533321911518</text:p>
          </table:table-cell>
          <table:table-cell office:value-type="float" office:value="-0.0366808142609681" calcext:value-type="float">
            <text:p>-0.036680814260968</text:p>
          </table:table-cell>
          <table:table-cell office:value-type="float" office:value="-0.0485728272031895" calcext:value-type="float">
            <text:p>-0.04857282720319</text:p>
          </table:table-cell>
          <table:table-cell office:value-type="float" office:value="-0.0236360824219296" calcext:value-type="float">
            <text:p>-0.02363608242193</text:p>
          </table:table-cell>
          <table:table-cell office:value-type="float" office:value="-0.0212216219743084" calcext:value-type="float">
            <text:p>-0.021221621974309</text:p>
          </table:table-cell>
          <table:table-cell office:value-type="float" office:value="-0.0156214592671324" calcext:value-type="float">
            <text:p>-0.015621459267132</text:p>
          </table:table-cell>
          <table:table-cell office:value-type="float" office:value="-0.013382481484691" calcext:value-type="float">
            <text:p>-0.013382481484691</text:p>
          </table:table-cell>
          <table:table-cell office:value-type="float" office:value="-0.0101175084252086" calcext:value-type="float">
            <text:p>-0.010117508425209</text:p>
          </table:table-cell>
          <table:table-cell office:value-type="float" office:value="-0.00920382364789164" calcext:value-type="float">
            <text:p>-0.009203823647892</text:p>
          </table:table-cell>
          <table:table-cell office:value-type="float" office:value="-0.00883315707741268" calcext:value-type="float">
            <text:p>-0.008833157077413</text:p>
          </table:table-cell>
          <table:table-cell office:value-type="float" office:value="-0.00930125546614391" calcext:value-type="float">
            <text:p>-0.009301255466144</text:p>
          </table:table-cell>
          <table:table-cell office:value-type="float" office:value="-0.0100184100180599" calcext:value-type="float">
            <text:p>-0.01001841001806</text:p>
          </table:table-cell>
          <table:table-cell office:value-type="float" office:value="-0.0100115050774362" calcext:value-type="float">
            <text:p>-0.010011505077436</text:p>
          </table:table-cell>
          <table:table-cell office:value-type="float" office:value="-0.00996369427045582" calcext:value-type="float">
            <text:p>-0.009963694270456</text:p>
          </table:table-cell>
          <table:table-cell office:value-type="float" office:value="-0.0100331791384457" calcext:value-type="float">
            <text:p>-0.010033179138446</text:p>
          </table:table-cell>
          <table:table-cell office:value-type="float" office:value="-0.0103225593835447" calcext:value-type="float">
            <text:p>-0.010322559383545</text:p>
          </table:table-cell>
          <table:table-cell office:value-type="float" office:value="-0.010195621119067" calcext:value-type="float">
            <text:p>-0.010195621119067</text:p>
          </table:table-cell>
          <table:table-cell office:value-type="float" office:value="-0.0102641499918546" calcext:value-type="float">
            <text:p>-0.010264149991855</text:p>
          </table:table-cell>
          <table:table-cell office:value-type="float" office:value="-0.0103803945328701" calcext:value-type="float">
            <text:p>-0.01038039453287</text:p>
          </table:table-cell>
          <table:table-cell office:value-type="float" office:value="-0.0103755013164131" calcext:value-type="float">
            <text:p>-0.010375501316413</text:p>
          </table:table-cell>
          <table:table-cell office:value-type="float" office:value="-0.0103116177271241" calcext:value-type="float">
            <text:p>-0.010311617727124</text:p>
          </table:table-cell>
          <table:table-cell office:value-type="float" office:value="-0.010500326756669" calcext:value-type="float">
            <text:p>-0.010500326756669</text:p>
          </table:table-cell>
          <table:table-cell office:value-type="float" office:value="-0.0107492615057797" calcext:value-type="float">
            <text:p>-0.01074926150578</text:p>
          </table:table-cell>
          <table:table-cell office:value-type="float" office:value="-0.01096230398624" calcext:value-type="float">
            <text:p>-0.01096230398624</text:p>
          </table:table-cell>
          <table:table-cell office:value-type="float" office:value="-0.0114348008614866" calcext:value-type="float">
            <text:p>-0.011434800861487</text:p>
          </table:table-cell>
          <table:table-cell office:value-type="float" office:value="-0.0115081785843223" calcext:value-type="float">
            <text:p>-0.011508178584322</text:p>
          </table:table-cell>
          <table:table-cell office:value-type="float" office:value="-0.0119372421612607" calcext:value-type="float">
            <text:p>-0.011937242161261</text:p>
          </table:table-cell>
          <table:table-cell office:value-type="float" office:value="-0.0124481859806789" calcext:value-type="float">
            <text:p>-0.012448185980679</text:p>
          </table:table-cell>
          <table:table-cell office:value-type="float" office:value="-0.0125572381150629" calcext:value-type="float">
            <text:p>-0.012557238115063</text:p>
          </table:table-cell>
          <table:table-cell office:value-type="float" office:value="-0.0128506099424025" calcext:value-type="float">
            <text:p>-0.012850609942403</text:p>
          </table:table-cell>
          <table:table-cell office:value-type="float" office:value="-0.0129716859742871" calcext:value-type="float">
            <text:p>-0.012971685974287</text:p>
          </table:table-cell>
          <table:table-cell office:value-type="float" office:value="-0.0129176056882651" calcext:value-type="float">
            <text:p>-0.012917605688265</text:p>
          </table:table-cell>
          <table:table-cell office:value-type="float" office:value="-0.0129352653254159" calcext:value-type="float">
            <text:p>-0.012935265325416</text:p>
          </table:table-cell>
          <table:table-cell office:value-type="float" office:value="-0.0129438169584611" calcext:value-type="float">
            <text:p>-0.012943816958461</text:p>
          </table:table-cell>
          <table:table-cell office:value-type="float" office:value="-0.0128966088918705" calcext:value-type="float">
            <text:p>-0.012896608891871</text:p>
          </table:table-cell>
          <table:table-cell office:value-type="float" office:value="-0.0128911698119499" calcext:value-type="float">
            <text:p>-0.01289116981195</text:p>
          </table:table-cell>
          <table:table-cell office:value-type="float" office:value="-0.0128956710677675" calcext:value-type="float">
            <text:p>-0.012895671067768</text:p>
          </table:table-cell>
          <table:table-cell office:value-type="float" office:value="-0.0128948122701414" calcext:value-type="float">
            <text:p>-0.012894812270141</text:p>
          </table:table-cell>
          <table:table-cell office:value-type="float" office:value="-0.0129391008922206" calcext:value-type="float">
            <text:p>-0.012939100892221</text:p>
          </table:table-cell>
          <table:table-cell office:value-type="float" office:value="-0.0129151906649619" calcext:value-type="float">
            <text:p>-0.012915190664962</text:p>
          </table:table-cell>
          <table:table-cell office:value-type="float" office:value="-0.0129038657743337" calcext:value-type="float">
            <text:p>-0.012903865774334</text:p>
          </table:table-cell>
          <table:table-cell office:value-type="float" office:value="-0.0128967707343179" calcext:value-type="float">
            <text:p>-0.012896770734318</text:p>
          </table:table-cell>
          <table:table-cell office:value-type="float" office:value="-0.0129079493752207" calcext:value-type="float">
            <text:p>-0.012907949375221</text:p>
          </table:table-cell>
          <table:table-cell office:value-type="float" office:value="-0.012914399470344" calcext:value-type="float">
            <text:p>-0.012914399470344</text:p>
          </table:table-cell>
          <table:table-cell office:value-type="float" office:value="-0.0129183437188891" calcext:value-type="float">
            <text:p>-0.012918343718889</text:p>
          </table:table-cell>
          <table:table-cell office:value-type="float" office:value="-0.0129339108910655" calcext:value-type="float">
            <text:p>-0.012933910891066</text:p>
          </table:table-cell>
          <table:table-cell office:value-type="float" office:value="-0.0129010872213822" calcext:value-type="float">
            <text:p>-0.012901087221382</text:p>
          </table:table-cell>
          <table:table-cell office:value-type="float" office:value="-0.0129228595605532" calcext:value-type="float">
            <text:p>-0.012922859560553</text:p>
          </table:table-cell>
          <table:table-cell office:value-type="float" office:value="-0.0129303088283076" calcext:value-type="float">
            <text:p>-0.012930308828308</text:p>
          </table:table-cell>
          <table:table-cell office:value-type="float" office:value="-0.0129181526915485" calcext:value-type="float">
            <text:p>-0.012918152691549</text:p>
          </table:table-cell>
          <table:table-cell office:value-type="float" office:value="-0.0129115855630005" calcext:value-type="float">
            <text:p>-0.012911585563001</text:p>
          </table:table-cell>
          <table:table-cell office:value-type="float" office:value="-0.0129227104156177" calcext:value-type="float">
            <text:p>-0.012922710415618</text:p>
          </table:table-cell>
          <table:table-cell office:value-type="float" office:value="-0.0129189922412062" calcext:value-type="float">
            <text:p>-0.012918992241206</text:p>
          </table:table-cell>
          <table:table-cell office:value-type="float" office:value="-0.0129237979374185" calcext:value-type="float">
            <text:p>-0.012923797937419</text:p>
          </table:table-cell>
          <table:table-cell office:value-type="float" office:value="-0.0129252356617063" calcext:value-type="float">
            <text:p>-0.012925235661706</text:p>
          </table:table-cell>
          <table:table-cell office:value-type="float" office:value="-0.0129302245115234" calcext:value-type="float">
            <text:p>-0.012930224511524</text:p>
          </table:table-cell>
          <table:table-cell office:value-type="float" office:value="-0.0129291681818411" calcext:value-type="float">
            <text:p>-0.012929168181841</text:p>
          </table:table-cell>
          <table:table-cell office:value-type="float" office:value="-0.0129236581466536" calcext:value-type="float">
            <text:p>-0.012923658146654</text:p>
          </table:table-cell>
          <table:table-cell office:value-type="float" office:value="-0.0129135008470025" calcext:value-type="float">
            <text:p>-0.012913500847003</text:p>
          </table:table-cell>
          <table:table-cell office:value-type="float" office:value="-0.0129159299460674" calcext:value-type="float">
            <text:p>-0.012915929946068</text:p>
          </table:table-cell>
          <table:table-cell office:value-type="float" office:value="-0.0129147438486819" calcext:value-type="float">
            <text:p>-0.012914743848682</text:p>
          </table:table-cell>
          <table:table-cell office:value-type="float" office:value="-0.0129220125539512" calcext:value-type="float">
            <text:p>-0.012922012553951</text:p>
          </table:table-cell>
          <table:table-cell office:value-type="float" office:value="-0.0129205179413143" calcext:value-type="float">
            <text:p>-0.012920517941314</text:p>
          </table:table-cell>
          <table:table-cell office:value-type="float" office:value="-0.0129189133921205" calcext:value-type="float">
            <text:p>-0.012918913392121</text:p>
          </table:table-cell>
          <table:table-cell office:value-type="float" office:value="-0.0129331175514764" calcext:value-type="float">
            <text:p>-0.012933117551477</text:p>
          </table:table-cell>
          <table:table-cell office:value-type="float" office:value="-0.0129225613108917" calcext:value-type="float">
            <text:p>-0.012922561310892</text:p>
          </table:table-cell>
          <table:table-cell office:value-type="float" office:value="-0.0129342211622373" calcext:value-type="float">
            <text:p>-0.012934221162237</text:p>
          </table:table-cell>
          <table:table-cell office:value-type="float" office:value="-0.0129157081713956" calcext:value-type="float">
            <text:p>-0.012915708171396</text:p>
          </table:table-cell>
          <table:table-cell office:value-type="float" office:value="-0.0129261703864218" calcext:value-type="float">
            <text:p>-0.012926170386422</text:p>
          </table:table-cell>
          <table:table-cell office:value-type="float" office:value="-0.0129110410463348" calcext:value-type="float">
            <text:p>-0.012911041046335</text:p>
          </table:table-cell>
          <table:table-cell office:value-type="float" office:value="-0.0129248818623219" calcext:value-type="float">
            <text:p>-0.012924881862322</text:p>
          </table:table-cell>
          <table:table-cell office:value-type="float" office:value="-0.0129281719853844" calcext:value-type="float">
            <text:p>-0.012928171985385</text:p>
          </table:table-cell>
          <table:table-cell office:value-type="float" office:value="-0.0129205325657104" calcext:value-type="float">
            <text:p>-0.01292053256571</text:p>
          </table:table-cell>
          <table:table-cell office:value-type="float" office:value="-0.0129217215164975" calcext:value-type="float">
            <text:p>-0.012921721516498</text:p>
          </table:table-cell>
          <table:table-cell office:value-type="float" office:value="-0.0129177977190151" calcext:value-type="float">
            <text:p>-0.012917797719015</text:p>
          </table:table-cell>
          <table:table-cell office:value-type="float" office:value="-0.0129284862111007" calcext:value-type="float">
            <text:p>-0.012928486211101</text:p>
          </table:table-cell>
          <table:table-cell office:value-type="float" office:value="-0.012912297806205" calcext:value-type="float">
            <text:p>-0.012912297806205</text:p>
          </table:table-cell>
          <table:table-cell office:value-type="float" office:value="-0.0129271718411223" calcext:value-type="float">
            <text:p>-0.012927171841122</text:p>
          </table:table-cell>
          <table:table-cell office:value-type="float" office:value="-0.0129462779130425" calcext:value-type="float">
            <text:p>-0.012946277913043</text:p>
          </table:table-cell>
          <table:table-cell office:value-type="float" office:value="-0.0129392120170522" calcext:value-type="float">
            <text:p>-0.012939212017052</text:p>
          </table:table-cell>
          <table:table-cell office:value-type="float" office:value="-0.0129155980439828" calcext:value-type="float">
            <text:p>-0.012915598043983</text:p>
          </table:table-cell>
          <table:table-cell office:value-type="float" office:value="-0.0129337394233282" calcext:value-type="float">
            <text:p>-0.012933739423328</text:p>
          </table:table-cell>
          <table:table-cell office:value-type="float" office:value="-0.0129176394359199" calcext:value-type="float">
            <text:p>-0.01291763943592</text:p>
          </table:table-cell>
          <table:table-cell office:value-type="float" office:value="-0.0129294184847203" calcext:value-type="float">
            <text:p>-0.01292941848472</text:p>
          </table:table-cell>
          <table:table-cell office:value-type="float" office:value="-0.0129401364702084" calcext:value-type="float">
            <text:p>-0.012940136470209</text:p>
          </table:table-cell>
          <table:table-cell office:value-type="float" office:value="-0.012934921820269" calcext:value-type="float">
            <text:p>-0.012934921820269</text:p>
          </table:table-cell>
          <table:table-cell office:value-type="float" office:value="-0.0129195513022769" calcext:value-type="float">
            <text:p>-0.012919551302277</text:p>
          </table:table-cell>
          <table:table-cell office:value-type="float" office:value="-0.0129199746702904" calcext:value-type="float">
            <text:p>-0.01291997467029</text:p>
          </table:table-cell>
          <table:table-cell office:value-type="float" office:value="-0.0129284297360623" calcext:value-type="float">
            <text:p>-0.012928429736062</text:p>
          </table:table-cell>
          <table:table-cell office:value-type="float" office:value="-0.0129167139497633" calcext:value-type="float">
            <text:p>-0.012916713949763</text:p>
          </table:table-cell>
          <table:table-cell office:value-type="float" office:value="-0.012925829393936" calcext:value-type="float">
            <text:p>-0.012925829393936</text:p>
          </table:table-cell>
          <table:table-cell office:value-type="float" office:value="-0.0129311107878398" calcext:value-type="float">
            <text:p>-0.01293111078784</text:p>
          </table:table-cell>
          <table:table-cell office:value-type="float" office:value="-0.0129308976837345" calcext:value-type="float">
            <text:p>-0.012930897683735</text:p>
          </table:table-cell>
          <table:table-cell office:value-type="float" office:value="-0.0129332165496805" calcext:value-type="float">
            <text:p>-0.012933216549681</text:p>
          </table:table-cell>
          <table:table-cell office:value-type="float" office:value="-0.0129252971129187" calcext:value-type="float">
            <text:p>-0.012925297112919</text:p>
          </table:table-cell>
          <table:table-cell office:value-type="float" office:value="-0.0129292538473812" calcext:value-type="float">
            <text:p>-0.012929253847381</text:p>
          </table:table-cell>
          <table:table-cell office:value-type="float" office:value="-0.0129261094112035" calcext:value-type="float">
            <text:p>-0.012926109411204</text:p>
          </table:table-cell>
          <table:table-cell office:value-type="float" office:value="-0.0129185022802949" calcext:value-type="float">
            <text:p>-0.012918502280295</text:p>
          </table:table-cell>
          <table:table-cell office:value-type="float" office:value="-0.0129426928689313" calcext:value-type="float">
            <text:p>-0.012942692868931</text:p>
          </table:table-cell>
          <table:table-cell office:value-type="float" office:value="-0.0129248061918159" calcext:value-type="float">
            <text:p>-0.012924806191816</text:p>
          </table:table-cell>
          <table:table-cell office:value-type="float" office:value="-0.0129473491508203" calcext:value-type="float">
            <text:p>-0.01294734915082</text:p>
          </table:table-cell>
          <table:table-cell office:value-type="float" office:value="-0.0129336956028429" calcext:value-type="float">
            <text:p>-0.012933695602843</text:p>
          </table:table-cell>
          <table:table-cell office:value-type="float" office:value="-0.0129283251112903" calcext:value-type="float">
            <text:p>-0.01292832511129</text:p>
          </table:table-cell>
          <table:table-cell office:value-type="float" office:value="-0.0129304287322407" calcext:value-type="float">
            <text:p>-0.012930428732241</text:p>
          </table:table-cell>
          <table:table-cell office:value-type="float" office:value="-0.0129298551549906" calcext:value-type="float">
            <text:p>-0.012929855154991</text:p>
          </table:table-cell>
          <table:table-cell office:value-type="float" office:value="-0.0129289306109111" calcext:value-type="float">
            <text:p>-0.012928930610911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14098156464966" calcext:value-type="float">
            <text:p>0.514098156464966</text:p>
          </table:table-cell>
          <table:table-cell office:value-type="float" office:value="0.513569437071696" calcext:value-type="float">
            <text:p>0.513569437071696</text:p>
          </table:table-cell>
          <table:table-cell office:value-type="float" office:value="0.514258657343699" calcext:value-type="float">
            <text:p>0.514258657343699</text:p>
          </table:table-cell>
          <table:table-cell office:value-type="float" office:value="0.513789281308368" calcext:value-type="float">
            <text:p>0.513789281308368</text:p>
          </table:table-cell>
          <table:table-cell office:value-type="float" office:value="0.51470298106238" calcext:value-type="float">
            <text:p>0.51470298106238</text:p>
          </table:table-cell>
          <table:table-cell office:value-type="float" office:value="0.514606010720098" calcext:value-type="float">
            <text:p>0.514606010720098</text:p>
          </table:table-cell>
          <table:table-cell office:value-type="float" office:value="0.514395645224223" calcext:value-type="float">
            <text:p>0.514395645224223</text:p>
          </table:table-cell>
          <table:table-cell office:value-type="float" office:value="0.513948173032446" calcext:value-type="float">
            <text:p>0.513948173032446</text:p>
          </table:table-cell>
          <table:table-cell office:value-type="float" office:value="0.514426851496247" calcext:value-type="float">
            <text:p>0.514426851496247</text:p>
          </table:table-cell>
          <table:table-cell office:value-type="float" office:value="0.514747378360179" calcext:value-type="float">
            <text:p>0.514747378360179</text:p>
          </table:table-cell>
          <table:table-cell office:value-type="float" office:value="0.514237767180878" calcext:value-type="float">
            <text:p>0.514237767180878</text:p>
          </table:table-cell>
          <table:table-cell office:value-type="float" office:value="0.514095449816521" calcext:value-type="float">
            <text:p>0.514095449816521</text:p>
          </table:table-cell>
          <table:table-cell office:value-type="float" office:value="0.514643482537576" calcext:value-type="float">
            <text:p>0.514643482537576</text:p>
          </table:table-cell>
          <table:table-cell office:value-type="float" office:value="0.514419180715673" calcext:value-type="float">
            <text:p>0.514419180715673</text:p>
          </table:table-cell>
          <table:table-cell office:value-type="float" office:value="0.514842054051976" calcext:value-type="float">
            <text:p>0.514842054051976</text:p>
          </table:table-cell>
          <table:table-cell office:value-type="float" office:value="0.514145376166654" calcext:value-type="float">
            <text:p>0.514145376166654</text:p>
          </table:table-cell>
          <table:table-cell office:value-type="float" office:value="0.513694411089134" calcext:value-type="float">
            <text:p>0.513694411089134</text:p>
          </table:table-cell>
          <table:table-cell office:value-type="float" office:value="0.514079688562105" calcext:value-type="float">
            <text:p>0.514079688562105</text:p>
          </table:table-cell>
          <table:table-cell office:value-type="float" office:value="0.514737902452502" calcext:value-type="float">
            <text:p>0.514737902452502</text:p>
          </table:table-cell>
          <table:table-cell office:value-type="float" office:value="0.514532444280942" calcext:value-type="float">
            <text:p>0.514532444280942</text:p>
          </table:table-cell>
          <table:table-cell office:value-type="float" office:value="0.514303424494525" calcext:value-type="float">
            <text:p>0.514303424494525</text:p>
          </table:table-cell>
          <table:table-cell office:value-type="float" office:value="0.51482272683809" calcext:value-type="float">
            <text:p>0.51482272683809</text:p>
          </table:table-cell>
          <table:table-cell office:value-type="float" office:value="0.513976051300421" calcext:value-type="float">
            <text:p>0.513976051300421</text:p>
          </table:table-cell>
          <table:table-cell office:value-type="float" office:value="0.514166479148809" calcext:value-type="float">
            <text:p>0.514166479148809</text:p>
          </table:table-cell>
          <table:table-cell office:value-type="float" office:value="0.514268553369767" calcext:value-type="float">
            <text:p>0.514268553369767</text:p>
          </table:table-cell>
          <table:table-cell office:value-type="float" office:value="0.514167485647786" calcext:value-type="float">
            <text:p>0.514167485647786</text:p>
          </table:table-cell>
          <table:table-cell office:value-type="float" office:value="0.514598426517868" calcext:value-type="float">
            <text:p>0.514598426517868</text:p>
          </table:table-cell>
          <table:table-cell office:value-type="float" office:value="0.513695245114144" calcext:value-type="float">
            <text:p>0.513695245114144</text:p>
          </table:table-cell>
          <table:table-cell office:value-type="float" office:value="0.514332693964625" calcext:value-type="float">
            <text:p>0.514332693964625</text:p>
          </table:table-cell>
          <table:table-cell office:value-type="float" office:value="0.514350880390428" calcext:value-type="float">
            <text:p>0.514350880390428</text:p>
          </table:table-cell>
          <table:table-cell office:value-type="float" office:value="0.514911494771131" calcext:value-type="float">
            <text:p>0.514911494771131</text:p>
          </table:table-cell>
          <table:table-cell office:value-type="float" office:value="0.513785677130456" calcext:value-type="float">
            <text:p>0.513785677130456</text:p>
          </table:table-cell>
          <table:table-cell office:value-type="float" office:value="0.514078491739227" calcext:value-type="float">
            <text:p>0.514078491739227</text:p>
          </table:table-cell>
          <table:table-cell office:value-type="float" office:value="0.514642348892093" calcext:value-type="float">
            <text:p>0.514642348892093</text:p>
          </table:table-cell>
          <table:table-cell office:value-type="float" office:value="0.51438957604763" calcext:value-type="float">
            <text:p>0.51438957604763</text:p>
          </table:table-cell>
          <table:table-cell office:value-type="float" office:value="0.515273215085663" calcext:value-type="float">
            <text:p>0.515273215085663</text:p>
          </table:table-cell>
          <table:table-cell office:value-type="float" office:value="0.518991105738796" calcext:value-type="float">
            <text:p>0.518991105738796</text:p>
          </table:table-cell>
          <table:table-cell office:value-type="float" office:value="0.531355128580672" calcext:value-type="float">
            <text:p>0.531355128580672</text:p>
          </table:table-cell>
          <table:table-cell office:value-type="float" office:value="0.547367577521065" calcext:value-type="float">
            <text:p>0.547367577521065</text:p>
          </table:table-cell>
          <table:table-cell office:value-type="float" office:value="0.547321461714482" calcext:value-type="float">
            <text:p>0.547321461714482</text:p>
          </table:table-cell>
          <table:table-cell office:value-type="float" office:value="0.548263743967839" calcext:value-type="float">
            <text:p>0.548263743967839</text:p>
          </table:table-cell>
          <table:table-cell office:value-type="float" office:value="0.526406649915985" calcext:value-type="float">
            <text:p>0.526406649915985</text:p>
          </table:table-cell>
          <table:table-cell office:value-type="float" office:value="0.554201674501861" calcext:value-type="float">
            <text:p>0.554201674501861</text:p>
          </table:table-cell>
          <table:table-cell office:value-type="float" office:value="0.55887036543425" calcext:value-type="float">
            <text:p>0.55887036543425</text:p>
          </table:table-cell>
          <table:table-cell office:value-type="float" office:value="0.569976471425422" calcext:value-type="float">
            <text:p>0.569976471425422</text:p>
          </table:table-cell>
          <table:table-cell office:value-type="float" office:value="0.574214345116992" calcext:value-type="float">
            <text:p>0.574214345116992</text:p>
          </table:table-cell>
          <table:table-cell office:value-type="float" office:value="0.58057589418162" calcext:value-type="float">
            <text:p>0.58057589418162</text:p>
          </table:table-cell>
          <table:table-cell office:value-type="float" office:value="0.579500756081745" calcext:value-type="float">
            <text:p>0.579500756081745</text:p>
          </table:table-cell>
          <table:table-cell office:value-type="float" office:value="0.580275881460811" calcext:value-type="float">
            <text:p>0.580275881460811</text:p>
          </table:table-cell>
          <table:table-cell office:value-type="float" office:value="0.582619486933522" calcext:value-type="float">
            <text:p>0.582619486933522</text:p>
          </table:table-cell>
          <table:table-cell office:value-type="float" office:value="0.576983167542571" calcext:value-type="float">
            <text:p>0.576983167542571</text:p>
          </table:table-cell>
          <table:table-cell office:value-type="float" office:value="0.575888713165929" calcext:value-type="float">
            <text:p>0.575888713165929</text:p>
          </table:table-cell>
          <table:table-cell office:value-type="float" office:value="0.514041437758118" calcext:value-type="float">
            <text:p>0.514041437758118</text:p>
          </table:table-cell>
          <table:table-cell office:value-type="float" office:value="0.512462957600381" calcext:value-type="float">
            <text:p>0.512462957600381</text:p>
          </table:table-cell>
          <table:table-cell office:value-type="float" office:value="0.526369705803688" calcext:value-type="float">
            <text:p>0.526369705803688</text:p>
          </table:table-cell>
          <table:table-cell office:value-type="float" office:value="0.535730616928229" calcext:value-type="float">
            <text:p>0.535730616928229</text:p>
          </table:table-cell>
          <table:table-cell office:value-type="float" office:value="0.546991079799257" calcext:value-type="float">
            <text:p>0.546991079799257</text:p>
          </table:table-cell>
          <table:table-cell office:value-type="float" office:value="0.530190477750263" calcext:value-type="float">
            <text:p>0.530190477750263</text:p>
          </table:table-cell>
          <table:table-cell office:value-type="float" office:value="0.535528361887477" calcext:value-type="float">
            <text:p>0.535528361887477</text:p>
          </table:table-cell>
          <table:table-cell office:value-type="float" office:value="0.555038142184054" calcext:value-type="float">
            <text:p>0.555038142184054</text:p>
          </table:table-cell>
          <table:table-cell office:value-type="float" office:value="0.570589412748994" calcext:value-type="float">
            <text:p>0.570589412748994</text:p>
          </table:table-cell>
          <table:table-cell office:value-type="float" office:value="0.593698795734886" calcext:value-type="float">
            <text:p>0.593698795734886</text:p>
          </table:table-cell>
          <table:table-cell office:value-type="float" office:value="0.58314410877686" calcext:value-type="float">
            <text:p>0.58314410877686</text:p>
          </table:table-cell>
          <table:table-cell office:value-type="float" office:value="0.586655316493583" calcext:value-type="float">
            <text:p>0.586655316493583</text:p>
          </table:table-cell>
          <table:table-cell office:value-type="float" office:value="0.589537755958737" calcext:value-type="float">
            <text:p>0.589537755958737</text:p>
          </table:table-cell>
          <table:table-cell office:value-type="float" office:value="0.561948697576178" calcext:value-type="float">
            <text:p>0.561948697576178</text:p>
          </table:table-cell>
          <table:table-cell office:value-type="float" office:value="0.552167746236715" calcext:value-type="float">
            <text:p>0.552167746236715</text:p>
          </table:table-cell>
          <table:table-cell office:value-type="float" office:value="0.552780709915927" calcext:value-type="float">
            <text:p>0.552780709915927</text:p>
          </table:table-cell>
          <table:table-cell office:value-type="float" office:value="0.552325935465566" calcext:value-type="float">
            <text:p>0.552325935465566</text:p>
          </table:table-cell>
          <table:table-cell office:value-type="float" office:value="0.552752687063004" calcext:value-type="float">
            <text:p>0.552752687063004</text:p>
          </table:table-cell>
          <table:table-cell office:value-type="float" office:value="0.565540014838176" calcext:value-type="float">
            <text:p>0.565540014838176</text:p>
          </table:table-cell>
          <table:table-cell office:value-type="float" office:value="0.561771660622093" calcext:value-type="float">
            <text:p>0.561771660622093</text:p>
          </table:table-cell>
          <table:table-cell office:value-type="float" office:value="0.549968998969891" calcext:value-type="float">
            <text:p>0.549968998969891</text:p>
          </table:table-cell>
          <table:table-cell office:value-type="float" office:value="0.553074550783364" calcext:value-type="float">
            <text:p>0.553074550783364</text:p>
          </table:table-cell>
          <table:table-cell office:value-type="float" office:value="0.556708038044144" calcext:value-type="float">
            <text:p>0.556708038044144</text:p>
          </table:table-cell>
          <table:table-cell office:value-type="float" office:value="0.562715817942927" calcext:value-type="float">
            <text:p>0.562715817942927</text:p>
          </table:table-cell>
          <table:table-cell office:value-type="float" office:value="0.605497272989619" calcext:value-type="float">
            <text:p>0.605497272989619</text:p>
          </table:table-cell>
          <table:table-cell office:value-type="float" office:value="0.561417700292196" calcext:value-type="float">
            <text:p>0.561417700292196</text:p>
          </table:table-cell>
          <table:table-cell office:value-type="float" office:value="0.550394100115177" calcext:value-type="float">
            <text:p>0.550394100115177</text:p>
          </table:table-cell>
          <table:table-cell office:value-type="float" office:value="0.548155900150907" calcext:value-type="float">
            <text:p>0.548155900150907</text:p>
          </table:table-cell>
          <table:table-cell office:value-type="float" office:value="0.579071096048546" calcext:value-type="float">
            <text:p>0.579071096048546</text:p>
          </table:table-cell>
          <table:table-cell office:value-type="float" office:value="0.594498758514154" calcext:value-type="float">
            <text:p>0.594498758514154</text:p>
          </table:table-cell>
          <table:table-cell office:value-type="float" office:value="0.596497062590106" calcext:value-type="float">
            <text:p>0.596497062590106</text:p>
          </table:table-cell>
          <table:table-cell office:value-type="float" office:value="0.590891903133311" calcext:value-type="float">
            <text:p>0.590891903133311</text:p>
          </table:table-cell>
          <table:table-cell office:value-type="float" office:value="0.590893945005358" calcext:value-type="float">
            <text:p>0.590893945005358</text:p>
          </table:table-cell>
          <table:table-cell office:value-type="float" office:value="0.575812971181755" calcext:value-type="float">
            <text:p>0.575812971181755</text:p>
          </table:table-cell>
          <table:table-cell office:value-type="float" office:value="0.57026649070937" calcext:value-type="float">
            <text:p>0.57026649070937</text:p>
          </table:table-cell>
          <table:table-cell office:value-type="float" office:value="0.589362664572258" calcext:value-type="float">
            <text:p>0.589362664572258</text:p>
          </table:table-cell>
          <table:table-cell office:value-type="float" office:value="0.594072689566764" calcext:value-type="float">
            <text:p>0.594072689566764</text:p>
          </table:table-cell>
          <table:table-cell office:value-type="float" office:value="0.615651172911675" calcext:value-type="float">
            <text:p>0.615651172911675</text:p>
          </table:table-cell>
          <table:table-cell office:value-type="float" office:value="0.600764204893784" calcext:value-type="float">
            <text:p>0.600764204893784</text:p>
          </table:table-cell>
          <table:table-cell office:value-type="float" office:value="0.616880384879544" calcext:value-type="float">
            <text:p>0.616880384879544</text:p>
          </table:table-cell>
          <table:table-cell office:value-type="float" office:value="0.622849696923146" calcext:value-type="float">
            <text:p>0.622849696923146</text:p>
          </table:table-cell>
          <table:table-cell office:value-type="float" office:value="0.619014067893773" calcext:value-type="float">
            <text:p>0.619014067893773</text:p>
          </table:table-cell>
          <table:table-cell office:value-type="float" office:value="0.611227673380862" calcext:value-type="float">
            <text:p>0.611227673380862</text:p>
          </table:table-cell>
          <table:table-cell office:value-type="float" office:value="0.610330018758434" calcext:value-type="float">
            <text:p>0.610330018758434</text:p>
          </table:table-cell>
          <table:table-cell office:value-type="float" office:value="0.61779700988921" calcext:value-type="float">
            <text:p>0.61779700988921</text:p>
          </table:table-cell>
          <table:table-cell office:value-type="float" office:value="0.596124852538922" calcext:value-type="float">
            <text:p>0.596124852538922</text:p>
          </table:table-cell>
          <table:table-cell office:value-type="float" office:value="0.593404385743861" calcext:value-type="float">
            <text:p>0.593404385743861</text:p>
          </table:table-cell>
          <table:table-cell office:value-type="float" office:value="0.592959038310082" calcext:value-type="float">
            <text:p>0.592959038310082</text:p>
          </table:table-cell>
          <table:table-cell office:value-type="float" office:value="0.588498718827503" calcext:value-type="float">
            <text:p>0.588498718827503</text:p>
          </table:table-cell>
          <table:table-cell office:value-type="float" office:value="0.589123207228721" calcext:value-type="float">
            <text:p>0.589123207228721</text:p>
          </table:table-cell>
          <table:table-cell office:value-type="float" office:value="0.577910802550321" calcext:value-type="float">
            <text:p>0.577910802550321</text:p>
          </table:table-cell>
          <table:table-cell office:value-type="float" office:value="0.576512138421575" calcext:value-type="float">
            <text:p>0.576512138421575</text:p>
          </table:table-cell>
          <table:table-cell office:value-type="float" office:value="0.575258925776596" calcext:value-type="float">
            <text:p>0.575258925776596</text:p>
          </table:table-cell>
          <table:table-cell office:value-type="float" office:value="0.634284320645826" calcext:value-type="float">
            <text:p>0.634284320645826</text:p>
          </table:table-cell>
          <table:table-cell office:value-type="float" office:value="0.625018357229246" calcext:value-type="float">
            <text:p>0.625018357229246</text:p>
          </table:table-cell>
          <table:table-cell office:value-type="float" office:value="0.59910662706785" calcext:value-type="float">
            <text:p>0.59910662706785</text:p>
          </table:table-cell>
          <table:table-cell office:value-type="float" office:value="0.533084941612372" calcext:value-type="float">
            <text:p>0.533084941612372</text:p>
          </table:table-cell>
          <table:table-cell office:value-type="float" office:value="0.54996117889802" calcext:value-type="float">
            <text:p>0.54996117889802</text:p>
          </table:table-cell>
          <table:table-cell office:value-type="float" office:value="0.556747166239133" calcext:value-type="float">
            <text:p>0.556747166239133</text:p>
          </table:table-cell>
          <table:table-cell office:value-type="float" office:value="0.564924384484379" calcext:value-type="float">
            <text:p>0.564924384484379</text:p>
          </table:table-cell>
          <table:table-cell office:value-type="float" office:value="0.55430720441762" calcext:value-type="float">
            <text:p>0.55430720441762</text:p>
          </table:table-cell>
          <table:table-cell office:value-type="float" office:value="0.570203103997015" calcext:value-type="float">
            <text:p>0.570203103997015</text:p>
          </table:table-cell>
          <table:table-cell office:value-type="float" office:value="0.633552522440252" calcext:value-type="float">
            <text:p>0.633552522440252</text:p>
          </table:table-cell>
          <table:table-cell office:value-type="float" office:value="0.638045388292978" calcext:value-type="float">
            <text:p>0.638045388292978</text:p>
          </table:table-cell>
          <table:table-cell office:value-type="float" office:value="0.593948020634121" calcext:value-type="float">
            <text:p>0.593948020634121</text:p>
          </table:table-cell>
          <table:table-cell office:value-type="float" office:value="0.557090728095379" calcext:value-type="float">
            <text:p>0.557090728095379</text:p>
          </table:table-cell>
          <table:table-cell office:value-type="float" office:value="0.575056703784437" calcext:value-type="float">
            <text:p>0.575056703784437</text:p>
          </table:table-cell>
          <table:table-cell office:value-type="float" office:value="0.583808134279493" calcext:value-type="float">
            <text:p>0.583808134279493</text:p>
          </table:table-cell>
          <table:table-cell office:value-type="float" office:value="0.593159439576317" calcext:value-type="float">
            <text:p>0.593159439576317</text:p>
          </table:table-cell>
          <table:table-cell office:value-type="float" office:value="0.595387307856761" calcext:value-type="float">
            <text:p>0.595387307856761</text:p>
          </table:table-cell>
          <table:table-cell office:value-type="float" office:value="0.583713132793884" calcext:value-type="float">
            <text:p>0.583713132793884</text:p>
          </table:table-cell>
          <table:table-cell office:value-type="float" office:value="0.589388346924931" calcext:value-type="float">
            <text:p>0.589388346924931</text:p>
          </table:table-cell>
          <table:table-cell office:value-type="float" office:value="0.602293401153824" calcext:value-type="float">
            <text:p>0.602293401153824</text:p>
          </table:table-cell>
          <table:table-cell office:value-type="float" office:value="0.626288894613473" calcext:value-type="float">
            <text:p>0.626288894613473</text:p>
          </table:table-cell>
          <table:table-cell office:value-type="float" office:value="0.633405252464573" calcext:value-type="float">
            <text:p>0.633405252464573</text:p>
          </table:table-cell>
          <table:table-cell office:value-type="float" office:value="0.599612948474193" calcext:value-type="float">
            <text:p>0.599612948474193</text:p>
          </table:table-cell>
          <table:table-cell office:value-type="float" office:value="0.608716124637766" calcext:value-type="float">
            <text:p>0.608716124637766</text:p>
          </table:table-cell>
          <table:table-cell office:value-type="float" office:value="0.60591346880556" calcext:value-type="float">
            <text:p>0.60591346880556</text:p>
          </table:table-cell>
          <table:table-cell office:value-type="float" office:value="0.611595845272668" calcext:value-type="float">
            <text:p>0.611595845272668</text:p>
          </table:table-cell>
          <table:table-cell office:value-type="float" office:value="0.607921772270067" calcext:value-type="float">
            <text:p>0.607921772270067</text:p>
          </table:table-cell>
          <table:table-cell office:value-type="float" office:value="0.60729027190498" calcext:value-type="float">
            <text:p>0.60729027190498</text:p>
          </table:table-cell>
          <table:table-cell office:value-type="float" office:value="0.593872702576587" calcext:value-type="float">
            <text:p>0.593872702576587</text:p>
          </table:table-cell>
          <table:table-cell office:value-type="float" office:value="0.58423242028951" calcext:value-type="float">
            <text:p>0.58423242028951</text:p>
          </table:table-cell>
          <table:table-cell office:value-type="float" office:value="0.581611963943112" calcext:value-type="float">
            <text:p>0.581611963943112</text:p>
          </table:table-cell>
          <table:table-cell office:value-type="float" office:value="0.584490318533968" calcext:value-type="float">
            <text:p>0.584490318533968</text:p>
          </table:table-cell>
          <table:table-cell office:value-type="float" office:value="0.633061470105872" calcext:value-type="float">
            <text:p>0.633061470105872</text:p>
          </table:table-cell>
          <table:table-cell office:value-type="float" office:value="0.647514459859019" calcext:value-type="float">
            <text:p>0.647514459859019</text:p>
          </table:table-cell>
          <table:table-cell office:value-type="float" office:value="0.632614340751454" calcext:value-type="float">
            <text:p>0.632614340751454</text:p>
          </table:table-cell>
          <table:table-cell office:value-type="float" office:value="0.634251176458829" calcext:value-type="float">
            <text:p>0.634251176458829</text:p>
          </table:table-cell>
          <table:table-cell office:value-type="float" office:value="0.612782398483447" calcext:value-type="float">
            <text:p>0.612782398483447</text:p>
          </table:table-cell>
          <table:table-cell office:value-type="float" office:value="0.638738291508291" calcext:value-type="float">
            <text:p>0.638738291508291</text:p>
          </table:table-cell>
          <table:table-cell office:value-type="float" office:value="0.621908255646239" calcext:value-type="float">
            <text:p>0.621908255646239</text:p>
          </table:table-cell>
          <table:table-cell office:value-type="float" office:value="0.636401044340753" calcext:value-type="float">
            <text:p>0.636401044340753</text:p>
          </table:table-cell>
          <table:table-cell office:value-type="float" office:value="0.646483067764406" calcext:value-type="float">
            <text:p>0.646483067764406</text:p>
          </table:table-cell>
          <table:table-cell office:value-type="float" office:value="0.648755740002268" calcext:value-type="float">
            <text:p>0.648755740002268</text:p>
          </table:table-cell>
          <table:table-cell office:value-type="float" office:value="0.644192396512378" calcext:value-type="float">
            <text:p>0.644192396512378</text:p>
          </table:table-cell>
          <table:table-cell office:value-type="float" office:value="0.63963153416148" calcext:value-type="float">
            <text:p>0.63963153416148</text:p>
          </table:table-cell>
          <table:table-cell office:value-type="float" office:value="0.643075590120866" calcext:value-type="float">
            <text:p>0.643075590120866</text:p>
          </table:table-cell>
          <table:table-cell office:value-type="float" office:value="0.644188604870447" calcext:value-type="float">
            <text:p>0.644188604870447</text:p>
          </table:table-cell>
          <table:table-cell office:value-type="float" office:value="0.649463246535253" calcext:value-type="float">
            <text:p>0.649463246535253</text:p>
          </table:table-cell>
          <table:table-cell office:value-type="float" office:value="0.641433985509586" calcext:value-type="float">
            <text:p>0.641433985509586</text:p>
          </table:table-cell>
          <table:table-cell office:value-type="float" office:value="0.601763122428852" calcext:value-type="float">
            <text:p>0.601763122428852</text:p>
          </table:table-cell>
          <table:table-cell office:value-type="float" office:value="0.607972319814255" calcext:value-type="float">
            <text:p>0.607972319814255</text:p>
          </table:table-cell>
          <table:table-cell office:value-type="float" office:value="0.61600313273569" calcext:value-type="float">
            <text:p>0.61600313273569</text:p>
          </table:table-cell>
          <table:table-cell office:value-type="float" office:value="0.619324405354401" calcext:value-type="float">
            <text:p>0.619324405354401</text:p>
          </table:table-cell>
          <table:table-cell office:value-type="float" office:value="0.617805755833923" calcext:value-type="float">
            <text:p>0.617805755833923</text:p>
          </table:table-cell>
          <table:table-cell office:value-type="float" office:value="0.615668899088405" calcext:value-type="float">
            <text:p>0.615668899088405</text:p>
          </table:table-cell>
          <table:table-cell office:value-type="float" office:value="0.606864076313138" calcext:value-type="float">
            <text:p>0.606864076313138</text:p>
          </table:table-cell>
          <table:table-cell office:value-type="float" office:value="0.607533796905054" calcext:value-type="float">
            <text:p>0.607533796905054</text:p>
          </table:table-cell>
          <table:table-cell office:value-type="float" office:value="0.61032455137834" calcext:value-type="float">
            <text:p>0.61032455137834</text:p>
          </table:table-cell>
          <table:table-cell office:value-type="float" office:value="0.654862124525067" calcext:value-type="float">
            <text:p>0.654862124525067</text:p>
          </table:table-cell>
          <table:table-cell office:value-type="float" office:value="0.618415354321077" calcext:value-type="float">
            <text:p>0.618415354321077</text:p>
          </table:table-cell>
          <table:table-cell office:value-type="float" office:value="0.595257118693195" calcext:value-type="float">
            <text:p>0.595257118693195</text:p>
          </table:table-cell>
          <table:table-cell office:value-type="float" office:value="0.585449720211067" calcext:value-type="float">
            <text:p>0.585449720211067</text:p>
          </table:table-cell>
          <table:table-cell office:value-type="float" office:value="0.588592132927039" calcext:value-type="float">
            <text:p>0.588592132927039</text:p>
          </table:table-cell>
          <table:table-cell office:value-type="float" office:value="0.598948079120758" calcext:value-type="float">
            <text:p>0.598948079120758</text:p>
          </table:table-cell>
          <table:table-cell office:value-type="float" office:value="0.604767845739427" calcext:value-type="float">
            <text:p>0.604767845739427</text:p>
          </table:table-cell>
          <table:table-cell office:value-type="float" office:value="0.59613562554507" calcext:value-type="float">
            <text:p>0.59613562554507</text:p>
          </table:table-cell>
          <table:table-cell office:value-type="float" office:value="0.615231975604081" calcext:value-type="float">
            <text:p>0.615231975604081</text:p>
          </table:table-cell>
          <table:table-cell office:value-type="float" office:value="0.623400595532715" calcext:value-type="float">
            <text:p>0.623400595532715</text:p>
          </table:table-cell>
          <table:table-cell office:value-type="float" office:value="0.644804396852348" calcext:value-type="float">
            <text:p>0.644804396852348</text:p>
          </table:table-cell>
          <table:table-cell office:value-type="float" office:value="0.647958342660615" calcext:value-type="float">
            <text:p>0.647958342660615</text:p>
          </table:table-cell>
          <table:table-cell office:value-type="float" office:value="0.64804513666113" calcext:value-type="float">
            <text:p>0.64804513666113</text:p>
          </table:table-cell>
          <table:table-cell office:value-type="float" office:value="0.635830483477234" calcext:value-type="float">
            <text:p>0.635830483477234</text:p>
          </table:table-cell>
          <table:table-cell office:value-type="float" office:value="0.633214561865785" calcext:value-type="float">
            <text:p>0.633214561865785</text:p>
          </table:table-cell>
          <table:table-cell office:value-type="float" office:value="0.654678033574224" calcext:value-type="float">
            <text:p>0.654678033574224</text:p>
          </table:table-cell>
          <table:table-cell office:value-type="float" office:value="0.655184480452343" calcext:value-type="float">
            <text:p>0.655184480452343</text:p>
          </table:table-cell>
          <table:table-cell office:value-type="float" office:value="0.637972014451876" calcext:value-type="float">
            <text:p>0.637972014451876</text:p>
          </table:table-cell>
          <table:table-cell office:value-type="float" office:value="0.662566888513718" calcext:value-type="float">
            <text:p>0.662566888513718</text:p>
          </table:table-cell>
          <table:table-cell office:value-type="float" office:value="0.602541682095388" calcext:value-type="float">
            <text:p>0.602541682095388</text:p>
          </table:table-cell>
          <table:table-cell office:value-type="float" office:value="0.596687013481669" calcext:value-type="float">
            <text:p>0.596687013481669</text:p>
          </table:table-cell>
          <table:table-cell office:value-type="float" office:value="0.580714009935527" calcext:value-type="float">
            <text:p>0.580714009935527</text:p>
          </table:table-cell>
          <table:table-cell office:value-type="float" office:value="0.573477289018329" calcext:value-type="float">
            <text:p>0.573477289018329</text:p>
          </table:table-cell>
          <table:table-cell office:value-type="float" office:value="0.567981558760994" calcext:value-type="float">
            <text:p>0.567981558760994</text:p>
          </table:table-cell>
          <table:table-cell office:value-type="float" office:value="0.567131774074659" calcext:value-type="float">
            <text:p>0.567131774074659</text:p>
          </table:table-cell>
          <table:table-cell office:value-type="float" office:value="0.568988351168126" calcext:value-type="float">
            <text:p>0.568988351168126</text:p>
          </table:table-cell>
          <table:table-cell office:value-type="float" office:value="0.574563834762948" calcext:value-type="float">
            <text:p>0.574563834762948</text:p>
          </table:table-cell>
          <table:table-cell office:value-type="float" office:value="0.573575991125026" calcext:value-type="float">
            <text:p>0.573575991125026</text:p>
          </table:table-cell>
          <table:table-cell office:value-type="float" office:value="0.573813721776514" calcext:value-type="float">
            <text:p>0.573813721776514</text:p>
          </table:table-cell>
          <table:table-cell office:value-type="float" office:value="0.572307999399189" calcext:value-type="float">
            <text:p>0.572307999399189</text:p>
          </table:table-cell>
          <table:table-cell office:value-type="float" office:value="0.574777070666964" calcext:value-type="float">
            <text:p>0.574777070666964</text:p>
          </table:table-cell>
          <table:table-cell office:value-type="float" office:value="0.574390626316543" calcext:value-type="float">
            <text:p>0.574390626316543</text:p>
          </table:table-cell>
          <table:table-cell office:value-type="float" office:value="0.574080950438045" calcext:value-type="float">
            <text:p>0.574080950438045</text:p>
          </table:table-cell>
          <table:table-cell office:value-type="float" office:value="0.574652532432453" calcext:value-type="float">
            <text:p>0.574652532432453</text:p>
          </table:table-cell>
          <table:table-cell office:value-type="float" office:value="0.574167971934482" calcext:value-type="float">
            <text:p>0.574167971934482</text:p>
          </table:table-cell>
          <table:table-cell office:value-type="float" office:value="0.574438638841405" calcext:value-type="float">
            <text:p>0.574438638841405</text:p>
          </table:table-cell>
          <table:table-cell office:value-type="float" office:value="0.57393629649266" calcext:value-type="float">
            <text:p>0.57393629649266</text:p>
          </table:table-cell>
          <table:table-cell office:value-type="float" office:value="0.575077410342349" calcext:value-type="float">
            <text:p>0.575077410342349</text:p>
          </table:table-cell>
          <table:table-cell office:value-type="float" office:value="0.574232464676004" calcext:value-type="float">
            <text:p>0.574232464676004</text:p>
          </table:table-cell>
          <table:table-cell office:value-type="float" office:value="0.574489028362652" calcext:value-type="float">
            <text:p>0.574489028362652</text:p>
          </table:table-cell>
          <table:table-cell office:value-type="float" office:value="0.57497228987279" calcext:value-type="float">
            <text:p>0.57497228987279</text:p>
          </table:table-cell>
          <table:table-cell office:value-type="float" office:value="0.571398025484127" calcext:value-type="float">
            <text:p>0.571398025484127</text:p>
          </table:table-cell>
          <table:table-cell office:value-type="float" office:value="0.573619784436548" calcext:value-type="float">
            <text:p>0.573619784436548</text:p>
          </table:table-cell>
          <table:table-cell office:value-type="float" office:value="0.573322770652119" calcext:value-type="float">
            <text:p>0.573322770652119</text:p>
          </table:table-cell>
          <table:table-cell office:value-type="float" office:value="0.572858549014836" calcext:value-type="float">
            <text:p>0.572858549014836</text:p>
          </table:table-cell>
          <table:table-cell office:value-type="float" office:value="0.574000573319098" calcext:value-type="float">
            <text:p>0.574000573319098</text:p>
          </table:table-cell>
          <table:table-cell office:value-type="float" office:value="0.574432016700498" calcext:value-type="float">
            <text:p>0.574432016700498</text:p>
          </table:table-cell>
          <table:table-cell office:value-type="float" office:value="0.574403821330736" calcext:value-type="float">
            <text:p>0.574403821330736</text:p>
          </table:table-cell>
          <table:table-cell office:value-type="float" office:value="0.574590205355039" calcext:value-type="float">
            <text:p>0.574590205355039</text:p>
          </table:table-cell>
          <table:table-cell office:value-type="float" office:value="0.574600265577499" calcext:value-type="float">
            <text:p>0.574600265577499</text:p>
          </table:table-cell>
          <table:table-cell office:value-type="float" office:value="0.574380479528592" calcext:value-type="float">
            <text:p>0.574380479528592</text:p>
          </table:table-cell>
          <table:table-cell office:value-type="float" office:value="0.574852183224358" calcext:value-type="float">
            <text:p>0.574852183224358</text:p>
          </table:table-cell>
          <table:table-cell office:value-type="float" office:value="0.57479869456405" calcext:value-type="float">
            <text:p>0.57479869456405</text:p>
          </table:table-cell>
          <table:table-cell office:value-type="float" office:value="0.574324004163601" calcext:value-type="float">
            <text:p>0.574324004163601</text:p>
          </table:table-cell>
          <table:table-cell office:value-type="float" office:value="0.574764135996597" calcext:value-type="float">
            <text:p>0.574764135996597</text:p>
          </table:table-cell>
          <table:table-cell office:value-type="float" office:value="0.574076965382862" calcext:value-type="float">
            <text:p>0.574076965382862</text:p>
          </table:table-cell>
          <table:table-cell office:value-type="float" office:value="0.574385107549733" calcext:value-type="float">
            <text:p>0.574385107549733</text:p>
          </table:table-cell>
          <table:table-cell office:value-type="float" office:value="0.573895368236006" calcext:value-type="float">
            <text:p>0.573895368236006</text:p>
          </table:table-cell>
          <table:table-cell office:value-type="float" office:value="0.574644105066443" calcext:value-type="float">
            <text:p>0.574644105066443</text:p>
          </table:table-cell>
          <table:table-cell office:value-type="float" office:value="0.574676874525693" calcext:value-type="float">
            <text:p>0.574676874525693</text:p>
          </table:table-cell>
          <table:table-cell office:value-type="float" office:value="0.574380707893488" calcext:value-type="float">
            <text:p>0.574380707893488</text:p>
          </table:table-cell>
          <table:table-cell office:value-type="float" office:value="0.574879014513307" calcext:value-type="float">
            <text:p>0.574879014513307</text:p>
          </table:table-cell>
          <table:table-cell office:value-type="float" office:value="0.574232620673167" calcext:value-type="float">
            <text:p>0.574232620673167</text:p>
          </table:table-cell>
          <table:table-cell office:value-type="float" office:value="0.574653012360496" calcext:value-type="float">
            <text:p>0.574653012360496</text:p>
          </table:table-cell>
          <table:table-cell office:value-type="float" office:value="0.574762794769944" calcext:value-type="float">
            <text:p>0.574762794769944</text:p>
          </table:table-cell>
          <table:table-cell office:value-type="float" office:value="0.574469431621416" calcext:value-type="float">
            <text:p>0.574469431621416</text:p>
          </table:table-cell>
          <table:table-cell office:value-type="float" office:value="0.574200402155354" calcext:value-type="float">
            <text:p>0.574200402155354</text:p>
          </table:table-cell>
          <table:table-cell office:value-type="float" office:value="0.574894170141091" calcext:value-type="float">
            <text:p>0.574894170141091</text:p>
          </table:table-cell>
          <table:table-cell office:value-type="float" office:value="0.574572795527683" calcext:value-type="float">
            <text:p>0.574572795527683</text:p>
          </table:table-cell>
          <table:table-cell office:value-type="float" office:value="0.574923981515683" calcext:value-type="float">
            <text:p>0.574923981515683</text:p>
          </table:table-cell>
          <table:table-cell office:value-type="float" office:value="0.575066325248263" calcext:value-type="float">
            <text:p>0.575066325248263</text:p>
          </table:table-cell>
          <table:table-cell office:value-type="float" office:value="0.57472967638477" calcext:value-type="float">
            <text:p>0.57472967638477</text:p>
          </table:table-cell>
          <table:table-cell office:value-type="float" office:value="0.574941331341243" calcext:value-type="float">
            <text:p>0.574941331341243</text:p>
          </table:table-cell>
          <table:table-cell office:value-type="float" office:value="0.574445548718322" calcext:value-type="float">
            <text:p>0.574445548718322</text:p>
          </table:table-cell>
          <table:table-cell office:value-type="float" office:value="0.574362503494349" calcext:value-type="float">
            <text:p>0.574362503494349</text:p>
          </table:table-cell>
          <table:table-cell office:value-type="float" office:value="0.574420172249008" calcext:value-type="float">
            <text:p>0.574420172249008</text:p>
          </table:table-cell>
          <table:table-cell office:value-type="float" office:value="0.574597678809418" calcext:value-type="float">
            <text:p>0.574597678809418</text:p>
          </table:table-cell>
          <table:table-cell office:value-type="float" office:value="0.575268945720913" calcext:value-type="float">
            <text:p>0.575268945720913</text:p>
          </table:table-cell>
          <table:table-cell office:value-type="float" office:value="0.574626357562186" calcext:value-type="float">
            <text:p>0.574626357562186</text:p>
          </table:table-cell>
          <table:table-cell office:value-type="float" office:value="0.57445078637346" calcext:value-type="float">
            <text:p>0.57445078637346</text:p>
          </table:table-cell>
          <table:table-cell office:value-type="float" office:value="0.574717697549277" calcext:value-type="float">
            <text:p>0.574717697549277</text:p>
          </table:table-cell>
          <table:table-cell office:value-type="float" office:value="0.574860854750766" calcext:value-type="float">
            <text:p>0.574860854750766</text:p>
          </table:table-cell>
          <table:table-cell office:value-type="float" office:value="0.574951386757458" calcext:value-type="float">
            <text:p>0.574951386757458</text:p>
          </table:table-cell>
          <table:table-cell office:value-type="float" office:value="0.574831759234039" calcext:value-type="float">
            <text:p>0.574831759234039</text:p>
          </table:table-cell>
          <table:table-cell office:value-type="float" office:value="0.574589321301117" calcext:value-type="float">
            <text:p>0.574589321301117</text:p>
          </table:table-cell>
          <table:table-cell office:value-type="float" office:value="0.573973651803476" calcext:value-type="float">
            <text:p>0.573973651803476</text:p>
          </table:table-cell>
          <table:table-cell office:value-type="float" office:value="0.57499759580006" calcext:value-type="float">
            <text:p>0.57499759580006</text:p>
          </table:table-cell>
          <table:table-cell office:value-type="float" office:value="0.574540835981265" calcext:value-type="float">
            <text:p>0.574540835981265</text:p>
          </table:table-cell>
          <table:table-cell office:value-type="float" office:value="0.574281606365686" calcext:value-type="float">
            <text:p>0.574281606365686</text:p>
          </table:table-cell>
          <table:table-cell office:value-type="float" office:value="0.57442277038996" calcext:value-type="float">
            <text:p>0.57442277038996</text:p>
          </table:table-cell>
          <table:table-cell office:value-type="float" office:value="0.574560681520085" calcext:value-type="float">
            <text:p>0.574560681520085</text:p>
          </table:table-cell>
          <table:table-cell office:value-type="float" office:value="0.574539387998555" calcext:value-type="float">
            <text:p>0.574539387998555</text:p>
          </table:table-cell>
          <table:table-cell office:value-type="float" office:value="0.574100342793665" calcext:value-type="float">
            <text:p>0.574100342793665</text:p>
          </table:table-cell>
          <table:table-cell office:value-type="float" office:value="0.574709547738095" calcext:value-type="float">
            <text:p>0.574709547738095</text:p>
          </table:table-cell>
          <table:table-cell office:value-type="float" office:value="0.575032695761514" calcext:value-type="float">
            <text:p>0.575032695761514</text:p>
          </table:table-cell>
          <table:table-cell office:value-type="float" office:value="0.574924077500385" calcext:value-type="float">
            <text:p>0.574924077500385</text:p>
          </table:table-cell>
          <table:table-cell office:value-type="float" office:value="0.574108844394548" calcext:value-type="float">
            <text:p>0.574108844394548</text:p>
          </table:table-cell>
          <table:table-cell office:value-type="float" office:value="0.574634120154425" calcext:value-type="float">
            <text:p>0.574634120154425</text:p>
          </table:table-cell>
          <table:table-cell office:value-type="float" office:value="0.574922010779722" calcext:value-type="float">
            <text:p>0.574922010779722</text:p>
          </table:table-cell>
          <table:table-cell office:value-type="float" office:value="0.574819618500658" calcext:value-type="float">
            <text:p>0.574819618500658</text:p>
          </table:table-cell>
          <table:table-cell office:value-type="float" office:value="0.57507017776579" calcext:value-type="float">
            <text:p>0.57507017776579</text:p>
          </table:table-cell>
          <table:table-cell office:value-type="float" office:value="0.574669817842438" calcext:value-type="float">
            <text:p>0.574669817842438</text:p>
          </table:table-cell>
          <table:table-cell office:value-type="float" office:value="0.574612253415061" calcext:value-type="float">
            <text:p>0.574612253415061</text:p>
          </table:table-cell>
          <table:table-cell office:value-type="float" office:value="0.574412350603249" calcext:value-type="float">
            <text:p>0.574412350603249</text:p>
          </table:table-cell>
          <table:table-cell office:value-type="float" office:value="0.574769362716839" calcext:value-type="float">
            <text:p>0.574769362716839</text:p>
          </table:table-cell>
          <table:table-cell office:value-type="float" office:value="0.574413011779522" calcext:value-type="float">
            <text:p>0.574413011779522</text:p>
          </table:table-cell>
          <table:table-cell office:value-type="float" office:value="0.574682823093857" calcext:value-type="float">
            <text:p>0.574682823093857</text:p>
          </table:table-cell>
          <table:table-cell office:value-type="float" office:value="0.574447093300179" calcext:value-type="float">
            <text:p>0.574447093300179</text:p>
          </table:table-cell>
          <table:table-cell office:value-type="float" office:value="0.574439097403303" calcext:value-type="float">
            <text:p>0.574439097403303</text:p>
          </table:table-cell>
          <table:table-cell office:value-type="float" office:value="0.574779097729601" calcext:value-type="float">
            <text:p>0.574779097729601</text:p>
          </table:table-cell>
          <table:table-cell office:value-type="float" office:value="0.574199245114004" calcext:value-type="float">
            <text:p>0.574199245114004</text:p>
          </table:table-cell>
          <table:table-cell office:value-type="float" office:value="0.574305198586796" calcext:value-type="float">
            <text:p>0.574305198586796</text:p>
          </table:table-cell>
          <table:table-cell office:value-type="float" office:value="0.574963947588452" calcext:value-type="float">
            <text:p>0.574963947588452</text:p>
          </table:table-cell>
          <table:table-cell office:value-type="float" office:value="0.574671383012903" calcext:value-type="float">
            <text:p>0.574671383012903</text:p>
          </table:table-cell>
          <table:table-cell office:value-type="float" office:value="0.57492176312013" calcext:value-type="float">
            <text:p>0.57492176312013</text:p>
          </table:table-cell>
          <table:table-cell office:value-type="float" office:value="0.574319231644615" calcext:value-type="float">
            <text:p>0.574319231644615</text:p>
          </table:table-cell>
          <table:table-cell office:value-type="float" office:value="0.574774125520288" calcext:value-type="float">
            <text:p>0.574774125520288</text:p>
          </table:table-cell>
          <table:table-cell office:value-type="float" office:value="0.574749054641885" calcext:value-type="float">
            <text:p>0.574749054641885</text:p>
          </table:table-cell>
          <table:table-cell office:value-type="float" office:value="0.574340945032343" calcext:value-type="float">
            <text:p>0.574340945032343</text:p>
          </table:table-cell>
          <table:table-cell office:value-type="float" office:value="0.574721708509626" calcext:value-type="float">
            <text:p>0.574721708509626</text:p>
          </table:table-cell>
          <table:table-cell office:value-type="float" office:value="0.574879263204742" calcext:value-type="float">
            <text:p>0.574879263204742</text:p>
          </table:table-cell>
          <table:table-cell office:value-type="float" office:value="0.574483386264373" calcext:value-type="float">
            <text:p>0.574483386264373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22732454891009" calcext:value-type="float">
            <text:p>-0.222732454891009</text:p>
          </table:table-cell>
          <table:table-cell office:value-type="float" office:value="-0.22260226832378" calcext:value-type="float">
            <text:p>-0.22260226832378</text:p>
          </table:table-cell>
          <table:table-cell office:value-type="float" office:value="-0.222809404307145" calcext:value-type="float">
            <text:p>-0.222809404307145</text:p>
          </table:table-cell>
          <table:table-cell office:value-type="float" office:value="-0.222637981892558" calcext:value-type="float">
            <text:p>-0.222637981892558</text:p>
          </table:table-cell>
          <table:table-cell office:value-type="float" office:value="-0.222945646468972" calcext:value-type="float">
            <text:p>-0.222945646468972</text:p>
          </table:table-cell>
          <table:table-cell office:value-type="float" office:value="-0.22291075378148" calcext:value-type="float">
            <text:p>-0.22291075378148</text:p>
          </table:table-cell>
          <table:table-cell office:value-type="float" office:value="-0.222821862276827" calcext:value-type="float">
            <text:p>-0.222821862276827</text:p>
          </table:table-cell>
          <table:table-cell office:value-type="float" office:value="-0.222679523015769" calcext:value-type="float">
            <text:p>-0.222679523015769</text:p>
          </table:table-cell>
          <table:table-cell office:value-type="float" office:value="-0.222850160414703" calcext:value-type="float">
            <text:p>-0.222850160414703</text:p>
          </table:table-cell>
          <table:table-cell office:value-type="float" office:value="-0.222940517833569" calcext:value-type="float">
            <text:p>-0.222940517833569</text:p>
          </table:table-cell>
          <table:table-cell office:value-type="float" office:value="-0.222767337073969" calcext:value-type="float">
            <text:p>-0.222767337073969</text:p>
          </table:table-cell>
          <table:table-cell office:value-type="float" office:value="-0.222734206629982" calcext:value-type="float">
            <text:p>-0.222734206629982</text:p>
          </table:table-cell>
          <table:table-cell office:value-type="float" office:value="-0.222894982526986" calcext:value-type="float">
            <text:p>-0.222894982526986</text:p>
          </table:table-cell>
          <table:table-cell office:value-type="float" office:value="-0.222832761355463" calcext:value-type="float">
            <text:p>-0.222832761355463</text:p>
          </table:table-cell>
          <table:table-cell office:value-type="float" office:value="-0.222963489467766" calcext:value-type="float">
            <text:p>-0.222963489467766</text:p>
          </table:table-cell>
          <table:table-cell office:value-type="float" office:value="-0.222743697292474" calcext:value-type="float">
            <text:p>-0.222743697292474</text:p>
          </table:table-cell>
          <table:table-cell office:value-type="float" office:value="-0.222615772995913" calcext:value-type="float">
            <text:p>-0.222615772995913</text:p>
          </table:table-cell>
          <table:table-cell office:value-type="float" office:value="-0.22273974767789" calcext:value-type="float">
            <text:p>-0.22273974767789</text:p>
          </table:table-cell>
          <table:table-cell office:value-type="float" office:value="-0.222954106567132" calcext:value-type="float">
            <text:p>-0.222954106567132</text:p>
          </table:table-cell>
          <table:table-cell office:value-type="float" office:value="-0.222881489798225" calcext:value-type="float">
            <text:p>-0.222881489798225</text:p>
          </table:table-cell>
          <table:table-cell office:value-type="float" office:value="-0.222801123702383" calcext:value-type="float">
            <text:p>-0.222801123702383</text:p>
          </table:table-cell>
          <table:table-cell office:value-type="float" office:value="-0.222962322256189" calcext:value-type="float">
            <text:p>-0.222962322256189</text:p>
          </table:table-cell>
          <table:table-cell office:value-type="float" office:value="-0.222708817836573" calcext:value-type="float">
            <text:p>-0.222708817836573</text:p>
          </table:table-cell>
          <table:table-cell office:value-type="float" office:value="-0.222753023704843" calcext:value-type="float">
            <text:p>-0.222753023704843</text:p>
          </table:table-cell>
          <table:table-cell office:value-type="float" office:value="-0.222813002455611" calcext:value-type="float">
            <text:p>-0.222813002455611</text:p>
          </table:table-cell>
          <table:table-cell office:value-type="float" office:value="-0.222766539441658" calcext:value-type="float">
            <text:p>-0.222766539441658</text:p>
          </table:table-cell>
          <table:table-cell office:value-type="float" office:value="-0.222905998695126" calcext:value-type="float">
            <text:p>-0.222905998695126</text:p>
          </table:table-cell>
          <table:table-cell office:value-type="float" office:value="-0.222605956059578" calcext:value-type="float">
            <text:p>-0.222605956059578</text:p>
          </table:table-cell>
          <table:table-cell office:value-type="float" office:value="-0.222803131137993" calcext:value-type="float">
            <text:p>-0.222803131137993</text:p>
          </table:table-cell>
          <table:table-cell office:value-type="float" office:value="-0.222813044721239" calcext:value-type="float">
            <text:p>-0.222813044721239</text:p>
          </table:table-cell>
          <table:table-cell office:value-type="float" office:value="-0.223016928509747" calcext:value-type="float">
            <text:p>-0.223016928509747</text:p>
          </table:table-cell>
          <table:table-cell office:value-type="float" office:value="-0.222617926313418" calcext:value-type="float">
            <text:p>-0.222617926313418</text:p>
          </table:table-cell>
          <table:table-cell office:value-type="float" office:value="-0.22282832169124" calcext:value-type="float">
            <text:p>-0.22282832169124</text:p>
          </table:table-cell>
          <table:table-cell office:value-type="float" office:value="-0.22293914616772" calcext:value-type="float">
            <text:p>-0.22293914616772</text:p>
          </table:table-cell>
          <table:table-cell office:value-type="float" office:value="-0.222932469776939" calcext:value-type="float">
            <text:p>-0.222932469776939</text:p>
          </table:table-cell>
          <table:table-cell office:value-type="float" office:value="-0.223328389977854" calcext:value-type="float">
            <text:p>-0.223328389977854</text:p>
          </table:table-cell>
          <table:table-cell office:value-type="float" office:value="-0.224559889195193" calcext:value-type="float">
            <text:p>-0.224559889195193</text:p>
          </table:table-cell>
          <table:table-cell office:value-type="float" office:value="-0.227272865950927" calcext:value-type="float">
            <text:p>-0.227272865950927</text:p>
          </table:table-cell>
          <table:table-cell office:value-type="float" office:value="-0.230132817815253" calcext:value-type="float">
            <text:p>-0.230132817815253</text:p>
          </table:table-cell>
          <table:table-cell office:value-type="float" office:value="-0.226341706015322" calcext:value-type="float">
            <text:p>-0.226341706015322</text:p>
          </table:table-cell>
          <table:table-cell office:value-type="float" office:value="-0.223040357329731" calcext:value-type="float">
            <text:p>-0.223040357329731</text:p>
          </table:table-cell>
          <table:table-cell office:value-type="float" office:value="-0.212224042272109" calcext:value-type="float">
            <text:p>-0.212224042272109</text:p>
          </table:table-cell>
          <table:table-cell office:value-type="float" office:value="-0.221988407721777" calcext:value-type="float">
            <text:p>-0.221988407721777</text:p>
          </table:table-cell>
          <table:table-cell office:value-type="float" office:value="-0.278431107818015" calcext:value-type="float">
            <text:p>-0.278431107818015</text:p>
          </table:table-cell>
          <table:table-cell office:value-type="float" office:value="-0.274760700156107" calcext:value-type="float">
            <text:p>-0.274760700156107</text:p>
          </table:table-cell>
          <table:table-cell office:value-type="float" office:value="-0.268746497233598" calcext:value-type="float">
            <text:p>-0.268746497233598</text:p>
          </table:table-cell>
          <table:table-cell office:value-type="float" office:value="-0.268122448797484" calcext:value-type="float">
            <text:p>-0.268122448797484</text:p>
          </table:table-cell>
          <table:table-cell office:value-type="float" office:value="-0.265655094993413" calcext:value-type="float">
            <text:p>-0.265655094993413</text:p>
          </table:table-cell>
          <table:table-cell office:value-type="float" office:value="-0.265993054307601" calcext:value-type="float">
            <text:p>-0.265993054307601</text:p>
          </table:table-cell>
          <table:table-cell office:value-type="float" office:value="-0.267714708056726" calcext:value-type="float">
            <text:p>-0.267714708056726</text:p>
          </table:table-cell>
          <table:table-cell office:value-type="float" office:value="-0.269739612957266" calcext:value-type="float">
            <text:p>-0.269739612957266</text:p>
          </table:table-cell>
          <table:table-cell office:value-type="float" office:value="-0.278866468771749" calcext:value-type="float">
            <text:p>-0.278866468771749</text:p>
          </table:table-cell>
          <table:table-cell office:value-type="float" office:value="-0.280289149131724" calcext:value-type="float">
            <text:p>-0.280289149131724</text:p>
          </table:table-cell>
          <table:table-cell office:value-type="float" office:value="-0.273396993016283" calcext:value-type="float">
            <text:p>-0.273396993016283</text:p>
          </table:table-cell>
          <table:table-cell office:value-type="float" office:value="-0.275039591620594" calcext:value-type="float">
            <text:p>-0.275039591620594</text:p>
          </table:table-cell>
          <table:table-cell office:value-type="float" office:value="-0.279122366069533" calcext:value-type="float">
            <text:p>-0.279122366069533</text:p>
          </table:table-cell>
          <table:table-cell office:value-type="float" office:value="-0.283734254753776" calcext:value-type="float">
            <text:p>-0.283734254753776</text:p>
          </table:table-cell>
          <table:table-cell office:value-type="float" office:value="-0.235115142782582" calcext:value-type="float">
            <text:p>-0.235115142782582</text:p>
          </table:table-cell>
          <table:table-cell office:value-type="float" office:value="-0.249187143510435" calcext:value-type="float">
            <text:p>-0.249187143510435</text:p>
          </table:table-cell>
          <table:table-cell office:value-type="float" office:value="-0.25456066282559" calcext:value-type="float">
            <text:p>-0.25456066282559</text:p>
          </table:table-cell>
          <table:table-cell office:value-type="float" office:value="-0.251602805759579" calcext:value-type="float">
            <text:p>-0.251602805759579</text:p>
          </table:table-cell>
          <table:table-cell office:value-type="float" office:value="-0.24269530581683" calcext:value-type="float">
            <text:p>-0.24269530581683</text:p>
          </table:table-cell>
          <table:table-cell office:value-type="float" office:value="-0.233441470249843" calcext:value-type="float">
            <text:p>-0.233441470249843</text:p>
          </table:table-cell>
          <table:table-cell office:value-type="float" office:value="-0.22871346907264" calcext:value-type="float">
            <text:p>-0.22871346907264</text:p>
          </table:table-cell>
          <table:table-cell office:value-type="float" office:value="-0.228575696136036" calcext:value-type="float">
            <text:p>-0.228575696136036</text:p>
          </table:table-cell>
          <table:table-cell office:value-type="float" office:value="-0.258956907479914" calcext:value-type="float">
            <text:p>-0.258956907479914</text:p>
          </table:table-cell>
          <table:table-cell office:value-type="float" office:value="-0.259321284155813" calcext:value-type="float">
            <text:p>-0.259321284155813</text:p>
          </table:table-cell>
          <table:table-cell office:value-type="float" office:value="-0.261508944800618" calcext:value-type="float">
            <text:p>-0.261508944800618</text:p>
          </table:table-cell>
          <table:table-cell office:value-type="float" office:value="-0.262137395116817" calcext:value-type="float">
            <text:p>-0.262137395116817</text:p>
          </table:table-cell>
          <table:table-cell office:value-type="float" office:value="-0.260845713850125" calcext:value-type="float">
            <text:p>-0.260845713850125</text:p>
          </table:table-cell>
          <table:table-cell office:value-type="float" office:value="-0.265032845298764" calcext:value-type="float">
            <text:p>-0.265032845298764</text:p>
          </table:table-cell>
          <table:table-cell office:value-type="float" office:value="-0.266160723337889" calcext:value-type="float">
            <text:p>-0.266160723337889</text:p>
          </table:table-cell>
          <table:table-cell office:value-type="float" office:value="-0.262677251122071" calcext:value-type="float">
            <text:p>-0.262677251122071</text:p>
          </table:table-cell>
          <table:table-cell office:value-type="float" office:value="-0.263803214132817" calcext:value-type="float">
            <text:p>-0.263803214132817</text:p>
          </table:table-cell>
          <table:table-cell office:value-type="float" office:value="-0.264022738072163" calcext:value-type="float">
            <text:p>-0.264022738072163</text:p>
          </table:table-cell>
          <table:table-cell office:value-type="float" office:value="-0.264540227465763" calcext:value-type="float">
            <text:p>-0.264540227465763</text:p>
          </table:table-cell>
          <table:table-cell office:value-type="float" office:value="-0.272809805255404" calcext:value-type="float">
            <text:p>-0.272809805255404</text:p>
          </table:table-cell>
          <table:table-cell office:value-type="float" office:value="-0.182849589660768" calcext:value-type="float">
            <text:p>-0.182849589660768</text:p>
          </table:table-cell>
          <table:table-cell office:value-type="float" office:value="-0.18365040136474" calcext:value-type="float">
            <text:p>-0.18365040136474</text:p>
          </table:table-cell>
          <table:table-cell office:value-type="float" office:value="-0.189872890330741" calcext:value-type="float">
            <text:p>-0.189872890330741</text:p>
          </table:table-cell>
          <table:table-cell office:value-type="float" office:value="-0.241431204638689" calcext:value-type="float">
            <text:p>-0.241431204638689</text:p>
          </table:table-cell>
          <table:table-cell office:value-type="float" office:value="-0.248360903629185" calcext:value-type="float">
            <text:p>-0.248360903629185</text:p>
          </table:table-cell>
          <table:table-cell office:value-type="float" office:value="-0.242518848081176" calcext:value-type="float">
            <text:p>-0.242518848081176</text:p>
          </table:table-cell>
          <table:table-cell office:value-type="float" office:value="-0.238589370612328" calcext:value-type="float">
            <text:p>-0.238589370612328</text:p>
          </table:table-cell>
          <table:table-cell office:value-type="float" office:value="-0.234052183555189" calcext:value-type="float">
            <text:p>-0.234052183555189</text:p>
          </table:table-cell>
          <table:table-cell office:value-type="float" office:value="-0.225589020865813" calcext:value-type="float">
            <text:p>-0.225589020865813</text:p>
          </table:table-cell>
          <table:table-cell office:value-type="float" office:value="-0.223988842100037" calcext:value-type="float">
            <text:p>-0.223988842100037</text:p>
          </table:table-cell>
          <table:table-cell office:value-type="float" office:value="-0.231178043039463" calcext:value-type="float">
            <text:p>-0.231178043039463</text:p>
          </table:table-cell>
          <table:table-cell office:value-type="float" office:value="-0.23673041275571" calcext:value-type="float">
            <text:p>-0.23673041275571</text:p>
          </table:table-cell>
          <table:table-cell office:value-type="float" office:value="-0.259424005066131" calcext:value-type="float">
            <text:p>-0.259424005066131</text:p>
          </table:table-cell>
          <table:table-cell office:value-type="float" office:value="-0.267586851808077" calcext:value-type="float">
            <text:p>-0.267586851808077</text:p>
          </table:table-cell>
          <table:table-cell office:value-type="float" office:value="-0.28168875036876" calcext:value-type="float">
            <text:p>-0.28168875036876</text:p>
          </table:table-cell>
          <table:table-cell office:value-type="float" office:value="-0.283209831412437" calcext:value-type="float">
            <text:p>-0.283209831412437</text:p>
          </table:table-cell>
          <table:table-cell office:value-type="float" office:value="-0.281376913834082" calcext:value-type="float">
            <text:p>-0.281376913834082</text:p>
          </table:table-cell>
          <table:table-cell office:value-type="float" office:value="-0.277972669055746" calcext:value-type="float">
            <text:p>-0.277972669055746</text:p>
          </table:table-cell>
          <table:table-cell office:value-type="float" office:value="-0.277639387666159" calcext:value-type="float">
            <text:p>-0.277639387666159</text:p>
          </table:table-cell>
          <table:table-cell office:value-type="float" office:value="-0.281309415075686" calcext:value-type="float">
            <text:p>-0.281309415075686</text:p>
          </table:table-cell>
          <table:table-cell office:value-type="float" office:value="-0.269046756717177" calcext:value-type="float">
            <text:p>-0.269046756717177</text:p>
          </table:table-cell>
          <table:table-cell office:value-type="float" office:value="-0.267975498727511" calcext:value-type="float">
            <text:p>-0.267975498727511</text:p>
          </table:table-cell>
          <table:table-cell office:value-type="float" office:value="-0.275563099281279" calcext:value-type="float">
            <text:p>-0.275563099281279</text:p>
          </table:table-cell>
          <table:table-cell office:value-type="float" office:value="-0.276804380106703" calcext:value-type="float">
            <text:p>-0.276804380106703</text:p>
          </table:table-cell>
          <table:table-cell office:value-type="float" office:value="-0.278044973744727" calcext:value-type="float">
            <text:p>-0.278044973744727</text:p>
          </table:table-cell>
          <table:table-cell office:value-type="float" office:value="-0.276622377895434" calcext:value-type="float">
            <text:p>-0.276622377895434</text:p>
          </table:table-cell>
          <table:table-cell office:value-type="float" office:value="-0.277176164460656" calcext:value-type="float">
            <text:p>-0.277176164460656</text:p>
          </table:table-cell>
          <table:table-cell office:value-type="float" office:value="-0.277137965187251" calcext:value-type="float">
            <text:p>-0.277137965187251</text:p>
          </table:table-cell>
          <table:table-cell office:value-type="float" office:value="-0.222549890034857" calcext:value-type="float">
            <text:p>-0.222549890034857</text:p>
          </table:table-cell>
          <table:table-cell office:value-type="float" office:value="-0.211311192743181" calcext:value-type="float">
            <text:p>-0.211311192743181</text:p>
          </table:table-cell>
          <table:table-cell office:value-type="float" office:value="-0.20637107627402" calcext:value-type="float">
            <text:p>-0.20637107627402</text:p>
          </table:table-cell>
          <table:table-cell office:value-type="float" office:value="-0.25297179526664" calcext:value-type="float">
            <text:p>-0.25297179526664</text:p>
          </table:table-cell>
          <table:table-cell office:value-type="float" office:value="-0.259214205287037" calcext:value-type="float">
            <text:p>-0.259214205287037</text:p>
          </table:table-cell>
          <table:table-cell office:value-type="float" office:value="-0.252866225076461" calcext:value-type="float">
            <text:p>-0.252866225076461</text:p>
          </table:table-cell>
          <table:table-cell office:value-type="float" office:value="-0.23250609871563" calcext:value-type="float">
            <text:p>-0.23250609871563</text:p>
          </table:table-cell>
          <table:table-cell office:value-type="float" office:value="-0.22552672723918" calcext:value-type="float">
            <text:p>-0.22552672723918</text:p>
          </table:table-cell>
          <table:table-cell office:value-type="float" office:value="-0.22763527364118" calcext:value-type="float">
            <text:p>-0.22763527364118</text:p>
          </table:table-cell>
          <table:table-cell office:value-type="float" office:value="-0.209488712926083" calcext:value-type="float">
            <text:p>-0.209488712926083</text:p>
          </table:table-cell>
          <table:table-cell office:value-type="float" office:value="-0.20653454427911" calcext:value-type="float">
            <text:p>-0.20653454427911</text:p>
          </table:table-cell>
          <table:table-cell office:value-type="float" office:value="-0.193764581526699" calcext:value-type="float">
            <text:p>-0.193764581526699</text:p>
          </table:table-cell>
          <table:table-cell office:value-type="float" office:value="-0.259662022892979" calcext:value-type="float">
            <text:p>-0.259662022892979</text:p>
          </table:table-cell>
          <table:table-cell office:value-type="float" office:value="-0.261331395291055" calcext:value-type="float">
            <text:p>-0.261331395291055</text:p>
          </table:table-cell>
          <table:table-cell office:value-type="float" office:value="-0.25163895598532" calcext:value-type="float">
            <text:p>-0.25163895598532</text:p>
          </table:table-cell>
          <table:table-cell office:value-type="float" office:value="-0.242025283893491" calcext:value-type="float">
            <text:p>-0.242025283893491</text:p>
          </table:table-cell>
          <table:table-cell office:value-type="float" office:value="-0.231045306763855" calcext:value-type="float">
            <text:p>-0.231045306763855</text:p>
          </table:table-cell>
          <table:table-cell office:value-type="float" office:value="-0.223185286303304" calcext:value-type="float">
            <text:p>-0.223185286303304</text:p>
          </table:table-cell>
          <table:table-cell office:value-type="float" office:value="-0.222775643071436" calcext:value-type="float">
            <text:p>-0.222775643071436</text:p>
          </table:table-cell>
          <table:table-cell office:value-type="float" office:value="-0.226913792719112" calcext:value-type="float">
            <text:p>-0.226913792719112</text:p>
          </table:table-cell>
          <table:table-cell office:value-type="float" office:value="-0.273222538795841" calcext:value-type="float">
            <text:p>-0.273222538795841</text:p>
          </table:table-cell>
          <table:table-cell office:value-type="float" office:value="-0.276808951324066" calcext:value-type="float">
            <text:p>-0.276808951324066</text:p>
          </table:table-cell>
          <table:table-cell office:value-type="float" office:value="-0.255306830391935" calcext:value-type="float">
            <text:p>-0.255306830391935</text:p>
          </table:table-cell>
          <table:table-cell office:value-type="float" office:value="-0.258585420969819" calcext:value-type="float">
            <text:p>-0.258585420969819</text:p>
          </table:table-cell>
          <table:table-cell office:value-type="float" office:value="-0.258689507244481" calcext:value-type="float">
            <text:p>-0.258689507244481</text:p>
          </table:table-cell>
          <table:table-cell office:value-type="float" office:value="-0.262498370875349" calcext:value-type="float">
            <text:p>-0.262498370875349</text:p>
          </table:table-cell>
          <table:table-cell office:value-type="float" office:value="-0.264037462469712" calcext:value-type="float">
            <text:p>-0.264037462469712</text:p>
          </table:table-cell>
          <table:table-cell office:value-type="float" office:value="-0.267139865296214" calcext:value-type="float">
            <text:p>-0.267139865296214</text:p>
          </table:table-cell>
          <table:table-cell office:value-type="float" office:value="-0.263844439051195" calcext:value-type="float">
            <text:p>-0.263844439051195</text:p>
          </table:table-cell>
          <table:table-cell office:value-type="float" office:value="-0.187140255739796" calcext:value-type="float">
            <text:p>-0.187140255739796</text:p>
          </table:table-cell>
          <table:table-cell office:value-type="float" office:value="-0.18955321970955" calcext:value-type="float">
            <text:p>-0.18955321970955</text:p>
          </table:table-cell>
          <table:table-cell office:value-type="float" office:value="-0.194503102047884" calcext:value-type="float">
            <text:p>-0.194503102047884</text:p>
          </table:table-cell>
          <table:table-cell office:value-type="float" office:value="-0.243491262796211" calcext:value-type="float">
            <text:p>-0.243491262796211</text:p>
          </table:table-cell>
          <table:table-cell office:value-type="float" office:value="-0.248669978587919" calcext:value-type="float">
            <text:p>-0.248669978587919</text:p>
          </table:table-cell>
          <table:table-cell office:value-type="float" office:value="-0.242088527266317" calcext:value-type="float">
            <text:p>-0.242088527266317</text:p>
          </table:table-cell>
          <table:table-cell office:value-type="float" office:value="-0.240987570676458" calcext:value-type="float">
            <text:p>-0.240987570676458</text:p>
          </table:table-cell>
          <table:table-cell office:value-type="float" office:value="-0.230995296844876" calcext:value-type="float">
            <text:p>-0.230995296844876</text:p>
          </table:table-cell>
          <table:table-cell office:value-type="float" office:value="-0.23892919779053" calcext:value-type="float">
            <text:p>-0.23892919779053</text:p>
          </table:table-cell>
          <table:table-cell office:value-type="float" office:value="-0.26347424114051" calcext:value-type="float">
            <text:p>-0.26347424114051</text:p>
          </table:table-cell>
          <table:table-cell office:value-type="float" office:value="-0.278631603250547" calcext:value-type="float">
            <text:p>-0.278631603250547</text:p>
          </table:table-cell>
          <table:table-cell office:value-type="float" office:value="-0.281667998060551" calcext:value-type="float">
            <text:p>-0.281667998060551</text:p>
          </table:table-cell>
          <table:table-cell office:value-type="float" office:value="-0.279100867456409" calcext:value-type="float">
            <text:p>-0.279100867456409</text:p>
          </table:table-cell>
          <table:table-cell office:value-type="float" office:value="-0.273961790731952" calcext:value-type="float">
            <text:p>-0.273961790731952</text:p>
          </table:table-cell>
          <table:table-cell office:value-type="float" office:value="-0.26857626652621" calcext:value-type="float">
            <text:p>-0.26857626652621</text:p>
          </table:table-cell>
          <table:table-cell office:value-type="float" office:value="-0.269217701767765" calcext:value-type="float">
            <text:p>-0.269217701767765</text:p>
          </table:table-cell>
          <table:table-cell office:value-type="float" office:value="-0.268981270948394" calcext:value-type="float">
            <text:p>-0.268981270948394</text:p>
          </table:table-cell>
          <table:table-cell office:value-type="float" office:value="-0.272182717722348" calcext:value-type="float">
            <text:p>-0.272182717722348</text:p>
          </table:table-cell>
          <table:table-cell office:value-type="float" office:value="-0.272042543385109" calcext:value-type="float">
            <text:p>-0.272042543385109</text:p>
          </table:table-cell>
          <table:table-cell office:value-type="float" office:value="-0.274430097659968" calcext:value-type="float">
            <text:p>-0.274430097659968</text:p>
          </table:table-cell>
          <table:table-cell office:value-type="float" office:value="-0.271570379446928" calcext:value-type="float">
            <text:p>-0.271570379446928</text:p>
          </table:table-cell>
          <table:table-cell office:value-type="float" office:value="-0.2731525578299" calcext:value-type="float">
            <text:p>-0.2731525578299</text:p>
          </table:table-cell>
          <table:table-cell office:value-type="float" office:value="-0.274624146193551" calcext:value-type="float">
            <text:p>-0.274624146193551</text:p>
          </table:table-cell>
          <table:table-cell office:value-type="float" office:value="-0.275736490295527" calcext:value-type="float">
            <text:p>-0.275736490295527</text:p>
          </table:table-cell>
          <table:table-cell office:value-type="float" office:value="-0.27787260001169" calcext:value-type="float">
            <text:p>-0.27787260001169</text:p>
          </table:table-cell>
          <table:table-cell office:value-type="float" office:value="-0.277163310494857" calcext:value-type="float">
            <text:p>-0.277163310494857</text:p>
          </table:table-cell>
          <table:table-cell office:value-type="float" office:value="-0.276828292897224" calcext:value-type="float">
            <text:p>-0.276828292897224</text:p>
          </table:table-cell>
          <table:table-cell office:value-type="float" office:value="-0.277672677353821" calcext:value-type="float">
            <text:p>-0.277672677353821</text:p>
          </table:table-cell>
          <table:table-cell office:value-type="float" office:value="-0.206846724502996" calcext:value-type="float">
            <text:p>-0.206846724502996</text:p>
          </table:table-cell>
          <table:table-cell office:value-type="float" office:value="-0.191549004604154" calcext:value-type="float">
            <text:p>-0.191549004604154</text:p>
          </table:table-cell>
          <table:table-cell office:value-type="float" office:value="-0.191791995928056" calcext:value-type="float">
            <text:p>-0.191791995928056</text:p>
          </table:table-cell>
          <table:table-cell office:value-type="float" office:value="-0.197119911278632" calcext:value-type="float">
            <text:p>-0.197119911278632</text:p>
          </table:table-cell>
          <table:table-cell office:value-type="float" office:value="-0.201302944965856" calcext:value-type="float">
            <text:p>-0.201302944965856</text:p>
          </table:table-cell>
          <table:table-cell office:value-type="float" office:value="-0.211111019972495" calcext:value-type="float">
            <text:p>-0.211111019972495</text:p>
          </table:table-cell>
          <table:table-cell office:value-type="float" office:value="-0.215978948928734" calcext:value-type="float">
            <text:p>-0.215978948928734</text:p>
          </table:table-cell>
          <table:table-cell office:value-type="float" office:value="-0.216164151379413" calcext:value-type="float">
            <text:p>-0.216164151379413</text:p>
          </table:table-cell>
          <table:table-cell office:value-type="float" office:value="-0.227295174352038" calcext:value-type="float">
            <text:p>-0.227295174352038</text:p>
          </table:table-cell>
          <table:table-cell office:value-type="float" office:value="-0.232101191079909" calcext:value-type="float">
            <text:p>-0.232101191079909</text:p>
          </table:table-cell>
          <table:table-cell office:value-type="float" office:value="-0.243489260341587" calcext:value-type="float">
            <text:p>-0.243489260341587</text:p>
          </table:table-cell>
          <table:table-cell office:value-type="float" office:value="-0.246215891759064" calcext:value-type="float">
            <text:p>-0.246215891759064</text:p>
          </table:table-cell>
          <table:table-cell office:value-type="float" office:value="-0.24419678489282" calcext:value-type="float">
            <text:p>-0.24419678489282</text:p>
          </table:table-cell>
          <table:table-cell office:value-type="float" office:value="-0.234058127431506" calcext:value-type="float">
            <text:p>-0.234058127431506</text:p>
          </table:table-cell>
          <table:table-cell office:value-type="float" office:value="-0.231366394448931" calcext:value-type="float">
            <text:p>-0.231366394448931</text:p>
          </table:table-cell>
          <table:table-cell office:value-type="float" office:value="-0.246041099316952" calcext:value-type="float">
            <text:p>-0.246041099316952</text:p>
          </table:table-cell>
          <table:table-cell office:value-type="float" office:value="-0.258469534815541" calcext:value-type="float">
            <text:p>-0.258469534815541</text:p>
          </table:table-cell>
          <table:table-cell office:value-type="float" office:value="-0.284387163227729" calcext:value-type="float">
            <text:p>-0.284387163227729</text:p>
          </table:table-cell>
          <table:table-cell office:value-type="float" office:value="-0.292212219462926" calcext:value-type="float">
            <text:p>-0.292212219462926</text:p>
          </table:table-cell>
          <table:table-cell office:value-type="float" office:value="-0.284716235465339" calcext:value-type="float">
            <text:p>-0.284716235465339</text:p>
          </table:table-cell>
          <table:table-cell office:value-type="float" office:value="-0.282655512254242" calcext:value-type="float">
            <text:p>-0.282655512254242</text:p>
          </table:table-cell>
          <table:table-cell office:value-type="float" office:value="-0.271449275128955" calcext:value-type="float">
            <text:p>-0.271449275128955</text:p>
          </table:table-cell>
          <table:table-cell office:value-type="float" office:value="-0.267034833273634" calcext:value-type="float">
            <text:p>-0.267034833273634</text:p>
          </table:table-cell>
          <table:table-cell office:value-type="float" office:value="-0.267233417159582" calcext:value-type="float">
            <text:p>-0.267233417159582</text:p>
          </table:table-cell>
          <table:table-cell office:value-type="float" office:value="-0.269439360862022" calcext:value-type="float">
            <text:p>-0.269439360862022</text:p>
          </table:table-cell>
          <table:table-cell office:value-type="float" office:value="-0.271351096225817" calcext:value-type="float">
            <text:p>-0.271351096225817</text:p>
          </table:table-cell>
          <table:table-cell office:value-type="float" office:value="-0.272353922891487" calcext:value-type="float">
            <text:p>-0.272353922891487</text:p>
          </table:table-cell>
          <table:table-cell office:value-type="float" office:value="-0.270023283923483" calcext:value-type="float">
            <text:p>-0.270023283923483</text:p>
          </table:table-cell>
          <table:table-cell office:value-type="float" office:value="-0.27006607961078" calcext:value-type="float">
            <text:p>-0.27006607961078</text:p>
          </table:table-cell>
          <table:table-cell office:value-type="float" office:value="-0.270083279323663" calcext:value-type="float">
            <text:p>-0.270083279323663</text:p>
          </table:table-cell>
          <table:table-cell office:value-type="float" office:value="-0.270768064443938" calcext:value-type="float">
            <text:p>-0.270768064443938</text:p>
          </table:table-cell>
          <table:table-cell office:value-type="float" office:value="-0.270366935454136" calcext:value-type="float">
            <text:p>-0.270366935454136</text:p>
          </table:table-cell>
          <table:table-cell office:value-type="float" office:value="-0.270567840742015" calcext:value-type="float">
            <text:p>-0.270567840742015</text:p>
          </table:table-cell>
          <table:table-cell office:value-type="float" office:value="-0.270609173914439" calcext:value-type="float">
            <text:p>-0.270609173914439</text:p>
          </table:table-cell>
          <table:table-cell office:value-type="float" office:value="-0.270093249003641" calcext:value-type="float">
            <text:p>-0.270093249003641</text:p>
          </table:table-cell>
          <table:table-cell office:value-type="float" office:value="-0.270332204857389" calcext:value-type="float">
            <text:p>-0.270332204857389</text:p>
          </table:table-cell>
          <table:table-cell office:value-type="float" office:value="-0.270437708726249" calcext:value-type="float">
            <text:p>-0.270437708726249</text:p>
          </table:table-cell>
          <table:table-cell office:value-type="float" office:value="-0.270582624950256" calcext:value-type="float">
            <text:p>-0.270582624950256</text:p>
          </table:table-cell>
          <table:table-cell office:value-type="float" office:value="-0.270263248996391" calcext:value-type="float">
            <text:p>-0.270263248996391</text:p>
          </table:table-cell>
          <table:table-cell office:value-type="float" office:value="-0.270625720855169" calcext:value-type="float">
            <text:p>-0.270625720855169</text:p>
          </table:table-cell>
          <table:table-cell office:value-type="float" office:value="-0.270662742012201" calcext:value-type="float">
            <text:p>-0.270662742012201</text:p>
          </table:table-cell>
          <table:table-cell office:value-type="float" office:value="-0.269668543381303" calcext:value-type="float">
            <text:p>-0.269668543381303</text:p>
          </table:table-cell>
          <table:table-cell office:value-type="float" office:value="-0.270578983386481" calcext:value-type="float">
            <text:p>-0.270578983386481</text:p>
          </table:table-cell>
          <table:table-cell office:value-type="float" office:value="-0.27017735839386" calcext:value-type="float">
            <text:p>-0.27017735839386</text:p>
          </table:table-cell>
          <table:table-cell office:value-type="float" office:value="-0.270098142331627" calcext:value-type="float">
            <text:p>-0.270098142331627</text:p>
          </table:table-cell>
          <table:table-cell office:value-type="float" office:value="-0.27059583292456" calcext:value-type="float">
            <text:p>-0.27059583292456</text:p>
          </table:table-cell>
          <table:table-cell office:value-type="float" office:value="-0.270559198739577" calcext:value-type="float">
            <text:p>-0.270559198739577</text:p>
          </table:table-cell>
          <table:table-cell office:value-type="float" office:value="-0.270435057102994" calcext:value-type="float">
            <text:p>-0.270435057102994</text:p>
          </table:table-cell>
          <table:table-cell office:value-type="float" office:value="-0.270457237071662" calcext:value-type="float">
            <text:p>-0.270457237071662</text:p>
          </table:table-cell>
          <table:table-cell office:value-type="float" office:value="-0.270385126123381" calcext:value-type="float">
            <text:p>-0.270385126123381</text:p>
          </table:table-cell>
          <table:table-cell office:value-type="float" office:value="-0.270255874387958" calcext:value-type="float">
            <text:p>-0.270255874387958</text:p>
          </table:table-cell>
          <table:table-cell office:value-type="float" office:value="-0.270391583140281" calcext:value-type="float">
            <text:p>-0.270391583140281</text:p>
          </table:table-cell>
          <table:table-cell office:value-type="float" office:value="-0.270349890574688" calcext:value-type="float">
            <text:p>-0.270349890574688</text:p>
          </table:table-cell>
          <table:table-cell office:value-type="float" office:value="-0.270232144937789" calcext:value-type="float">
            <text:p>-0.270232144937789</text:p>
          </table:table-cell>
          <table:table-cell office:value-type="float" office:value="-0.270337609944214" calcext:value-type="float">
            <text:p>-0.270337609944214</text:p>
          </table:table-cell>
          <table:table-cell office:value-type="float" office:value="-0.270112793413891" calcext:value-type="float">
            <text:p>-0.270112793413891</text:p>
          </table:table-cell>
          <table:table-cell office:value-type="float" office:value="-0.270253611499597" calcext:value-type="float">
            <text:p>-0.270253611499597</text:p>
          </table:table-cell>
          <table:table-cell office:value-type="float" office:value="-0.270063253994836" calcext:value-type="float">
            <text:p>-0.270063253994836</text:p>
          </table:table-cell>
          <table:table-cell office:value-type="float" office:value="-0.270336434709331" calcext:value-type="float">
            <text:p>-0.270336434709331</text:p>
          </table:table-cell>
          <table:table-cell office:value-type="float" office:value="-0.270344663688025" calcext:value-type="float">
            <text:p>-0.270344663688025</text:p>
          </table:table-cell>
          <table:table-cell office:value-type="float" office:value="-0.270250017102081" calcext:value-type="float">
            <text:p>-0.270250017102081</text:p>
          </table:table-cell>
          <table:table-cell office:value-type="float" office:value="-0.270417463460872" calcext:value-type="float">
            <text:p>-0.270417463460872</text:p>
          </table:table-cell>
          <table:table-cell office:value-type="float" office:value="-0.270149709917493" calcext:value-type="float">
            <text:p>-0.270149709917493</text:p>
          </table:table-cell>
          <table:table-cell office:value-type="float" office:value="-0.270311247725504" calcext:value-type="float">
            <text:p>-0.270311247725504</text:p>
          </table:table-cell>
          <table:table-cell office:value-type="float" office:value="-0.270341581699722" calcext:value-type="float">
            <text:p>-0.270341581699722</text:p>
          </table:table-cell>
          <table:table-cell office:value-type="float" office:value="-0.270242420704895" calcext:value-type="float">
            <text:p>-0.270242420704895</text:p>
          </table:table-cell>
          <table:table-cell office:value-type="float" office:value="-0.270134359560818" calcext:value-type="float">
            <text:p>-0.270134359560818</text:p>
          </table:table-cell>
          <table:table-cell office:value-type="float" office:value="-0.270378308756848" calcext:value-type="float">
            <text:p>-0.270378308756848</text:p>
          </table:table-cell>
          <table:table-cell office:value-type="float" office:value="-0.270253400981543" calcext:value-type="float">
            <text:p>-0.270253400981543</text:p>
          </table:table-cell>
          <table:table-cell office:value-type="float" office:value="-0.270422840198834" calcext:value-type="float">
            <text:p>-0.270422840198834</text:p>
          </table:table-cell>
          <table:table-cell office:value-type="float" office:value="-0.270452168309469" calcext:value-type="float">
            <text:p>-0.270452168309469</text:p>
          </table:table-cell>
          <table:table-cell office:value-type="float" office:value="-0.270319006240379" calcext:value-type="float">
            <text:p>-0.270319006240379</text:p>
          </table:table-cell>
          <table:table-cell office:value-type="float" office:value="-0.270371525341564" calcext:value-type="float">
            <text:p>-0.270371525341564</text:p>
          </table:table-cell>
          <table:table-cell office:value-type="float" office:value="-0.270199357380172" calcext:value-type="float">
            <text:p>-0.270199357380172</text:p>
          </table:table-cell>
          <table:table-cell office:value-type="float" office:value="-0.270206521772154" calcext:value-type="float">
            <text:p>-0.270206521772154</text:p>
          </table:table-cell>
          <table:table-cell office:value-type="float" office:value="-0.270182339510738" calcext:value-type="float">
            <text:p>-0.270182339510738</text:p>
          </table:table-cell>
          <table:table-cell office:value-type="float" office:value="-0.270309474624566" calcext:value-type="float">
            <text:p>-0.270309474624566</text:p>
          </table:table-cell>
          <table:table-cell office:value-type="float" office:value="-0.270491502929155" calcext:value-type="float">
            <text:p>-0.270491502929155</text:p>
          </table:table-cell>
          <table:table-cell office:value-type="float" office:value="-0.270306815869968" calcext:value-type="float">
            <text:p>-0.270306815869968</text:p>
          </table:table-cell>
          <table:table-cell office:value-type="float" office:value="-0.270216685829113" calcext:value-type="float">
            <text:p>-0.270216685829113</text:p>
          </table:table-cell>
          <table:table-cell office:value-type="float" office:value="-0.270303182681034" calcext:value-type="float">
            <text:p>-0.270303182681034</text:p>
          </table:table-cell>
          <table:table-cell office:value-type="float" office:value="-0.270344599818175" calcext:value-type="float">
            <text:p>-0.270344599818175</text:p>
          </table:table-cell>
          <table:table-cell office:value-type="float" office:value="-0.270366851378291" calcext:value-type="float">
            <text:p>-0.270366851378291</text:p>
          </table:table-cell>
          <table:table-cell office:value-type="float" office:value="-0.270358050121216" calcext:value-type="float">
            <text:p>-0.270358050121216</text:p>
          </table:table-cell>
          <table:table-cell office:value-type="float" office:value="-0.270261815506163" calcext:value-type="float">
            <text:p>-0.270261815506163</text:p>
          </table:table-cell>
          <table:table-cell office:value-type="float" office:value="-0.270056126149523" calcext:value-type="float">
            <text:p>-0.270056126149523</text:p>
          </table:table-cell>
          <table:table-cell office:value-type="float" office:value="-0.270401283862555" calcext:value-type="float">
            <text:p>-0.270401283862555</text:p>
          </table:table-cell>
          <table:table-cell office:value-type="float" office:value="-0.270242212742939" calcext:value-type="float">
            <text:p>-0.270242212742939</text:p>
          </table:table-cell>
          <table:table-cell office:value-type="float" office:value="-0.270148520803336" calcext:value-type="float">
            <text:p>-0.270148520803336</text:p>
          </table:table-cell>
          <table:table-cell office:value-type="float" office:value="-0.270220044038595" calcext:value-type="float">
            <text:p>-0.270220044038595</text:p>
          </table:table-cell>
          <table:table-cell office:value-type="float" office:value="-0.270242853921815" calcext:value-type="float">
            <text:p>-0.270242853921815</text:p>
          </table:table-cell>
          <table:table-cell office:value-type="float" office:value="-0.270240893935511" calcext:value-type="float">
            <text:p>-0.270240893935511</text:p>
          </table:table-cell>
          <table:table-cell office:value-type="float" office:value="-0.270089785401546" calcext:value-type="float">
            <text:p>-0.270089785401546</text:p>
          </table:table-cell>
          <table:table-cell office:value-type="float" office:value="-0.270305920942016" calcext:value-type="float">
            <text:p>-0.270305920942016</text:p>
          </table:table-cell>
          <table:table-cell office:value-type="float" office:value="-0.27040484169949" calcext:value-type="float">
            <text:p>-0.27040484169949</text:p>
          </table:table-cell>
          <table:table-cell office:value-type="float" office:value="-0.270375124601629" calcext:value-type="float">
            <text:p>-0.270375124601629</text:p>
          </table:table-cell>
          <table:table-cell office:value-type="float" office:value="-0.270076688129225" calcext:value-type="float">
            <text:p>-0.270076688129225</text:p>
          </table:table-cell>
          <table:table-cell office:value-type="float" office:value="-0.270265310407486" calcext:value-type="float">
            <text:p>-0.270265310407486</text:p>
          </table:table-cell>
          <table:table-cell office:value-type="float" office:value="-0.270390781016083" calcext:value-type="float">
            <text:p>-0.270390781016083</text:p>
          </table:table-cell>
          <table:table-cell office:value-type="float" office:value="-0.27032945126881" calcext:value-type="float">
            <text:p>-0.27032945126881</text:p>
          </table:table-cell>
          <table:table-cell office:value-type="float" office:value="-0.27041495959444" calcext:value-type="float">
            <text:p>-0.27041495959444</text:p>
          </table:table-cell>
          <table:table-cell office:value-type="float" office:value="-0.270286934610339" calcext:value-type="float">
            <text:p>-0.270286934610339</text:p>
          </table:table-cell>
          <table:table-cell office:value-type="float" office:value="-0.27028788107668" calcext:value-type="float">
            <text:p>-0.27028788107668</text:p>
          </table:table-cell>
          <table:table-cell office:value-type="float" office:value="-0.270192183314467" calcext:value-type="float">
            <text:p>-0.270192183314467</text:p>
          </table:table-cell>
          <table:table-cell office:value-type="float" office:value="-0.270342952944183" calcext:value-type="float">
            <text:p>-0.270342952944183</text:p>
          </table:table-cell>
          <table:table-cell office:value-type="float" office:value="-0.270178019937044" calcext:value-type="float">
            <text:p>-0.270178019937044</text:p>
          </table:table-cell>
          <table:table-cell office:value-type="float" office:value="-0.270274860034189" calcext:value-type="float">
            <text:p>-0.270274860034189</text:p>
          </table:table-cell>
          <table:table-cell office:value-type="float" office:value="-0.270201237338343" calcext:value-type="float">
            <text:p>-0.270201237338343</text:p>
          </table:table-cell>
          <table:table-cell office:value-type="float" office:value="-0.270195369935378" calcext:value-type="float">
            <text:p>-0.270195369935378</text:p>
          </table:table-cell>
          <table:table-cell office:value-type="float" office:value="-0.270306145624171" calcext:value-type="float">
            <text:p>-0.270306145624171</text:p>
          </table:table-cell>
          <table:table-cell office:value-type="float" office:value="-0.270104592359845" calcext:value-type="float">
            <text:p>-0.270104592359845</text:p>
          </table:table-cell>
          <table:table-cell office:value-type="float" office:value="-0.270162127397276" calcext:value-type="float">
            <text:p>-0.270162127397276</text:p>
          </table:table-cell>
          <table:table-cell office:value-type="float" office:value="-0.27042165701784" calcext:value-type="float">
            <text:p>-0.27042165701784</text:p>
          </table:table-cell>
          <table:table-cell office:value-type="float" office:value="-0.270279431211852" calcext:value-type="float">
            <text:p>-0.270279431211852</text:p>
          </table:table-cell>
          <table:table-cell office:value-type="float" office:value="-0.270371298679698" calcext:value-type="float">
            <text:p>-0.270371298679698</text:p>
          </table:table-cell>
          <table:table-cell office:value-type="float" office:value="-0.27013848785237" calcext:value-type="float">
            <text:p>-0.27013848785237</text:p>
          </table:table-cell>
          <table:table-cell office:value-type="float" office:value="-0.270302948677832" calcext:value-type="float">
            <text:p>-0.270302948677832</text:p>
          </table:table-cell>
          <table:table-cell office:value-type="float" office:value="-0.27030884607255" calcext:value-type="float">
            <text:p>-0.27030884607255</text:p>
          </table:table-cell>
          <table:table-cell office:value-type="float" office:value="-0.270177020572014" calcext:value-type="float">
            <text:p>-0.270177020572014</text:p>
          </table:table-cell>
          <table:table-cell office:value-type="float" office:value="-0.270308351840662" calcext:value-type="float">
            <text:p>-0.270308351840662</text:p>
          </table:table-cell>
          <table:table-cell office:value-type="float" office:value="-0.270347318541776" calcext:value-type="float">
            <text:p>-0.270347318541776</text:p>
          </table:table-cell>
          <table:table-cell office:value-type="float" office:value="-0.270211766980838" calcext:value-type="float">
            <text:p>-0.270211766980838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10617862780476" calcext:value-type="float">
            <text:p>0.310617862780476</text:p>
          </table:table-cell>
          <table:table-cell office:value-type="float" office:value="0.310605535730529" calcext:value-type="float">
            <text:p>0.310605535730529</text:p>
          </table:table-cell>
          <table:table-cell office:value-type="float" office:value="0.310640383852143" calcext:value-type="float">
            <text:p>0.310640383852143</text:p>
          </table:table-cell>
          <table:table-cell office:value-type="float" office:value="0.310597379241159" calcext:value-type="float">
            <text:p>0.310597379241159</text:p>
          </table:table-cell>
          <table:table-cell office:value-type="float" office:value="0.310668136255728" calcext:value-type="float">
            <text:p>0.310668136255728</text:p>
          </table:table-cell>
          <table:table-cell office:value-type="float" office:value="0.31067278421059" calcext:value-type="float">
            <text:p>0.31067278421059</text:p>
          </table:table-cell>
          <table:table-cell office:value-type="float" office:value="0.310641182157685" calcext:value-type="float">
            <text:p>0.310641182157685</text:p>
          </table:table-cell>
          <table:table-cell office:value-type="float" office:value="0.310631068767996" calcext:value-type="float">
            <text:p>0.310631068767996</text:p>
          </table:table-cell>
          <table:table-cell office:value-type="float" office:value="0.310652442132151" calcext:value-type="float">
            <text:p>0.310652442132151</text:p>
          </table:table-cell>
          <table:table-cell office:value-type="float" office:value="0.310670481245611" calcext:value-type="float">
            <text:p>0.310670481245611</text:p>
          </table:table-cell>
          <table:table-cell office:value-type="float" office:value="0.310633825754284" calcext:value-type="float">
            <text:p>0.310633825754284</text:p>
          </table:table-cell>
          <table:table-cell office:value-type="float" office:value="0.3106369325162" calcext:value-type="float">
            <text:p>0.3106369325162</text:p>
          </table:table-cell>
          <table:table-cell office:value-type="float" office:value="0.310658264256588" calcext:value-type="float">
            <text:p>0.310658264256588</text:p>
          </table:table-cell>
          <table:table-cell office:value-type="float" office:value="0.310646734008184" calcext:value-type="float">
            <text:p>0.310646734008184</text:p>
          </table:table-cell>
          <table:table-cell office:value-type="float" office:value="0.310652412349191" calcext:value-type="float">
            <text:p>0.310652412349191</text:p>
          </table:table-cell>
          <table:table-cell office:value-type="float" office:value="0.31064520229627" calcext:value-type="float">
            <text:p>0.31064520229627</text:p>
          </table:table-cell>
          <table:table-cell office:value-type="float" office:value="0.310604519859649" calcext:value-type="float">
            <text:p>0.310604519859649</text:p>
          </table:table-cell>
          <table:table-cell office:value-type="float" office:value="0.3106272085107" calcext:value-type="float">
            <text:p>0.3106272085107</text:p>
          </table:table-cell>
          <table:table-cell office:value-type="float" office:value="0.310669448911317" calcext:value-type="float">
            <text:p>0.310669448911317</text:p>
          </table:table-cell>
          <table:table-cell office:value-type="float" office:value="0.310662797171189" calcext:value-type="float">
            <text:p>0.310662797171189</text:p>
          </table:table-cell>
          <table:table-cell office:value-type="float" office:value="0.310647363924892" calcext:value-type="float">
            <text:p>0.310647363924892</text:p>
          </table:table-cell>
          <table:table-cell office:value-type="float" office:value="0.310657412985794" calcext:value-type="float">
            <text:p>0.310657412985794</text:p>
          </table:table-cell>
          <table:table-cell office:value-type="float" office:value="0.310636091148987" calcext:value-type="float">
            <text:p>0.310636091148987</text:p>
          </table:table-cell>
          <table:table-cell office:value-type="float" office:value="0.310647346425501" calcext:value-type="float">
            <text:p>0.310647346425501</text:p>
          </table:table-cell>
          <table:table-cell office:value-type="float" office:value="0.31064408531607" calcext:value-type="float">
            <text:p>0.31064408531607</text:p>
          </table:table-cell>
          <table:table-cell office:value-type="float" office:value="0.310655492659797" calcext:value-type="float">
            <text:p>0.310655492659797</text:p>
          </table:table-cell>
          <table:table-cell office:value-type="float" office:value="0.310651692673625" calcext:value-type="float">
            <text:p>0.310651692673625</text:p>
          </table:table-cell>
          <table:table-cell office:value-type="float" office:value="0.310617885635903" calcext:value-type="float">
            <text:p>0.310617885635903</text:p>
          </table:table-cell>
          <table:table-cell office:value-type="float" office:value="0.310640814076803" calcext:value-type="float">
            <text:p>0.310640814076803</text:p>
          </table:table-cell>
          <table:table-cell office:value-type="float" office:value="0.310637457460791" calcext:value-type="float">
            <text:p>0.310637457460791</text:p>
          </table:table-cell>
          <table:table-cell office:value-type="float" office:value="0.3106671586562" calcext:value-type="float">
            <text:p>0.3106671586562</text:p>
          </table:table-cell>
          <table:table-cell office:value-type="float" office:value="0.310610213640866" calcext:value-type="float">
            <text:p>0.310610213640866</text:p>
          </table:table-cell>
          <table:table-cell office:value-type="float" office:value="0.310482954004189" calcext:value-type="float">
            <text:p>0.310482954004189</text:p>
          </table:table-cell>
          <table:table-cell office:value-type="float" office:value="0.310331839349263" calcext:value-type="float">
            <text:p>0.310331839349263</text:p>
          </table:table-cell>
          <table:table-cell office:value-type="float" office:value="0.310016286471133" calcext:value-type="float">
            <text:p>0.310016286471133</text:p>
          </table:table-cell>
          <table:table-cell office:value-type="float" office:value="0.309233181654652" calcext:value-type="float">
            <text:p>0.309233181654652</text:p>
          </table:table-cell>
          <table:table-cell office:value-type="float" office:value="0.308190163231452" calcext:value-type="float">
            <text:p>0.308190163231452</text:p>
          </table:table-cell>
          <table:table-cell office:value-type="float" office:value="0.305014166923534" calcext:value-type="float">
            <text:p>0.305014166923534</text:p>
          </table:table-cell>
          <table:table-cell office:value-type="float" office:value="0.301416999162922" calcext:value-type="float">
            <text:p>0.301416999162922</text:p>
          </table:table-cell>
          <table:table-cell office:value-type="float" office:value="0.299711033060225" calcext:value-type="float">
            <text:p>0.299711033060225</text:p>
          </table:table-cell>
          <table:table-cell office:value-type="float" office:value="0.296968540089806" calcext:value-type="float">
            <text:p>0.296968540089806</text:p>
          </table:table-cell>
          <table:table-cell office:value-type="float" office:value="0.291307165986637" calcext:value-type="float">
            <text:p>0.291307165986637</text:p>
          </table:table-cell>
          <table:table-cell office:value-type="float" office:value="0.294779137883198" calcext:value-type="float">
            <text:p>0.294779137883198</text:p>
          </table:table-cell>
          <table:table-cell office:value-type="float" office:value="0.330534903727339" calcext:value-type="float">
            <text:p>0.330534903727339</text:p>
          </table:table-cell>
          <table:table-cell office:value-type="float" office:value="0.340544311252344" calcext:value-type="float">
            <text:p>0.340544311252344</text:p>
          </table:table-cell>
          <table:table-cell office:value-type="float" office:value="0.344781828853458" calcext:value-type="float">
            <text:p>0.344781828853458</text:p>
          </table:table-cell>
          <table:table-cell office:value-type="float" office:value="0.345363919774388" calcext:value-type="float">
            <text:p>0.345363919774388</text:p>
          </table:table-cell>
          <table:table-cell office:value-type="float" office:value="0.343031877606639" calcext:value-type="float">
            <text:p>0.343031877606639</text:p>
          </table:table-cell>
          <table:table-cell office:value-type="float" office:value="0.343050283549466" calcext:value-type="float">
            <text:p>0.343050283549466</text:p>
          </table:table-cell>
          <table:table-cell office:value-type="float" office:value="0.345369567039287" calcext:value-type="float">
            <text:p>0.345369567039287</text:p>
          </table:table-cell>
          <table:table-cell office:value-type="float" office:value="0.342822322789257" calcext:value-type="float">
            <text:p>0.342822322789257</text:p>
          </table:table-cell>
          <table:table-cell office:value-type="float" office:value="0.335257915259413" calcext:value-type="float">
            <text:p>0.335257915259413</text:p>
          </table:table-cell>
          <table:table-cell office:value-type="float" office:value="0.304734743657262" calcext:value-type="float">
            <text:p>0.304734743657262</text:p>
          </table:table-cell>
          <table:table-cell office:value-type="float" office:value="0.302989724442909" calcext:value-type="float">
            <text:p>0.302989724442909</text:p>
          </table:table-cell>
          <table:table-cell office:value-type="float" office:value="0.301566589207035" calcext:value-type="float">
            <text:p>0.301566589207035</text:p>
          </table:table-cell>
          <table:table-cell office:value-type="float" office:value="0.300268278221867" calcext:value-type="float">
            <text:p>0.300268278221867</text:p>
          </table:table-cell>
          <table:table-cell office:value-type="float" office:value="0.298779368833786" calcext:value-type="float">
            <text:p>0.298779368833786</text:p>
          </table:table-cell>
          <table:table-cell office:value-type="float" office:value="0.305032031192046" calcext:value-type="float">
            <text:p>0.305032031192046</text:p>
          </table:table-cell>
          <table:table-cell office:value-type="float" office:value="0.304138789529777" calcext:value-type="float">
            <text:p>0.304138789529777</text:p>
          </table:table-cell>
          <table:table-cell office:value-type="float" office:value="0.303742810140523" calcext:value-type="float">
            <text:p>0.303742810140523</text:p>
          </table:table-cell>
          <table:table-cell office:value-type="float" office:value="0.302115921091202" calcext:value-type="float">
            <text:p>0.302115921091202</text:p>
          </table:table-cell>
          <table:table-cell office:value-type="float" office:value="0.295268313570574" calcext:value-type="float">
            <text:p>0.295268313570574</text:p>
          </table:table-cell>
          <table:table-cell office:value-type="float" office:value="0.290452475616571" calcext:value-type="float">
            <text:p>0.290452475616571</text:p>
          </table:table-cell>
          <table:table-cell office:value-type="float" office:value="0.290619696923046" calcext:value-type="float">
            <text:p>0.290619696923046</text:p>
          </table:table-cell>
          <table:table-cell office:value-type="float" office:value="0.301376944028199" calcext:value-type="float">
            <text:p>0.301376944028199</text:p>
          </table:table-cell>
          <table:table-cell office:value-type="float" office:value="0.296040929687556" calcext:value-type="float">
            <text:p>0.296040929687556</text:p>
          </table:table-cell>
          <table:table-cell office:value-type="float" office:value="0.296001907899144" calcext:value-type="float">
            <text:p>0.296001907899144</text:p>
          </table:table-cell>
          <table:table-cell office:value-type="float" office:value="0.295555976639565" calcext:value-type="float">
            <text:p>0.295555976639565</text:p>
          </table:table-cell>
          <table:table-cell office:value-type="float" office:value="0.294774149305309" calcext:value-type="float">
            <text:p>0.294774149305309</text:p>
          </table:table-cell>
          <table:table-cell office:value-type="float" office:value="0.294244461861146" calcext:value-type="float">
            <text:p>0.294244461861146</text:p>
          </table:table-cell>
          <table:table-cell office:value-type="float" office:value="0.291361268411585" calcext:value-type="float">
            <text:p>0.291361268411585</text:p>
          </table:table-cell>
          <table:table-cell office:value-type="float" office:value="0.28791230364151" calcext:value-type="float">
            <text:p>0.28791230364151</text:p>
          </table:table-cell>
          <table:table-cell office:value-type="float" office:value="0.285830033359169" calcext:value-type="float">
            <text:p>0.285830033359169</text:p>
          </table:table-cell>
          <table:table-cell office:value-type="float" office:value="0.284798454737625" calcext:value-type="float">
            <text:p>0.284798454737625</text:p>
          </table:table-cell>
          <table:table-cell office:value-type="float" office:value="0.284403325518996" calcext:value-type="float">
            <text:p>0.284403325518996</text:p>
          </table:table-cell>
          <table:table-cell office:value-type="float" office:value="0.283534009537086" calcext:value-type="float">
            <text:p>0.283534009537086</text:p>
          </table:table-cell>
          <table:table-cell office:value-type="float" office:value="0.283807036652629" calcext:value-type="float">
            <text:p>0.283807036652629</text:p>
          </table:table-cell>
          <table:table-cell office:value-type="float" office:value="0.275800388420951" calcext:value-type="float">
            <text:p>0.275800388420951</text:p>
          </table:table-cell>
          <table:table-cell office:value-type="float" office:value="0.275313994315215" calcext:value-type="float">
            <text:p>0.275313994315215</text:p>
          </table:table-cell>
          <table:table-cell office:value-type="float" office:value="0.279779522701692" calcext:value-type="float">
            <text:p>0.279779522701692</text:p>
          </table:table-cell>
          <table:table-cell office:value-type="float" office:value="0.30775044247844" calcext:value-type="float">
            <text:p>0.30775044247844</text:p>
          </table:table-cell>
          <table:table-cell office:value-type="float" office:value="0.305195700073569" calcext:value-type="float">
            <text:p>0.305195700073569</text:p>
          </table:table-cell>
          <table:table-cell office:value-type="float" office:value="0.302657914964595" calcext:value-type="float">
            <text:p>0.302657914964595</text:p>
          </table:table-cell>
          <table:table-cell office:value-type="float" office:value="0.301663232888574" calcext:value-type="float">
            <text:p>0.301663232888574</text:p>
          </table:table-cell>
          <table:table-cell office:value-type="float" office:value="0.300007414683858" calcext:value-type="float">
            <text:p>0.300007414683858</text:p>
          </table:table-cell>
          <table:table-cell office:value-type="float" office:value="0.291287438035635" calcext:value-type="float">
            <text:p>0.291287438035635</text:p>
          </table:table-cell>
          <table:table-cell office:value-type="float" office:value="0.291682959432364" calcext:value-type="float">
            <text:p>0.291682959432364</text:p>
          </table:table-cell>
          <table:table-cell office:value-type="float" office:value="0.296109549431511" calcext:value-type="float">
            <text:p>0.296109549431511</text:p>
          </table:table-cell>
          <table:table-cell office:value-type="float" office:value="0.302479533396581" calcext:value-type="float">
            <text:p>0.302479533396581</text:p>
          </table:table-cell>
          <table:table-cell office:value-type="float" office:value="0.323079889987133" calcext:value-type="float">
            <text:p>0.323079889987133</text:p>
          </table:table-cell>
          <table:table-cell office:value-type="float" office:value="0.321820929979068" calcext:value-type="float">
            <text:p>0.321820929979068</text:p>
          </table:table-cell>
          <table:table-cell office:value-type="float" office:value="0.326508929212101" calcext:value-type="float">
            <text:p>0.326508929212101</text:p>
          </table:table-cell>
          <table:table-cell office:value-type="float" office:value="0.333244482906552" calcext:value-type="float">
            <text:p>0.333244482906552</text:p>
          </table:table-cell>
          <table:table-cell office:value-type="float" office:value="0.340550146029716" calcext:value-type="float">
            <text:p>0.340550146029716</text:p>
          </table:table-cell>
          <table:table-cell office:value-type="float" office:value="0.341920472486523" calcext:value-type="float">
            <text:p>0.341920472486523</text:p>
          </table:table-cell>
          <table:table-cell office:value-type="float" office:value="0.341739991811589" calcext:value-type="float">
            <text:p>0.341739991811589</text:p>
          </table:table-cell>
          <table:table-cell office:value-type="float" office:value="0.341046271398912" calcext:value-type="float">
            <text:p>0.341046271398912</text:p>
          </table:table-cell>
          <table:table-cell office:value-type="float" office:value="0.300594785119942" calcext:value-type="float">
            <text:p>0.300594785119942</text:p>
          </table:table-cell>
          <table:table-cell office:value-type="float" office:value="0.300848070241004" calcext:value-type="float">
            <text:p>0.300848070241004</text:p>
          </table:table-cell>
          <table:table-cell office:value-type="float" office:value="0.299323487042731" calcext:value-type="float">
            <text:p>0.299323487042731</text:p>
          </table:table-cell>
          <table:table-cell office:value-type="float" office:value="0.298018865987715" calcext:value-type="float">
            <text:p>0.298018865987715</text:p>
          </table:table-cell>
          <table:table-cell office:value-type="float" office:value="0.296281310555266" calcext:value-type="float">
            <text:p>0.296281310555266</text:p>
          </table:table-cell>
          <table:table-cell office:value-type="float" office:value="0.292983077569045" calcext:value-type="float">
            <text:p>0.292983077569045</text:p>
          </table:table-cell>
          <table:table-cell office:value-type="float" office:value="0.291611325766569" calcext:value-type="float">
            <text:p>0.291611325766569</text:p>
          </table:table-cell>
          <table:table-cell office:value-type="float" office:value="0.290463110134228" calcext:value-type="float">
            <text:p>0.290463110134228</text:p>
          </table:table-cell>
          <table:table-cell office:value-type="float" office:value="0.331115247756718" calcext:value-type="float">
            <text:p>0.331115247756718</text:p>
          </table:table-cell>
          <table:table-cell office:value-type="float" office:value="0.323814551869079" calcext:value-type="float">
            <text:p>0.323814551869079</text:p>
          </table:table-cell>
          <table:table-cell office:value-type="float" office:value="0.31214350457461" calcext:value-type="float">
            <text:p>0.31214350457461</text:p>
          </table:table-cell>
          <table:table-cell office:value-type="float" office:value="0.307210099489852" calcext:value-type="float">
            <text:p>0.307210099489852</text:p>
          </table:table-cell>
          <table:table-cell office:value-type="float" office:value="0.303482874948096" calcext:value-type="float">
            <text:p>0.303482874948096</text:p>
          </table:table-cell>
          <table:table-cell office:value-type="float" office:value="0.301624618077271" calcext:value-type="float">
            <text:p>0.301624618077271</text:p>
          </table:table-cell>
          <table:table-cell office:value-type="float" office:value="0.297111491128156" calcext:value-type="float">
            <text:p>0.297111491128156</text:p>
          </table:table-cell>
          <table:table-cell office:value-type="float" office:value="0.293989658599956" calcext:value-type="float">
            <text:p>0.293989658599956</text:p>
          </table:table-cell>
          <table:table-cell office:value-type="float" office:value="0.297499208560978" calcext:value-type="float">
            <text:p>0.297499208560978</text:p>
          </table:table-cell>
          <table:table-cell office:value-type="float" office:value="0.325671773730042" calcext:value-type="float">
            <text:p>0.325671773730042</text:p>
          </table:table-cell>
          <table:table-cell office:value-type="float" office:value="0.321211576711892" calcext:value-type="float">
            <text:p>0.321211576711892</text:p>
          </table:table-cell>
          <table:table-cell office:value-type="float" office:value="0.314168758546558" calcext:value-type="float">
            <text:p>0.314168758546558</text:p>
          </table:table-cell>
          <table:table-cell office:value-type="float" office:value="0.305389076570418" calcext:value-type="float">
            <text:p>0.305389076570418</text:p>
          </table:table-cell>
          <table:table-cell office:value-type="float" office:value="0.303565256512047" calcext:value-type="float">
            <text:p>0.303565256512047</text:p>
          </table:table-cell>
          <table:table-cell office:value-type="float" office:value="0.301129171119983" calcext:value-type="float">
            <text:p>0.301129171119983</text:p>
          </table:table-cell>
          <table:table-cell office:value-type="float" office:value="0.298669940424557" calcext:value-type="float">
            <text:p>0.298669940424557</text:p>
          </table:table-cell>
          <table:table-cell office:value-type="float" office:value="0.29229418084188" calcext:value-type="float">
            <text:p>0.29229418084188</text:p>
          </table:table-cell>
          <table:table-cell office:value-type="float" office:value="0.290685322394914" calcext:value-type="float">
            <text:p>0.290685322394914</text:p>
          </table:table-cell>
          <table:table-cell office:value-type="float" office:value="0.293928820512603" calcext:value-type="float">
            <text:p>0.293928820512603</text:p>
          </table:table-cell>
          <table:table-cell office:value-type="float" office:value="0.298803146804904" calcext:value-type="float">
            <text:p>0.298803146804904</text:p>
          </table:table-cell>
          <table:table-cell office:value-type="float" office:value="0.321885768519282" calcext:value-type="float">
            <text:p>0.321885768519282</text:p>
          </table:table-cell>
          <table:table-cell office:value-type="float" office:value="0.338306318963445" calcext:value-type="float">
            <text:p>0.338306318963445</text:p>
          </table:table-cell>
          <table:table-cell office:value-type="float" office:value="0.297501762569253" calcext:value-type="float">
            <text:p>0.297501762569253</text:p>
          </table:table-cell>
          <table:table-cell office:value-type="float" office:value="0.296255205617359" calcext:value-type="float">
            <text:p>0.296255205617359</text:p>
          </table:table-cell>
          <table:table-cell office:value-type="float" office:value="0.295528583936618" calcext:value-type="float">
            <text:p>0.295528583936618</text:p>
          </table:table-cell>
          <table:table-cell office:value-type="float" office:value="0.294827334916746" calcext:value-type="float">
            <text:p>0.294827334916746</text:p>
          </table:table-cell>
          <table:table-cell office:value-type="float" office:value="0.292648571348434" calcext:value-type="float">
            <text:p>0.292648571348434</text:p>
          </table:table-cell>
          <table:table-cell office:value-type="float" office:value="0.287892366561838" calcext:value-type="float">
            <text:p>0.287892366561838</text:p>
          </table:table-cell>
          <table:table-cell office:value-type="float" office:value="0.285887294687367" calcext:value-type="float">
            <text:p>0.285887294687367</text:p>
          </table:table-cell>
          <table:table-cell office:value-type="float" office:value="0.270050854046976" calcext:value-type="float">
            <text:p>0.270050854046976</text:p>
          </table:table-cell>
          <table:table-cell office:value-type="float" office:value="0.272928224305866" calcext:value-type="float">
            <text:p>0.272928224305866</text:p>
          </table:table-cell>
          <table:table-cell office:value-type="float" office:value="0.274811831129515" calcext:value-type="float">
            <text:p>0.274811831129515</text:p>
          </table:table-cell>
          <table:table-cell office:value-type="float" office:value="0.306317553008533" calcext:value-type="float">
            <text:p>0.306317553008533</text:p>
          </table:table-cell>
          <table:table-cell office:value-type="float" office:value="0.302567409062353" calcext:value-type="float">
            <text:p>0.302567409062353</text:p>
          </table:table-cell>
          <table:table-cell office:value-type="float" office:value="0.297928135104218" calcext:value-type="float">
            <text:p>0.297928135104218</text:p>
          </table:table-cell>
          <table:table-cell office:value-type="float" office:value="0.296989098663172" calcext:value-type="float">
            <text:p>0.296989098663172</text:p>
          </table:table-cell>
          <table:table-cell office:value-type="float" office:value="0.286848069239119" calcext:value-type="float">
            <text:p>0.286848069239119</text:p>
          </table:table-cell>
          <table:table-cell office:value-type="float" office:value="0.289034955474592" calcext:value-type="float">
            <text:p>0.289034955474592</text:p>
          </table:table-cell>
          <table:table-cell office:value-type="float" office:value="0.319959805368494" calcext:value-type="float">
            <text:p>0.319959805368494</text:p>
          </table:table-cell>
          <table:table-cell office:value-type="float" office:value="0.319359502044965" calcext:value-type="float">
            <text:p>0.319359502044965</text:p>
          </table:table-cell>
          <table:table-cell office:value-type="float" office:value="0.325960034897097" calcext:value-type="float">
            <text:p>0.325960034897097</text:p>
          </table:table-cell>
          <table:table-cell office:value-type="float" office:value="0.332154225296418" calcext:value-type="float">
            <text:p>0.332154225296418</text:p>
          </table:table-cell>
          <table:table-cell office:value-type="float" office:value="0.339632333976329" calcext:value-type="float">
            <text:p>0.339632333976329</text:p>
          </table:table-cell>
          <table:table-cell office:value-type="float" office:value="0.340671782059498" calcext:value-type="float">
            <text:p>0.340671782059498</text:p>
          </table:table-cell>
          <table:table-cell office:value-type="float" office:value="0.339391493935512" calcext:value-type="float">
            <text:p>0.339391493935512</text:p>
          </table:table-cell>
          <table:table-cell office:value-type="float" office:value="0.337659506348374" calcext:value-type="float">
            <text:p>0.337659506348374</text:p>
          </table:table-cell>
          <table:table-cell office:value-type="float" office:value="0.338142083323723" calcext:value-type="float">
            <text:p>0.338142083323723</text:p>
          </table:table-cell>
          <table:table-cell office:value-type="float" office:value="0.337699866759394" calcext:value-type="float">
            <text:p>0.337699866759394</text:p>
          </table:table-cell>
          <table:table-cell office:value-type="float" office:value="0.298815938453016" calcext:value-type="float">
            <text:p>0.298815938453016</text:p>
          </table:table-cell>
          <table:table-cell office:value-type="float" office:value="0.298286830536799" calcext:value-type="float">
            <text:p>0.298286830536799</text:p>
          </table:table-cell>
          <table:table-cell office:value-type="float" office:value="0.297493210106514" calcext:value-type="float">
            <text:p>0.297493210106514</text:p>
          </table:table-cell>
          <table:table-cell office:value-type="float" office:value="0.296839943156589" calcext:value-type="float">
            <text:p>0.296839943156589</text:p>
          </table:table-cell>
          <table:table-cell office:value-type="float" office:value="0.295823710649942" calcext:value-type="float">
            <text:p>0.295823710649942</text:p>
          </table:table-cell>
          <table:table-cell office:value-type="float" office:value="0.291336687481025" calcext:value-type="float">
            <text:p>0.291336687481025</text:p>
          </table:table-cell>
          <table:table-cell office:value-type="float" office:value="0.28768031582881" calcext:value-type="float">
            <text:p>0.28768031582881</text:p>
          </table:table-cell>
          <table:table-cell office:value-type="float" office:value="0.287549156620656" calcext:value-type="float">
            <text:p>0.287549156620656</text:p>
          </table:table-cell>
          <table:table-cell office:value-type="float" office:value="0.286727157361099" calcext:value-type="float">
            <text:p>0.286727157361099</text:p>
          </table:table-cell>
          <table:table-cell office:value-type="float" office:value="0.315961260972195" calcext:value-type="float">
            <text:p>0.315961260972195</text:p>
          </table:table-cell>
          <table:table-cell office:value-type="float" office:value="0.302656579609754" calcext:value-type="float">
            <text:p>0.302656579609754</text:p>
          </table:table-cell>
          <table:table-cell office:value-type="float" office:value="0.291565197577651" calcext:value-type="float">
            <text:p>0.291565197577651</text:p>
          </table:table-cell>
          <table:table-cell office:value-type="float" office:value="0.289638833647678" calcext:value-type="float">
            <text:p>0.289638833647678</text:p>
          </table:table-cell>
          <table:table-cell office:value-type="float" office:value="0.289292944014657" calcext:value-type="float">
            <text:p>0.289292944014657</text:p>
          </table:table-cell>
          <table:table-cell office:value-type="float" office:value="0.291595993890687" calcext:value-type="float">
            <text:p>0.291595993890687</text:p>
          </table:table-cell>
          <table:table-cell office:value-type="float" office:value="0.29685749520898" calcext:value-type="float">
            <text:p>0.29685749520898</text:p>
          </table:table-cell>
          <table:table-cell office:value-type="float" office:value="0.301473273369498" calcext:value-type="float">
            <text:p>0.301473273369498</text:p>
          </table:table-cell>
          <table:table-cell office:value-type="float" office:value="0.306671267188751" calcext:value-type="float">
            <text:p>0.306671267188751</text:p>
          </table:table-cell>
          <table:table-cell office:value-type="float" office:value="0.304975523975197" calcext:value-type="float">
            <text:p>0.304975523975197</text:p>
          </table:table-cell>
          <table:table-cell office:value-type="float" office:value="0.30169411554394" calcext:value-type="float">
            <text:p>0.30169411554394</text:p>
          </table:table-cell>
          <table:table-cell office:value-type="float" office:value="0.301329411331504" calcext:value-type="float">
            <text:p>0.301329411331504</text:p>
          </table:table-cell>
          <table:table-cell office:value-type="float" office:value="0.299427981876742" calcext:value-type="float">
            <text:p>0.299427981876742</text:p>
          </table:table-cell>
          <table:table-cell office:value-type="float" office:value="0.295199219311824" calcext:value-type="float">
            <text:p>0.295199219311824</text:p>
          </table:table-cell>
          <table:table-cell office:value-type="float" office:value="0.294438230006767" calcext:value-type="float">
            <text:p>0.294438230006767</text:p>
          </table:table-cell>
          <table:table-cell office:value-type="float" office:value="0.30617657377379" calcext:value-type="float">
            <text:p>0.30617657377379</text:p>
          </table:table-cell>
          <table:table-cell office:value-type="float" office:value="0.320605879620553" calcext:value-type="float">
            <text:p>0.320605879620553</text:p>
          </table:table-cell>
          <table:table-cell office:value-type="float" office:value="0.32194700703448" calcext:value-type="float">
            <text:p>0.32194700703448</text:p>
          </table:table-cell>
          <table:table-cell office:value-type="float" office:value="0.333836493343086" calcext:value-type="float">
            <text:p>0.333836493343086</text:p>
          </table:table-cell>
          <table:table-cell office:value-type="float" office:value="0.308896641628021" calcext:value-type="float">
            <text:p>0.308896641628021</text:p>
          </table:table-cell>
          <table:table-cell office:value-type="float" office:value="0.306502133545301" calcext:value-type="float">
            <text:p>0.306502133545301</text:p>
          </table:table-cell>
          <table:table-cell office:value-type="float" office:value="0.300874289642174" calcext:value-type="float">
            <text:p>0.300874289642174</text:p>
          </table:table-cell>
          <table:table-cell office:value-type="float" office:value="0.298665098173395" calcext:value-type="float">
            <text:p>0.298665098173395</text:p>
          </table:table-cell>
          <table:table-cell office:value-type="float" office:value="0.295383761052812" calcext:value-type="float">
            <text:p>0.295383761052812</text:p>
          </table:table-cell>
          <table:table-cell office:value-type="float" office:value="0.294476831318947" calcext:value-type="float">
            <text:p>0.294476831318947</text:p>
          </table:table-cell>
          <table:table-cell office:value-type="float" office:value="0.294115778223422" calcext:value-type="float">
            <text:p>0.294115778223422</text:p>
          </table:table-cell>
          <table:table-cell office:value-type="float" office:value="0.294579406499797" calcext:value-type="float">
            <text:p>0.294579406499797</text:p>
          </table:table-cell>
          <table:table-cell office:value-type="float" office:value="0.295296849646961" calcext:value-type="float">
            <text:p>0.295296849646961</text:p>
          </table:table-cell>
          <table:table-cell office:value-type="float" office:value="0.295280751978964" calcext:value-type="float">
            <text:p>0.295280751978964</text:p>
          </table:table-cell>
          <table:table-cell office:value-type="float" office:value="0.295237979135253" calcext:value-type="float">
            <text:p>0.295237979135253</text:p>
          </table:table-cell>
          <table:table-cell office:value-type="float" office:value="0.29532005430406" calcext:value-type="float">
            <text:p>0.29532005430406</text:p>
          </table:table-cell>
          <table:table-cell office:value-type="float" office:value="0.295593355613985" calcext:value-type="float">
            <text:p>0.295593355613985</text:p>
          </table:table-cell>
          <table:table-cell office:value-type="float" office:value="0.295469859061428" calcext:value-type="float">
            <text:p>0.295469859061428</text:p>
          </table:table-cell>
          <table:table-cell office:value-type="float" office:value="0.295539832249766" calcext:value-type="float">
            <text:p>0.295539832249766</text:p>
          </table:table-cell>
          <table:table-cell office:value-type="float" office:value="0.295653070905568" calcext:value-type="float">
            <text:p>0.295653070905568</text:p>
          </table:table-cell>
          <table:table-cell office:value-type="float" office:value="0.295658405258626" calcext:value-type="float">
            <text:p>0.295658405258626</text:p>
          </table:table-cell>
          <table:table-cell office:value-type="float" office:value="0.295592680869079" calcext:value-type="float">
            <text:p>0.295592680869079</text:p>
          </table:table-cell>
          <table:table-cell office:value-type="float" office:value="0.295770594087005" calcext:value-type="float">
            <text:p>0.295770594087005</text:p>
          </table:table-cell>
          <table:table-cell office:value-type="float" office:value="0.29602005294311" calcext:value-type="float">
            <text:p>0.29602005294311</text:p>
          </table:table-cell>
          <table:table-cell office:value-type="float" office:value="0.296240800039122" calcext:value-type="float">
            <text:p>0.296240800039122</text:p>
          </table:table-cell>
          <table:table-cell office:value-type="float" office:value="0.296711727884963" calcext:value-type="float">
            <text:p>0.296711727884963</text:p>
          </table:table-cell>
          <table:table-cell office:value-type="float" office:value="0.296781221540163" calcext:value-type="float">
            <text:p>0.296781221540163</text:p>
          </table:table-cell>
          <table:table-cell office:value-type="float" office:value="0.297212327935754" calcext:value-type="float">
            <text:p>0.297212327935754</text:p>
          </table:table-cell>
          <table:table-cell office:value-type="float" office:value="0.297717647855918" calcext:value-type="float">
            <text:p>0.297717647855918</text:p>
          </table:table-cell>
          <table:table-cell office:value-type="float" office:value="0.297831750032349" calcext:value-type="float">
            <text:p>0.297831750032349</text:p>
          </table:table-cell>
          <table:table-cell office:value-type="float" office:value="0.298120098055351" calcext:value-type="float">
            <text:p>0.298120098055351</text:p>
          </table:table-cell>
          <table:table-cell office:value-type="float" office:value="0.298251632907718" calcext:value-type="float">
            <text:p>0.298251632907718</text:p>
          </table:table-cell>
          <table:table-cell office:value-type="float" office:value="0.298195936668981" calcext:value-type="float">
            <text:p>0.298195936668981</text:p>
          </table:table-cell>
          <table:table-cell office:value-type="float" office:value="0.298207692637022" calcext:value-type="float">
            <text:p>0.298207692637022</text:p>
          </table:table-cell>
          <table:table-cell office:value-type="float" office:value="0.29822428533921" calcext:value-type="float">
            <text:p>0.29822428533921</text:p>
          </table:table-cell>
          <table:table-cell office:value-type="float" office:value="0.298174137934812" calcext:value-type="float">
            <text:p>0.298174137934812</text:p>
          </table:table-cell>
          <table:table-cell office:value-type="float" office:value="0.298168048514431" calcext:value-type="float">
            <text:p>0.298168048514431</text:p>
          </table:table-cell>
          <table:table-cell office:value-type="float" office:value="0.298180033220485" calcext:value-type="float">
            <text:p>0.298180033220485</text:p>
          </table:table-cell>
          <table:table-cell office:value-type="float" office:value="0.29818504813631" calcext:value-type="float">
            <text:p>0.29818504813631</text:p>
          </table:table-cell>
          <table:table-cell office:value-type="float" office:value="0.298209150881439" calcext:value-type="float">
            <text:p>0.298209150881439</text:p>
          </table:table-cell>
          <table:table-cell office:value-type="float" office:value="0.298176598063066" calcext:value-type="float">
            <text:p>0.298176598063066</text:p>
          </table:table-cell>
          <table:table-cell office:value-type="float" office:value="0.298181983859439" calcext:value-type="float">
            <text:p>0.298181983859439</text:p>
          </table:table-cell>
          <table:table-cell office:value-type="float" office:value="0.298158638048581" calcext:value-type="float">
            <text:p>0.298158638048581</text:p>
          </table:table-cell>
          <table:table-cell office:value-type="float" office:value="0.298195054878565" calcext:value-type="float">
            <text:p>0.298195054878565</text:p>
          </table:table-cell>
          <table:table-cell office:value-type="float" office:value="0.298190159476389" calcext:value-type="float">
            <text:p>0.298190159476389</text:p>
          </table:table-cell>
          <table:table-cell office:value-type="float" office:value="0.298200383438019" calcext:value-type="float">
            <text:p>0.298200383438019</text:p>
          </table:table-cell>
          <table:table-cell office:value-type="float" office:value="0.298212798259375" calcext:value-type="float">
            <text:p>0.298212798259375</text:p>
          </table:table-cell>
          <table:table-cell office:value-type="float" office:value="0.298189195298664" calcext:value-type="float">
            <text:p>0.298189195298664</text:p>
          </table:table-cell>
          <table:table-cell office:value-type="float" office:value="0.298200587974624" calcext:value-type="float">
            <text:p>0.298200587974624</text:p>
          </table:table-cell>
          <table:table-cell office:value-type="float" office:value="0.298208892116285" calcext:value-type="float">
            <text:p>0.298208892116285</text:p>
          </table:table-cell>
          <table:table-cell office:value-type="float" office:value="0.298198954965696" calcext:value-type="float">
            <text:p>0.298198954965696</text:p>
          </table:table-cell>
          <table:table-cell office:value-type="float" office:value="0.298192055629444" calcext:value-type="float">
            <text:p>0.298192055629444</text:p>
          </table:table-cell>
          <table:table-cell office:value-type="float" office:value="0.298196714138263" calcext:value-type="float">
            <text:p>0.298196714138263</text:p>
          </table:table-cell>
          <table:table-cell office:value-type="float" office:value="0.298191517936607" calcext:value-type="float">
            <text:p>0.298191517936607</text:p>
          </table:table-cell>
          <table:table-cell office:value-type="float" office:value="0.298214651377684" calcext:value-type="float">
            <text:p>0.298214651377684</text:p>
          </table:table-cell>
          <table:table-cell office:value-type="float" office:value="0.298209763212613" calcext:value-type="float">
            <text:p>0.298209763212613</text:p>
          </table:table-cell>
          <table:table-cell office:value-type="float" office:value="0.298200865984516" calcext:value-type="float">
            <text:p>0.298200865984516</text:p>
          </table:table-cell>
          <table:table-cell office:value-type="float" office:value="0.298203021274307" calcext:value-type="float">
            <text:p>0.298203021274307</text:p>
          </table:table-cell>
          <table:table-cell office:value-type="float" office:value="0.298190123324656" calcext:value-type="float">
            <text:p>0.298190123324656</text:p>
          </table:table-cell>
          <table:table-cell office:value-type="float" office:value="0.298180628574086" calcext:value-type="float">
            <text:p>0.298180628574086</text:p>
          </table:table-cell>
          <table:table-cell office:value-type="float" office:value="0.29819212942616" calcext:value-type="float">
            <text:p>0.29819212942616</text:p>
          </table:table-cell>
          <table:table-cell office:value-type="float" office:value="0.298204210570187" calcext:value-type="float">
            <text:p>0.298204210570187</text:p>
          </table:table-cell>
          <table:table-cell office:value-type="float" office:value="0.298198696015826" calcext:value-type="float">
            <text:p>0.298198696015826</text:p>
          </table:table-cell>
          <table:table-cell office:value-type="float" office:value="0.29820279307616" calcext:value-type="float">
            <text:p>0.29820279307616</text:p>
          </table:table-cell>
          <table:table-cell office:value-type="float" office:value="0.29819908244362" calcext:value-type="float">
            <text:p>0.29819908244362</text:p>
          </table:table-cell>
          <table:table-cell office:value-type="float" office:value="0.298199017187184" calcext:value-type="float">
            <text:p>0.298199017187184</text:p>
          </table:table-cell>
          <table:table-cell office:value-type="float" office:value="0.298188884966208" calcext:value-type="float">
            <text:p>0.298188884966208</text:p>
          </table:table-cell>
          <table:table-cell office:value-type="float" office:value="0.298201285596842" calcext:value-type="float">
            <text:p>0.298201285596842</text:p>
          </table:table-cell>
          <table:table-cell office:value-type="float" office:value="0.298192027923928" calcext:value-type="float">
            <text:p>0.298192027923928</text:p>
          </table:table-cell>
          <table:table-cell office:value-type="float" office:value="0.298202434597099" calcext:value-type="float">
            <text:p>0.298202434597099</text:p>
          </table:table-cell>
          <table:table-cell office:value-type="float" office:value="0.298192383231977" calcext:value-type="float">
            <text:p>0.298192383231977</text:p>
          </table:table-cell>
          <table:table-cell office:value-type="float" office:value="0.298204400900388" calcext:value-type="float">
            <text:p>0.298204400900388</text:p>
          </table:table-cell>
          <table:table-cell office:value-type="float" office:value="0.298191631422054" calcext:value-type="float">
            <text:p>0.298191631422054</text:p>
          </table:table-cell>
          <table:table-cell office:value-type="float" office:value="0.298196030907907" calcext:value-type="float">
            <text:p>0.298196030907907</text:p>
          </table:table-cell>
          <table:table-cell office:value-type="float" office:value="0.298205805965611" calcext:value-type="float">
            <text:p>0.298205805965611</text:p>
          </table:table-cell>
          <table:table-cell office:value-type="float" office:value="0.298188289032836" calcext:value-type="float">
            <text:p>0.298188289032836</text:p>
          </table:table-cell>
          <table:table-cell office:value-type="float" office:value="0.298202722063111" calcext:value-type="float">
            <text:p>0.298202722063111</text:p>
          </table:table-cell>
          <table:table-cell office:value-type="float" office:value="0.298192555796817" calcext:value-type="float">
            <text:p>0.298192555796817</text:p>
          </table:table-cell>
          <table:table-cell office:value-type="float" office:value="0.298198260702281" calcext:value-type="float">
            <text:p>0.298198260702281</text:p>
          </table:table-cell>
          <table:table-cell office:value-type="float" office:value="0.298214266867872" calcext:value-type="float">
            <text:p>0.298214266867872</text:p>
          </table:table-cell>
          <table:table-cell office:value-type="float" office:value="0.298207176244297" calcext:value-type="float">
            <text:p>0.298207176244297</text:p>
          </table:table-cell>
          <table:table-cell office:value-type="float" office:value="0.298183142863832" calcext:value-type="float">
            <text:p>0.298183142863832</text:p>
          </table:table-cell>
          <table:table-cell office:value-type="float" office:value="0.298204850913221" calcext:value-type="float">
            <text:p>0.298204850913221</text:p>
          </table:table-cell>
          <table:table-cell office:value-type="float" office:value="0.29818871764936" calcext:value-type="float">
            <text:p>0.29818871764936</text:p>
          </table:table-cell>
          <table:table-cell office:value-type="float" office:value="0.298200345585907" calcext:value-type="float">
            <text:p>0.298200345585907</text:p>
          </table:table-cell>
          <table:table-cell office:value-type="float" office:value="0.298209703148011" calcext:value-type="float">
            <text:p>0.298209703148011</text:p>
          </table:table-cell>
          <table:table-cell office:value-type="float" office:value="0.298204551549963" calcext:value-type="float">
            <text:p>0.298204551549963</text:p>
          </table:table-cell>
          <table:table-cell office:value-type="float" office:value="0.298198777119705" calcext:value-type="float">
            <text:p>0.298198777119705</text:p>
          </table:table-cell>
          <table:table-cell office:value-type="float" office:value="0.298193372321393" calcext:value-type="float">
            <text:p>0.298193372321393</text:p>
          </table:table-cell>
          <table:table-cell office:value-type="float" office:value="0.29820187614649" calcext:value-type="float">
            <text:p>0.29820187614649</text:p>
          </table:table-cell>
          <table:table-cell office:value-type="float" office:value="0.298186739488782" calcext:value-type="float">
            <text:p>0.298186739488782</text:p>
          </table:table-cell>
          <table:table-cell office:value-type="float" office:value="0.298186660735558" calcext:value-type="float">
            <text:p>0.298186660735558</text:p>
          </table:table-cell>
          <table:table-cell office:value-type="float" office:value="0.298201452371916" calcext:value-type="float">
            <text:p>0.298201452371916</text:p>
          </table:table-cell>
          <table:table-cell office:value-type="float" office:value="0.298200504315829" calcext:value-type="float">
            <text:p>0.298200504315829</text:p>
          </table:table-cell>
          <table:table-cell office:value-type="float" office:value="0.298205540711183" calcext:value-type="float">
            <text:p>0.298205540711183</text:p>
          </table:table-cell>
          <table:table-cell office:value-type="float" office:value="0.298197913804474" calcext:value-type="float">
            <text:p>0.298197913804474</text:p>
          </table:table-cell>
          <table:table-cell office:value-type="float" office:value="0.298205714435547" calcext:value-type="float">
            <text:p>0.298205714435547</text:p>
          </table:table-cell>
          <table:table-cell office:value-type="float" office:value="0.298215254591916" calcext:value-type="float">
            <text:p>0.298215254591916</text:p>
          </table:table-cell>
          <table:table-cell office:value-type="float" office:value="0.2981866437901" calcext:value-type="float">
            <text:p>0.2981866437901</text:p>
          </table:table-cell>
          <table:table-cell office:value-type="float" office:value="0.298218346825977" calcext:value-type="float">
            <text:p>0.298218346825977</text:p>
          </table:table-cell>
          <table:table-cell office:value-type="float" office:value="0.298191542701436" calcext:value-type="float">
            <text:p>0.298191542701436</text:p>
          </table:table-cell>
          <table:table-cell office:value-type="float" office:value="0.298220978891537" calcext:value-type="float">
            <text:p>0.298220978891537</text:p>
          </table:table-cell>
          <table:table-cell office:value-type="float" office:value="0.298214097256382" calcext:value-type="float">
            <text:p>0.298214097256382</text:p>
          </table:table-cell>
          <table:table-cell office:value-type="float" office:value="0.298204163507716" calcext:value-type="float">
            <text:p>0.298204163507716</text:p>
          </table:table-cell>
          <table:table-cell office:value-type="float" office:value="0.298202680575635" calcext:value-type="float">
            <text:p>0.298202680575635</text:p>
          </table:table-cell>
          <table:table-cell office:value-type="float" office:value="0.298197484366636" calcext:value-type="float">
            <text:p>0.298197484366636</text:p>
          </table:table-cell>
          <table:table-cell office:value-type="float" office:value="0.298201110137915" calcext:value-type="float">
            <text:p>0.298201110137915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16251074386958" calcext:value-type="float">
            <text:p>-0.316251074386958</text:p>
          </table:table-cell>
          <table:table-cell office:value-type="float" office:value="-0.315656859214145" calcext:value-type="float">
            <text:p>-0.315656859214145</text:p>
          </table:table-cell>
          <table:table-cell office:value-type="float" office:value="-0.316315831993827" calcext:value-type="float">
            <text:p>-0.316315831993827</text:p>
          </table:table-cell>
          <table:table-cell office:value-type="float" office:value="-0.315900139873102" calcext:value-type="float">
            <text:p>-0.315900139873102</text:p>
          </table:table-cell>
          <table:table-cell office:value-type="float" office:value="-0.316777025837061" calcext:value-type="float">
            <text:p>-0.316777025837061</text:p>
          </table:table-cell>
          <table:table-cell office:value-type="float" office:value="-0.316648038241469" calcext:value-type="float">
            <text:p>-0.316648038241469</text:p>
          </table:table-cell>
          <table:table-cell office:value-type="float" office:value="-0.316496269242781" calcext:value-type="float">
            <text:p>-0.316496269242781</text:p>
          </table:table-cell>
          <table:table-cell office:value-type="float" office:value="-0.316091333636556" calcext:value-type="float">
            <text:p>-0.316091333636556</text:p>
          </table:table-cell>
          <table:table-cell office:value-type="float" office:value="-0.316499797326461" calcext:value-type="float">
            <text:p>-0.316499797326461</text:p>
          </table:table-cell>
          <table:table-cell office:value-type="float" office:value="-0.316826613426936" calcext:value-type="float">
            <text:p>-0.316826613426936</text:p>
          </table:table-cell>
          <table:table-cell office:value-type="float" office:value="-0.316403429434539" calcext:value-type="float">
            <text:p>-0.316403429434539</text:p>
          </table:table-cell>
          <table:table-cell office:value-type="float" office:value="-0.316225747891963" calcext:value-type="float">
            <text:p>-0.316225747891963</text:p>
          </table:table-cell>
          <table:table-cell office:value-type="float" office:value="-0.316772534496928" calcext:value-type="float">
            <text:p>-0.316772534496928</text:p>
          </table:table-cell>
          <table:table-cell office:value-type="float" office:value="-0.316535370587238" calcext:value-type="float">
            <text:p>-0.316535370587238</text:p>
          </table:table-cell>
          <table:table-cell office:value-type="float" office:value="-0.317003089267396" calcext:value-type="float">
            <text:p>-0.317003089267396</text:p>
          </table:table-cell>
          <table:table-cell office:value-type="float" office:value="-0.316277642295272" calcext:value-type="float">
            <text:p>-0.316277642295272</text:p>
          </table:table-cell>
          <table:table-cell office:value-type="float" office:value="-0.315779391148144" calcext:value-type="float">
            <text:p>-0.315779391148144</text:p>
          </table:table-cell>
          <table:table-cell office:value-type="float" office:value="-0.316162132417072" calcext:value-type="float">
            <text:p>-0.316162132417072</text:p>
          </table:table-cell>
          <table:table-cell office:value-type="float" office:value="-0.316757147623293" calcext:value-type="float">
            <text:p>-0.316757147623293</text:p>
          </table:table-cell>
          <table:table-cell office:value-type="float" office:value="-0.316587599415021" calcext:value-type="float">
            <text:p>-0.316587599415021</text:p>
          </table:table-cell>
          <table:table-cell office:value-type="float" office:value="-0.316402699164543" calcext:value-type="float">
            <text:p>-0.316402699164543</text:p>
          </table:table-cell>
          <table:table-cell office:value-type="float" office:value="-0.316917736149163" calcext:value-type="float">
            <text:p>-0.316917736149163</text:p>
          </table:table-cell>
          <table:table-cell office:value-type="float" office:value="-0.316054551748579" calcext:value-type="float">
            <text:p>-0.316054551748579</text:p>
          </table:table-cell>
          <table:table-cell office:value-type="float" office:value="-0.316272981758873" calcext:value-type="float">
            <text:p>-0.316272981758873</text:p>
          </table:table-cell>
          <table:table-cell office:value-type="float" office:value="-0.316321094310784" calcext:value-type="float">
            <text:p>-0.316321094310784</text:p>
          </table:table-cell>
          <table:table-cell office:value-type="float" office:value="-0.316245683619406" calcext:value-type="float">
            <text:p>-0.316245683619406</text:p>
          </table:table-cell>
          <table:table-cell office:value-type="float" office:value="-0.316690585862282" calcext:value-type="float">
            <text:p>-0.316690585862282</text:p>
          </table:table-cell>
          <table:table-cell office:value-type="float" office:value="-0.315790527844194" calcext:value-type="float">
            <text:p>-0.315790527844194</text:p>
          </table:table-cell>
          <table:table-cell office:value-type="float" office:value="-0.316431486942157" calcext:value-type="float">
            <text:p>-0.316431486942157</text:p>
          </table:table-cell>
          <table:table-cell office:value-type="float" office:value="-0.316475929039004" calcext:value-type="float">
            <text:p>-0.316475929039004</text:p>
          </table:table-cell>
          <table:table-cell office:value-type="float" office:value="-0.31696214388933" calcext:value-type="float">
            <text:p>-0.31696214388933</text:p>
          </table:table-cell>
          <table:table-cell office:value-type="float" office:value="-0.31593077041826" calcext:value-type="float">
            <text:p>-0.31593077041826</text:p>
          </table:table-cell>
          <table:table-cell office:value-type="float" office:value="-0.316148047395746" calcext:value-type="float">
            <text:p>-0.316148047395746</text:p>
          </table:table-cell>
          <table:table-cell office:value-type="float" office:value="-0.316766967762324" calcext:value-type="float">
            <text:p>-0.316766967762324</text:p>
          </table:table-cell>
          <table:table-cell office:value-type="float" office:value="-0.316452749603064" calcext:value-type="float">
            <text:p>-0.316452749603064</text:p>
          </table:table-cell>
          <table:table-cell office:value-type="float" office:value="-0.31740557542543" calcext:value-type="float">
            <text:p>-0.31740557542543</text:p>
          </table:table-cell>
          <table:table-cell office:value-type="float" office:value="-0.32104470985331" calcext:value-type="float">
            <text:p>-0.32104470985331</text:p>
          </table:table-cell>
          <table:table-cell office:value-type="float" office:value="-0.333442332935737" calcext:value-type="float">
            <text:p>-0.333442332935737</text:p>
          </table:table-cell>
          <table:table-cell office:value-type="float" office:value="-0.349452182246927" calcext:value-type="float">
            <text:p>-0.349452182246927</text:p>
          </table:table-cell>
          <table:table-cell office:value-type="float" office:value="-0.349439402471733" calcext:value-type="float">
            <text:p>-0.349439402471733</text:p>
          </table:table-cell>
          <table:table-cell office:value-type="float" office:value="-0.350339983868537" calcext:value-type="float">
            <text:p>-0.350339983868537</text:p>
          </table:table-cell>
          <table:table-cell office:value-type="float" office:value="-0.328476790330314" calcext:value-type="float">
            <text:p>-0.328476790330314</text:p>
          </table:table-cell>
          <table:table-cell office:value-type="float" office:value="-0.356218807739464" calcext:value-type="float">
            <text:p>-0.356218807739464</text:p>
          </table:table-cell>
          <table:table-cell office:value-type="float" office:value="-0.361012049457951" calcext:value-type="float">
            <text:p>-0.361012049457951</text:p>
          </table:table-cell>
          <table:table-cell office:value-type="float" office:value="-0.372050272587926" calcext:value-type="float">
            <text:p>-0.372050272587926</text:p>
          </table:table-cell>
          <table:table-cell office:value-type="float" office:value="-0.376308191385154" calcext:value-type="float">
            <text:p>-0.376308191385154</text:p>
          </table:table-cell>
          <table:table-cell office:value-type="float" office:value="-0.382648858831011" calcext:value-type="float">
            <text:p>-0.382648858831011</text:p>
          </table:table-cell>
          <table:table-cell office:value-type="float" office:value="-0.381571656726751" calcext:value-type="float">
            <text:p>-0.381571656726751</text:p>
          </table:table-cell>
          <table:table-cell office:value-type="float" office:value="-0.382333668768111" calcext:value-type="float">
            <text:p>-0.382333668768111</text:p>
          </table:table-cell>
          <table:table-cell office:value-type="float" office:value="-0.384627810393507" calcext:value-type="float">
            <text:p>-0.384627810393507</text:p>
          </table:table-cell>
          <table:table-cell office:value-type="float" office:value="-0.379047439859206" calcext:value-type="float">
            <text:p>-0.379047439859206</text:p>
          </table:table-cell>
          <table:table-cell office:value-type="float" office:value="-0.377978966759797" calcext:value-type="float">
            <text:p>-0.377978966759797</text:p>
          </table:table-cell>
          <table:table-cell office:value-type="float" office:value="-0.316050629925647" calcext:value-type="float">
            <text:p>-0.316050629925647</text:p>
          </table:table-cell>
          <table:table-cell office:value-type="float" office:value="-0.31446445505798" calcext:value-type="float">
            <text:p>-0.31446445505798</text:p>
          </table:table-cell>
          <table:table-cell office:value-type="float" office:value="-0.328465712251864" calcext:value-type="float">
            <text:p>-0.328465712251864</text:p>
          </table:table-cell>
          <table:table-cell office:value-type="float" office:value="-0.33780243836703" calcext:value-type="float">
            <text:p>-0.33780243836703</text:p>
          </table:table-cell>
          <table:table-cell office:value-type="float" office:value="-0.349017541372121" calcext:value-type="float">
            <text:p>-0.349017541372121</text:p>
          </table:table-cell>
          <table:table-cell office:value-type="float" office:value="-0.332282234486656" calcext:value-type="float">
            <text:p>-0.332282234486656</text:p>
          </table:table-cell>
          <table:table-cell office:value-type="float" office:value="-0.337702007957545" calcext:value-type="float">
            <text:p>-0.337702007957545</text:p>
          </table:table-cell>
          <table:table-cell office:value-type="float" office:value="-0.35717553340368" calcext:value-type="float">
            <text:p>-0.35717553340368</text:p>
          </table:table-cell>
          <table:table-cell office:value-type="float" office:value="-0.372707882648112" calcext:value-type="float">
            <text:p>-0.372707882648112</text:p>
          </table:table-cell>
          <table:table-cell office:value-type="float" office:value="-0.395812674756231" calcext:value-type="float">
            <text:p>-0.395812674756231</text:p>
          </table:table-cell>
          <table:table-cell office:value-type="float" office:value="-0.38518883014281" calcext:value-type="float">
            <text:p>-0.38518883014281</text:p>
          </table:table-cell>
          <table:table-cell office:value-type="float" office:value="-0.388745077542726" calcext:value-type="float">
            <text:p>-0.388745077542726</text:p>
          </table:table-cell>
          <table:table-cell office:value-type="float" office:value="-0.391696606562386" calcext:value-type="float">
            <text:p>-0.391696606562386</text:p>
          </table:table-cell>
          <table:table-cell office:value-type="float" office:value="-0.36417889073007" calcext:value-type="float">
            <text:p>-0.36417889073007</text:p>
          </table:table-cell>
          <table:table-cell office:value-type="float" office:value="-0.354349161113481" calcext:value-type="float">
            <text:p>-0.354349161113481</text:p>
          </table:table-cell>
          <table:table-cell office:value-type="float" office:value="-0.355004375921271" calcext:value-type="float">
            <text:p>-0.355004375921271</text:p>
          </table:table-cell>
          <table:table-cell office:value-type="float" office:value="-0.354509797943279" calcext:value-type="float">
            <text:p>-0.354509797943279</text:p>
          </table:table-cell>
          <table:table-cell office:value-type="float" office:value="-0.354966496772926" calcext:value-type="float">
            <text:p>-0.354966496772926</text:p>
          </table:table-cell>
          <table:table-cell office:value-type="float" office:value="-0.367700697202398" calcext:value-type="float">
            <text:p>-0.367700697202398</text:p>
          </table:table-cell>
          <table:table-cell office:value-type="float" office:value="-0.363907189666674" calcext:value-type="float">
            <text:p>-0.363907189666674</text:p>
          </table:table-cell>
          <table:table-cell office:value-type="float" office:value="-0.352078601694231" calcext:value-type="float">
            <text:p>-0.352078601694231</text:p>
          </table:table-cell>
          <table:table-cell office:value-type="float" office:value="-0.355242472494544" calcext:value-type="float">
            <text:p>-0.355242472494544</text:p>
          </table:table-cell>
          <table:table-cell office:value-type="float" office:value="-0.358845137250849" calcext:value-type="float">
            <text:p>-0.358845137250849</text:p>
          </table:table-cell>
          <table:table-cell office:value-type="float" office:value="-0.364965936085379" calcext:value-type="float">
            <text:p>-0.364965936085379</text:p>
          </table:table-cell>
          <table:table-cell office:value-type="float" office:value="-0.407735193618075" calcext:value-type="float">
            <text:p>-0.407735193618075</text:p>
          </table:table-cell>
          <table:table-cell office:value-type="float" office:value="-0.363630279390463" calcext:value-type="float">
            <text:p>-0.363630279390463</text:p>
          </table:table-cell>
          <table:table-cell office:value-type="float" office:value="-0.352479225806006" calcext:value-type="float">
            <text:p>-0.352479225806006</text:p>
          </table:table-cell>
          <table:table-cell office:value-type="float" office:value="-0.350337976107509" calcext:value-type="float">
            <text:p>-0.350337976107509</text:p>
          </table:table-cell>
          <table:table-cell office:value-type="float" office:value="-0.381290998696101" calcext:value-type="float">
            <text:p>-0.381290998696101</text:p>
          </table:table-cell>
          <table:table-cell office:value-type="float" office:value="-0.396660879589157" calcext:value-type="float">
            <text:p>-0.396660879589157</text:p>
          </table:table-cell>
          <table:table-cell office:value-type="float" office:value="-0.398722592948204" calcext:value-type="float">
            <text:p>-0.398722592948204</text:p>
          </table:table-cell>
          <table:table-cell office:value-type="float" office:value="-0.393048020843929" calcext:value-type="float">
            <text:p>-0.393048020843929</text:p>
          </table:table-cell>
          <table:table-cell office:value-type="float" office:value="-0.393038342643435" calcext:value-type="float">
            <text:p>-0.393038342643435</text:p>
          </table:table-cell>
          <table:table-cell office:value-type="float" office:value="-0.3779651328785" calcext:value-type="float">
            <text:p>-0.3779651328785</text:p>
          </table:table-cell>
          <table:table-cell office:value-type="float" office:value="-0.372449253426758" calcext:value-type="float">
            <text:p>-0.372449253426758</text:p>
          </table:table-cell>
          <table:table-cell office:value-type="float" office:value="-0.391506506519854" calcext:value-type="float">
            <text:p>-0.391506506519854</text:p>
          </table:table-cell>
          <table:table-cell office:value-type="float" office:value="-0.396188250222873" calcext:value-type="float">
            <text:p>-0.396188250222873</text:p>
          </table:table-cell>
          <table:table-cell office:value-type="float" office:value="-0.417793198860159" calcext:value-type="float">
            <text:p>-0.417793198860159</text:p>
          </table:table-cell>
          <table:table-cell office:value-type="float" office:value="-0.402964174040952" calcext:value-type="float">
            <text:p>-0.402964174040952</text:p>
          </table:table-cell>
          <table:table-cell office:value-type="float" office:value="-0.419016462603255" calcext:value-type="float">
            <text:p>-0.419016462603255</text:p>
          </table:table-cell>
          <table:table-cell office:value-type="float" office:value="-0.425005633776177" calcext:value-type="float">
            <text:p>-0.425005633776177</text:p>
          </table:table-cell>
          <table:table-cell office:value-type="float" office:value="-0.421267073979182" calcext:value-type="float">
            <text:p>-0.421267073979182</text:p>
          </table:table-cell>
          <table:table-cell office:value-type="float" office:value="-0.413339822486379" calcext:value-type="float">
            <text:p>-0.413339822486379</text:p>
          </table:table-cell>
          <table:table-cell office:value-type="float" office:value="-0.412594991138933" calcext:value-type="float">
            <text:p>-0.412594991138933</text:p>
          </table:table-cell>
          <table:table-cell office:value-type="float" office:value="-0.41994654402319" calcext:value-type="float">
            <text:p>-0.41994654402319</text:p>
          </table:table-cell>
          <table:table-cell office:value-type="float" office:value="-0.39842938792008" calcext:value-type="float">
            <text:p>-0.39842938792008</text:p>
          </table:table-cell>
          <table:table-cell office:value-type="float" office:value="-0.395691838025836" calcext:value-type="float">
            <text:p>-0.395691838025836</text:p>
          </table:table-cell>
          <table:table-cell office:value-type="float" office:value="-0.395165597613847" calcext:value-type="float">
            <text:p>-0.395165597613847</text:p>
          </table:table-cell>
          <table:table-cell office:value-type="float" office:value="-0.390766569757965" calcext:value-type="float">
            <text:p>-0.390766569757965</text:p>
          </table:table-cell>
          <table:table-cell office:value-type="float" office:value="-0.391368950080624" calcext:value-type="float">
            <text:p>-0.391368950080624</text:p>
          </table:table-cell>
          <table:table-cell office:value-type="float" office:value="-0.380147073168644" calcext:value-type="float">
            <text:p>-0.380147073168644</text:p>
          </table:table-cell>
          <table:table-cell office:value-type="float" office:value="-0.378704601814284" calcext:value-type="float">
            <text:p>-0.378704601814284</text:p>
          </table:table-cell>
          <table:table-cell office:value-type="float" office:value="-0.377376123833638" calcext:value-type="float">
            <text:p>-0.377376123833638</text:p>
          </table:table-cell>
          <table:table-cell office:value-type="float" office:value="-0.436531039306981" calcext:value-type="float">
            <text:p>-0.436531039306981</text:p>
          </table:table-cell>
          <table:table-cell office:value-type="float" office:value="-0.427232295669681" calcext:value-type="float">
            <text:p>-0.427232295669681</text:p>
          </table:table-cell>
          <table:table-cell office:value-type="float" office:value="-0.401244742509388" calcext:value-type="float">
            <text:p>-0.401244742509388</text:p>
          </table:table-cell>
          <table:table-cell office:value-type="float" office:value="-0.335311120486445" calcext:value-type="float">
            <text:p>-0.335311120486445</text:p>
          </table:table-cell>
          <table:table-cell office:value-type="float" office:value="-0.352139367910905" calcext:value-type="float">
            <text:p>-0.352139367910905</text:p>
          </table:table-cell>
          <table:table-cell office:value-type="float" office:value="-0.358854211786571" calcext:value-type="float">
            <text:p>-0.358854211786571</text:p>
          </table:table-cell>
          <table:table-cell office:value-type="float" office:value="-0.367103457654091" calcext:value-type="float">
            <text:p>-0.367103457654091</text:p>
          </table:table-cell>
          <table:table-cell office:value-type="float" office:value="-0.356442170138619" calcext:value-type="float">
            <text:p>-0.356442170138619</text:p>
          </table:table-cell>
          <table:table-cell office:value-type="float" office:value="-0.372352657757511" calcext:value-type="float">
            <text:p>-0.372352657757511</text:p>
          </table:table-cell>
          <table:table-cell office:value-type="float" office:value="-0.435776136337642" calcext:value-type="float">
            <text:p>-0.435776136337642</text:p>
          </table:table-cell>
          <table:table-cell office:value-type="float" office:value="-0.440217261060739" calcext:value-type="float">
            <text:p>-0.440217261060739</text:p>
          </table:table-cell>
          <table:table-cell office:value-type="float" office:value="-0.396165382443343" calcext:value-type="float">
            <text:p>-0.396165382443343</text:p>
          </table:table-cell>
          <table:table-cell office:value-type="float" office:value="-0.359336866277661" calcext:value-type="float">
            <text:p>-0.359336866277661</text:p>
          </table:table-cell>
          <table:table-cell office:value-type="float" office:value="-0.377270310657066" calcext:value-type="float">
            <text:p>-0.377270310657066</text:p>
          </table:table-cell>
          <table:table-cell office:value-type="float" office:value="-0.385994265907439" calcext:value-type="float">
            <text:p>-0.385994265907439</text:p>
          </table:table-cell>
          <table:table-cell office:value-type="float" office:value="-0.395342764076614" calcext:value-type="float">
            <text:p>-0.395342764076614</text:p>
          </table:table-cell>
          <table:table-cell office:value-type="float" office:value="-0.397503279007609" calcext:value-type="float">
            <text:p>-0.397503279007609</text:p>
          </table:table-cell>
          <table:table-cell office:value-type="float" office:value="-0.385900582638682" calcext:value-type="float">
            <text:p>-0.385900582638682</text:p>
          </table:table-cell>
          <table:table-cell office:value-type="float" office:value="-0.391512710708454" calcext:value-type="float">
            <text:p>-0.391512710708454</text:p>
          </table:table-cell>
          <table:table-cell office:value-type="float" office:value="-0.404452455168643" calcext:value-type="float">
            <text:p>-0.404452455168643</text:p>
          </table:table-cell>
          <table:table-cell office:value-type="float" office:value="-0.42846190085537" calcext:value-type="float">
            <text:p>-0.42846190085537</text:p>
          </table:table-cell>
          <table:table-cell office:value-type="float" office:value="-0.435564947451415" calcext:value-type="float">
            <text:p>-0.435564947451415</text:p>
          </table:table-cell>
          <table:table-cell office:value-type="float" office:value="-0.401823004259304" calcext:value-type="float">
            <text:p>-0.401823004259304</text:p>
          </table:table-cell>
          <table:table-cell office:value-type="float" office:value="-0.410944481989069" calcext:value-type="float">
            <text:p>-0.410944481989069</text:p>
          </table:table-cell>
          <table:table-cell office:value-type="float" office:value="-0.408202354590527" calcext:value-type="float">
            <text:p>-0.408202354590527</text:p>
          </table:table-cell>
          <table:table-cell office:value-type="float" office:value="-0.413834864070994" calcext:value-type="float">
            <text:p>-0.413834864070994</text:p>
          </table:table-cell>
          <table:table-cell office:value-type="float" office:value="-0.410187600168717" calcext:value-type="float">
            <text:p>-0.410187600168717</text:p>
          </table:table-cell>
          <table:table-cell office:value-type="float" office:value="-0.409494273726663" calcext:value-type="float">
            <text:p>-0.409494273726663</text:p>
          </table:table-cell>
          <table:table-cell office:value-type="float" office:value="-0.396057435845371" calcext:value-type="float">
            <text:p>-0.396057435845371</text:p>
          </table:table-cell>
          <table:table-cell office:value-type="float" office:value="-0.386442919826976" calcext:value-type="float">
            <text:p>-0.386442919826976</text:p>
          </table:table-cell>
          <table:table-cell office:value-type="float" office:value="-0.383788676969634" calcext:value-type="float">
            <text:p>-0.383788676969634</text:p>
          </table:table-cell>
          <table:table-cell office:value-type="float" office:value="-0.386744907389544" calcext:value-type="float">
            <text:p>-0.386744907389544</text:p>
          </table:table-cell>
          <table:table-cell office:value-type="float" office:value="-0.435339201122833" calcext:value-type="float">
            <text:p>-0.435339201122833</text:p>
          </table:table-cell>
          <table:table-cell office:value-type="float" office:value="-0.449788028722081" calcext:value-type="float">
            <text:p>-0.449788028722081</text:p>
          </table:table-cell>
          <table:table-cell office:value-type="float" office:value="-0.434860118840417" calcext:value-type="float">
            <text:p>-0.434860118840417</text:p>
          </table:table-cell>
          <table:table-cell office:value-type="float" office:value="-0.43649934578749" calcext:value-type="float">
            <text:p>-0.43649934578749</text:p>
          </table:table-cell>
          <table:table-cell office:value-type="float" office:value="-0.414869684849368" calcext:value-type="float">
            <text:p>-0.414869684849368</text:p>
          </table:table-cell>
          <table:table-cell office:value-type="float" office:value="-0.440985346383603" calcext:value-type="float">
            <text:p>-0.440985346383603</text:p>
          </table:table-cell>
          <table:table-cell office:value-type="float" office:value="-0.42406107445396" calcext:value-type="float">
            <text:p>-0.42406107445396</text:p>
          </table:table-cell>
          <table:table-cell office:value-type="float" office:value="-0.438517509529121" calcext:value-type="float">
            <text:p>-0.438517509529121</text:p>
          </table:table-cell>
          <table:table-cell office:value-type="float" office:value="-0.448619766283355" calcext:value-type="float">
            <text:p>-0.448619766283355</text:p>
          </table:table-cell>
          <table:table-cell office:value-type="float" office:value="-0.4509167956064" calcext:value-type="float">
            <text:p>-0.4509167956064</text:p>
          </table:table-cell>
          <table:table-cell office:value-type="float" office:value="-0.446310738001748" calcext:value-type="float">
            <text:p>-0.446310738001748</text:p>
          </table:table-cell>
          <table:table-cell office:value-type="float" office:value="-0.441794013899497" calcext:value-type="float">
            <text:p>-0.441794013899497</text:p>
          </table:table-cell>
          <table:table-cell office:value-type="float" office:value="-0.445253174253939" calcext:value-type="float">
            <text:p>-0.445253174253939</text:p>
          </table:table-cell>
          <table:table-cell office:value-type="float" office:value="-0.446381349233513" calcext:value-type="float">
            <text:p>-0.446381349233513</text:p>
          </table:table-cell>
          <table:table-cell office:value-type="float" office:value="-0.451629675327516" calcext:value-type="float">
            <text:p>-0.451629675327516</text:p>
          </table:table-cell>
          <table:table-cell office:value-type="float" office:value="-0.443607687483227" calcext:value-type="float">
            <text:p>-0.443607687483227</text:p>
          </table:table-cell>
          <table:table-cell office:value-type="float" office:value="-0.403997168403162" calcext:value-type="float">
            <text:p>-0.403997168403162</text:p>
          </table:table-cell>
          <table:table-cell office:value-type="float" office:value="-0.410209730047692" calcext:value-type="float">
            <text:p>-0.410209730047692</text:p>
          </table:table-cell>
          <table:table-cell office:value-type="float" office:value="-0.418258134492688" calcext:value-type="float">
            <text:p>-0.418258134492688</text:p>
          </table:table-cell>
          <table:table-cell office:value-type="float" office:value="-0.421460959908988" calcext:value-type="float">
            <text:p>-0.421460959908988</text:p>
          </table:table-cell>
          <table:table-cell office:value-type="float" office:value="-0.420073601807756" calcext:value-type="float">
            <text:p>-0.420073601807756</text:p>
          </table:table-cell>
          <table:table-cell office:value-type="float" office:value="-0.417831239019714" calcext:value-type="float">
            <text:p>-0.417831239019714</text:p>
          </table:table-cell>
          <table:table-cell office:value-type="float" office:value="-0.409070468135251" calcext:value-type="float">
            <text:p>-0.409070468135251</text:p>
          </table:table-cell>
          <table:table-cell office:value-type="float" office:value="-0.409645494798465" calcext:value-type="float">
            <text:p>-0.409645494798465</text:p>
          </table:table-cell>
          <table:table-cell office:value-type="float" office:value="-0.412533703327115" calcext:value-type="float">
            <text:p>-0.412533703327115</text:p>
          </table:table-cell>
          <table:table-cell office:value-type="float" office:value="-0.45702924903411" calcext:value-type="float">
            <text:p>-0.45702924903411</text:p>
          </table:table-cell>
          <table:table-cell office:value-type="float" office:value="-0.420551591825538" calcext:value-type="float">
            <text:p>-0.420551591825538</text:p>
          </table:table-cell>
          <table:table-cell office:value-type="float" office:value="-0.397414604768885" calcext:value-type="float">
            <text:p>-0.397414604768885</text:p>
          </table:table-cell>
          <table:table-cell office:value-type="float" office:value="-0.387624166579331" calcext:value-type="float">
            <text:p>-0.387624166579331</text:p>
          </table:table-cell>
          <table:table-cell office:value-type="float" office:value="-0.3907319966765" calcext:value-type="float">
            <text:p>-0.3907319966765</text:p>
          </table:table-cell>
          <table:table-cell office:value-type="float" office:value="-0.40117754371737" calcext:value-type="float">
            <text:p>-0.40117754371737</text:p>
          </table:table-cell>
          <table:table-cell office:value-type="float" office:value="-0.407001488747574" calcext:value-type="float">
            <text:p>-0.407001488747574</text:p>
          </table:table-cell>
          <table:table-cell office:value-type="float" office:value="-0.398373481695695" calcext:value-type="float">
            <text:p>-0.398373481695695</text:p>
          </table:table-cell>
          <table:table-cell office:value-type="float" office:value="-0.417488584532572" calcext:value-type="float">
            <text:p>-0.417488584532572</text:p>
          </table:table-cell>
          <table:table-cell office:value-type="float" office:value="-0.425627085289993" calcext:value-type="float">
            <text:p>-0.425627085289993</text:p>
          </table:table-cell>
          <table:table-cell office:value-type="float" office:value="-0.447000671490557" calcext:value-type="float">
            <text:p>-0.447000671490557</text:p>
          </table:table-cell>
          <table:table-cell office:value-type="float" office:value="-0.450159614060603" calcext:value-type="float">
            <text:p>-0.450159614060603</text:p>
          </table:table-cell>
          <table:table-cell office:value-type="float" office:value="-0.450266304764195" calcext:value-type="float">
            <text:p>-0.450266304764195</text:p>
          </table:table-cell>
          <table:table-cell office:value-type="float" office:value="-0.438009299499919" calcext:value-type="float">
            <text:p>-0.438009299499919</text:p>
          </table:table-cell>
          <table:table-cell office:value-type="float" office:value="-0.435449109209764" calcext:value-type="float">
            <text:p>-0.435449109209764</text:p>
          </table:table-cell>
          <table:table-cell office:value-type="float" office:value="-0.456830522924151" calcext:value-type="float">
            <text:p>-0.456830522924151</text:p>
          </table:table-cell>
          <table:table-cell office:value-type="float" office:value="-0.457431615483766" calcext:value-type="float">
            <text:p>-0.457431615483766</text:p>
          </table:table-cell>
          <table:table-cell office:value-type="float" office:value="-0.440248517253036" calcext:value-type="float">
            <text:p>-0.440248517253036</text:p>
          </table:table-cell>
          <table:table-cell office:value-type="float" office:value="-0.464808913520441" calcext:value-type="float">
            <text:p>-0.464808913520441</text:p>
          </table:table-cell>
          <table:table-cell office:value-type="float" office:value="-0.404837398017953" calcext:value-type="float">
            <text:p>-0.404837398017953</text:p>
          </table:table-cell>
          <table:table-cell office:value-type="float" office:value="-0.398911659401484" calcext:value-type="float">
            <text:p>-0.398911659401484</text:p>
          </table:table-cell>
          <table:table-cell office:value-type="float" office:value="-0.383039322341825" calcext:value-type="float">
            <text:p>-0.383039322341825</text:p>
          </table:table-cell>
          <table:table-cell office:value-type="float" office:value="-0.375713604701645" calcext:value-type="float">
            <text:p>-0.375713604701645</text:p>
          </table:table-cell>
          <table:table-cell office:value-type="float" office:value="-0.37022561386252" calcext:value-type="float">
            <text:p>-0.37022561386252</text:p>
          </table:table-cell>
          <table:table-cell office:value-type="float" office:value="-0.369376976207783" calcext:value-type="float">
            <text:p>-0.369376976207783</text:p>
          </table:table-cell>
          <table:table-cell office:value-type="float" office:value="-0.371179843596754" calcext:value-type="float">
            <text:p>-0.371179843596754</text:p>
          </table:table-cell>
          <table:table-cell office:value-type="float" office:value="-0.376875801946424" calcext:value-type="float">
            <text:p>-0.376875801946424</text:p>
          </table:table-cell>
          <table:table-cell office:value-type="float" office:value="-0.375840003210228" calcext:value-type="float">
            <text:p>-0.375840003210228</text:p>
          </table:table-cell>
          <table:table-cell office:value-type="float" office:value="-0.376085080246673" calcext:value-type="float">
            <text:p>-0.376085080246673</text:p>
          </table:table-cell>
          <table:table-cell office:value-type="float" office:value="-0.374541700232042" calcext:value-type="float">
            <text:p>-0.374541700232042</text:p>
          </table:table-cell>
          <table:table-cell office:value-type="float" office:value="-0.376960143032298" calcext:value-type="float">
            <text:p>-0.376960143032298</text:p>
          </table:table-cell>
          <table:table-cell office:value-type="float" office:value="-0.376654406056484" calcext:value-type="float">
            <text:p>-0.376654406056484</text:p>
          </table:table-cell>
          <table:table-cell office:value-type="float" office:value="-0.376328343808075" calcext:value-type="float">
            <text:p>-0.376328343808075</text:p>
          </table:table-cell>
          <table:table-cell office:value-type="float" office:value="-0.376894648412554" calcext:value-type="float">
            <text:p>-0.376894648412554</text:p>
          </table:table-cell>
          <table:table-cell office:value-type="float" office:value="-0.376440482620898" calcext:value-type="float">
            <text:p>-0.376440482620898</text:p>
          </table:table-cell>
          <table:table-cell office:value-type="float" office:value="-0.376693350579665" calcext:value-type="float">
            <text:p>-0.376693350579665</text:p>
          </table:table-cell>
          <table:table-cell office:value-type="float" office:value="-0.376143001298381" calcext:value-type="float">
            <text:p>-0.376143001298381</text:p>
          </table:table-cell>
          <table:table-cell office:value-type="float" office:value="-0.377388144596394" calcext:value-type="float">
            <text:p>-0.377388144596394</text:p>
          </table:table-cell>
          <table:table-cell office:value-type="float" office:value="-0.376501834699662" calcext:value-type="float">
            <text:p>-0.376501834699662</text:p>
          </table:table-cell>
          <table:table-cell office:value-type="float" office:value="-0.376740270254795" calcext:value-type="float">
            <text:p>-0.376740270254795</text:p>
          </table:table-cell>
          <table:table-cell office:value-type="float" office:value="-0.377260372538295" calcext:value-type="float">
            <text:p>-0.377260372538295</text:p>
          </table:table-cell>
          <table:table-cell office:value-type="float" office:value="-0.373659517368141" calcext:value-type="float">
            <text:p>-0.373659517368141</text:p>
          </table:table-cell>
          <table:table-cell office:value-type="float" office:value="-0.375857446622743" calcext:value-type="float">
            <text:p>-0.375857446622743</text:p>
          </table:table-cell>
          <table:table-cell office:value-type="float" office:value="-0.375581586804738" calcext:value-type="float">
            <text:p>-0.375581586804738</text:p>
          </table:table-cell>
          <table:table-cell office:value-type="float" office:value="-0.37512292668634" calcext:value-type="float">
            <text:p>-0.37512292668634</text:p>
          </table:table-cell>
          <table:table-cell office:value-type="float" office:value="-0.37624376594361" calcext:value-type="float">
            <text:p>-0.37624376594361</text:p>
          </table:table-cell>
          <table:table-cell office:value-type="float" office:value="-0.376635095938371" calcext:value-type="float">
            <text:p>-0.376635095938371</text:p>
          </table:table-cell>
          <table:table-cell office:value-type="float" office:value="-0.376641298760893" calcext:value-type="float">
            <text:p>-0.376641298760893</text:p>
          </table:table-cell>
          <table:table-cell office:value-type="float" office:value="-0.37684489440589" calcext:value-type="float">
            <text:p>-0.37684489440589</text:p>
          </table:table-cell>
          <table:table-cell office:value-type="float" office:value="-0.376788127468768" calcext:value-type="float">
            <text:p>-0.376788127468768</text:p>
          </table:table-cell>
          <table:table-cell office:value-type="float" office:value="-0.37659941993126" calcext:value-type="float">
            <text:p>-0.37659941993126</text:p>
          </table:table-cell>
          <table:table-cell office:value-type="float" office:value="-0.377138827866474" calcext:value-type="float">
            <text:p>-0.377138827866474</text:p>
          </table:table-cell>
          <table:table-cell office:value-type="float" office:value="-0.377052824159496" calcext:value-type="float">
            <text:p>-0.377052824159496</text:p>
          </table:table-cell>
          <table:table-cell office:value-type="float" office:value="-0.376512826485392" calcext:value-type="float">
            <text:p>-0.376512826485392</text:p>
          </table:table-cell>
          <table:table-cell office:value-type="float" office:value="-0.377020351565905" calcext:value-type="float">
            <text:p>-0.377020351565905</text:p>
          </table:table-cell>
          <table:table-cell office:value-type="float" office:value="-0.376425673502069" calcext:value-type="float">
            <text:p>-0.376425673502069</text:p>
          </table:table-cell>
          <table:table-cell office:value-type="float" office:value="-0.376577605457175" calcext:value-type="float">
            <text:p>-0.376577605457175</text:p>
          </table:table-cell>
          <table:table-cell office:value-type="float" office:value="-0.37622683619499" calcext:value-type="float">
            <text:p>-0.37622683619499</text:p>
          </table:table-cell>
          <table:table-cell office:value-type="float" office:value="-0.376854949058476" calcext:value-type="float">
            <text:p>-0.376854949058476</text:p>
          </table:table-cell>
          <table:table-cell office:value-type="float" office:value="-0.376918645579702" calcext:value-type="float">
            <text:p>-0.376918645579702</text:p>
          </table:table-cell>
          <table:table-cell office:value-type="float" office:value="-0.376553576474363" calcext:value-type="float">
            <text:p>-0.376553576474363</text:p>
          </table:table-cell>
          <table:table-cell office:value-type="float" office:value="-0.377115445574295" calcext:value-type="float">
            <text:p>-0.377115445574295</text:p>
          </table:table-cell>
          <table:table-cell office:value-type="float" office:value="-0.376428322310321" calcext:value-type="float">
            <text:p>-0.376428322310321</text:p>
          </table:table-cell>
          <table:table-cell office:value-type="float" office:value="-0.376914159627768" calcext:value-type="float">
            <text:p>-0.376914159627768</text:p>
          </table:table-cell>
          <table:table-cell office:value-type="float" office:value="-0.377052205125955" calcext:value-type="float">
            <text:p>-0.377052205125955</text:p>
          </table:table-cell>
          <table:table-cell office:value-type="float" office:value="-0.376727552861924" calcext:value-type="float">
            <text:p>-0.376727552861924</text:p>
          </table:table-cell>
          <table:table-cell office:value-type="float" office:value="-0.376457032076096" calcext:value-type="float">
            <text:p>-0.376457032076096</text:p>
          </table:table-cell>
          <table:table-cell office:value-type="float" office:value="-0.377173502914632" calcext:value-type="float">
            <text:p>-0.377173502914632</text:p>
          </table:table-cell>
          <table:table-cell office:value-type="float" office:value="-0.376892342291573" calcext:value-type="float">
            <text:p>-0.376892342291573</text:p>
          </table:table-cell>
          <table:table-cell office:value-type="float" office:value="-0.377120832629021" calcext:value-type="float">
            <text:p>-0.377120832629021</text:p>
          </table:table-cell>
          <table:table-cell office:value-type="float" office:value="-0.377287389866064" calcext:value-type="float">
            <text:p>-0.377287389866064</text:p>
          </table:table-cell>
          <table:table-cell office:value-type="float" office:value="-0.377009564088887" calcext:value-type="float">
            <text:p>-0.377009564088887</text:p>
          </table:table-cell>
          <table:table-cell office:value-type="float" office:value="-0.377250200413528" calcext:value-type="float">
            <text:p>-0.377250200413528</text:p>
          </table:table-cell>
          <table:table-cell office:value-type="float" office:value="-0.376749115698917" calcext:value-type="float">
            <text:p>-0.376749115698917</text:p>
          </table:table-cell>
          <table:table-cell office:value-type="float" office:value="-0.37664422092683" calcext:value-type="float">
            <text:p>-0.37664422092683</text:p>
          </table:table-cell>
          <table:table-cell office:value-type="float" office:value="-0.37671204206857" calcext:value-type="float">
            <text:p>-0.37671204206857</text:p>
          </table:table-cell>
          <table:table-cell office:value-type="float" office:value="-0.376813508269482" calcext:value-type="float">
            <text:p>-0.376813508269482</text:p>
          </table:table-cell>
          <table:table-cell office:value-type="float" office:value="-0.377548964896303" calcext:value-type="float">
            <text:p>-0.377548964896303</text:p>
          </table:table-cell>
          <table:table-cell office:value-type="float" office:value="-0.376882696447505" calcext:value-type="float">
            <text:p>-0.376882696447505</text:p>
          </table:table-cell>
          <table:table-cell office:value-type="float" office:value="-0.376680397214688" calcext:value-type="float">
            <text:p>-0.376680397214688</text:p>
          </table:table-cell>
          <table:table-cell office:value-type="float" office:value="-0.377061611253597" calcext:value-type="float">
            <text:p>-0.377061611253597</text:p>
          </table:table-cell>
          <table:table-cell office:value-type="float" office:value="-0.377166537624419" calcext:value-type="float">
            <text:p>-0.377166537624419</text:p>
          </table:table-cell>
          <table:table-cell office:value-type="float" office:value="-0.377263705255885" calcext:value-type="float">
            <text:p>-0.377263705255885</text:p>
          </table:table-cell>
          <table:table-cell office:value-type="float" office:value="-0.377105132148332" calcext:value-type="float">
            <text:p>-0.377105132148332</text:p>
          </table:table-cell>
          <table:table-cell office:value-type="float" office:value="-0.376864441687863" calcext:value-type="float">
            <text:p>-0.376864441687863</text:p>
          </table:table-cell>
          <table:table-cell office:value-type="float" office:value="-0.376217487745956" calcext:value-type="float">
            <text:p>-0.376217487745956</text:p>
          </table:table-cell>
          <table:table-cell office:value-type="float" office:value="-0.377261763503124" calcext:value-type="float">
            <text:p>-0.377261763503124</text:p>
          </table:table-cell>
          <table:table-cell office:value-type="float" office:value="-0.376837813049472" calcext:value-type="float">
            <text:p>-0.376837813049472</text:p>
          </table:table-cell>
          <table:table-cell office:value-type="float" office:value="-0.376542196584481" calcext:value-type="float">
            <text:p>-0.376542196584481</text:p>
          </table:table-cell>
          <table:table-cell office:value-type="float" office:value="-0.376662704621501" calcext:value-type="float">
            <text:p>-0.376662704621501</text:p>
          </table:table-cell>
          <table:table-cell office:value-type="float" office:value="-0.376844099360089" calcext:value-type="float">
            <text:p>-0.376844099360089</text:p>
          </table:table-cell>
          <table:table-cell office:value-type="float" office:value="-0.376807681335044" calcext:value-type="float">
            <text:p>-0.376807681335044</text:p>
          </table:table-cell>
          <table:table-cell office:value-type="float" office:value="-0.376340568233176" calcext:value-type="float">
            <text:p>-0.376340568233176</text:p>
          </table:table-cell>
          <table:table-cell office:value-type="float" office:value="-0.377021177800135" calcext:value-type="float">
            <text:p>-0.377021177800135</text:p>
          </table:table-cell>
          <table:table-cell office:value-type="float" office:value="-0.377366447134998" calcext:value-type="float">
            <text:p>-0.377366447134998</text:p>
          </table:table-cell>
          <table:table-cell office:value-type="float" office:value="-0.377204766882492" calcext:value-type="float">
            <text:p>-0.377204766882492</text:p>
          </table:table-cell>
          <table:table-cell office:value-type="float" office:value="-0.376421168617176" calcext:value-type="float">
            <text:p>-0.376421168617176</text:p>
          </table:table-cell>
          <table:table-cell office:value-type="float" office:value="-0.37692978425234" calcext:value-type="float">
            <text:p>-0.37692978425234</text:p>
          </table:table-cell>
          <table:table-cell office:value-type="float" office:value="-0.377183843038683" calcext:value-type="float">
            <text:p>-0.377183843038683</text:p>
          </table:table-cell>
          <table:table-cell office:value-type="float" office:value="-0.377140011470029" calcext:value-type="float">
            <text:p>-0.377140011470029</text:p>
          </table:table-cell>
          <table:table-cell office:value-type="float" office:value="-0.377388675414201" calcext:value-type="float">
            <text:p>-0.377388675414201</text:p>
          </table:table-cell>
          <table:table-cell office:value-type="float" office:value="-0.376968589169365" calcext:value-type="float">
            <text:p>-0.376968589169365</text:p>
          </table:table-cell>
          <table:table-cell office:value-type="float" office:value="-0.376837487844743" calcext:value-type="float">
            <text:p>-0.376837487844743</text:p>
          </table:table-cell>
          <table:table-cell office:value-type="float" office:value="-0.376678365801595" calcext:value-type="float">
            <text:p>-0.376678365801595</text:p>
          </table:table-cell>
          <table:table-cell office:value-type="float" office:value="-0.377027079023876" calcext:value-type="float">
            <text:p>-0.377027079023876</text:p>
          </table:table-cell>
          <table:table-cell office:value-type="float" office:value="-0.376707602856929" calcext:value-type="float">
            <text:p>-0.376707602856929</text:p>
          </table:table-cell>
          <table:table-cell office:value-type="float" office:value="-0.377022285491128" calcext:value-type="float">
            <text:p>-0.377022285491128</text:p>
          </table:table-cell>
          <table:table-cell office:value-type="float" office:value="-0.376723744134429" calcext:value-type="float">
            <text:p>-0.376723744134429</text:p>
          </table:table-cell>
          <table:table-cell office:value-type="float" office:value="-0.376735394452238" calcext:value-type="float">
            <text:p>-0.376735394452238</text:p>
          </table:table-cell>
          <table:table-cell office:value-type="float" office:value="-0.377061593862472" calcext:value-type="float">
            <text:p>-0.377061593862472</text:p>
          </table:table-cell>
          <table:table-cell office:value-type="float" office:value="-0.376475687526616" calcext:value-type="float">
            <text:p>-0.376475687526616</text:p>
          </table:table-cell>
          <table:table-cell office:value-type="float" office:value="-0.37654575166097" calcext:value-type="float">
            <text:p>-0.37654575166097</text:p>
          </table:table-cell>
          <table:table-cell office:value-type="float" office:value="-0.37716689978658" calcext:value-type="float">
            <text:p>-0.37716689978658</text:p>
          </table:table-cell>
          <table:table-cell office:value-type="float" office:value="-0.3769687544556" calcext:value-type="float">
            <text:p>-0.3769687544556</text:p>
          </table:table-cell>
          <table:table-cell office:value-type="float" office:value="-0.377186960928781" calcext:value-type="float">
            <text:p>-0.377186960928781</text:p>
          </table:table-cell>
          <table:table-cell office:value-type="float" office:value="-0.376645715740811" calcext:value-type="float">
            <text:p>-0.376645715740811</text:p>
          </table:table-cell>
          <table:table-cell office:value-type="float" office:value="-0.377067106938736" calcext:value-type="float">
            <text:p>-0.377067106938736</text:p>
          </table:table-cell>
          <table:table-cell office:value-type="float" office:value="-0.376985783079317" calcext:value-type="float">
            <text:p>-0.376985783079317</text:p>
          </table:table-cell>
          <table:table-cell office:value-type="float" office:value="-0.376589663176151" calcext:value-type="float">
            <text:p>-0.376589663176151</text:p>
          </table:table-cell>
          <table:table-cell office:value-type="float" office:value="-0.376993384303543" calcext:value-type="float">
            <text:p>-0.376993384303543</text:p>
          </table:table-cell>
          <table:table-cell office:value-type="float" office:value="-0.37717410842819" calcext:value-type="float">
            <text:p>-0.37717410842819</text:p>
          </table:table-cell>
          <table:table-cell office:value-type="float" office:value="-0.376765104795843" calcext:value-type="float">
            <text:p>-0.376765104795843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135590398757102" calcext:value-type="float">
            <text:p>-1.35590398757102E-05</text:p>
          </table:table-cell>
          <table:table-cell office:value-type="float" office:value="-0.000012327049946359" calcext:value-type="float">
            <text:p>-1.2327049946359E-05</text:p>
          </table:table-cell>
          <table:table-cell office:value-type="float" office:value="0.0000348481216140284" calcext:value-type="float">
            <text:p>3.48481216140284E-05</text:p>
          </table:table-cell>
          <table:table-cell office:value-type="float" office:value="-0.0000430046109841653" calcext:value-type="float">
            <text:p>-4.30046109841653E-05</text:p>
          </table:table-cell>
          <table:table-cell office:value-type="float" office:value="0.0000707570145684899" calcext:value-type="float">
            <text:p>7.07570145684899E-05</text:p>
          </table:table-cell>
          <table:table-cell office:value-type="float" office:value="0.00000464795486243563" calcext:value-type="float">
            <text:p>4.64795486243563E-06</text:p>
          </table:table-cell>
          <table:table-cell office:value-type="float" office:value="-0.0000316020529053107" calcext:value-type="float">
            <text:p>-3.16020529053107E-05</text:p>
          </table:table-cell>
          <table:table-cell office:value-type="float" office:value="-0.0000101133896889261" calcext:value-type="float">
            <text:p>-1.01133896889261E-05</text:p>
          </table:table-cell>
          <table:table-cell office:value-type="float" office:value="0.0000213733641554192" calcext:value-type="float">
            <text:p>2.13733641554192E-05</text:p>
          </table:table-cell>
          <table:table-cell office:value-type="float" office:value="0.0000180391134601554" calcext:value-type="float">
            <text:p>1.80391134601554E-05</text:p>
          </table:table-cell>
          <table:table-cell office:value-type="float" office:value="-0.0000366554913273642" calcext:value-type="float">
            <text:p>-3.66554913273642E-05</text:p>
          </table:table-cell>
          <table:table-cell office:value-type="float" office:value="0.00000310676191600523" calcext:value-type="float">
            <text:p>3.10676191600523E-06</text:p>
          </table:table-cell>
          <table:table-cell office:value-type="float" office:value="0.0000213317403883195" calcext:value-type="float">
            <text:p>2.13317403883195E-05</text:p>
          </table:table-cell>
          <table:table-cell office:value-type="float" office:value="-0.00001153024840439" calcext:value-type="float">
            <text:p>-1.153024840439E-05</text:p>
          </table:table-cell>
          <table:table-cell office:value-type="float" office:value="0.00000567834100761999" calcext:value-type="float">
            <text:p>5.67834100761999E-06</text:p>
          </table:table-cell>
          <table:table-cell office:value-type="float" office:value="-0.00000721005292136923" calcext:value-type="float">
            <text:p>-7.21005292136923E-06</text:p>
          </table:table-cell>
          <table:table-cell office:value-type="float" office:value="-0.0000406824366210867" calcext:value-type="float">
            <text:p>-4.06824366210867E-05</text:p>
          </table:table-cell>
          <table:table-cell office:value-type="float" office:value="0.0000226886510507618" calcext:value-type="float">
            <text:p>2.26886510507618E-05</text:p>
          </table:table-cell>
          <table:table-cell office:value-type="float" office:value="0.0000422404006174548" calcext:value-type="float">
            <text:p>4.22404006174548E-05</text:p>
          </table:table-cell>
          <table:table-cell office:value-type="float" office:value="-0.00000665174012870473" calcext:value-type="float">
            <text:p>-6.65174012870473E-06</text:p>
          </table:table-cell>
          <table:table-cell office:value-type="float" office:value="-0.0000154332462969919" calcext:value-type="float">
            <text:p>-1.54332462969919E-05</text:p>
          </table:table-cell>
          <table:table-cell office:value-type="float" office:value="0.0000100490609024062" calcext:value-type="float">
            <text:p>1.00490609024062E-05</text:p>
          </table:table-cell>
          <table:table-cell office:value-type="float" office:value="-0.0000213218368066426" calcext:value-type="float">
            <text:p>-2.13218368066426E-05</text:p>
          </table:table-cell>
          <table:table-cell office:value-type="float" office:value="0.0000112552765140217" calcext:value-type="float">
            <text:p>1.12552765140217E-05</text:p>
          </table:table-cell>
          <table:table-cell office:value-type="float" office:value="-0.00000326110943155156" calcext:value-type="float">
            <text:p>-3.26110943155156E-06</text:p>
          </table:table-cell>
          <table:table-cell office:value-type="float" office:value="0.0000114073437275097" calcext:value-type="float">
            <text:p>1.14073437275097E-05</text:p>
          </table:table-cell>
          <table:table-cell office:value-type="float" office:value="-0.00000379998617194843" calcext:value-type="float">
            <text:p>-3.79998617194843E-06</text:p>
          </table:table-cell>
          <table:table-cell office:value-type="float" office:value="-0.0000338070377228217" calcext:value-type="float">
            <text:p>-3.38070377228217E-05</text:p>
          </table:table-cell>
          <table:table-cell office:value-type="float" office:value="0.0000229284409002939" calcext:value-type="float">
            <text:p>2.29284409002939E-05</text:p>
          </table:table-cell>
          <table:table-cell office:value-type="float" office:value="-0.00000335661601180703" calcext:value-type="float">
            <text:p>-3.35661601180703E-06</text:p>
          </table:table-cell>
          <table:table-cell office:value-type="float" office:value="0.0000297011954091819" calcext:value-type="float">
            <text:p>2.97011954091819E-05</text:p>
          </table:table-cell>
          <table:table-cell office:value-type="float" office:value="-0.0000569450153343754" calcext:value-type="float">
            <text:p>-5.69450153343754E-05</text:p>
          </table:table-cell>
          <table:table-cell office:value-type="float" office:value="-0.000127259636676702" calcext:value-type="float">
            <text:p>-0.000127259636677</text:p>
          </table:table-cell>
          <table:table-cell office:value-type="float" office:value="-0.000151114654926066" calcext:value-type="float">
            <text:p>-0.000151114654926</text:p>
          </table:table-cell>
          <table:table-cell office:value-type="float" office:value="-0.000315552878129566" calcext:value-type="float">
            <text:p>-0.00031555287813</text:p>
          </table:table-cell>
          <table:table-cell office:value-type="float" office:value="-0.00078310481648125" calcext:value-type="float">
            <text:p>-0.000783104816481</text:p>
          </table:table-cell>
          <table:table-cell office:value-type="float" office:value="-0.00104301842320059" calcext:value-type="float">
            <text:p>-0.001043018423201</text:p>
          </table:table-cell>
          <table:table-cell office:value-type="float" office:value="-0.00317599630791787" calcext:value-type="float">
            <text:p>-0.003175996307918</text:p>
          </table:table-cell>
          <table:table-cell office:value-type="float" office:value="-0.0035971677606122" calcext:value-type="float">
            <text:p>-0.003597167760612</text:p>
          </table:table-cell>
          <table:table-cell office:value-type="float" office:value="-0.00170596610269647" calcext:value-type="float">
            <text:p>-0.001705966102696</text:p>
          </table:table-cell>
          <table:table-cell office:value-type="float" office:value="-0.0027424929704189" calcext:value-type="float">
            <text:p>-0.002742492970419</text:p>
          </table:table-cell>
          <table:table-cell office:value-type="float" office:value="-0.0056613741031693" calcext:value-type="float">
            <text:p>-0.005661374103169</text:p>
          </table:table-cell>
          <table:table-cell office:value-type="float" office:value="0.0034719718965614" calcext:value-type="float">
            <text:p>0.003471971896561</text:p>
          </table:table-cell>
          <table:table-cell office:value-type="float" office:value="0.0357557658441404" calcext:value-type="float">
            <text:p>0.03575576584414</text:p>
          </table:table-cell>
          <table:table-cell office:value-type="float" office:value="0.0100094075250058" calcext:value-type="float">
            <text:p>0.010009407525006</text:p>
          </table:table-cell>
          <table:table-cell office:value-type="float" office:value="0.00423751760111391" calcext:value-type="float">
            <text:p>0.004237517601114</text:p>
          </table:table-cell>
          <table:table-cell office:value-type="float" office:value="0.000582090920929479" calcext:value-type="float">
            <text:p>0.000582090920929</text:p>
          </table:table-cell>
          <table:table-cell office:value-type="float" office:value="-0.00233204216774924" calcext:value-type="float">
            <text:p>-0.002332042167749</text:p>
          </table:table-cell>
          <table:table-cell office:value-type="float" office:value="0.0000184059428268712" calcext:value-type="float">
            <text:p>1.84059428268712E-05</text:p>
          </table:table-cell>
          <table:table-cell office:value-type="float" office:value="0.00231928348982197" calcext:value-type="float">
            <text:p>0.002319283489822</text:p>
          </table:table-cell>
          <table:table-cell office:value-type="float" office:value="-0.00254724425003056" calcext:value-type="float">
            <text:p>-0.002547244250031</text:p>
          </table:table-cell>
          <table:table-cell office:value-type="float" office:value="-0.00756440752984411" calcext:value-type="float">
            <text:p>-0.007564407529844</text:p>
          </table:table-cell>
          <table:table-cell office:value-type="float" office:value="-0.0305231716021505" calcext:value-type="float">
            <text:p>-0.030523171602151</text:p>
          </table:table-cell>
          <table:table-cell office:value-type="float" office:value="-0.00174501921435322" calcext:value-type="float">
            <text:p>-0.001745019214353</text:p>
          </table:table-cell>
          <table:table-cell office:value-type="float" office:value="-0.00142313523587417" calcext:value-type="float">
            <text:p>-0.001423135235874</text:p>
          </table:table-cell>
          <table:table-cell office:value-type="float" office:value="-0.00129831098516753" calcext:value-type="float">
            <text:p>-0.001298310985168</text:p>
          </table:table-cell>
          <table:table-cell office:value-type="float" office:value="-0.00148890938808133" calcext:value-type="float">
            <text:p>-0.001488909388081</text:p>
          </table:table-cell>
          <table:table-cell office:value-type="float" office:value="0.00625266235826005" calcext:value-type="float">
            <text:p>0.00625266235826</text:p>
          </table:table-cell>
          <table:table-cell office:value-type="float" office:value="-0.000893241662269339" calcext:value-type="float">
            <text:p>-0.000893241662269</text:p>
          </table:table-cell>
          <table:table-cell office:value-type="float" office:value="-0.00039597938925362" calcext:value-type="float">
            <text:p>-0.000395979389254</text:p>
          </table:table-cell>
          <table:table-cell office:value-type="float" office:value="-0.00162688904932079" calcext:value-type="float">
            <text:p>-0.001626889049321</text:p>
          </table:table-cell>
          <table:table-cell office:value-type="float" office:value="-0.00684760752062852" calcext:value-type="float">
            <text:p>-0.006847607520629</text:p>
          </table:table-cell>
          <table:table-cell office:value-type="float" office:value="-0.00481583795400314" calcext:value-type="float">
            <text:p>-0.004815837954003</text:p>
          </table:table-cell>
          <table:table-cell office:value-type="float" office:value="0.000167221306475396" calcext:value-type="float">
            <text:p>0.000167221306475</text:p>
          </table:table-cell>
          <table:table-cell office:value-type="float" office:value="0.010757247105153" calcext:value-type="float">
            <text:p>0.010757247105153</text:p>
          </table:table-cell>
          <table:table-cell office:value-type="float" office:value="-0.00533601434064268" calcext:value-type="float">
            <text:p>-0.005336014340643</text:p>
          </table:table-cell>
          <table:table-cell office:value-type="float" office:value="-0.000039021788412863" calcext:value-type="float">
            <text:p>-3.9021788412863E-05</text:p>
          </table:table-cell>
          <table:table-cell office:value-type="float" office:value="-0.000445931259578702" calcext:value-type="float">
            <text:p>-0.000445931259579</text:p>
          </table:table-cell>
          <table:table-cell office:value-type="float" office:value="-0.000781827334255525" calcext:value-type="float">
            <text:p>-0.000781827334256</text:p>
          </table:table-cell>
          <table:table-cell office:value-type="float" office:value="-0.000529687444163374" calcext:value-type="float">
            <text:p>-0.000529687444163</text:p>
          </table:table-cell>
          <table:table-cell office:value-type="float" office:value="-0.00288319344956062" calcext:value-type="float">
            <text:p>-0.002883193449561</text:p>
          </table:table-cell>
          <table:table-cell office:value-type="float" office:value="-0.00344896477007506" calcext:value-type="float">
            <text:p>-0.003448964770075</text:p>
          </table:table-cell>
          <table:table-cell office:value-type="float" office:value="-0.00208227028234137" calcext:value-type="float">
            <text:p>-0.002082270282341</text:p>
          </table:table-cell>
          <table:table-cell office:value-type="float" office:value="-0.00103157862154385" calcext:value-type="float">
            <text:p>-0.001031578621544</text:p>
          </table:table-cell>
          <table:table-cell office:value-type="float" office:value="-0.000395129218629553" calcext:value-type="float">
            <text:p>-0.00039512921863</text:p>
          </table:table-cell>
          <table:table-cell office:value-type="float" office:value="-0.000869315981909535" calcext:value-type="float">
            <text:p>-0.00086931598191</text:p>
          </table:table-cell>
          <table:table-cell office:value-type="float" office:value="0.000273027115542779" calcext:value-type="float">
            <text:p>0.000273027115543</text:p>
          </table:table-cell>
          <table:table-cell office:value-type="float" office:value="-0.00800664823167807" calcext:value-type="float">
            <text:p>-0.008006648231678</text:p>
          </table:table-cell>
          <table:table-cell office:value-type="float" office:value="-0.000486394105735588" calcext:value-type="float">
            <text:p>-0.000486394105736</text:p>
          </table:table-cell>
          <table:table-cell office:value-type="float" office:value="0.00446552838647652" calcext:value-type="float">
            <text:p>0.004465528386477</text:p>
          </table:table-cell>
          <table:table-cell office:value-type="float" office:value="0.0279709197767486" calcext:value-type="float">
            <text:p>0.027970919776749</text:p>
          </table:table-cell>
          <table:table-cell office:value-type="float" office:value="-0.00255474240487141" calcext:value-type="float">
            <text:p>-0.002554742404871</text:p>
          </table:table-cell>
          <table:table-cell office:value-type="float" office:value="-0.00253778510897407" calcext:value-type="float">
            <text:p>-0.002537785108974</text:p>
          </table:table-cell>
          <table:table-cell office:value-type="float" office:value="-0.000994682076021214" calcext:value-type="float">
            <text:p>-0.000994682076021</text:p>
          </table:table-cell>
          <table:table-cell office:value-type="float" office:value="-0.00165581820471528" calcext:value-type="float">
            <text:p>-0.001655818204715</text:p>
          </table:table-cell>
          <table:table-cell office:value-type="float" office:value="-0.00871997664822355" calcext:value-type="float">
            <text:p>-0.008719976648224</text:p>
          </table:table-cell>
          <table:table-cell office:value-type="float" office:value="0.000395521396729215" calcext:value-type="float">
            <text:p>0.000395521396729</text:p>
          </table:table-cell>
          <table:table-cell office:value-type="float" office:value="0.00442658999914741" calcext:value-type="float">
            <text:p>0.004426589999147</text:p>
          </table:table-cell>
          <table:table-cell office:value-type="float" office:value="0.00636998396506944" calcext:value-type="float">
            <text:p>0.006369983965069</text:p>
          </table:table-cell>
          <table:table-cell office:value-type="float" office:value="0.0206003565905522" calcext:value-type="float">
            <text:p>0.020600356590552</text:p>
          </table:table-cell>
          <table:table-cell office:value-type="float" office:value="-0.00125896000806441" calcext:value-type="float">
            <text:p>-0.001258960008064</text:p>
          </table:table-cell>
          <table:table-cell office:value-type="float" office:value="0.00468799923303259" calcext:value-type="float">
            <text:p>0.004687999233033</text:p>
          </table:table-cell>
          <table:table-cell office:value-type="float" office:value="0.006735553694451" calcext:value-type="float">
            <text:p>0.006735553694451</text:p>
          </table:table-cell>
          <table:table-cell office:value-type="float" office:value="0.00730566312316422" calcext:value-type="float">
            <text:p>0.007305663123164</text:p>
          </table:table-cell>
          <table:table-cell office:value-type="float" office:value="0.00137032645680646" calcext:value-type="float">
            <text:p>0.001370326456806</text:p>
          </table:table-cell>
          <table:table-cell office:value-type="float" office:value="-0.000180480674934258" calcext:value-type="float">
            <text:p>-0.000180480674934</text:p>
          </table:table-cell>
          <table:table-cell office:value-type="float" office:value="-0.000693720412676235" calcext:value-type="float">
            <text:p>-0.000693720412676</text:p>
          </table:table-cell>
          <table:table-cell office:value-type="float" office:value="-0.0404514862789705" calcext:value-type="float">
            <text:p>-0.040451486278971</text:p>
          </table:table-cell>
          <table:table-cell office:value-type="float" office:value="0.000253285121062652" calcext:value-type="float">
            <text:p>0.000253285121063</text:p>
          </table:table-cell>
          <table:table-cell office:value-type="float" office:value="-0.0015245831982737" calcext:value-type="float">
            <text:p>-0.001524583198274</text:p>
          </table:table-cell>
          <table:table-cell office:value-type="float" office:value="-0.00130462105501583" calcext:value-type="float">
            <text:p>-0.001304621055016</text:p>
          </table:table-cell>
          <table:table-cell office:value-type="float" office:value="-0.00173755543244841" calcext:value-type="float">
            <text:p>-0.001737555432448</text:p>
          </table:table-cell>
          <table:table-cell office:value-type="float" office:value="-0.00329823298622123" calcext:value-type="float">
            <text:p>-0.003298232986221</text:p>
          </table:table-cell>
          <table:table-cell office:value-type="float" office:value="-0.00137175180247606" calcext:value-type="float">
            <text:p>-0.001371751802476</text:p>
          </table:table-cell>
          <table:table-cell office:value-type="float" office:value="-0.00114821563234119" calcext:value-type="float">
            <text:p>-0.001148215632341</text:p>
          </table:table-cell>
          <table:table-cell office:value-type="float" office:value="0.04065213762249" calcext:value-type="float">
            <text:p>0.04065213762249</text:p>
          </table:table-cell>
          <table:table-cell office:value-type="float" office:value="-0.00730069588763943" calcext:value-type="float">
            <text:p>-0.007300695887639</text:p>
          </table:table-cell>
          <table:table-cell office:value-type="float" office:value="-0.0116710472944684" calcext:value-type="float">
            <text:p>-0.011671047294468</text:p>
          </table:table-cell>
          <table:table-cell office:value-type="float" office:value="-0.00493340508475798" calcext:value-type="float">
            <text:p>-0.004933405084758</text:p>
          </table:table-cell>
          <table:table-cell office:value-type="float" office:value="-0.00372722454175611" calcext:value-type="float">
            <text:p>-0.003727224541756</text:p>
          </table:table-cell>
          <table:table-cell office:value-type="float" office:value="-0.00185825687082469" calcext:value-type="float">
            <text:p>-0.001858256870825</text:p>
          </table:table-cell>
          <table:table-cell office:value-type="float" office:value="-0.00451312694911565" calcext:value-type="float">
            <text:p>-0.004513126949116</text:p>
          </table:table-cell>
          <table:table-cell office:value-type="float" office:value="-0.00312183252819948" calcext:value-type="float">
            <text:p>-0.003121832528199</text:p>
          </table:table-cell>
          <table:table-cell office:value-type="float" office:value="0.00350954996102165" calcext:value-type="float">
            <text:p>0.003509549961022</text:p>
          </table:table-cell>
          <table:table-cell office:value-type="float" office:value="0.0281725651690639" calcext:value-type="float">
            <text:p>0.028172565169064</text:p>
          </table:table-cell>
          <table:table-cell office:value-type="float" office:value="-0.00446019701814943" calcext:value-type="float">
            <text:p>-0.004460197018149</text:p>
          </table:table-cell>
          <table:table-cell office:value-type="float" office:value="-0.00704281816533414" calcext:value-type="float">
            <text:p>-0.007042818165334</text:p>
          </table:table-cell>
          <table:table-cell office:value-type="float" office:value="-0.00877968197614015" calcext:value-type="float">
            <text:p>-0.00877968197614</text:p>
          </table:table-cell>
          <table:table-cell office:value-type="float" office:value="-0.00182382005837117" calcext:value-type="float">
            <text:p>-0.001823820058371</text:p>
          </table:table-cell>
          <table:table-cell office:value-type="float" office:value="-0.00243608539206414" calcext:value-type="float">
            <text:p>-0.002436085392064</text:p>
          </table:table-cell>
          <table:table-cell office:value-type="float" office:value="-0.00245923069542559" calcext:value-type="float">
            <text:p>-0.002459230695426</text:p>
          </table:table-cell>
          <table:table-cell office:value-type="float" office:value="-0.00637575958267689" calcext:value-type="float">
            <text:p>-0.006375759582677</text:p>
          </table:table-cell>
          <table:table-cell office:value-type="float" office:value="-0.00160885844696634" calcext:value-type="float">
            <text:p>-0.001608858446966</text:p>
          </table:table-cell>
          <table:table-cell office:value-type="float" office:value="0.00324349811768865" calcext:value-type="float">
            <text:p>0.003243498117689</text:p>
          </table:table-cell>
          <table:table-cell office:value-type="float" office:value="0.00487432629230111" calcext:value-type="float">
            <text:p>0.004874326292301</text:p>
          </table:table-cell>
          <table:table-cell office:value-type="float" office:value="0.0230826217143779" calcext:value-type="float">
            <text:p>0.023082621714378</text:p>
          </table:table-cell>
          <table:table-cell office:value-type="float" office:value="0.0164205504441637" calcext:value-type="float">
            <text:p>0.016420550444164</text:p>
          </table:table-cell>
          <table:table-cell office:value-type="float" office:value="-0.0408045563941921" calcext:value-type="float">
            <text:p>-0.040804556394192</text:p>
          </table:table-cell>
          <table:table-cell office:value-type="float" office:value="-0.00124655695189396" calcext:value-type="float">
            <text:p>-0.001246556951894</text:p>
          </table:table-cell>
          <table:table-cell office:value-type="float" office:value="-0.000726621680741169" calcext:value-type="float">
            <text:p>-0.000726621680741</text:p>
          </table:table-cell>
          <table:table-cell office:value-type="float" office:value="-0.000701249019872008" calcext:value-type="float">
            <text:p>-0.000701249019872</text:p>
          </table:table-cell>
          <table:table-cell office:value-type="float" office:value="-0.00217876356831204" calcext:value-type="float">
            <text:p>-0.002178763568312</text:p>
          </table:table-cell>
          <table:table-cell office:value-type="float" office:value="-0.00475620478659633" calcext:value-type="float">
            <text:p>-0.004756204786596</text:p>
          </table:table-cell>
          <table:table-cell office:value-type="float" office:value="-0.00200507187447085" calcext:value-type="float">
            <text:p>-0.002005071874471</text:p>
          </table:table-cell>
          <table:table-cell office:value-type="float" office:value="-0.0158364406403913" calcext:value-type="float">
            <text:p>-0.015836440640391</text:p>
          </table:table-cell>
          <table:table-cell office:value-type="float" office:value="0.0028773702588904" calcext:value-type="float">
            <text:p>0.00287737025889</text:p>
          </table:table-cell>
          <table:table-cell office:value-type="float" office:value="0.0018836068236488" calcext:value-type="float">
            <text:p>0.001883606823649</text:p>
          </table:table-cell>
          <table:table-cell office:value-type="float" office:value="0.0315057218790185" calcext:value-type="float">
            <text:p>0.031505721879019</text:p>
          </table:table-cell>
          <table:table-cell office:value-type="float" office:value="-0.00375014394617978" calcext:value-type="float">
            <text:p>-0.00375014394618</text:p>
          </table:table-cell>
          <table:table-cell office:value-type="float" office:value="-0.00463927395813546" calcext:value-type="float">
            <text:p>-0.004639273958135</text:p>
          </table:table-cell>
          <table:table-cell office:value-type="float" office:value="-0.000939036441046037" calcext:value-type="float">
            <text:p>-0.000939036441046</text:p>
          </table:table-cell>
          <table:table-cell office:value-type="float" office:value="-0.0101410294240533" calcext:value-type="float">
            <text:p>-0.010141029424053</text:p>
          </table:table-cell>
          <table:table-cell office:value-type="float" office:value="0.00218688623547292" calcext:value-type="float">
            <text:p>0.002186886235473</text:p>
          </table:table-cell>
          <table:table-cell office:value-type="float" office:value="0.0309248498939019" calcext:value-type="float">
            <text:p>0.030924849893902</text:p>
          </table:table-cell>
          <table:table-cell office:value-type="float" office:value="-0.000600303323528451" calcext:value-type="float">
            <text:p>-0.000600303323528</text:p>
          </table:table-cell>
          <table:table-cell office:value-type="float" office:value="0.00660053285213191" calcext:value-type="float">
            <text:p>0.006600532852132</text:p>
          </table:table-cell>
          <table:table-cell office:value-type="float" office:value="0.0061941903993214" calcext:value-type="float">
            <text:p>0.006194190399321</text:p>
          </table:table-cell>
          <table:table-cell office:value-type="float" office:value="0.00747810867991067" calcext:value-type="float">
            <text:p>0.007478108679911</text:p>
          </table:table-cell>
          <table:table-cell office:value-type="float" office:value="0.00103944808316903" calcext:value-type="float">
            <text:p>0.001039448083169</text:p>
          </table:table-cell>
          <table:table-cell office:value-type="float" office:value="-0.0012802881239864" calcext:value-type="float">
            <text:p>-0.001280288123986</text:p>
          </table:table-cell>
          <table:table-cell office:value-type="float" office:value="-0.00173198758713777" calcext:value-type="float">
            <text:p>-0.001731987587138</text:p>
          </table:table-cell>
          <table:table-cell office:value-type="float" office:value="0.000482576975348647" calcext:value-type="float">
            <text:p>0.000482576975349</text:p>
          </table:table-cell>
          <table:table-cell office:value-type="float" office:value="-0.000442216564328801" calcext:value-type="float">
            <text:p>-0.000442216564329</text:p>
          </table:table-cell>
          <table:table-cell office:value-type="float" office:value="-0.0388839283063774" calcext:value-type="float">
            <text:p>-0.038883928306377</text:p>
          </table:table-cell>
          <table:table-cell office:value-type="float" office:value="-0.000529107916217519" calcext:value-type="float">
            <text:p>-0.000529107916218</text:p>
          </table:table-cell>
          <table:table-cell office:value-type="float" office:value="-0.000793620430285025" calcext:value-type="float">
            <text:p>-0.000793620430285</text:p>
          </table:table-cell>
          <table:table-cell office:value-type="float" office:value="-0.000653266949924458" calcext:value-type="float">
            <text:p>-0.000653266949924</text:p>
          </table:table-cell>
          <table:table-cell office:value-type="float" office:value="-0.00101623250664734" calcext:value-type="float">
            <text:p>-0.001016232506647</text:p>
          </table:table-cell>
          <table:table-cell office:value-type="float" office:value="-0.00448702316891742" calcext:value-type="float">
            <text:p>-0.004487023168917</text:p>
          </table:table-cell>
          <table:table-cell office:value-type="float" office:value="-0.00365637165221489" calcext:value-type="float">
            <text:p>-0.003656371652215</text:p>
          </table:table-cell>
          <table:table-cell office:value-type="float" office:value="-0.000131159208154041" calcext:value-type="float">
            <text:p>-0.000131159208154</text:p>
          </table:table-cell>
          <table:table-cell office:value-type="float" office:value="-0.000821999259556894" calcext:value-type="float">
            <text:p>-0.000821999259557</text:p>
          </table:table-cell>
          <table:table-cell office:value-type="float" office:value="0.0292341036110958" calcext:value-type="float">
            <text:p>0.029234103611096</text:p>
          </table:table-cell>
          <table:table-cell office:value-type="float" office:value="-0.0133046813624403" calcext:value-type="float">
            <text:p>-0.01330468136244</text:p>
          </table:table-cell>
          <table:table-cell office:value-type="float" office:value="-0.011091382032103" calcext:value-type="float">
            <text:p>-0.011091382032103</text:p>
          </table:table-cell>
          <table:table-cell office:value-type="float" office:value="-0.00192636392997336" calcext:value-type="float">
            <text:p>-0.001926363929973</text:p>
          </table:table-cell>
          <table:table-cell office:value-type="float" office:value="-0.000345889633020957" calcext:value-type="float">
            <text:p>-0.000345889633021</text:p>
          </table:table-cell>
          <table:table-cell office:value-type="float" office:value="0.00230304987603025" calcext:value-type="float">
            <text:p>0.00230304987603</text:p>
          </table:table-cell>
          <table:table-cell office:value-type="float" office:value="0.00526150131829273" calcext:value-type="float">
            <text:p>0.005261501318293</text:p>
          </table:table-cell>
          <table:table-cell office:value-type="float" office:value="0.00461577816051834" calcext:value-type="float">
            <text:p>0.004615778160518</text:p>
          </table:table-cell>
          <table:table-cell office:value-type="float" office:value="0.00519799381925312" calcext:value-type="float">
            <text:p>0.005197993819253</text:p>
          </table:table-cell>
          <table:table-cell office:value-type="float" office:value="-0.00169574321355431" calcext:value-type="float">
            <text:p>-0.001695743213554</text:p>
          </table:table-cell>
          <table:table-cell office:value-type="float" office:value="-0.00328140843125696" calcext:value-type="float">
            <text:p>-0.003281408431257</text:p>
          </table:table-cell>
          <table:table-cell office:value-type="float" office:value="-0.000364704212436562" calcext:value-type="float">
            <text:p>-0.000364704212437</text:p>
          </table:table-cell>
          <table:table-cell office:value-type="float" office:value="-0.0019014294547614" calcext:value-type="float">
            <text:p>-0.001901429454761</text:p>
          </table:table-cell>
          <table:table-cell office:value-type="float" office:value="-0.00422876256491855" calcext:value-type="float">
            <text:p>-0.004228762564919</text:p>
          </table:table-cell>
          <table:table-cell office:value-type="float" office:value="-0.000760989305056969" calcext:value-type="float">
            <text:p>-0.000760989305057</text:p>
          </table:table-cell>
          <table:table-cell office:value-type="float" office:value="0.0117383437670234" calcext:value-type="float">
            <text:p>0.011738343767024</text:p>
          </table:table-cell>
          <table:table-cell office:value-type="float" office:value="0.0144293058467628" calcext:value-type="float">
            <text:p>0.014429305846763</text:p>
          </table:table-cell>
          <table:table-cell office:value-type="float" office:value="0.00134112741392706" calcext:value-type="float">
            <text:p>0.001341127413927</text:p>
          </table:table-cell>
          <table:table-cell office:value-type="float" office:value="0.0118894863086061" calcext:value-type="float">
            <text:p>0.011889486308606</text:p>
          </table:table-cell>
          <table:table-cell office:value-type="float" office:value="-0.024939851715065" calcext:value-type="float">
            <text:p>-0.024939851715065</text:p>
          </table:table-cell>
          <table:table-cell office:value-type="float" office:value="-0.00239450808272035" calcext:value-type="float">
            <text:p>-0.00239450808272</text:p>
          </table:table-cell>
          <table:table-cell office:value-type="float" office:value="-0.00562784390312637" calcext:value-type="float">
            <text:p>-0.005627843903126</text:p>
          </table:table-cell>
          <table:table-cell office:value-type="float" office:value="-0.00220919146877985" calcext:value-type="float">
            <text:p>-0.00220919146878</text:p>
          </table:table-cell>
          <table:table-cell office:value-type="float" office:value="-0.00328133712058304" calcext:value-type="float">
            <text:p>-0.003281337120583</text:p>
          </table:table-cell>
          <table:table-cell office:value-type="float" office:value="-0.000906929733864858" calcext:value-type="float">
            <text:p>-0.000906929733865</text:p>
          </table:table-cell>
          <table:table-cell office:value-type="float" office:value="-0.000361053095524921" calcext:value-type="float">
            <text:p>-0.000361053095525</text:p>
          </table:table-cell>
          <table:table-cell office:value-type="float" office:value="0.000463628276375527" calcext:value-type="float">
            <text:p>0.000463628276376</text:p>
          </table:table-cell>
          <table:table-cell office:value-type="float" office:value="0.00071744314716321" calcext:value-type="float">
            <text:p>0.000717443147163</text:p>
          </table:table-cell>
          <table:table-cell office:value-type="float" office:value="-0.0000160976679967062" calcext:value-type="float">
            <text:p>-1.60976679967062E-05</text:p>
          </table:table-cell>
          <table:table-cell office:value-type="float" office:value="-0.0000427728437112362" calcext:value-type="float">
            <text:p>-4.27728437112362E-05</text:p>
          </table:table-cell>
          <table:table-cell office:value-type="float" office:value="0.0000820751688077603" calcext:value-type="float">
            <text:p>8.20751688077603E-05</text:p>
          </table:table-cell>
          <table:table-cell office:value-type="float" office:value="0.000273301309924312" calcext:value-type="float">
            <text:p>0.000273301309924</text:p>
          </table:table-cell>
          <table:table-cell office:value-type="float" office:value="-0.000123496552556779" calcext:value-type="float">
            <text:p>-0.000123496552557</text:p>
          </table:table-cell>
          <table:table-cell office:value-type="float" office:value="0.0000699731883377352" calcext:value-type="float">
            <text:p>6.99731883377352E-05</text:p>
          </table:table-cell>
          <table:table-cell office:value-type="float" office:value="0.000113238655801928" calcext:value-type="float">
            <text:p>0.000113238655802</text:p>
          </table:table-cell>
          <table:table-cell office:value-type="float" office:value="0.00000533435305871688" calcext:value-type="float">
            <text:p>5.33435305871688E-06</text:p>
          </table:table-cell>
          <table:table-cell office:value-type="float" office:value="-0.000065724389547106" calcext:value-type="float">
            <text:p>-6.5724389547106E-05</text:p>
          </table:table-cell>
          <table:table-cell office:value-type="float" office:value="0.000177913217925485" calcext:value-type="float">
            <text:p>0.000177913217925</text:p>
          </table:table-cell>
          <table:table-cell office:value-type="float" office:value="0.000249458856105111" calcext:value-type="float">
            <text:p>0.000249458856105</text:p>
          </table:table-cell>
          <table:table-cell office:value-type="float" office:value="0.000220747096012108" calcext:value-type="float">
            <text:p>0.000220747096012</text:p>
          </table:table-cell>
          <table:table-cell office:value-type="float" office:value="0.000470927845841074" calcext:value-type="float">
            <text:p>0.000470927845841</text:p>
          </table:table-cell>
          <table:table-cell office:value-type="float" office:value="0.0000694936552000369" calcext:value-type="float">
            <text:p>6.94936552000369E-05</text:p>
          </table:table-cell>
          <table:table-cell office:value-type="float" office:value="0.000431106395591241" calcext:value-type="float">
            <text:p>0.000431106395591</text:p>
          </table:table-cell>
          <table:table-cell office:value-type="float" office:value="0.000505319920163339" calcext:value-type="float">
            <text:p>0.000505319920163</text:p>
          </table:table-cell>
          <table:table-cell office:value-type="float" office:value="0.000114102176431707" calcext:value-type="float">
            <text:p>0.000114102176432</text:p>
          </table:table-cell>
          <table:table-cell office:value-type="float" office:value="0.00028834802300165" calcext:value-type="float">
            <text:p>0.000288348023002</text:p>
          </table:table-cell>
          <table:table-cell office:value-type="float" office:value="0.000131534852367443" calcext:value-type="float">
            <text:p>0.000131534852367</text:p>
          </table:table-cell>
          <table:table-cell office:value-type="float" office:value="-0.0000556962387375237" calcext:value-type="float">
            <text:p>-5.56962387375237E-05</text:p>
          </table:table-cell>
          <table:table-cell office:value-type="float" office:value="0.0000117559680415935" calcext:value-type="float">
            <text:p>1.17559680415935E-05</text:p>
          </table:table-cell>
          <table:table-cell office:value-type="float" office:value="0.0000165927021877899" calcext:value-type="float">
            <text:p>1.65927021877899E-05</text:p>
          </table:table-cell>
          <table:table-cell office:value-type="float" office:value="-0.0000501474043985706" calcext:value-type="float">
            <text:p>-5.01474043985706E-05</text:p>
          </table:table-cell>
          <table:table-cell office:value-type="float" office:value="-0.00000608942038077265" calcext:value-type="float">
            <text:p>-6.08942038077265E-06</text:p>
          </table:table-cell>
          <table:table-cell office:value-type="float" office:value="0.0000119847060544576" calcext:value-type="float">
            <text:p>1.19847060544576E-05</text:p>
          </table:table-cell>
          <table:table-cell office:value-type="float" office:value="0.00000501491582427516" calcext:value-type="float">
            <text:p>5.01491582427516E-06</text:p>
          </table:table-cell>
          <table:table-cell office:value-type="float" office:value="0.0000241027451290954" calcext:value-type="float">
            <text:p>2.41027451290954E-05</text:p>
          </table:table-cell>
          <table:table-cell office:value-type="float" office:value="-0.0000325528183731105" calcext:value-type="float">
            <text:p>-3.25528183731105E-05</text:p>
          </table:table-cell>
          <table:table-cell office:value-type="float" office:value="0.00000538579637354708" calcext:value-type="float">
            <text:p>5.38579637354708E-06</text:p>
          </table:table-cell>
          <table:table-cell office:value-type="float" office:value="-0.0000233458108582218" calcext:value-type="float">
            <text:p>-2.33458108582218E-05</text:p>
          </table:table-cell>
          <table:table-cell office:value-type="float" office:value="0.0000364168299842316" calcext:value-type="float">
            <text:p>3.64168299842316E-05</text:p>
          </table:table-cell>
          <table:table-cell office:value-type="float" office:value="-0.00000489540217579743" calcext:value-type="float">
            <text:p>-4.89540217579743E-06</text:p>
          </table:table-cell>
          <table:table-cell office:value-type="float" office:value="0.0000102239616300848" calcext:value-type="float">
            <text:p>1.02239616300848E-05</text:p>
          </table:table-cell>
          <table:table-cell office:value-type="float" office:value="0.0000124148213557773" calcext:value-type="float">
            <text:p>1.24148213557773E-05</text:p>
          </table:table-cell>
          <table:table-cell office:value-type="float" office:value="-0.0000236029607109667" calcext:value-type="float">
            <text:p>-2.36029607109667E-05</text:p>
          </table:table-cell>
          <table:table-cell office:value-type="float" office:value="0.0000113926759595095" calcext:value-type="float">
            <text:p>1.13926759595095E-05</text:p>
          </table:table-cell>
          <table:table-cell office:value-type="float" office:value="0.0000083041416611418" calcext:value-type="float">
            <text:p>8.3041416611418E-06</text:p>
          </table:table-cell>
          <table:table-cell office:value-type="float" office:value="-0.00000993715058938971" calcext:value-type="float">
            <text:p>-9.93715058938971E-06</text:p>
          </table:table-cell>
          <table:table-cell office:value-type="float" office:value="-0.00000689933625103167" calcext:value-type="float">
            <text:p>-6.89933625103167E-06</text:p>
          </table:table-cell>
          <table:table-cell office:value-type="float" office:value="0.0000046585088186446" calcext:value-type="float">
            <text:p>4.6585088186446E-06</text:p>
          </table:table-cell>
          <table:table-cell office:value-type="float" office:value="-0.0000051962016559548" calcext:value-type="float">
            <text:p>-5.1962016559548E-06</text:p>
          </table:table-cell>
          <table:table-cell office:value-type="float" office:value="0.0000231334410764616" calcext:value-type="float">
            <text:p>2.31334410764616E-05</text:p>
          </table:table-cell>
          <table:table-cell office:value-type="float" office:value="-0.00000488816507027146" calcext:value-type="float">
            <text:p>-4.88816507027146E-06</text:p>
          </table:table-cell>
          <table:table-cell office:value-type="float" office:value="-0.00000889722809693794" calcext:value-type="float">
            <text:p>-8.89722809693794E-06</text:p>
          </table:table-cell>
          <table:table-cell office:value-type="float" office:value="0.00000215528979063961" calcext:value-type="float">
            <text:p>2.15528979063961E-06</text:p>
          </table:table-cell>
          <table:table-cell office:value-type="float" office:value="-0.0000128979496509252" calcext:value-type="float">
            <text:p>-1.28979496509252E-05</text:p>
          </table:table-cell>
          <table:table-cell office:value-type="float" office:value="-0.00000949475057043792" calcext:value-type="float">
            <text:p>-9.49475057043792E-06</text:p>
          </table:table-cell>
          <table:table-cell office:value-type="float" office:value="0.0000115008520744087" calcext:value-type="float">
            <text:p>1.15008520744087E-05</text:p>
          </table:table-cell>
          <table:table-cell office:value-type="float" office:value="0.0000120811440264545" calcext:value-type="float">
            <text:p>1.20811440264545E-05</text:p>
          </table:table-cell>
          <table:table-cell office:value-type="float" office:value="-0.00000551455436015313" calcext:value-type="float">
            <text:p>-5.51455436015313E-06</text:p>
          </table:table-cell>
          <table:table-cell office:value-type="float" office:value="0.00000409706033394075" calcext:value-type="float">
            <text:p>4.09706033394075E-06</text:p>
          </table:table-cell>
          <table:table-cell office:value-type="float" office:value="-0.00000371063254023252" calcext:value-type="float">
            <text:p>-3.71063254023252E-06</text:p>
          </table:table-cell>
          <table:table-cell office:value-type="float" office:value="-0.0000000652564360881236" calcext:value-type="float">
            <text:p>-6.52564360881236E-08</text:p>
          </table:table-cell>
          <table:table-cell office:value-type="float" office:value="-0.0000101322209762333" calcext:value-type="float">
            <text:p>-1.01322209762333E-05</text:p>
          </table:table-cell>
          <table:table-cell office:value-type="float" office:value="0.000012400630634235" calcext:value-type="float">
            <text:p>1.2400630634235E-05</text:p>
          </table:table-cell>
          <table:table-cell office:value-type="float" office:value="-0.00000925767291443114" calcext:value-type="float">
            <text:p>-9.25767291443114E-06</text:p>
          </table:table-cell>
          <table:table-cell office:value-type="float" office:value="0.0000104066731717589" calcext:value-type="float">
            <text:p>1.04066731717589E-05</text:p>
          </table:table-cell>
          <table:table-cell office:value-type="float" office:value="-0.0000100513651224432" calcext:value-type="float">
            <text:p>-1.00513651224432E-05</text:p>
          </table:table-cell>
          <table:table-cell office:value-type="float" office:value="0.0000120176684108575" calcext:value-type="float">
            <text:p>1.20176684108575E-05</text:p>
          </table:table-cell>
          <table:table-cell office:value-type="float" office:value="-0.0000127694783338961" calcext:value-type="float">
            <text:p>-1.27694783338961E-05</text:p>
          </table:table-cell>
          <table:table-cell office:value-type="float" office:value="0.00000439948585334582" calcext:value-type="float">
            <text:p>4.39948585334582E-06</text:p>
          </table:table-cell>
          <table:table-cell office:value-type="float" office:value="0.00000977505770338727" calcext:value-type="float">
            <text:p>9.77505770338727E-06</text:p>
          </table:table-cell>
          <table:table-cell office:value-type="float" office:value="-0.0000175169327745195" calcext:value-type="float">
            <text:p>-1.75169327745195E-05</text:p>
          </table:table-cell>
          <table:table-cell office:value-type="float" office:value="0.0000144330302748741" calcext:value-type="float">
            <text:p>1.44330302748741E-05</text:p>
          </table:table-cell>
          <table:table-cell office:value-type="float" office:value="-0.0000101662662939095" calcext:value-type="float">
            <text:p>-1.01662662939095E-05</text:p>
          </table:table-cell>
          <table:table-cell office:value-type="float" office:value="0.00000570490546386582" calcext:value-type="float">
            <text:p>5.70490546386582E-06</text:p>
          </table:table-cell>
          <table:table-cell office:value-type="float" office:value="0.0000160061655908317" calcext:value-type="float">
            <text:p>1.60061655908317E-05</text:p>
          </table:table-cell>
          <table:table-cell office:value-type="float" office:value="-0.00000709062357517887" calcext:value-type="float">
            <text:p>-7.09062357517887E-06</text:p>
          </table:table-cell>
          <table:table-cell office:value-type="float" office:value="-0.0000240333804649717" calcext:value-type="float">
            <text:p>-2.40333804649717E-05</text:p>
          </table:table-cell>
          <table:table-cell office:value-type="float" office:value="0.0000217080493889465" calcext:value-type="float">
            <text:p>2.17080493889465E-05</text:p>
          </table:table-cell>
          <table:table-cell office:value-type="float" office:value="-0.0000161332638602407" calcext:value-type="float">
            <text:p>-1.61332638602407E-05</text:p>
          </table:table-cell>
          <table:table-cell office:value-type="float" office:value="0.0000116279365470762" calcext:value-type="float">
            <text:p>1.16279365470762E-05</text:p>
          </table:table-cell>
          <table:table-cell office:value-type="float" office:value="0.0000093575621039621" calcext:value-type="float">
            <text:p>9.3575621039621E-06</text:p>
          </table:table-cell>
          <table:table-cell office:value-type="float" office:value="-0.00000515159804798104" calcext:value-type="float">
            <text:p>-5.15159804798104E-06</text:p>
          </table:table-cell>
          <table:table-cell office:value-type="float" office:value="-0.00000577443025856494" calcext:value-type="float">
            <text:p>-5.77443025856494E-06</text:p>
          </table:table-cell>
          <table:table-cell office:value-type="float" office:value="-0.00000540479831162566" calcext:value-type="float">
            <text:p>-5.40479831162566E-06</text:p>
          </table:table-cell>
          <table:table-cell office:value-type="float" office:value="0.00000850382509720582" calcext:value-type="float">
            <text:p>8.50382509720582E-06</text:p>
          </table:table-cell>
          <table:table-cell office:value-type="float" office:value="-0.0000151366577079148" calcext:value-type="float">
            <text:p>-1.51366577079148E-05</text:p>
          </table:table-cell>
          <table:table-cell office:value-type="float" office:value="-0.0000000787532240531519" calcext:value-type="float">
            <text:p>-7.87532240531519E-08</text:p>
          </table:table-cell>
          <table:table-cell office:value-type="float" office:value="0.0000147916363579803" calcext:value-type="float">
            <text:p>1.47916363579803E-05</text:p>
          </table:table-cell>
          <table:table-cell office:value-type="float" office:value="-0.000000948056087635152" calcext:value-type="float">
            <text:p>-9.48056087635152E-07</text:p>
          </table:table-cell>
          <table:table-cell office:value-type="float" office:value="0.0000050363953545407" calcext:value-type="float">
            <text:p>5.0363953545407E-06</text:p>
          </table:table-cell>
          <table:table-cell office:value-type="float" office:value="-0.00000762690670907951" calcext:value-type="float">
            <text:p>-7.62690670907951E-06</text:p>
          </table:table-cell>
          <table:table-cell office:value-type="float" office:value="0.00000780063107280737" calcext:value-type="float">
            <text:p>7.80063107280737E-06</text:p>
          </table:table-cell>
          <table:table-cell office:value-type="float" office:value="0.00000954015636928096" calcext:value-type="float">
            <text:p>9.54015636928096E-06</text:p>
          </table:table-cell>
          <table:table-cell office:value-type="float" office:value="-0.000028610801816209" calcext:value-type="float">
            <text:p>-2.8610801816209E-05</text:p>
          </table:table-cell>
          <table:table-cell office:value-type="float" office:value="0.000031703035876407" calcext:value-type="float">
            <text:p>3.1703035876407E-05</text:p>
          </table:table-cell>
          <table:table-cell office:value-type="float" office:value="-0.0000268041245407025" calcext:value-type="float">
            <text:p>-2.68041245407025E-05</text:p>
          </table:table-cell>
          <table:table-cell office:value-type="float" office:value="0.0000294361901015949" calcext:value-type="float">
            <text:p>2.94361901015949E-05</text:p>
          </table:table-cell>
          <table:table-cell office:value-type="float" office:value="-0.00000688163515566442" calcext:value-type="float">
            <text:p>-6.88163515566442E-06</text:p>
          </table:table-cell>
          <table:table-cell office:value-type="float" office:value="-0.00000993374866620211" calcext:value-type="float">
            <text:p>-9.93374866620211E-06</text:p>
          </table:table-cell>
          <table:table-cell office:value-type="float" office:value="-0.00000148293208074302" calcext:value-type="float">
            <text:p>-1.48293208074302E-06</text:p>
          </table:table-cell>
          <table:table-cell office:value-type="float" office:value="-0.00000519620899841478" calcext:value-type="float">
            <text:p>-5.19620899841478E-06</text:p>
          </table:table-cell>
          <table:table-cell office:value-type="float" office:value="0.00000362577127877017" calcext:value-type="float">
            <text:p>3.62577127877017E-06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933888410999793" calcext:value-type="float">
            <text:p>0.933888410999793</text:p>
          </table:table-cell>
          <table:table-cell table:formula="of:=[.B9]*9.8" office:value-type="float" office:value="9.15210642779797" calcext:value-type="float">
            <text:p>9.15210642779797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666420311576078" calcext:value-type="float">
            <text:p>6.66420311576078E-06</text:p>
          </table:table-cell>
          <table:table-cell table:formula="of:=0.5*[.D12]*(([.D5]-[.C5])/([.D1]-[.C1]))^2" office:value-type="float" office:value="0.0000674861890378243" calcext:value-type="float">
            <text:p>6.74861890378243E-05</text:p>
          </table:table-cell>
          <table:table-cell table:formula="of:=0.5*[.E12]*(([.E5]-[.D5])/([.E1]-[.D1]))^2" office:value-type="float" office:value="0.0000115553241372253" calcext:value-type="float">
            <text:p>1.15553241372253E-05</text:p>
          </table:table-cell>
          <table:table-cell table:formula="of:=0.5*[.F12]*(([.F5]-[.E5])/([.F1]-[.E1]))^2" office:value-type="float" office:value="0.000148889819431805" calcext:value-type="float">
            <text:p>0.000148889819432</text:p>
          </table:table-cell>
          <table:table-cell table:formula="of:=0.5*[.G12]*(([.G5]-[.F5])/([.G1]-[.F1]))^2" office:value-type="float" office:value="0.000000478757684377684" calcext:value-type="float">
            <text:p>4.78757684377684E-07</text:p>
          </table:table-cell>
          <table:table-cell table:formula="of:=0.5*[.H12]*(([.H5]-[.G5])/([.H1]-[.G1]))^2" office:value-type="float" office:value="0.00000310718728554993" calcext:value-type="float">
            <text:p>3.10718728554993E-06</text:p>
          </table:table-cell>
          <table:table-cell table:formula="of:=0.5*[.I12]*(([.I5]-[.H5])/([.I1]-[.H1]))^2" office:value-type="float" office:value="0.0000079670846982905" calcext:value-type="float">
            <text:p>7.9670846982905E-06</text:p>
          </table:table-cell>
          <table:table-cell table:formula="of:=0.5*[.J12]*(([.J5]-[.I5])/([.J1]-[.I1]))^2" office:value-type="float" office:value="0.0000114498148850114" calcext:value-type="float">
            <text:p>1.14498148850114E-05</text:p>
          </table:table-cell>
          <table:table-cell table:formula="of:=0.5*[.K12]*(([.K5]-[.J5])/([.K1]-[.J1]))^2" office:value-type="float" office:value="0.00000321055975608915" calcext:value-type="float">
            <text:p>3.21055975608915E-06</text:p>
          </table:table-cell>
          <table:table-cell table:formula="of:=0.5*[.L12]*(([.L5]-[.K5])/([.L1]-[.K1]))^2" office:value-type="float" office:value="0.0000471747157617751" calcext:value-type="float">
            <text:p>4.71747157617751E-05</text:p>
          </table:table-cell>
          <table:table-cell table:formula="of:=0.5*[.M12]*(([.M5]-[.L5])/([.M1]-[.L1]))^2" office:value-type="float" office:value="0.00000172649181461557" calcext:value-type="float">
            <text:p>1.72649181461557E-06</text:p>
          </table:table-cell>
          <table:table-cell table:formula="of:=0.5*[.N12]*(([.N5]-[.M5])/([.N1]-[.M1]))^2" office:value-type="float" office:value="0.0000406591319886609" calcext:value-type="float">
            <text:p>4.06591319886609E-05</text:p>
          </table:table-cell>
          <table:table-cell table:formula="of:=0.5*[.O12]*(([.O5]-[.N5])/([.O1]-[.N1]))^2" office:value-type="float" office:value="0.00000608956652899019" calcext:value-type="float">
            <text:p>6.08956652899019E-06</text:p>
          </table:table-cell>
          <table:table-cell table:formula="of:=0.5*[.P12]*(([.P5]-[.O5])/([.P1]-[.O1]))^2" office:value-type="float" office:value="0.0000268815434237929" calcext:value-type="float">
            <text:p>2.68815434237929E-05</text:p>
          </table:table-cell>
          <table:table-cell table:formula="of:=0.5*[.Q12]*(([.Q5]-[.P5])/([.Q1]-[.P1]))^2" office:value-type="float" office:value="0.0000759872407759612" calcext:value-type="float">
            <text:p>7.59872407759612E-05</text:p>
          </table:table-cell>
          <table:table-cell table:formula="of:=0.5*[.R12]*(([.R5]-[.Q5])/([.R1]-[.Q1]))^2" office:value-type="float" office:value="0.00000643520377989989" calcext:value-type="float">
            <text:p>6.43520377989989E-06</text:p>
          </table:table-cell>
          <table:table-cell table:formula="of:=0.5*[.S12]*(([.S5]-[.R5])/([.S1]-[.R1]))^2" office:value-type="float" office:value="0.00000604392589072544" calcext:value-type="float">
            <text:p>6.04392589072544E-06</text:p>
          </table:table-cell>
          <table:table-cell table:formula="of:=0.5*[.T12]*(([.T5]-[.S5])/([.T1]-[.S1]))^2" office:value-type="float" office:value="0.0000722768499219416" calcext:value-type="float">
            <text:p>7.22768499219416E-05</text:p>
          </table:table-cell>
          <table:table-cell table:formula="of:=0.5*[.U12]*(([.U5]-[.T5])/([.U1]-[.T1]))^2" office:value-type="float" office:value="0.00000829449715143275" calcext:value-type="float">
            <text:p>8.29449715143275E-06</text:p>
          </table:table-cell>
          <table:table-cell table:formula="of:=0.5*[.V12]*(([.V5]-[.U5])/([.V1]-[.U1]))^2" office:value-type="float" office:value="0.0000101594025954911" calcext:value-type="float">
            <text:p>1.01594025954911E-05</text:p>
          </table:table-cell>
          <table:table-cell table:formula="of:=0.5*[.W12]*(([.W5]-[.V5])/([.W1]-[.V1]))^2" office:value-type="float" office:value="0.000010218296761676" calcext:value-type="float">
            <text:p>1.0218296761676E-05</text:p>
          </table:table-cell>
          <table:table-cell table:formula="of:=0.5*[.X12]*(([.X5]-[.W5])/([.X1]-[.W1]))^2" office:value-type="float" office:value="0.000101076463912325" calcext:value-type="float">
            <text:p>0.000101076463912</text:p>
          </table:table-cell>
          <table:table-cell table:formula="of:=0.5*[.Y12]*(([.Y5]-[.X5])/([.Y1]-[.X1]))^2" office:value-type="float" office:value="0.00000076839589650992" calcext:value-type="float">
            <text:p>7.6839589650992E-07</text:p>
          </table:table-cell>
          <table:table-cell table:formula="of:=0.5*[.Z12]*(([.Z5]-[.Y5])/([.Z1]-[.Y1]))^2" office:value-type="float" office:value="0.00000141454547733521" calcext:value-type="float">
            <text:p>1.41454547733521E-06</text:p>
          </table:table-cell>
          <table:table-cell table:formula="of:=0.5*[.AA12]*(([.AA5]-[.Z5])/([.AA1]-[.Z1]))^2" office:value-type="float" office:value="0.000000848867571069158" calcext:value-type="float">
            <text:p>8.48867571069158E-07</text:p>
          </table:table-cell>
          <table:table-cell table:formula="of:=0.5*[.AB12]*(([.AB5]-[.AA5])/([.AB1]-[.AA1]))^2" office:value-type="float" office:value="0.00000764750656875955" calcext:value-type="float">
            <text:p>7.64750656875955E-06</text:p>
          </table:table-cell>
          <table:table-cell table:formula="of:=0.5*[.AC12]*(([.AC5]-[.AB5])/([.AC1]-[.AB1]))^2" office:value-type="float" office:value="0.000141596044379104" calcext:value-type="float">
            <text:p>0.000141596044379</text:p>
          </table:table-cell>
          <table:table-cell table:formula="of:=0.5*[.AD12]*(([.AD5]-[.AC5])/([.AD1]-[.AC1]))^2" office:value-type="float" office:value="0.0000152872451810812" calcext:value-type="float">
            <text:p>1.52872451810812E-05</text:p>
          </table:table-cell>
          <table:table-cell table:formula="of:=0.5*[.AE12]*(([.AE5]-[.AD5])/([.AE1]-[.AD1]))^2" office:value-type="float" office:value="0.000000038644117848309" calcext:value-type="float">
            <text:p>3.8644117848309E-08</text:p>
          </table:table-cell>
          <table:table-cell table:formula="of:=0.5*[.AF12]*(([.AF5]-[.AE5])/([.AF1]-[.AE1]))^2" office:value-type="float" office:value="0.0000163452126986362" calcext:value-type="float">
            <text:p>1.63452126986362E-05</text:p>
          </table:table-cell>
          <table:table-cell table:formula="of:=0.5*[.AG12]*(([.AG5]-[.AF5])/([.AG1]-[.AF1]))^2" office:value-type="float" office:value="0.0000626002055333669" calcext:value-type="float">
            <text:p>6.26002055333669E-05</text:p>
          </table:table-cell>
          <table:table-cell table:formula="of:=0.5*[.AH12]*(([.AH5]-[.AG5])/([.AH1]-[.AG1]))^2" office:value-type="float" office:value="0.0000174059437488623" calcext:value-type="float">
            <text:p>1.74059437488623E-05</text:p>
          </table:table-cell>
          <table:table-cell table:formula="of:=0.5*[.AI12]*(([.AI5]-[.AH5])/([.AI1]-[.AH1]))^2" office:value-type="float" office:value="0.00000482947216799096" calcext:value-type="float">
            <text:p>4.82947216799096E-06</text:p>
          </table:table-cell>
          <table:table-cell table:formula="of:=0.5*[.AJ12]*(([.AJ5]-[.AI5])/([.AJ1]-[.AI1]))^2" office:value-type="float" office:value="0.0000000701081771631127" calcext:value-type="float">
            <text:p>7.01081771631127E-08</text:p>
          </table:table-cell>
          <table:table-cell table:formula="of:=0.5*[.AK12]*(([.AK5]-[.AJ5])/([.AK1]-[.AJ1]))^2" office:value-type="float" office:value="0.000246547441595617" calcext:value-type="float">
            <text:p>0.000246547441596</text:p>
          </table:table-cell>
          <table:table-cell table:formula="of:=0.5*[.AL12]*(([.AL5]-[.AK5])/([.AL1]-[.AK1]))^2" office:value-type="float" office:value="0.00238539149572591" calcext:value-type="float">
            <text:p>0.002385391495726</text:p>
          </table:table-cell>
          <table:table-cell table:formula="of:=0.5*[.AM12]*(([.AM5]-[.AL5])/([.AM1]-[.AL1]))^2" office:value-type="float" office:value="0.00289412531594858" calcext:value-type="float">
            <text:p>0.002894125315949</text:p>
          </table:table-cell>
          <table:table-cell table:formula="of:=0.5*[.AN12]*(([.AN5]-[.AM5])/([.AN1]-[.AM1]))^2" office:value-type="float" office:value="0.00321621992361884" calcext:value-type="float">
            <text:p>0.003216219923619</text:p>
          </table:table-cell>
          <table:table-cell table:formula="of:=0.5*[.AO12]*(([.AO5]-[.AN5])/([.AO1]-[.AN1]))^2" office:value-type="float" office:value="0.0056515110211446" calcext:value-type="float">
            <text:p>0.005651511021145</text:p>
          </table:table-cell>
          <table:table-cell table:formula="of:=0.5*[.AP12]*(([.AP5]-[.AO5])/([.AP1]-[.AO1]))^2" office:value-type="float" office:value="0.00428562520967041" calcext:value-type="float">
            <text:p>0.00428562520967</text:p>
          </table:table-cell>
          <table:table-cell table:formula="of:=0.5*[.AQ12]*(([.AQ5]-[.AP5])/([.AQ1]-[.AP1]))^2" office:value-type="float" office:value="0.0460037417688493" calcext:value-type="float">
            <text:p>0.046003741768849</text:p>
          </table:table-cell>
          <table:table-cell table:formula="of:=0.5*[.AR12]*(([.AR5]-[.AQ5])/([.AR1]-[.AQ1]))^2" office:value-type="float" office:value="0.0374906137160922" calcext:value-type="float">
            <text:p>0.037490613716092</text:p>
          </table:table-cell>
          <table:table-cell table:formula="of:=0.5*[.AS12]*(([.AS5]-[.AR5])/([.AS1]-[.AR1]))^2" office:value-type="float" office:value="0.0618624974001567" calcext:value-type="float">
            <text:p>0.061862497400157</text:p>
          </table:table-cell>
          <table:table-cell table:formula="of:=0.5*[.AT12]*(([.AT5]-[.AS5])/([.AT1]-[.AS1]))^2" office:value-type="float" office:value="0.00529744198205351" calcext:value-type="float">
            <text:p>0.005297441982054</text:p>
          </table:table-cell>
          <table:table-cell table:formula="of:=0.5*[.AU12]*(([.AU5]-[.AT5])/([.AU1]-[.AT1]))^2" office:value-type="float" office:value="0.0142230834474375" calcext:value-type="float">
            <text:p>0.014223083447438</text:p>
          </table:table-cell>
          <table:table-cell table:formula="of:=0.5*[.AV12]*(([.AV5]-[.AU5])/([.AV1]-[.AU1]))^2" office:value-type="float" office:value="0.000612548388330606" calcext:value-type="float">
            <text:p>0.000612548388331</text:p>
          </table:table-cell>
          <table:table-cell table:formula="of:=0.5*[.AW12]*(([.AW5]-[.AV5])/([.AW1]-[.AV1]))^2" office:value-type="float" office:value="0.00239388655784384" calcext:value-type="float">
            <text:p>0.002393886557844</text:p>
          </table:table-cell>
          <table:table-cell table:formula="of:=0.5*[.AX12]*(([.AX5]-[.AW5])/([.AX1]-[.AW1]))^2" office:value-type="float" office:value="0.000179649674632236" calcext:value-type="float">
            <text:p>0.000179649674632</text:p>
          </table:table-cell>
          <table:table-cell table:formula="of:=0.5*[.AY12]*(([.AY5]-[.AX5])/([.AY1]-[.AX1]))^2" office:value-type="float" office:value="0.00116555382222668" calcext:value-type="float">
            <text:p>0.001165553822227</text:p>
          </table:table-cell>
          <table:table-cell table:formula="of:=0.5*[.AZ12]*(([.AZ5]-[.AY5])/([.AZ1]-[.AY1]))^2" office:value-type="float" office:value="0.00161231528238894" calcext:value-type="float">
            <text:p>0.001612315282389</text:p>
          </table:table-cell>
          <table:table-cell table:formula="of:=0.5*[.BA12]*(([.BA5]-[.AZ5])/([.BA1]-[.AZ1]))^2" office:value-type="float" office:value="0.0327556476743814" calcext:value-type="float">
            <text:p>0.032755647674382</text:p>
          </table:table-cell>
          <table:table-cell table:formula="of:=0.5*[.BB12]*(([.BB5]-[.BA5])/([.BB1]-[.BA1]))^2" office:value-type="float" office:value="0.0000884329077459444" calcext:value-type="float">
            <text:p>8.84329077459444E-05</text:p>
          </table:table-cell>
          <table:table-cell table:formula="of:=0.5*[.BC12]*(([.BC5]-[.BB5])/([.BC1]-[.BB1]))^2" office:value-type="float" office:value="0.0186788837809155" calcext:value-type="float">
            <text:p>0.018678883780916</text:p>
          </table:table-cell>
          <table:table-cell table:formula="of:=0.5*[.BD12]*(([.BD5]-[.BC5])/([.BD1]-[.BC1]))^2" office:value-type="float" office:value="0.00106097881150752" calcext:value-type="float">
            <text:p>0.001060978811508</text:p>
          </table:table-cell>
          <table:table-cell table:formula="of:=0.5*[.BE12]*(([.BE5]-[.BD5])/([.BE1]-[.BD1]))^2" office:value-type="float" office:value="0.00655477354877547" calcext:value-type="float">
            <text:p>0.006554773548775</text:p>
          </table:table-cell>
          <table:table-cell table:formula="of:=0.5*[.BF12]*(([.BF5]-[.BE5])/([.BF1]-[.BE1]))^2" office:value-type="float" office:value="0.0334550309370191" calcext:value-type="float">
            <text:p>0.033455030937019</text:p>
          </table:table-cell>
          <table:table-cell table:formula="of:=0.5*[.BG12]*(([.BG5]-[.BF5])/([.BG1]-[.BF1]))^2" office:value-type="float" office:value="0.0044204230644096" calcext:value-type="float">
            <text:p>0.00442042306441</text:p>
          </table:table-cell>
          <table:table-cell table:formula="of:=0.5*[.BH12]*(([.BH5]-[.BG5])/([.BH1]-[.BG1]))^2" office:value-type="float" office:value="0.0345955199255307" calcext:value-type="float">
            <text:p>0.034595519925531</text:p>
          </table:table-cell>
          <table:table-cell table:formula="of:=0.5*[.BI12]*(([.BI5]-[.BH5])/([.BI1]-[.BH1]))^2" office:value-type="float" office:value="0.0453997873046691" calcext:value-type="float">
            <text:p>0.045399787304669</text:p>
          </table:table-cell>
          <table:table-cell table:formula="of:=0.5*[.BJ12]*(([.BJ5]-[.BI5])/([.BJ1]-[.BI1]))^2" office:value-type="float" office:value="0.00343906097831444" calcext:value-type="float">
            <text:p>0.003439060978314</text:p>
          </table:table-cell>
          <table:table-cell table:formula="of:=0.5*[.BK12]*(([.BK5]-[.BJ5])/([.BK1]-[.BJ1]))^2" office:value-type="float" office:value="0.0138614098807876" calcext:value-type="float">
            <text:p>0.013861409880788</text:p>
          </table:table-cell>
          <table:table-cell table:formula="of:=0.5*[.BL12]*(([.BL5]-[.BK5])/([.BL1]-[.BK1]))^2" office:value-type="float" office:value="0.134643673898839" calcext:value-type="float">
            <text:p>0.134643673898839</text:p>
          </table:table-cell>
          <table:table-cell table:formula="of:=0.5*[.BM12]*(([.BM5]-[.BL5])/([.BM1]-[.BL1]))^2" office:value-type="float" office:value="0.0087867495267827" calcext:value-type="float">
            <text:p>0.008786749526783</text:p>
          </table:table-cell>
          <table:table-cell table:formula="of:=0.5*[.BN12]*(([.BN5]-[.BM5])/([.BN1]-[.BM1]))^2" office:value-type="float" office:value="0.00000746106675147972" calcext:value-type="float">
            <text:p>7.46106675147972E-06</text:p>
          </table:table-cell>
          <table:table-cell table:formula="of:=0.5*[.BO12]*(([.BO5]-[.BN5])/([.BO1]-[.BN1]))^2" office:value-type="float" office:value="0.00199132991487193" calcext:value-type="float">
            <text:p>0.001991329914872</text:p>
          </table:table-cell>
          <table:table-cell table:formula="of:=0.5*[.BP12]*(([.BP5]-[.BO5])/([.BP1]-[.BO1]))^2" office:value-type="float" office:value="0.0000522070831954169" calcext:value-type="float">
            <text:p>5.22070831954169E-05</text:p>
          </table:table-cell>
          <table:table-cell table:formula="of:=0.5*[.BQ12]*(([.BQ5]-[.BP5])/([.BQ1]-[.BP1]))^2" office:value-type="float" office:value="0.00752740158273891" calcext:value-type="float">
            <text:p>0.007527401582739</text:p>
          </table:table-cell>
          <table:table-cell table:formula="of:=0.5*[.BR12]*(([.BR5]-[.BQ5])/([.BR1]-[.BQ1]))^2" office:value-type="float" office:value="0.000621202628114987" calcext:value-type="float">
            <text:p>0.000621202628115</text:p>
          </table:table-cell>
          <table:table-cell table:formula="of:=0.5*[.BS12]*(([.BS5]-[.BR5])/([.BS1]-[.BR1]))^2" office:value-type="float" office:value="0.00262419376888724" calcext:value-type="float">
            <text:p>0.002624193768887</text:p>
          </table:table-cell>
          <table:table-cell table:formula="of:=0.5*[.BT12]*(([.BT5]-[.BS5])/([.BT1]-[.BS1]))^2" office:value-type="float" office:value="0.00689384446655703" calcext:value-type="float">
            <text:p>0.006893844466557</text:p>
          </table:table-cell>
          <table:table-cell table:formula="of:=0.5*[.BU12]*(([.BU5]-[.BT5])/([.BU1]-[.BT1]))^2" office:value-type="float" office:value="0.00200082663034887" calcext:value-type="float">
            <text:p>0.002000826630349</text:p>
          </table:table-cell>
          <table:table-cell table:formula="of:=0.5*[.BV12]*(([.BV5]-[.BU5])/([.BV1]-[.BU1]))^2" office:value-type="float" office:value="0.0190855056856474" calcext:value-type="float">
            <text:p>0.019085505685647</text:p>
          </table:table-cell>
          <table:table-cell table:formula="of:=0.5*[.BW12]*(([.BW5]-[.BV5])/([.BW1]-[.BV1]))^2" office:value-type="float" office:value="0.000498509494079415" calcext:value-type="float">
            <text:p>0.000498509494079</text:p>
          </table:table-cell>
          <table:table-cell table:formula="of:=0.5*[.BX12]*(([.BX5]-[.BW5])/([.BX1]-[.BW1]))^2" office:value-type="float" office:value="0.0000757964652429208" calcext:value-type="float">
            <text:p>7.57964652429208E-05</text:p>
          </table:table-cell>
          <table:table-cell table:formula="of:=0.5*[.BY12]*(([.BY5]-[.BX5])/([.BY1]-[.BX1]))^2" office:value-type="float" office:value="0.000421199729702068" calcext:value-type="float">
            <text:p>0.000421199729702</text:p>
          </table:table-cell>
          <table:table-cell table:formula="of:=0.5*[.BZ12]*(([.BZ5]-[.BY5])/([.BZ1]-[.BY1]))^2" office:value-type="float" office:value="0.0268900655078192" calcext:value-type="float">
            <text:p>0.026890065507819</text:p>
          </table:table-cell>
          <table:table-cell table:formula="of:=0.5*[.CA12]*(([.CA5]-[.BZ5])/([.CA1]-[.BZ1]))^2" office:value-type="float" office:value="0.075318364525055" calcext:value-type="float">
            <text:p>0.075318364525055</text:p>
          </table:table-cell>
          <table:table-cell table:formula="of:=0.5*[.CB12]*(([.CB5]-[.CA5])/([.CB1]-[.CA1]))^2" office:value-type="float" office:value="0.00100867721309545" calcext:value-type="float">
            <text:p>0.001008677213095</text:p>
          </table:table-cell>
          <table:table-cell table:formula="of:=0.5*[.CC12]*(([.CC5]-[.CB5])/([.CC1]-[.CB1]))^2" office:value-type="float" office:value="0.0152249740498334" calcext:value-type="float">
            <text:p>0.015224974049834</text:p>
          </table:table-cell>
          <table:table-cell table:formula="of:=0.5*[.CD12]*(([.CD5]-[.CC5])/([.CD1]-[.CC1]))^2" office:value-type="float" office:value="0.0853252654787955" calcext:value-type="float">
            <text:p>0.085325265478796</text:p>
          </table:table-cell>
          <table:table-cell table:formula="of:=0.5*[.CE12]*(([.CE5]-[.CD5])/([.CE1]-[.CD1]))^2" office:value-type="float" office:value="0.0188786144931323" calcext:value-type="float">
            <text:p>0.018878614493132</text:p>
          </table:table-cell>
          <table:table-cell table:formula="of:=0.5*[.CF12]*(([.CF5]-[.CE5])/([.CF1]-[.CE1]))^2" office:value-type="float" office:value="0.0134174392542322" calcext:value-type="float">
            <text:p>0.013417439254232</text:p>
          </table:table-cell>
          <table:table-cell table:formula="of:=0.5*[.CG12]*(([.CG5]-[.CF5])/([.CG1]-[.CF1]))^2" office:value-type="float" office:value="0.0242810727853781" calcext:value-type="float">
            <text:p>0.024281072785378</text:p>
          </table:table-cell>
          <table:table-cell table:formula="of:=0.5*[.CH12]*(([.CH5]-[.CG5])/([.CH1]-[.CG1]))^2" office:value-type="float" office:value="0.00809292349657674" calcext:value-type="float">
            <text:p>0.008092923496577</text:p>
          </table:table-cell>
          <table:table-cell table:formula="of:=0.5*[.CI12]*(([.CI5]-[.CH5])/([.CI1]-[.CH1]))^2" office:value-type="float" office:value="0.0281577173354376" calcext:value-type="float">
            <text:p>0.028157717335438</text:p>
          </table:table-cell>
          <table:table-cell table:formula="of:=0.5*[.CJ12]*(([.CJ5]-[.CI5])/([.CJ1]-[.CI1]))^2" office:value-type="float" office:value="0.00402657016310603" calcext:value-type="float">
            <text:p>0.004026570163106</text:p>
          </table:table-cell>
          <table:table-cell table:formula="of:=0.5*[.CK12]*(([.CK5]-[.CJ5])/([.CK1]-[.CJ1]))^2" office:value-type="float" office:value="0.081273150331363" calcext:value-type="float">
            <text:p>0.081273150331363</text:p>
          </table:table-cell>
          <table:table-cell table:formula="of:=0.5*[.CL12]*(([.CL5]-[.CK5])/([.CL1]-[.CK1]))^2" office:value-type="float" office:value="0.0484784595082145" calcext:value-type="float">
            <text:p>0.048478459508215</text:p>
          </table:table-cell>
          <table:table-cell table:formula="of:=0.5*[.CM12]*(([.CM5]-[.CL5])/([.CM1]-[.CL1]))^2" office:value-type="float" office:value="0.0899816547626467" calcext:value-type="float">
            <text:p>0.089981654762647</text:p>
          </table:table-cell>
          <table:table-cell table:formula="of:=0.5*[.CN12]*(([.CN5]-[.CM5])/([.CN1]-[.CM1]))^2" office:value-type="float" office:value="0.0261944415235259" calcext:value-type="float">
            <text:p>0.026194441523526</text:p>
          </table:table-cell>
          <table:table-cell table:formula="of:=0.5*[.CO12]*(([.CO5]-[.CN5])/([.CO1]-[.CN1]))^2" office:value-type="float" office:value="0.0781773654712778" calcext:value-type="float">
            <text:p>0.078177365471278</text:p>
          </table:table-cell>
          <table:table-cell table:formula="of:=0.5*[.CP12]*(([.CP5]-[.CO5])/([.CP1]-[.CO1]))^2" office:value-type="float" office:value="0.00363818140592004" calcext:value-type="float">
            <text:p>0.00363818140592</text:p>
          </table:table-cell>
          <table:table-cell table:formula="of:=0.5*[.CQ12]*(([.CQ5]-[.CP5])/([.CQ1]-[.CP1]))^2" office:value-type="float" office:value="0.00132072296886177" calcext:value-type="float">
            <text:p>0.001320722968862</text:p>
          </table:table-cell>
          <table:table-cell table:formula="of:=0.5*[.CR12]*(([.CR5]-[.CQ5])/([.CR1]-[.CQ1]))^2" office:value-type="float" office:value="0.018223055668167" calcext:value-type="float">
            <text:p>0.018223055668167</text:p>
          </table:table-cell>
          <table:table-cell table:formula="of:=0.5*[.CS12]*(([.CS5]-[.CR5])/([.CS1]-[.CR1]))^2" office:value-type="float" office:value="0.00017466334318427" calcext:value-type="float">
            <text:p>0.000174663343184</text:p>
          </table:table-cell>
          <table:table-cell table:formula="of:=0.5*[.CT12]*(([.CT5]-[.CS5])/([.CT1]-[.CS1]))^2" office:value-type="float" office:value="0.0211796245665381" calcext:value-type="float">
            <text:p>0.021179624566538</text:p>
          </table:table-cell>
          <table:table-cell table:formula="of:=0.5*[.CU12]*(([.CU5]-[.CT5])/([.CU1]-[.CT1]))^2" office:value-type="float" office:value="0.00105107231890867" calcext:value-type="float">
            <text:p>0.001051072318909</text:p>
          </table:table-cell>
          <table:table-cell table:formula="of:=0.5*[.CV12]*(([.CV5]-[.CU5])/([.CV1]-[.CU1]))^2" office:value-type="float" office:value="0.000451233067024749" calcext:value-type="float">
            <text:p>0.000451233067025</text:p>
          </table:table-cell>
          <table:table-cell table:formula="of:=0.5*[.CW12]*(([.CW5]-[.CV5])/([.CW1]-[.CV1]))^2" office:value-type="float" office:value="0.0226369850929386" calcext:value-type="float">
            <text:p>0.022636985092939</text:p>
          </table:table-cell>
          <table:table-cell table:formula="of:=0.5*[.CX12]*(([.CX5]-[.CW5])/([.CX1]-[.CW1]))^2" office:value-type="float" office:value="0.00242333165097619" calcext:value-type="float">
            <text:p>0.002423331650976</text:p>
          </table:table-cell>
          <table:table-cell table:formula="of:=0.5*[.CY12]*(([.CY5]-[.CX5])/([.CY1]-[.CX1]))^2" office:value-type="float" office:value="0.00242064922491309" calcext:value-type="float">
            <text:p>0.002420649224913</text:p>
          </table:table-cell>
          <table:table-cell table:formula="of:=0.5*[.CZ12]*(([.CZ5]-[.CY5])/([.CZ1]-[.CY1]))^2" office:value-type="float" office:value="0.000795748528734231" calcext:value-type="float">
            <text:p>0.000795748528734</text:p>
          </table:table-cell>
          <table:table-cell table:formula="of:=0.5*[.DA12]*(([.DA5]-[.CZ5])/([.DA1]-[.CZ1]))^2" office:value-type="float" office:value="0.000482337895510468" calcext:value-type="float">
            <text:p>0.00048233789551</text:p>
          </table:table-cell>
          <table:table-cell table:formula="of:=0.5*[.DB12]*(([.DB5]-[.DA5])/([.DB1]-[.DA1]))^2" office:value-type="float" office:value="0.00000229500145706639" calcext:value-type="float">
            <text:p>2.29500145706639E-06</text:p>
          </table:table-cell>
          <table:table-cell table:formula="of:=0.5*[.DC12]*(([.DC5]-[.DB5])/([.DC1]-[.DB1]))^2" office:value-type="float" office:value="0.0239111153707376" calcext:value-type="float">
            <text:p>0.023911115370738</text:p>
          </table:table-cell>
          <table:table-cell table:formula="of:=0.5*[.DD12]*(([.DD5]-[.DC5])/([.DD1]-[.DC1]))^2" office:value-type="float" office:value="0.0496604410950843" calcext:value-type="float">
            <text:p>0.049660441095084</text:p>
          </table:table-cell>
          <table:table-cell table:formula="of:=0.5*[.DE12]*(([.DE5]-[.DD5])/([.DE1]-[.DD1]))^2" office:value-type="float" office:value="0.00959504007718983" calcext:value-type="float">
            <text:p>0.00959504007719</text:p>
          </table:table-cell>
          <table:table-cell table:formula="of:=0.5*[.DF12]*(([.DF5]-[.DE5])/([.DF1]-[.DE1]))^2" office:value-type="float" office:value="0.042163410060208" calcext:value-type="float">
            <text:p>0.042163410060208</text:p>
          </table:table-cell>
          <table:table-cell table:formula="of:=0.5*[.DG12]*(([.DG5]-[.DF5])/([.DG1]-[.DF1]))^2" office:value-type="float" office:value="0.0153207527203428" calcext:value-type="float">
            <text:p>0.015320752720343</text:p>
          </table:table-cell>
          <table:table-cell table:formula="of:=0.5*[.DH12]*(([.DH5]-[.DG5])/([.DH1]-[.DG1]))^2" office:value-type="float" office:value="0.0158431101384886" calcext:value-type="float">
            <text:p>0.015843110138489</text:p>
          </table:table-cell>
          <table:table-cell table:formula="of:=0.5*[.DI12]*(([.DI5]-[.DH5])/([.DI1]-[.DH1]))^2" office:value-type="float" office:value="0.0407449100788466" calcext:value-type="float">
            <text:p>0.040744910078847</text:p>
          </table:table-cell>
          <table:table-cell table:formula="of:=0.5*[.DJ12]*(([.DJ5]-[.DI5])/([.DJ1]-[.DI1]))^2" office:value-type="float" office:value="0.07660694451257" calcext:value-type="float">
            <text:p>0.07660694451257</text:p>
          </table:table-cell>
          <table:table-cell table:formula="of:=0.5*[.DK12]*(([.DK5]-[.DJ5])/([.DK1]-[.DJ1]))^2" office:value-type="float" office:value="0.00174798919023309" calcext:value-type="float">
            <text:p>0.001747989190233</text:p>
          </table:table-cell>
          <table:table-cell table:formula="of:=0.5*[.DL12]*(([.DL5]-[.DK5])/([.DL1]-[.DK1]))^2" office:value-type="float" office:value="0.000177609828833723" calcext:value-type="float">
            <text:p>0.000177609828834</text:p>
          </table:table-cell>
          <table:table-cell table:formula="of:=0.5*[.DM12]*(([.DM5]-[.DL5])/([.DM1]-[.DL1]))^2" office:value-type="float" office:value="0.0137257827969858" calcext:value-type="float">
            <text:p>0.013725782796986</text:p>
          </table:table-cell>
          <table:table-cell table:formula="of:=0.5*[.DN12]*(([.DN5]-[.DM5])/([.DN1]-[.DM1]))^2" office:value-type="float" office:value="0.256479124316993" calcext:value-type="float">
            <text:p>0.256479124316993</text:p>
          </table:table-cell>
          <table:table-cell table:formula="of:=0.5*[.DO12]*(([.DO5]-[.DN5])/([.DO1]-[.DN1]))^2" office:value-type="float" office:value="0.056443332010707" calcext:value-type="float">
            <text:p>0.056443332010707</text:p>
          </table:table-cell>
          <table:table-cell table:formula="of:=0.5*[.DP12]*(([.DP5]-[.DO5])/([.DP1]-[.DO1]))^2" office:value-type="float" office:value="0.00109572255658896" calcext:value-type="float">
            <text:p>0.001095722556589</text:p>
          </table:table-cell>
          <table:table-cell table:formula="of:=0.5*[.DQ12]*(([.DQ5]-[.DP5])/([.DQ1]-[.DP1]))^2" office:value-type="float" office:value="0.0369368899496803" calcext:value-type="float">
            <text:p>0.03693688994968</text:p>
          </table:table-cell>
          <table:table-cell table:formula="of:=0.5*[.DR12]*(([.DR5]-[.DQ5])/([.DR1]-[.DQ1]))^2" office:value-type="float" office:value="0.0363387221214729" calcext:value-type="float">
            <text:p>0.036338722121473</text:p>
          </table:table-cell>
          <table:table-cell table:formula="of:=0.5*[.DS12]*(([.DS5]-[.DR5])/([.DS1]-[.DR1]))^2" office:value-type="float" office:value="0.0474016994347233" calcext:value-type="float">
            <text:p>0.047401699434723</text:p>
          </table:table-cell>
          <table:table-cell table:formula="of:=0.5*[.DT12]*(([.DT5]-[.DS5])/([.DT1]-[.DS1]))^2" office:value-type="float" office:value="0.0971631284344724" calcext:value-type="float">
            <text:p>0.097163128434472</text:p>
          </table:table-cell>
          <table:table-cell table:formula="of:=0.5*[.DU12]*(([.DU5]-[.DT5])/([.DU1]-[.DT1]))^2" office:value-type="float" office:value="0.000263915990241253" calcext:value-type="float">
            <text:p>0.000263915990241</text:p>
          </table:table-cell>
          <table:table-cell table:formula="of:=0.5*[.DV12]*(([.DV5]-[.DU5])/([.DV1]-[.DU1]))^2" office:value-type="float" office:value="0.0269318706848099" calcext:value-type="float">
            <text:p>0.02693187068481</text:p>
          </table:table-cell>
          <table:table-cell table:formula="of:=0.5*[.DW12]*(([.DW5]-[.DV5])/([.DW1]-[.DV1]))^2" office:value-type="float" office:value="0.0688305815625857" calcext:value-type="float">
            <text:p>0.068830581562586</text:p>
          </table:table-cell>
          <table:table-cell table:formula="of:=0.5*[.DX12]*(([.DX5]-[.DW5])/([.DX1]-[.DW1]))^2" office:value-type="float" office:value="0.00224766774349566" calcext:value-type="float">
            <text:p>0.002247667743496</text:p>
          </table:table-cell>
          <table:table-cell table:formula="of:=0.5*[.DY12]*(([.DY5]-[.DX5])/([.DY1]-[.DX1]))^2" office:value-type="float" office:value="0.00181782507299557" calcext:value-type="float">
            <text:p>0.001817825072996</text:p>
          </table:table-cell>
          <table:table-cell table:formula="of:=0.5*[.DZ12]*(([.DZ5]-[.DY5])/([.DZ1]-[.DY1]))^2" office:value-type="float" office:value="0.0169052773920069" calcext:value-type="float">
            <text:p>0.016905277392007</text:p>
          </table:table-cell>
          <table:table-cell table:formula="of:=0.5*[.EA12]*(([.EA5]-[.DZ5])/([.EA1]-[.DZ1]))^2" office:value-type="float" office:value="0.0000170386373102686" calcext:value-type="float">
            <text:p>1.70386373102686E-05</text:p>
          </table:table-cell>
          <table:table-cell table:formula="of:=0.5*[.EB12]*(([.EB5]-[.EA5])/([.EB1]-[.EA1]))^2" office:value-type="float" office:value="0.0228159615407524" calcext:value-type="float">
            <text:p>0.022815961540752</text:p>
          </table:table-cell>
          <table:table-cell table:formula="of:=0.5*[.EC12]*(([.EC5]-[.EB5])/([.EC1]-[.EB1]))^2" office:value-type="float" office:value="0.00372543389048404" calcext:value-type="float">
            <text:p>0.003725433890484</text:p>
          </table:table-cell>
          <table:table-cell table:formula="of:=0.5*[.ED12]*(([.ED5]-[.EC5])/([.ED1]-[.EC1]))^2" office:value-type="float" office:value="0.00378428914411809" calcext:value-type="float">
            <text:p>0.003784289144118</text:p>
          </table:table-cell>
          <table:table-cell table:formula="of:=0.5*[.EE12]*(([.EE5]-[.ED5])/([.EE1]-[.ED1]))^2" office:value-type="float" office:value="0.017079341436361" calcext:value-type="float">
            <text:p>0.017079341436361</text:p>
          </table:table-cell>
          <table:table-cell table:formula="of:=0.5*[.EF12]*(([.EF5]-[.EE5])/([.EF1]-[.EE1]))^2" office:value-type="float" office:value="0.0231325523863672" calcext:value-type="float">
            <text:p>0.023132552386367</text:p>
          </table:table-cell>
          <table:table-cell table:formula="of:=0.5*[.EG12]*(([.EG5]-[.EF5])/([.EG1]-[.EF1]))^2" office:value-type="float" office:value="0.00915692385093954" calcext:value-type="float">
            <text:p>0.00915692385094</text:p>
          </table:table-cell>
          <table:table-cell table:formula="of:=0.5*[.EH12]*(([.EH5]-[.EG5])/([.EH1]-[.EG1]))^2" office:value-type="float" office:value="0.0385328801394275" calcext:value-type="float">
            <text:p>0.038532880139428</text:p>
          </table:table-cell>
          <table:table-cell table:formula="of:=0.5*[.EI12]*(([.EI5]-[.EH5])/([.EI1]-[.EH1]))^2" office:value-type="float" office:value="0.104838916219807" calcext:value-type="float">
            <text:p>0.104838916219807</text:p>
          </table:table-cell>
          <table:table-cell table:formula="of:=0.5*[.EJ12]*(([.EJ5]-[.EI5])/([.EJ1]-[.EI1]))^2" office:value-type="float" office:value="0.0105444974012799" calcext:value-type="float">
            <text:p>0.01054449740128</text:p>
          </table:table-cell>
          <table:table-cell table:formula="of:=0.5*[.EK12]*(([.EK5]-[.EJ5])/([.EK1]-[.EJ1]))^2" office:value-type="float" office:value="0.00756907062999501" calcext:value-type="float">
            <text:p>0.007569070629995</text:p>
          </table:table-cell>
          <table:table-cell table:formula="of:=0.5*[.EL12]*(([.EL5]-[.EK5])/([.EL1]-[.EK1]))^2" office:value-type="float" office:value="0.000476564973649438" calcext:value-type="float">
            <text:p>0.000476564973649</text:p>
          </table:table-cell>
          <table:table-cell table:formula="of:=0.5*[.EM12]*(([.EM5]-[.EL5])/([.EM1]-[.EL1]))^2" office:value-type="float" office:value="0.017447119125061" calcext:value-type="float">
            <text:p>0.017447119125061</text:p>
          </table:table-cell>
          <table:table-cell table:formula="of:=0.5*[.EN12]*(([.EN5]-[.EM5])/([.EN1]-[.EM1]))^2" office:value-type="float" office:value="0.0989940427202238" calcext:value-type="float">
            <text:p>0.098994042720224</text:p>
          </table:table-cell>
          <table:table-cell table:formula="of:=0.5*[.EO12]*(([.EO5]-[.EN5])/([.EO1]-[.EN1]))^2" office:value-type="float" office:value="0.0263184060909921" calcext:value-type="float">
            <text:p>0.026318406090992</text:p>
          </table:table-cell>
          <table:table-cell table:formula="of:=0.5*[.EP12]*(([.EP5]-[.EO5])/([.EP1]-[.EO1]))^2" office:value-type="float" office:value="0.0903267875762424" calcext:value-type="float">
            <text:p>0.090326787576243</text:p>
          </table:table-cell>
          <table:table-cell table:formula="of:=0.5*[.EQ12]*(([.EQ5]-[.EP5])/([.EQ1]-[.EP1]))^2" office:value-type="float" office:value="0.0144994655066515" calcext:value-type="float">
            <text:p>0.014499465506652</text:p>
          </table:table-cell>
          <table:table-cell table:formula="of:=0.5*[.ER12]*(([.ER5]-[.EQ5])/([.ER1]-[.EQ1]))^2" office:value-type="float" office:value="0.0103640963242296" calcext:value-type="float">
            <text:p>0.01036409632423</text:p>
          </table:table-cell>
          <table:table-cell table:formula="of:=0.5*[.ES12]*(([.ES5]-[.ER5])/([.ES1]-[.ER1]))^2" office:value-type="float" office:value="0.0103833983611316" calcext:value-type="float">
            <text:p>0.010383398361132</text:p>
          </table:table-cell>
          <table:table-cell table:formula="of:=0.5*[.ET12]*(([.ET5]-[.ES5])/([.ET1]-[.ES1]))^2" office:value-type="float" office:value="0.0114033245609965" calcext:value-type="float">
            <text:p>0.011403324560997</text:p>
          </table:table-cell>
          <table:table-cell table:formula="of:=0.5*[.EU12]*(([.EU5]-[.ET5])/([.EU1]-[.ET1]))^2" office:value-type="float" office:value="0.000647036425860604" calcext:value-type="float">
            <text:p>0.000647036425861</text:p>
          </table:table-cell>
          <table:table-cell table:formula="of:=0.5*[.EV12]*(([.EV5]-[.EU5])/([.EV1]-[.EU1]))^2" office:value-type="float" office:value="0.000087911094463307" calcext:value-type="float">
            <text:p>8.7911094463307E-05</text:p>
          </table:table-cell>
          <table:table-cell table:formula="of:=0.5*[.EW12]*(([.EW5]-[.EV5])/([.EW1]-[.EV1]))^2" office:value-type="float" office:value="0.00402962830609849" calcext:value-type="float">
            <text:p>0.004029628306098</text:p>
          </table:table-cell>
          <table:table-cell table:formula="of:=0.5*[.EX12]*(([.EX5]-[.EW5])/([.EX1]-[.EW1]))^2" office:value-type="float" office:value="0.0000309005583619706" calcext:value-type="float">
            <text:p>3.09005583619706E-05</text:p>
          </table:table-cell>
          <table:table-cell table:formula="of:=0.5*[.EY12]*(([.EY5]-[.EX5])/([.EY1]-[.EX1]))^2" office:value-type="float" office:value="0.0000896470102148402" calcext:value-type="float">
            <text:p>8.96470102148402E-05</text:p>
          </table:table-cell>
          <table:table-cell table:formula="of:=0.5*[.EZ12]*(([.EZ5]-[.EY5])/([.EZ1]-[.EY1]))^2" office:value-type="float" office:value="0.00321521180436061" calcext:value-type="float">
            <text:p>0.003215211804361</text:p>
          </table:table-cell>
          <table:table-cell table:formula="of:=0.5*[.FA12]*(([.FA5]-[.EZ5])/([.FA1]-[.EZ1]))^2" office:value-type="float" office:value="0.000984185816683332" calcext:value-type="float">
            <text:p>0.000984185816683</text:p>
          </table:table-cell>
          <table:table-cell table:formula="of:=0.5*[.FB12]*(([.FB5]-[.FA5])/([.FB1]-[.FA1]))^2" office:value-type="float" office:value="0.00340556817366306" calcext:value-type="float">
            <text:p>0.003405568173663</text:p>
          </table:table-cell>
          <table:table-cell table:formula="of:=0.5*[.FC12]*(([.FC5]-[.FB5])/([.FC1]-[.FB1]))^2" office:value-type="float" office:value="0.00194581438215749" calcext:value-type="float">
            <text:p>0.001945814382157</text:p>
          </table:table-cell>
          <table:table-cell table:formula="of:=0.5*[.FD12]*(([.FD5]-[.FC5])/([.FD1]-[.FC1]))^2" office:value-type="float" office:value="0.00179396233178089" calcext:value-type="float">
            <text:p>0.001793962331781</text:p>
          </table:table-cell>
          <table:table-cell table:formula="of:=0.5*[.FE12]*(([.FE5]-[.FD5])/([.FE1]-[.FD1]))^2" office:value-type="float" office:value="0.000197791253702084" calcext:value-type="float">
            <text:p>0.000197791253702</text:p>
          </table:table-cell>
          <table:table-cell table:formula="of:=0.5*[.FF12]*(([.FF5]-[.FE5])/([.FF1]-[.FE1]))^2" office:value-type="float" office:value="0.000176508061102596" calcext:value-type="float">
            <text:p>0.000176508061103</text:p>
          </table:table-cell>
          <table:table-cell table:formula="of:=0.5*[.FG12]*(([.FG5]-[.FF5])/([.FG1]-[.FF1]))^2" office:value-type="float" office:value="0.00112123681452062" calcext:value-type="float">
            <text:p>0.001121236814521</text:p>
          </table:table-cell>
          <table:table-cell table:formula="of:=0.5*[.FH12]*(([.FH5]-[.FG5])/([.FH1]-[.FG1]))^2" office:value-type="float" office:value="0.0547827594483504" calcext:value-type="float">
            <text:p>0.05478275944835</text:p>
          </table:table-cell>
          <table:table-cell table:formula="of:=0.5*[.FI12]*(([.FI5]-[.FH5])/([.FI1]-[.FH1]))^2" office:value-type="float" office:value="0.09200541964017" calcext:value-type="float">
            <text:p>0.09200541964017</text:p>
          </table:table-cell>
          <table:table-cell table:formula="of:=0.5*[.FJ12]*(([.FJ5]-[.FI5])/([.FJ1]-[.FI1]))^2" office:value-type="float" office:value="0.0000232135486212785" calcext:value-type="float">
            <text:p>2.32135486212785E-05</text:p>
          </table:table-cell>
          <table:table-cell table:formula="of:=0.5*[.FK12]*(([.FK5]-[.FJ5])/([.FK1]-[.FJ1]))^2" office:value-type="float" office:value="0.0111611457011558" calcext:value-type="float">
            <text:p>0.011161145701156</text:p>
          </table:table-cell>
          <table:table-cell table:formula="of:=0.5*[.FL12]*(([.FL5]-[.FK5])/([.FL1]-[.FK1]))^2" office:value-type="float" office:value="0.0275196603132604" calcext:value-type="float">
            <text:p>0.027519660313261</text:p>
          </table:table-cell>
          <table:table-cell table:formula="of:=0.5*[.FM12]*(([.FM5]-[.FL5])/([.FM1]-[.FL1]))^2" office:value-type="float" office:value="0.0378237693164507" calcext:value-type="float">
            <text:p>0.037823769316451</text:p>
          </table:table-cell>
          <table:table-cell table:formula="of:=0.5*[.FN12]*(([.FN5]-[.FM5])/([.FN1]-[.FM1]))^2" office:value-type="float" office:value="0.0372690916149514" calcext:value-type="float">
            <text:p>0.037269091614952</text:p>
          </table:table-cell>
          <table:table-cell table:formula="of:=0.5*[.FO12]*(([.FO5]-[.FN5])/([.FO1]-[.FN1]))^2" office:value-type="float" office:value="0.0000539445525154374" calcext:value-type="float">
            <text:p>5.39445525154374E-05</text:p>
          </table:table-cell>
          <table:table-cell table:formula="of:=0.5*[.FP12]*(([.FP5]-[.FO5])/([.FP1]-[.FO1]))^2" office:value-type="float" office:value="0.0487151790760831" calcext:value-type="float">
            <text:p>0.048715179076083</text:p>
          </table:table-cell>
          <table:table-cell table:formula="of:=0.5*[.FQ12]*(([.FQ5]-[.FP5])/([.FQ1]-[.FP1]))^2" office:value-type="float" office:value="0.0363271143414828" calcext:value-type="float">
            <text:p>0.036327114341483</text:p>
          </table:table-cell>
          <table:table-cell table:formula="of:=0.5*[.FR12]*(([.FR5]-[.FQ5])/([.FR1]-[.FQ1]))^2" office:value-type="float" office:value="0.0509914602358455" calcext:value-type="float">
            <text:p>0.050991460235846</text:p>
          </table:table-cell>
          <table:table-cell table:formula="of:=0.5*[.FS12]*(([.FS5]-[.FR5])/([.FS1]-[.FR1]))^2" office:value-type="float" office:value="0.00292314338257834" calcext:value-type="float">
            <text:p>0.002923143382578</text:p>
          </table:table-cell>
          <table:table-cell table:formula="of:=0.5*[.FT12]*(([.FT5]-[.FS5])/([.FT1]-[.FS1]))^2" office:value-type="float" office:value="0.00160292335433076" calcext:value-type="float">
            <text:p>0.001602923354331</text:p>
          </table:table-cell>
          <table:table-cell table:formula="of:=0.5*[.FU12]*(([.FU5]-[.FT5])/([.FU1]-[.FT1]))^2" office:value-type="float" office:value="0.0179629088796087" calcext:value-type="float">
            <text:p>0.017962908879609</text:p>
          </table:table-cell>
          <table:table-cell table:formula="of:=0.5*[.FV12]*(([.FV5]-[.FU5])/([.FV1]-[.FU1]))^2" office:value-type="float" office:value="0.0113952615261266" calcext:value-type="float">
            <text:p>0.011395261526127</text:p>
          </table:table-cell>
          <table:table-cell table:formula="of:=0.5*[.FW12]*(([.FW5]-[.FV5])/([.FW1]-[.FV1]))^2" office:value-type="float" office:value="0.0846706505320201" calcext:value-type="float">
            <text:p>0.08467065053202</text:p>
          </table:table-cell>
          <table:table-cell table:formula="of:=0.5*[.FX12]*(([.FX5]-[.FW5])/([.FX1]-[.FW1]))^2" office:value-type="float" office:value="0.0607337608190392" calcext:value-type="float">
            <text:p>0.060733760819039</text:p>
          </table:table-cell>
          <table:table-cell table:formula="of:=0.5*[.FY12]*(([.FY5]-[.FX5])/([.FY1]-[.FX1]))^2" office:value-type="float" office:value="0.0660279442513497" calcext:value-type="float">
            <text:p>0.06602794425135</text:p>
          </table:table-cell>
          <table:table-cell table:formula="of:=0.5*[.FZ12]*(([.FZ5]-[.FY5])/([.FZ1]-[.FY1]))^2" office:value-type="float" office:value="0.0240753264088221" calcext:value-type="float">
            <text:p>0.024075326408822</text:p>
          </table:table-cell>
          <table:table-cell table:formula="of:=0.5*[.GA12]*(([.GA5]-[.FZ5])/([.GA1]-[.FZ1]))^2" office:value-type="float" office:value="0.000220918401050119" calcext:value-type="float">
            <text:p>0.00022091840105</text:p>
          </table:table-cell>
          <table:table-cell table:formula="of:=0.5*[.GB12]*(([.GB5]-[.GA5])/([.GB1]-[.GA1]))^2" office:value-type="float" office:value="0.00667834160478784" calcext:value-type="float">
            <text:p>0.006678341604788</text:p>
          </table:table-cell>
          <table:table-cell table:formula="of:=0.5*[.GC12]*(([.GC5]-[.GB5])/([.GC1]-[.GB1]))^2" office:value-type="float" office:value="0.0493736389457585" calcext:value-type="float">
            <text:p>0.049373638945759</text:p>
          </table:table-cell>
          <table:table-cell table:formula="of:=0.5*[.GD12]*(([.GD5]-[.GC5])/([.GD1]-[.GC1]))^2" office:value-type="float" office:value="0.0306465016391235" calcext:value-type="float">
            <text:p>0.030646501639124</text:p>
          </table:table-cell>
          <table:table-cell table:formula="of:=0.5*[.GE12]*(([.GE5]-[.GD5])/([.GE1]-[.GD1]))^2" office:value-type="float" office:value="0.0000155047058243199" calcext:value-type="float">
            <text:p>1.55047058243199E-05</text:p>
          </table:table-cell>
          <table:table-cell table:formula="of:=0.5*[.GF12]*(([.GF5]-[.GE5])/([.GF1]-[.GE1]))^2" office:value-type="float" office:value="0.00765276105930889" calcext:value-type="float">
            <text:p>0.007652761059309</text:p>
          </table:table-cell>
          <table:table-cell table:formula="of:=0.5*[.GG12]*(([.GG5]-[.GF5])/([.GG1]-[.GF1]))^2" office:value-type="float" office:value="0.00574757771375884" calcext:value-type="float">
            <text:p>0.005747577713759</text:p>
          </table:table-cell>
          <table:table-cell table:formula="of:=0.5*[.GH12]*(([.GH5]-[.GG5])/([.GH1]-[.GG1]))^2" office:value-type="float" office:value="0.00158156577896138" calcext:value-type="float">
            <text:p>0.001581565778961</text:p>
          </table:table-cell>
          <table:table-cell table:formula="of:=0.5*[.GI12]*(([.GI5]-[.GH5])/([.GI1]-[.GH1]))^2" office:value-type="float" office:value="0.00213565814351436" calcext:value-type="float">
            <text:p>0.002135658143514</text:p>
          </table:table-cell>
          <table:table-cell table:formula="of:=0.5*[.GJ12]*(([.GJ5]-[.GI5])/([.GJ1]-[.GI1]))^2" office:value-type="float" office:value="0.00000288036774825525" calcext:value-type="float">
            <text:p>2.88036774825525E-06</text:p>
          </table:table-cell>
          <table:table-cell table:formula="of:=0.5*[.GK12]*(([.GK5]-[.GJ5])/([.GK1]-[.GJ1]))^2" office:value-type="float" office:value="0.000000465254222025663" calcext:value-type="float">
            <text:p>4.65254222025663E-07</text:p>
          </table:table-cell>
          <table:table-cell table:formula="of:=0.5*[.GL12]*(([.GL5]-[.GK5])/([.GL1]-[.GK1]))^2" office:value-type="float" office:value="0.000184373997139202" calcext:value-type="float">
            <text:p>0.000184373997139</text:p>
          </table:table-cell>
          <table:table-cell table:formula="of:=0.5*[.GM12]*(([.GM5]-[.GL5])/([.GM1]-[.GL1]))^2" office:value-type="float" office:value="0.0000632643631759611" calcext:value-type="float">
            <text:p>6.32643631759611E-05</text:p>
          </table:table-cell>
          <table:table-cell table:formula="of:=0.5*[.GN12]*(([.GN5]-[.GM5])/([.GN1]-[.GM1]))^2" office:value-type="float" office:value="0.0000634781784101061" calcext:value-type="float">
            <text:p>6.34781784101061E-05</text:p>
          </table:table-cell>
          <table:table-cell table:formula="of:=0.5*[.GO12]*(([.GO5]-[.GN5])/([.GO1]-[.GN1]))^2" office:value-type="float" office:value="0.000000671720373243265" calcext:value-type="float">
            <text:p>6.71720373243265E-07</text:p>
          </table:table-cell>
          <table:table-cell table:formula="of:=0.5*[.GP12]*(([.GP5]-[.GO5])/([.GP1]-[.GO1]))^2" office:value-type="float" office:value="0.000418620916248795" calcext:value-type="float">
            <text:p>0.000418620916249</text:p>
          </table:table-cell>
          <table:table-cell table:formula="of:=0.5*[.GQ12]*(([.GQ5]-[.GP5])/([.GQ1]-[.GP1]))^2" office:value-type="float" office:value="0.0000898027186485811" calcext:value-type="float">
            <text:p>8.98027186485811E-05</text:p>
          </table:table-cell>
          <table:table-cell table:formula="of:=0.5*[.GR12]*(([.GR5]-[.GQ5])/([.GR1]-[.GQ1]))^2" office:value-type="float" office:value="0.00000437647758384094" calcext:value-type="float">
            <text:p>4.37647758384094E-06</text:p>
          </table:table-cell>
          <table:table-cell table:formula="of:=0.5*[.GS12]*(([.GS5]-[.GR5])/([.GS1]-[.GR1]))^2" office:value-type="float" office:value="0.0000330279749962855" calcext:value-type="float">
            <text:p>3.30279749962855E-05</text:p>
          </table:table-cell>
          <table:table-cell table:formula="of:=0.5*[.GT12]*(([.GT5]-[.GS5])/([.GT1]-[.GS1]))^2" office:value-type="float" office:value="0.0000401047183115389" calcext:value-type="float">
            <text:p>4.01047183115389E-05</text:p>
          </table:table-cell>
          <table:table-cell table:formula="of:=0.5*[.GU12]*(([.GU5]-[.GT5])/([.GU1]-[.GT1]))^2" office:value-type="float" office:value="0.0000516578737909866" calcext:value-type="float">
            <text:p>5.16578737909866E-05</text:p>
          </table:table-cell>
          <table:table-cell table:formula="of:=0.5*[.GV12]*(([.GV5]-[.GU5])/([.GV1]-[.GU1]))^2" office:value-type="float" office:value="0.000000538878698587337" calcext:value-type="float">
            <text:p>5.38878698587337E-07</text:p>
          </table:table-cell>
          <table:table-cell table:formula="of:=0.5*[.GW12]*(([.GW5]-[.GV5])/([.GW1]-[.GV1]))^2" office:value-type="float" office:value="0.000388630930678607" calcext:value-type="float">
            <text:p>0.000388630930679</text:p>
          </table:table-cell>
          <table:table-cell table:formula="of:=0.5*[.GX12]*(([.GX5]-[.GW5])/([.GX1]-[.GW1]))^2" office:value-type="float" office:value="0.000325904683946" calcext:value-type="float">
            <text:p>0.000325904683946</text:p>
          </table:table-cell>
          <table:table-cell table:formula="of:=0.5*[.GY12]*(([.GY5]-[.GX5])/([.GY1]-[.GX1]))^2" office:value-type="float" office:value="0.0000634204615372674" calcext:value-type="float">
            <text:p>6.34204615372674E-05</text:p>
          </table:table-cell>
          <table:table-cell table:formula="of:=0.5*[.GZ12]*(([.GZ5]-[.GY5])/([.GZ1]-[.GY1]))^2" office:value-type="float" office:value="0.00000986917015863451" calcext:value-type="float">
            <text:p>9.86917015863451E-06</text:p>
          </table:table-cell>
          <table:table-cell table:formula="of:=0.5*[.HA12]*(([.HA5]-[.GZ5])/([.HA1]-[.GZ1]))^2" office:value-type="float" office:value="0.0000973883036437324" calcext:value-type="float">
            <text:p>9.73883036437324E-05</text:p>
          </table:table-cell>
          <table:table-cell table:formula="of:=0.5*[.HB12]*(([.HB5]-[.HA5])/([.HB1]-[.HA1]))^2" office:value-type="float" office:value="0.00000211067320351348" calcext:value-type="float">
            <text:p>2.11067320351348E-06</text:p>
          </table:table-cell>
          <table:table-cell table:formula="of:=0.5*[.HC12]*(([.HC5]-[.HB5])/([.HC1]-[.HB1]))^2" office:value-type="float" office:value="0.0000242372231489325" calcext:value-type="float">
            <text:p>2.42372231489325E-05</text:p>
          </table:table-cell>
          <table:table-cell table:formula="of:=0.5*[.HD12]*(([.HD5]-[.HC5])/([.HD1]-[.HC1]))^2" office:value-type="float" office:value="0.000000773694990758251" calcext:value-type="float">
            <text:p>7.73694990758251E-07</text:p>
          </table:table-cell>
          <table:table-cell table:formula="of:=0.5*[.HE12]*(([.HE5]-[.HD5])/([.HE1]-[.HD1]))^2" office:value-type="float" office:value="0.00000204452984505272" calcext:value-type="float">
            <text:p>2.04452984505272E-06</text:p>
          </table:table-cell>
          <table:table-cell table:formula="of:=0.5*[.HF12]*(([.HF5]-[.HE5])/([.HF1]-[.HE1]))^2" office:value-type="float" office:value="0.0000262732916150194" calcext:value-type="float">
            <text:p>2.62732916150194E-05</text:p>
          </table:table-cell>
          <table:table-cell table:formula="of:=0.5*[.HG12]*(([.HG5]-[.HF5])/([.HG1]-[.HF1]))^2" office:value-type="float" office:value="0.0000289643404662772" calcext:value-type="float">
            <text:p>2.89643404662772E-05</text:p>
          </table:table-cell>
          <table:table-cell table:formula="of:=0.5*[.HH12]*(([.HH5]-[.HG5])/([.HH1]-[.HG1]))^2" office:value-type="float" office:value="0.00000273379012110731" calcext:value-type="float">
            <text:p>2.73379012110731E-06</text:p>
          </table:table-cell>
          <table:table-cell table:formula="of:=0.5*[.HI12]*(([.HI5]-[.HH5])/([.HI1]-[.HH1]))^2" office:value-type="float" office:value="0.00000545105655032377" calcext:value-type="float">
            <text:p>5.45105655032377E-06</text:p>
          </table:table-cell>
          <table:table-cell table:formula="of:=0.5*[.HJ12]*(([.HJ5]-[.HI5])/([.HJ1]-[.HI1]))^2" office:value-type="float" office:value="0.0000174927660232846" calcext:value-type="float">
            <text:p>1.74927660232846E-05</text:p>
          </table:table-cell>
          <table:table-cell table:formula="of:=0.5*[.HK12]*(([.HK5]-[.HJ5])/([.HK1]-[.HJ1]))^2" office:value-type="float" office:value="0.0000794885198721206" calcext:value-type="float">
            <text:p>7.94885198721206E-05</text:p>
          </table:table-cell>
          <table:table-cell table:formula="of:=0.5*[.HL12]*(([.HL5]-[.HK5])/([.HL1]-[.HK1]))^2" office:value-type="float" office:value="0.00000779659202708229" calcext:value-type="float">
            <text:p>7.79659202708229E-06</text:p>
          </table:table-cell>
          <table:table-cell table:formula="of:=0.5*[.HM12]*(([.HM5]-[.HL5])/([.HM1]-[.HL1]))^2" office:value-type="float" office:value="0.0000142470464337906" calcext:value-type="float">
            <text:p>1.42470464337906E-05</text:p>
          </table:table-cell>
          <table:table-cell table:formula="of:=0.5*[.HN12]*(([.HN5]-[.HM5])/([.HN1]-[.HM1]))^2" office:value-type="float" office:value="0.0000293418849736396" calcext:value-type="float">
            <text:p>2.93418849736396E-05</text:p>
          </table:table-cell>
          <table:table-cell table:formula="of:=0.5*[.HO12]*(([.HO5]-[.HN5])/([.HO1]-[.HN1]))^2" office:value-type="float" office:value="0.0000000266243989834899" calcext:value-type="float">
            <text:p>2.66243989834899E-08</text:p>
          </table:table-cell>
          <table:table-cell table:formula="of:=0.5*[.HP12]*(([.HP5]-[.HO5])/([.HP1]-[.HO1]))^2" office:value-type="float" office:value="0.00000352204368848908" calcext:value-type="float">
            <text:p>3.52204368848908E-06</text:p>
          </table:table-cell>
          <table:table-cell table:formula="of:=0.5*[.HQ12]*(([.HQ5]-[.HP5])/([.HQ1]-[.HP1]))^2" office:value-type="float" office:value="0.0000110240037708707" calcext:value-type="float">
            <text:p>1.10240037708707E-05</text:p>
          </table:table-cell>
          <table:table-cell table:formula="of:=0.5*[.HR12]*(([.HR5]-[.HQ5])/([.HR1]-[.HQ1]))^2" office:value-type="float" office:value="0.000112750475519713" calcext:value-type="float">
            <text:p>0.00011275047552</text:p>
          </table:table-cell>
          <table:table-cell table:formula="of:=0.5*[.HS12]*(([.HS5]-[.HR5])/([.HS1]-[.HR1]))^2" office:value-type="float" office:value="0.0000410389555402181" calcext:value-type="float">
            <text:p>4.10389555402181E-05</text:p>
          </table:table-cell>
          <table:table-cell table:formula="of:=0.5*[.HT12]*(([.HT5]-[.HS5])/([.HT1]-[.HS1]))^2" office:value-type="float" office:value="0.000000361779088013693" calcext:value-type="float">
            <text:p>3.61779088013693E-07</text:p>
          </table:table-cell>
          <table:table-cell table:formula="of:=0.5*[.HU12]*(([.HU5]-[.HT5])/([.HU1]-[.HT1]))^2" office:value-type="float" office:value="0.00000386606977014642" calcext:value-type="float">
            <text:p>3.86606977014642E-06</text:p>
          </table:table-cell>
          <table:table-cell table:formula="of:=0.5*[.HV12]*(([.HV5]-[.HU5])/([.HV1]-[.HU1]))^2" office:value-type="float" office:value="0.00000459111051953093" calcext:value-type="float">
            <text:p>4.59111051953093E-06</text:p>
          </table:table-cell>
          <table:table-cell table:formula="of:=0.5*[.HW12]*(([.HW5]-[.HV5])/([.HW1]-[.HV1]))^2" office:value-type="float" office:value="0.0000935923824548832" calcext:value-type="float">
            <text:p>9.35923824548832E-05</text:p>
          </table:table-cell>
          <table:table-cell table:formula="of:=0.5*[.HX12]*(([.HX5]-[.HW5])/([.HX1]-[.HW1]))^2" office:value-type="float" office:value="0.0000245369550325484" calcext:value-type="float">
            <text:p>2.45369550325484E-05</text:p>
          </table:table-cell>
          <table:table-cell table:formula="of:=0.5*[.HY12]*(([.HY5]-[.HX5])/([.HY1]-[.HX1]))^2" office:value-type="float" office:value="0.0000451512308034939" calcext:value-type="float">
            <text:p>4.51512308034939E-05</text:p>
          </table:table-cell>
          <table:table-cell table:formula="of:=0.5*[.HZ12]*(([.HZ5]-[.HY5])/([.HZ1]-[.HY1]))^2" office:value-type="float" office:value="0.00000135270683406186" calcext:value-type="float">
            <text:p>1.35270683406186E-06</text:p>
          </table:table-cell>
          <table:table-cell table:formula="of:=0.5*[.IA12]*(([.IA5]-[.HZ5])/([.IA1]-[.HZ1]))^2" office:value-type="float" office:value="0.0000278870637613706" calcext:value-type="float">
            <text:p>2.78870637613706E-05</text:p>
          </table:table-cell>
          <table:table-cell table:formula="of:=0.5*[.IB12]*(([.IB5]-[.IA5])/([.IB1]-[.IA1]))^2" office:value-type="float" office:value="0.00000433786757825893" calcext:value-type="float">
            <text:p>4.33786757825893E-06</text:p>
          </table:table-cell>
          <table:table-cell table:formula="of:=0.5*[.IC12]*(([.IC5]-[.IB5])/([.IC1]-[.IB1]))^2" office:value-type="float" office:value="0.0000116543889292504" calcext:value-type="float">
            <text:p>1.16543889292504E-05</text:p>
          </table:table-cell>
          <table:table-cell table:formula="of:=0.5*[.ID12]*(([.ID5]-[.IC5])/([.ID1]-[.IC1]))^2" office:value-type="float" office:value="0.0000000807224232199305" calcext:value-type="float">
            <text:p>8.07224232199305E-08</text:p>
          </table:table-cell>
          <table:table-cell table:formula="of:=0.5*[.IE12]*(([.IE5]-[.ID5])/([.IE1]-[.ID1]))^2" office:value-type="float" office:value="0.000000919677462114371" calcext:value-type="float">
            <text:p>9.19677462114371E-07</text:p>
          </table:table-cell>
          <table:table-cell table:formula="of:=0.5*[.IF12]*(([.IF5]-[.IE5])/([.IF1]-[.IE1]))^2" office:value-type="float" office:value="0.0000254198364942828" calcext:value-type="float">
            <text:p>2.54198364942828E-05</text:p>
          </table:table-cell>
          <table:table-cell table:formula="of:=0.5*[.IG12]*(([.IG5]-[.IF5])/([.IG1]-[.IF1]))^2" office:value-type="float" office:value="0.0000521098194597412" calcext:value-type="float">
            <text:p>5.21098194597412E-05</text:p>
          </table:table-cell>
          <table:table-cell table:formula="of:=0.5*[.IH12]*(([.IH5]-[.IG5])/([.IH1]-[.IG1]))^2" office:value-type="float" office:value="0.0000536431969363672" calcext:value-type="float">
            <text:p>5.36431969363672E-05</text:p>
          </table:table-cell>
          <table:table-cell table:formula="of:=0.5*[.II12]*(([.II5]-[.IH5])/([.II1]-[.IH1]))^2" office:value-type="float" office:value="0.00000319387386635927" calcext:value-type="float">
            <text:p>3.19387386635927E-06</text:p>
          </table:table-cell>
          <table:table-cell table:formula="of:=0.5*[.IJ12]*(([.IJ5]-[.II5])/([.IJ1]-[.II1]))^2" office:value-type="float" office:value="0.00000294159129691889" calcext:value-type="float">
            <text:p>2.94159129691889E-06</text:p>
          </table:table-cell>
          <table:table-cell table:formula="of:=0.5*[.IK12]*(([.IK5]-[.IJ5])/([.IK1]-[.IJ1]))^2" office:value-type="float" office:value="0.0000006744281251709" calcext:value-type="float">
            <text:p>6.744281251709E-07</text:p>
          </table:table-cell>
          <table:table-cell table:formula="of:=0.5*[.IL12]*(([.IL5]-[.IK5])/([.IL1]-[.IK1]))^2" office:value-type="float" office:value="0.000000778686512062689" calcext:value-type="float">
            <text:p>7.78686512062689E-07</text:p>
          </table:table-cell>
          <table:table-cell table:formula="of:=0.5*[.IM12]*(([.IM5]-[.IL5])/([.IM1]-[.IL1]))^2" office:value-type="float" office:value="0.000000121823516998687" calcext:value-type="float">
            <text:p>1.21823516998687E-07</text:p>
          </table:table-cell>
          <table:table-cell table:formula="of:=0.5*[.IN12]*(([.IN5]-[.IM5])/([.IN1]-[.IM1]))^2" office:value-type="float" office:value="0.00000364117248141342" calcext:value-type="float">
            <text:p>3.64117248141342E-06</text:p>
          </table:table-cell>
          <table:table-cell table:formula="of:=0.5*[.IO12]*(([.IO5]-[.IN5])/([.IO1]-[.IN1]))^2" office:value-type="float" office:value="0.0000665373285163513" calcext:value-type="float">
            <text:p>6.65373285163513E-05</text:p>
          </table:table-cell>
          <table:table-cell table:formula="of:=0.5*[.IP12]*(([.IP5]-[.IO5])/([.IP1]-[.IO1]))^2" office:value-type="float" office:value="0.00018736000349487" calcext:value-type="float">
            <text:p>0.000187360003495</text:p>
          </table:table-cell>
          <table:table-cell table:formula="of:=0.5*[.IQ12]*(([.IQ5]-[.IP5])/([.IQ1]-[.IP1]))^2" office:value-type="float" office:value="0.0000397946231207721" calcext:value-type="float">
            <text:p>3.97946231207721E-05</text:p>
          </table:table-cell>
          <table:table-cell table:formula="of:=0.5*[.IR12]*(([.IR5]-[.IQ5])/([.IR1]-[.IQ1]))^2" office:value-type="float" office:value="0.0000138053105292356" calcext:value-type="float">
            <text:p>1.38053105292356E-05</text:p>
          </table:table-cell>
          <table:table-cell table:formula="of:=0.5*[.IS12]*(([.IS5]-[.IR5])/([.IS1]-[.IR1]))^2" office:value-type="float" office:value="0.00000804506975867972" calcext:value-type="float">
            <text:p>8.04506975867972E-06</text:p>
          </table:table-cell>
          <table:table-cell table:formula="of:=0.5*[.IT12]*(([.IT5]-[.IS5])/([.IT1]-[.IS1]))^2" office:value-type="float" office:value="0.000000818265144637419" calcext:value-type="float">
            <text:p>8.18265144637419E-07</text:p>
          </table:table-cell>
          <table:table-cell table:formula="of:=0.5*[.IU12]*(([.IU5]-[.IT5])/([.IU1]-[.IT1]))^2" office:value-type="float" office:value="0.00000000604162828730812" calcext:value-type="float">
            <text:p>6.04162828730812E-09</text:p>
          </table:table-cell>
          <table:table-cell table:formula="of:=0.5*[.IV12]*(([.IV5]-[.IU5])/([.IV1]-[.IU1]))^2" office:value-type="float" office:value="0.0000359108688359543" calcext:value-type="float">
            <text:p>3.59108688359543E-05</text:p>
          </table:table-cell>
          <table:table-cell table:formula="of:=0.5*[.IW12]*(([.IW5]-[.IV5])/([.IW1]-[.IV1]))^2" office:value-type="float" office:value="0.0000734683525303421" calcext:value-type="float">
            <text:p>7.34683525303421E-05</text:p>
          </table:table-cell>
          <table:table-cell table:formula="of:=0.5*[.IX12]*(([.IX5]-[.IW5])/([.IX1]-[.IW1]))^2" office:value-type="float" office:value="0.00000384733230847301" calcext:value-type="float">
            <text:p>3.84733230847301E-06</text:p>
          </table:table-cell>
          <table:table-cell table:formula="of:=0.5*[.IY12]*(([.IY5]-[.IX5])/([.IY1]-[.IX1]))^2" office:value-type="float" office:value="0.000000347216796578105" calcext:value-type="float">
            <text:p>3.47216796578105E-07</text:p>
          </table:table-cell>
          <table:table-cell table:formula="of:=0.5*[.IZ12]*(([.IZ5]-[.IY5])/([.IZ1]-[.IY1]))^2" office:value-type="float" office:value="0.000140072127221702" calcext:value-type="float">
            <text:p>0.000140072127222</text:p>
          </table:table-cell>
          <table:table-cell table:formula="of:=0.5*[.JA12]*(([.JA5]-[.IZ5])/([.JA1]-[.IZ1]))^2" office:value-type="float" office:value="0.00000621712102916645" calcext:value-type="float">
            <text:p>6.21712102916645E-06</text:p>
          </table:table-cell>
          <table:table-cell table:formula="of:=0.5*[.JB12]*(([.JB5]-[.JA5])/([.JB1]-[.JA1]))^2" office:value-type="float" office:value="0.00000618973343424567" calcext:value-type="float">
            <text:p>6.18973343424567E-06</text:p>
          </table:table-cell>
          <table:table-cell table:formula="of:=0.5*[.JC12]*(([.JC5]-[.JB5])/([.JC1]-[.JB1]))^2" office:value-type="float" office:value="0.00000591539936581513" calcext:value-type="float">
            <text:p>5.91539936581513E-06</text:p>
          </table:table-cell>
          <table:table-cell table:formula="of:=0.5*[.JD12]*(([.JD5]-[.JC5])/([.JD1]-[.JC1]))^2" office:value-type="float" office:value="0.00000287478084184353" calcext:value-type="float">
            <text:p>2.87478084184353E-06</text:p>
          </table:table-cell>
          <table:table-cell table:formula="of:=0.5*[.JE12]*(([.JE5]-[.JD5])/([.JE1]-[.JD1]))^2" office:value-type="float" office:value="0.00000644437052003832" calcext:value-type="float">
            <text:p>6.44437052003832E-06</text:p>
          </table:table-cell>
          <table:table-cell table:formula="of:=0.5*[.JF12]*(([.JF5]-[.JE5])/([.JF1]-[.JE1]))^2" office:value-type="float" office:value="0.00000000140880883918936" calcext:value-type="float">
            <text:p>1.40880883918936E-09</text:p>
          </table:table-cell>
          <table:table-cell table:formula="of:=0.5*[.JG12]*(([.JG5]-[.JF5])/([.JG1]-[.JF1]))^2" office:value-type="float" office:value="0.0000144029513322319" calcext:value-type="float">
            <text:p>1.44029513322319E-05</text:p>
          </table:table-cell>
          <table:table-cell table:formula="of:=0.5*[.JH12]*(([.JH5]-[.JG5])/([.JH1]-[.JG1]))^2" office:value-type="float" office:value="0.00000893749215354703" calcext:value-type="float">
            <text:p>8.93749215354703E-06</text:p>
          </table:table-cell>
          <table:table-cell table:formula="of:=0.5*[.JI12]*(([.JI5]-[.JH5])/([.JI1]-[.JH1]))^2" office:value-type="float" office:value="0.0000106955492464587" calcext:value-type="float">
            <text:p>1.06955492464587E-05</text:p>
          </table:table-cell>
          <table:table-cell table:formula="of:=0.5*[.JJ12]*(([.JJ5]-[.JI5])/([.JJ1]-[.JI1]))^2" office:value-type="float" office:value="0.00000368718786581974" calcext:value-type="float">
            <text:p>3.68718786581974E-06</text:p>
          </table:table-cell>
          <table:table-cell table:formula="of:=0.5*[.JK12]*(([.JK5]-[.JJ5])/([.JK1]-[.JJ1]))^2" office:value-type="float" office:value="0.00000852454799703847" calcext:value-type="float">
            <text:p>8.52454799703847E-06</text:p>
          </table:table-cell>
          <table:table-cell table:formula="of:=0.5*[.JL12]*(([.JL5]-[.JK5])/([.JL1]-[.JK1]))^2" office:value-type="float" office:value="0.00000000601588215442215" calcext:value-type="float">
            <text:p>6.01588215442215E-09</text:p>
          </table:table-cell>
          <table:table-cell table:formula="of:=0.5*[.JM12]*(([.JM5]-[.JL5])/([.JM1]-[.JL1]))^2" office:value-type="float" office:value="0.0000192996424374194" calcext:value-type="float">
            <text:p>1.92996424374194E-05</text:p>
          </table:table-cell>
          <table:table-cell table:formula="of:=0.5*[.JN12]*(([.JN5]-[.JM5])/([.JN1]-[.JM1]))^2" office:value-type="float" office:value="0.0000638910488030286" calcext:value-type="float">
            <text:p>6.38910488030286E-05</text:p>
          </table:table-cell>
          <table:table-cell table:formula="of:=0.5*[.JO12]*(([.JO5]-[.JN5])/([.JO1]-[.JN1]))^2" office:value-type="float" office:value="0.0000052063259331372" calcext:value-type="float">
            <text:p>5.2063259331372E-06</text:p>
          </table:table-cell>
          <table:table-cell table:formula="of:=0.5*[.JP12]*(([.JP5]-[.JO5])/([.JP1]-[.JO1]))^2" office:value-type="float" office:value="0.00010593371632686" calcext:value-type="float">
            <text:p>0.000105933716327</text:p>
          </table:table-cell>
          <table:table-cell table:formula="of:=0.5*[.JQ12]*(([.JQ5]-[.JP5])/([.JQ1]-[.JP1]))^2" office:value-type="float" office:value="0.0000318139175991409" calcext:value-type="float">
            <text:p>3.18139175991409E-05</text:p>
          </table:table-cell>
          <table:table-cell table:formula="of:=0.5*[.JR12]*(([.JR5]-[.JQ5])/([.JR1]-[.JQ1]))^2" office:value-type="float" office:value="0.0000132734505675632" calcext:value-type="float">
            <text:p>1.32734505675632E-05</text:p>
          </table:table-cell>
          <table:table-cell table:formula="of:=0.5*[.JS12]*(([.JS5]-[.JR5])/([.JS1]-[.JR1]))^2" office:value-type="float" office:value="0.0000213111409626649" calcext:value-type="float">
            <text:p>2.13111409626649E-05</text:p>
          </table:table-cell>
          <table:table-cell table:formula="of:=0.5*[.JT12]*(([.JT5]-[.JS5])/([.JT1]-[.JS1]))^2" office:value-type="float" office:value="0.0000425388040855186" calcext:value-type="float">
            <text:p>4.25388040855186E-05</text:p>
          </table:table-cell>
          <table:table-cell table:formula="of:=0.5*[.JU12]*(([.JU5]-[.JT5])/([.JU1]-[.JT1]))^2" office:value-type="float" office:value="0.0000000546991701471478" calcext:value-type="float">
            <text:p>5.46991701471478E-08</text:p>
          </table:table-cell>
          <table:table-cell table:formula="of:=0.5*[.JV12]*(([.JV5]-[.JU5])/([.JV1]-[.JU1]))^2" office:value-type="float" office:value="0.0000273312316264784" calcext:value-type="float">
            <text:p>2.73312316264784E-05</text:p>
          </table:table-cell>
          <table:table-cell table:formula="of:=0.5*[.JW12]*(([.JW5]-[.JV5])/([.JW1]-[.JV1]))^2" office:value-type="float" office:value="0.000027126678720451" calcext:value-type="float">
            <text:p>2.7126678720451E-05</text:p>
          </table:table-cell>
          <table:table-cell table:formula="of:=0.5*[.JX12]*(([.JX5]-[.JW5])/([.JX1]-[.JW1]))^2" office:value-type="float" office:value="0.0000023881072863194" calcext:value-type="float">
            <text:p>2.3881072863194E-06</text:p>
          </table:table-cell>
          <table:table-cell table:formula="of:=0.5*[.JY12]*(([.JY5]-[.JX5])/([.JY1]-[.JX1]))^2" office:value-type="float" office:value="0.00000722447504717902" calcext:value-type="float">
            <text:p>7.22447504717902E-06</text:p>
          </table:table-cell>
          <table:table-cell table:formula="of:=0.5*[.JZ12]*(([.JZ5]-[.JY5])/([.JZ1]-[.JY1]))^2" office:value-type="float" office:value="0.000229732744977146" calcext:value-type="float">
            <text:p>0.000229732744977</text:p>
          </table:table-cell>
          <table:table-cell table:formula="of:=0.5*[.KA12]*(([.KA5]-[.JZ5])/([.KA1]-[.JZ1]))^2" office:value-type="string" office:string-value="" calcext:value-type="error">
            <text:p>#DIV/0!</text:p>
          </table:table-cell>
          <table:table-cell table:formula="of:=0.5*[.KB12]*(([.KB5]-[.KA5])/([.KB1]-[.KA1]))^2" office:value-type="string" office:string-value="" calcext:value-type="error">
            <text:p>#DIV/0!</text:p>
          </table:table-cell>
          <table:table-cell table:formula="of:=0.5*[.KC12]*(([.KC5]-[.KB5])/([.KC1]-[.KB1]))^2" office:value-type="string" office:string-value="" calcext:value-type="error">
            <text:p>#DIV/0!</text:p>
          </table:table-cell>
          <table:table-cell table:formula="of:=0.5*[.KD12]*(([.KD5]-[.KC5])/([.KD1]-[.KC1]))^2" office:value-type="string" office:string-value="" calcext:value-type="error">
            <text:p>#DIV/0!</text:p>
          </table:table-cell>
          <table:table-cell table:formula="of:=0.5*[.KE12]*(([.KE5]-[.KD5])/([.KE1]-[.KD1]))^2" office:value-type="string" office:string-value="" calcext:value-type="error">
            <text:p>#DIV/0!</text:p>
          </table:table-cell>
          <table:table-cell table:formula="of:=0.5*[.KF12]*(([.KF5]-[.KE5])/([.KF1]-[.KE1]))^2" office:value-type="string" office:string-value="" calcext:value-type="error">
            <text:p>#DIV/0!</text:p>
          </table:table-cell>
          <table:table-cell table:formula="of:=0.5*[.KG12]*(([.KG5]-[.KF5])/([.KG1]-[.KF1]))^2" office:value-type="string" office:string-value="" calcext:value-type="error">
            <text:p>#DIV/0!</text:p>
          </table:table-cell>
          <table:table-cell table:formula="of:=0.5*[.KH12]*(([.KH5]-[.KG5])/([.KH1]-[.KG1]))^2" office:value-type="string" office:string-value="" calcext:value-type="error">
            <text:p>#DIV/0!</text:p>
          </table:table-cell>
          <table:table-cell table:formula="of:=0.5*[.KI12]*(([.KI5]-[.KH5])/([.KI1]-[.KH1]))^2" office:value-type="string" office:string-value="" calcext:value-type="error">
            <text:p>#DIV/0!</text:p>
          </table:table-cell>
          <table:table-cell table:formula="of:=0.5*[.KJ12]*(([.KJ5]-[.KI5])/([.KJ1]-[.KI1]))^2" office:value-type="string" office:string-value="" calcext:value-type="error">
            <text:p>#DIV/0!</text:p>
          </table:table-cell>
          <table:table-cell table:formula="of:=0.5*[.KK12]*(([.KK5]-[.KJ5])/([.KK1]-[.KJ1]))^2" office:value-type="string" office:string-value="" calcext:value-type="error">
            <text:p>#DIV/0!</text:p>
          </table:table-cell>
          <table:table-cell table:formula="of:=0.5*[.KL12]*(([.KL5]-[.KK5])/([.KL1]-[.KK1]))^2" office:value-type="string" office:string-value="" calcext:value-type="error">
            <text:p>#DIV/0!</text:p>
          </table:table-cell>
          <table:table-cell table:formula="of:=0.5*[.KM12]*(([.KM5]-[.KL5])/([.KM1]-[.KL1]))^2" office:value-type="string" office:string-value="" calcext:value-type="error">
            <text:p>#DIV/0!</text:p>
          </table:table-cell>
          <table:table-cell table:formula="of:=0.5*[.KN12]*(([.KN5]-[.KM5])/([.KN1]-[.KM1]))^2" office:value-type="string" office:string-value="" calcext:value-type="error">
            <text:p>#DIV/0!</text:p>
          </table:table-cell>
          <table:table-cell table:formula="of:=0.5*[.KO12]*(([.KO5]-[.KN5])/([.KO1]-[.KN1]))^2" office:value-type="string" office:string-value="" calcext:value-type="error">
            <text:p>#DIV/0!</text:p>
          </table:table-cell>
          <table:table-cell table:formula="of:=0.5*[.KP12]*(([.KP5]-[.KO5])/([.KP1]-[.KO1]))^2" office:value-type="string" office:string-value="" calcext:value-type="error">
            <text:p>#DIV/0!</text:p>
          </table:table-cell>
          <table:table-cell table:formula="of:=0.5*[.KQ12]*(([.KQ5]-[.KP5])/([.KQ1]-[.KP1]))^2" office:value-type="string" office:string-value="" calcext:value-type="error">
            <text:p>#DIV/0!</text:p>
          </table:table-cell>
          <table:table-cell table:formula="of:=0.5*[.KR12]*(([.KR5]-[.KQ5])/([.KR1]-[.KQ1]))^2" office:value-type="string" office:string-value="" calcext:value-type="error">
            <text:p>#DIV/0!</text:p>
          </table:table-cell>
          <table:table-cell table:formula="of:=0.5*[.KS12]*(([.KS5]-[.KR5])/([.KS1]-[.KR1]))^2" office:value-type="string" office:string-value="" calcext:value-type="error">
            <text:p>#DIV/0!</text:p>
          </table:table-cell>
          <table:table-cell table:formula="of:=0.5*[.KT12]*(([.KT5]-[.KS5])/([.KT1]-[.KS1]))^2" office:value-type="string" office:string-value="" calcext:value-type="error">
            <text:p>#DIV/0!</text:p>
          </table:table-cell>
          <table:table-cell table:formula="of:=0.5*[.KU12]*(([.KU5]-[.KT5])/([.KU1]-[.KT1]))^2" office:value-type="string" office:string-value="" calcext:value-type="error">
            <text:p>#DIV/0!</text:p>
          </table:table-cell>
          <table:table-cell table:formula="of:=0.5*[.KV12]*(([.KV5]-[.KU5])/([.KV1]-[.KU1]))^2" office:value-type="string" office:string-value="" calcext:value-type="error">
            <text:p>#DIV/0!</text:p>
          </table:table-cell>
          <table:table-cell table:formula="of:=0.5*[.KW12]*(([.KW5]-[.KV5])/([.KW1]-[.KV1]))^2" office:value-type="string" office:string-value="" calcext:value-type="error">
            <text:p>#DIV/0!</text:p>
          </table:table-cell>
          <table:table-cell table:formula="of:=0.5*[.KX12]*(([.KX5]-[.KW5])/([.KX1]-[.KW1]))^2" office:value-type="string" office:string-value="" calcext:value-type="error">
            <text:p>#DIV/0!</text:p>
          </table:table-cell>
          <table:table-cell table:formula="of:=0.5*[.KY12]*(([.KY5]-[.KX5])/([.KY1]-[.KX1]))^2" office:value-type="string" office:string-value="" calcext:value-type="error">
            <text:p>#DIV/0!</text:p>
          </table:table-cell>
          <table:table-cell table:formula="of:=0.5*[.KZ12]*(([.KZ5]-[.KY5])/([.KZ1]-[.KY1]))^2" office:value-type="string" office:string-value="" calcext:value-type="error">
            <text:p>#DIV/0!</text:p>
          </table:table-cell>
          <table:table-cell table:formula="of:=0.5*[.LA12]*(([.LA5]-[.KZ5])/([.LA1]-[.KZ1]))^2" office:value-type="string" office:string-value="" calcext:value-type="error">
            <text:p>#DIV/0!</text:p>
          </table:table-cell>
          <table:table-cell table:formula="of:=0.5*[.LB12]*(([.LB5]-[.LA5])/([.LB1]-[.LA1]))^2" office:value-type="string" office:string-value="" calcext:value-type="error">
            <text:p>#DIV/0!</text:p>
          </table:table-cell>
          <table:table-cell table:formula="of:=0.5*[.LC12]*(([.LC5]-[.LB5])/([.LC1]-[.LB1]))^2" office:value-type="string" office:string-value="" calcext:value-type="error">
            <text:p>#DIV/0!</text:p>
          </table:table-cell>
          <table:table-cell table:formula="of:=0.5*[.LD12]*(([.LD5]-[.LC5])/([.LD1]-[.LC1]))^2" office:value-type="string" office:string-value="" calcext:value-type="error">
            <text:p>#DIV/0!</text:p>
          </table:table-cell>
          <table:table-cell table:formula="of:=0.5*[.LE12]*(([.LE5]-[.LD5])/([.LE1]-[.LD1]))^2" office:value-type="string" office:string-value="" calcext:value-type="error">
            <text:p>#DIV/0!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597494876152285" calcext:value-type="float">
            <text:p>5.97494876152285E-08</text:p>
          </table:table-cell>
          <table:table-cell table:formula="of:=0.5*[.D12]*(([.D6]-[.C6])/([.D1]-[.C1]))^2" office:value-type="float" office:value="0.00000191012835077269" calcext:value-type="float">
            <text:p>1.91012835077269E-06</text:p>
          </table:table-cell>
          <table:table-cell table:formula="of:=0.5*[.E12]*(([.E6]-[.D6])/([.E1]-[.D1]))^2" office:value-type="float" office:value="0.000000727238668488001" calcext:value-type="float">
            <text:p>7.27238668488001E-07</text:p>
          </table:table-cell>
          <table:table-cell table:formula="of:=0.5*[.F12]*(([.F6]-[.E6])/([.F1]-[.E1]))^2" office:value-type="float" office:value="0.00000787497190087459" calcext:value-type="float">
            <text:p>7.87497190087459E-06</text:p>
          </table:table-cell>
          <table:table-cell table:formula="of:=0.5*[.G12]*(([.G6]-[.F6])/([.G1]-[.F1]))^2" office:value-type="float" office:value="0.00000000849514350886252" calcext:value-type="float">
            <text:p>8.49514350886252E-09</text:p>
          </table:table-cell>
          <table:table-cell table:formula="of:=0.5*[.H12]*(([.H6]-[.G6])/([.H1]-[.G1]))^2" office:value-type="float" office:value="0.000000392715016259314" calcext:value-type="float">
            <text:p>3.92715016259314E-07</text:p>
          </table:table-cell>
          <table:table-cell table:formula="of:=0.5*[.I12]*(([.I6]-[.H6])/([.I1]-[.H1]))^2" office:value-type="float" office:value="0.000000040220133146784" calcext:value-type="float">
            <text:p>4.0220133146784E-08</text:p>
          </table:table-cell>
          <table:table-cell table:formula="of:=0.5*[.J12]*(([.J6]-[.I6])/([.J1]-[.I1]))^2" office:value-type="float" office:value="0.000000179636998889116" calcext:value-type="float">
            <text:p>1.79636998889116E-07</text:p>
          </table:table-cell>
          <table:table-cell table:formula="of:=0.5*[.K12]*(([.K6]-[.J6])/([.K1]-[.J1]))^2" office:value-type="float" office:value="0.000000127962732377334" calcext:value-type="float">
            <text:p>1.27962732377334E-07</text:p>
          </table:table-cell>
          <table:table-cell table:formula="of:=0.5*[.L12]*(([.L6]-[.K6])/([.L1]-[.K1]))^2" office:value-type="float" office:value="0.00000211343113907038" calcext:value-type="float">
            <text:p>2.11343113907038E-06</text:p>
          </table:table-cell>
          <table:table-cell table:formula="of:=0.5*[.M12]*(([.M6]-[.L6])/([.M1]-[.L1]))^2" office:value-type="float" office:value="0.0000000151818940828074" calcext:value-type="float">
            <text:p>1.51818940828074E-08</text:p>
          </table:table-cell>
          <table:table-cell table:formula="of:=0.5*[.N12]*(([.N6]-[.M6])/([.N1]-[.M1]))^2" office:value-type="float" office:value="0.000000715762266373258" calcext:value-type="float">
            <text:p>7.15762266373258E-07</text:p>
          </table:table-cell>
          <table:table-cell table:formula="of:=0.5*[.O12]*(([.O6]-[.N6])/([.O1]-[.N1]))^2" office:value-type="float" office:value="0.000000209116036633742" calcext:value-type="float">
            <text:p>2.09116036633742E-07</text:p>
          </table:table-cell>
          <table:table-cell table:formula="of:=0.5*[.P12]*(([.P6]-[.O6])/([.P1]-[.O1]))^2" office:value-type="float" office:value="0.0000000507176544659794" calcext:value-type="float">
            <text:p>5.07176544659794E-08</text:p>
          </table:table-cell>
          <table:table-cell table:formula="of:=0.5*[.Q12]*(([.Q6]-[.P6])/([.Q1]-[.P1]))^2" office:value-type="float" office:value="0.0000000817698357051497" calcext:value-type="float">
            <text:p>8.17698357051497E-08</text:p>
          </table:table-cell>
          <table:table-cell table:formula="of:=0.5*[.R12]*(([.R6]-[.Q6])/([.R1]-[.Q1]))^2" office:value-type="float" office:value="0.000000650833864129628" calcext:value-type="float">
            <text:p>6.50833864129628E-07</text:p>
          </table:table-cell>
          <table:table-cell table:formula="of:=0.5*[.S12]*(([.S6]-[.R6])/([.S1]-[.R1]))^2" office:value-type="float" office:value="0.000000202427949623759" calcext:value-type="float">
            <text:p>2.02427949623759E-07</text:p>
          </table:table-cell>
          <table:table-cell table:formula="of:=0.5*[.T12]*(([.T6]-[.S6])/([.T1]-[.S1]))^2" office:value-type="float" office:value="0.00000280654672683211" calcext:value-type="float">
            <text:p>2.80654672683211E-06</text:p>
          </table:table-cell>
          <table:table-cell table:formula="of:=0.5*[.U12]*(([.U6]-[.T6])/([.U1]-[.T1]))^2" office:value-type="float" office:value="0.0000000695963987761111" calcext:value-type="float">
            <text:p>6.95963987761111E-08</text:p>
          </table:table-cell>
          <table:table-cell table:formula="of:=0.5*[.V12]*(([.V6]-[.U6])/([.V1]-[.U1]))^2" office:value-type="float" office:value="0.000000374659719024754" calcext:value-type="float">
            <text:p>3.74659719024754E-07</text:p>
          </table:table-cell>
          <table:table-cell table:formula="of:=0.5*[.W12]*(([.W6]-[.V6])/([.W1]-[.V1]))^2" office:value-type="float" office:value="0.0000000397106673452992" calcext:value-type="float">
            <text:p>3.97106673452992E-08</text:p>
          </table:table-cell>
          <table:table-cell table:formula="of:=0.5*[.X12]*(([.X6]-[.W6])/([.X1]-[.W1]))^2" office:value-type="float" office:value="0.000000715036480311128" calcext:value-type="float">
            <text:p>7.15036480311128E-07</text:p>
          </table:table-cell>
          <table:table-cell table:formula="of:=0.5*[.Y12]*(([.Y6]-[.X6])/([.Y1]-[.X1]))^2" office:value-type="float" office:value="0.000000049812406613227" calcext:value-type="float">
            <text:p>4.9812406613227E-08</text:p>
          </table:table-cell>
          <table:table-cell table:formula="of:=0.5*[.Z12]*(([.Z6]-[.Y6])/([.Z1]-[.Y1]))^2" office:value-type="float" office:value="0.00000000418169956178215" calcext:value-type="float">
            <text:p>4.18169956178215E-09</text:p>
          </table:table-cell>
          <table:table-cell table:formula="of:=0.5*[.AA12]*(([.AA6]-[.Z6])/([.AA1]-[.Z1]))^2" office:value-type="float" office:value="0.0000000511675052102672" calcext:value-type="float">
            <text:p>5.11675052102672E-08</text:p>
          </table:table-cell>
          <table:table-cell table:formula="of:=0.5*[.AB12]*(([.AB6]-[.AA6])/([.AB1]-[.AA1]))^2" office:value-type="float" office:value="0.00000000567791934417386" calcext:value-type="float">
            <text:p>5.67791934417386E-09</text:p>
          </table:table-cell>
          <table:table-cell table:formula="of:=0.5*[.AC12]*(([.AC6]-[.AB6])/([.AC1]-[.AB1]))^2" office:value-type="float" office:value="0.00000179762630380958" calcext:value-type="float">
            <text:p>1.79762630380958E-06</text:p>
          </table:table-cell>
          <table:table-cell table:formula="of:=0.5*[.AD12]*(([.AD6]-[.AC6])/([.AD1]-[.AC1]))^2" office:value-type="float" office:value="0.000000206716067853538" calcext:value-type="float">
            <text:p>2.06716067853538E-07</text:p>
          </table:table-cell>
          <table:table-cell table:formula="of:=0.5*[.AE12]*(([.AE6]-[.AD6])/([.AE1]-[.AD1]))^2" office:value-type="float" office:value="0.00000000443022115127239" calcext:value-type="float">
            <text:p>4.43022115127239E-09</text:p>
          </table:table-cell>
          <table:table-cell table:formula="of:=0.5*[.AF12]*(([.AF6]-[.AE6])/([.AF1]-[.AE1]))^2" office:value-type="float" office:value="0.000000346875035339845" calcext:value-type="float">
            <text:p>3.46875035339845E-07</text:p>
          </table:table-cell>
          <table:table-cell table:formula="of:=0.5*[.AG12]*(([.AG6]-[.AF6])/([.AG1]-[.AF1]))^2" office:value-type="float" office:value="0.00000127507759615202" calcext:value-type="float">
            <text:p>1.27507759615202E-06</text:p>
          </table:table-cell>
          <table:table-cell table:formula="of:=0.5*[.AH12]*(([.AH6]-[.AG6])/([.AH1]-[.AG1]))^2" office:value-type="float" office:value="0.00000636805117084748" calcext:value-type="float">
            <text:p>6.36805117084748E-06</text:p>
          </table:table-cell>
          <table:table-cell table:formula="of:=0.5*[.AI12]*(([.AI6]-[.AH6])/([.AI1]-[.AH1]))^2" office:value-type="float" office:value="0.00000897927884059926" calcext:value-type="float">
            <text:p>8.97927884059926E-06</text:p>
          </table:table-cell>
          <table:table-cell table:formula="of:=0.5*[.AJ12]*(([.AJ6]-[.AI6])/([.AJ1]-[.AI1]))^2" office:value-type="float" office:value="0.000156613598794022" calcext:value-type="float">
            <text:p>0.000156613598794</text:p>
          </table:table-cell>
          <table:table-cell table:formula="of:=0.5*[.AK12]*(([.AK6]-[.AJ6])/([.AK1]-[.AJ1]))^2" office:value-type="float" office:value="0.000964550494613727" calcext:value-type="float">
            <text:p>0.000964550494614</text:p>
          </table:table-cell>
          <table:table-cell table:formula="of:=0.5*[.AL12]*(([.AL6]-[.AK6])/([.AL1]-[.AK1]))^2" office:value-type="float" office:value="0.0017110998193564" calcext:value-type="float">
            <text:p>0.001711099819356</text:p>
          </table:table-cell>
          <table:table-cell table:formula="of:=0.5*[.AM12]*(([.AM6]-[.AL6])/([.AM1]-[.AL1]))^2" office:value-type="float" office:value="0.00396629638680881" calcext:value-type="float">
            <text:p>0.003966296386809</text:p>
          </table:table-cell>
          <table:table-cell table:formula="of:=0.5*[.AN12]*(([.AN6]-[.AM6])/([.AN1]-[.AM1]))^2" office:value-type="float" office:value="0.00508803014345734" calcext:value-type="float">
            <text:p>0.005088030143457</text:p>
          </table:table-cell>
          <table:table-cell table:formula="of:=0.5*[.AO12]*(([.AO6]-[.AN6])/([.AO1]-[.AN1]))^2" office:value-type="float" office:value="0.00114438508792155" calcext:value-type="float">
            <text:p>0.001144385087922</text:p>
          </table:table-cell>
          <table:table-cell table:formula="of:=0.5*[.AP12]*(([.AP6]-[.AO6])/([.AP1]-[.AO1]))^2" office:value-type="float" office:value="0.00295748425391751" calcext:value-type="float">
            <text:p>0.002957484253918</text:p>
          </table:table-cell>
          <table:table-cell table:formula="of:=0.5*[.AQ12]*(([.AQ6]-[.AP6])/([.AQ1]-[.AP1]))^2" office:value-type="float" office:value="0.0126031239385242" calcext:value-type="float">
            <text:p>0.012603123938524</text:p>
          </table:table-cell>
          <table:table-cell table:formula="of:=0.5*[.AR12]*(([.AR6]-[.AQ6])/([.AR1]-[.AQ1]))^2" office:value-type="float" office:value="0.00474009342508822" calcext:value-type="float">
            <text:p>0.004740093425088</text:p>
          </table:table-cell>
          <table:table-cell table:formula="of:=0.5*[.AS12]*(([.AS6]-[.AR6])/([.AS1]-[.AR1]))^2" office:value-type="float" office:value="0.0248258458861375" calcext:value-type="float">
            <text:p>0.024825845886138</text:p>
          </table:table-cell>
          <table:table-cell table:formula="of:=0.5*[.AT12]*(([.AT6]-[.AS6])/([.AT1]-[.AS1]))^2" office:value-type="float" office:value="0.0393962011761823" calcext:value-type="float">
            <text:p>0.039396201176182</text:p>
          </table:table-cell>
          <table:table-cell table:formula="of:=0.5*[.AU12]*(([.AU6]-[.AT6])/([.AU1]-[.AT1]))^2" office:value-type="float" office:value="0.00706090931228112" calcext:value-type="float">
            <text:p>0.007060909312281</text:p>
          </table:table-cell>
          <table:table-cell table:formula="of:=0.5*[.AV12]*(([.AV6]-[.AU6])/([.AV1]-[.AU1]))^2" office:value-type="float" office:value="0.000532948757677076" calcext:value-type="float">
            <text:p>0.000532948757677</text:p>
          </table:table-cell>
          <table:table-cell table:formula="of:=0.5*[.AW12]*(([.AW6]-[.AV6])/([.AW1]-[.AV1]))^2" office:value-type="float" office:value="0.00213852093273491" calcext:value-type="float">
            <text:p>0.002138520932735</text:p>
          </table:table-cell>
          <table:table-cell table:formula="of:=0.5*[.AX12]*(([.AX6]-[.AW6])/([.AX1]-[.AW1]))^2" office:value-type="float" office:value="0.000000532860750416109" calcext:value-type="float">
            <text:p>5.32860750416109E-07</text:p>
          </table:table-cell>
          <table:table-cell table:formula="of:=0.5*[.AY12]*(([.AY6]-[.AX6])/([.AY1]-[.AX1]))^2" office:value-type="float" office:value="0.00211518510934256" calcext:value-type="float">
            <text:p>0.002115185109343</text:p>
          </table:table-cell>
          <table:table-cell table:formula="of:=0.5*[.AZ12]*(([.AZ6]-[.AY6])/([.AZ1]-[.AY1]))^2" office:value-type="float" office:value="0.00255141960763176" calcext:value-type="float">
            <text:p>0.002551419607632</text:p>
          </table:table-cell>
          <table:table-cell table:formula="of:=0.5*[.BA12]*(([.BA6]-[.AZ6])/([.BA1]-[.AZ1]))^2" office:value-type="float" office:value="0.0225005766473081" calcext:value-type="float">
            <text:p>0.022500576647308</text:p>
          </table:table-cell>
          <table:table-cell table:formula="of:=0.5*[.BB12]*(([.BB6]-[.BA6])/([.BB1]-[.BA1]))^2" office:value-type="float" office:value="0.0407060113666544" calcext:value-type="float">
            <text:p>0.040706011366655</text:p>
          </table:table-cell>
          <table:table-cell table:formula="of:=0.5*[.BC12]*(([.BC6]-[.BB6])/([.BC1]-[.BB1]))^2" office:value-type="float" office:value="0.00119740518464514" calcext:value-type="float">
            <text:p>0.001197405184645</text:p>
          </table:table-cell>
          <table:table-cell table:formula="of:=0.5*[.BD12]*(([.BD6]-[.BC6])/([.BD1]-[.BC1]))^2" office:value-type="float" office:value="0.000796408992462557" calcext:value-type="float">
            <text:p>0.000796408992463</text:p>
          </table:table-cell>
          <table:table-cell table:formula="of:=0.5*[.BE12]*(([.BE6]-[.BD6])/([.BE1]-[.BD1]))^2" office:value-type="float" office:value="0.000662833392825996" calcext:value-type="float">
            <text:p>0.000662833392826</text:p>
          </table:table-cell>
          <table:table-cell table:formula="of:=0.5*[.BF12]*(([.BF6]-[.BE6])/([.BF1]-[.BE1]))^2" office:value-type="float" office:value="0.00348690680263927" calcext:value-type="float">
            <text:p>0.003486906802639</text:p>
          </table:table-cell>
          <table:table-cell table:formula="of:=0.5*[.BG12]*(([.BG6]-[.BF6])/([.BG1]-[.BF1]))^2" office:value-type="float" office:value="0.0000731104988144752" calcext:value-type="float">
            <text:p>7.31104988144752E-05</text:p>
          </table:table-cell>
          <table:table-cell table:formula="of:=0.5*[.BH12]*(([.BH6]-[.BG6])/([.BH1]-[.BG1]))^2" office:value-type="float" office:value="0.000139394650146767" calcext:value-type="float">
            <text:p>0.000139394650147</text:p>
          </table:table-cell>
          <table:table-cell table:formula="of:=0.5*[.BI12]*(([.BI6]-[.BH6])/([.BI1]-[.BH1]))^2" office:value-type="float" office:value="0.000246536571763618" calcext:value-type="float">
            <text:p>0.000246536571764</text:p>
          </table:table-cell>
          <table:table-cell table:formula="of:=0.5*[.BJ12]*(([.BJ6]-[.BI6])/([.BJ1]-[.BI1]))^2" office:value-type="float" office:value="0.00104040248571307" calcext:value-type="float">
            <text:p>0.001040402485713</text:p>
          </table:table-cell>
          <table:table-cell table:formula="of:=0.5*[.BK12]*(([.BK6]-[.BJ6])/([.BK1]-[.BJ1]))^2" office:value-type="float" office:value="0.00819168926334398" calcext:value-type="float">
            <text:p>0.008191689263344</text:p>
          </table:table-cell>
          <table:table-cell table:formula="of:=0.5*[.BL12]*(([.BL6]-[.BK6])/([.BL1]-[.BK1]))^2" office:value-type="float" office:value="0.0364658320313487" calcext:value-type="float">
            <text:p>0.036465832031349</text:p>
          </table:table-cell>
          <table:table-cell table:formula="of:=0.5*[.BM12]*(([.BM6]-[.BL6])/([.BM1]-[.BL1]))^2" office:value-type="float" office:value="0.0000109914836706385" calcext:value-type="float">
            <text:p>1.09914836706385E-05</text:p>
          </table:table-cell>
          <table:table-cell table:formula="of:=0.5*[.BN12]*(([.BN6]-[.BM6])/([.BN1]-[.BM1]))^2" office:value-type="float" office:value="0.0454857525640651" calcext:value-type="float">
            <text:p>0.045485752564065</text:p>
          </table:table-cell>
          <table:table-cell table:formula="of:=0.5*[.BO12]*(([.BO6]-[.BN6])/([.BO1]-[.BN1]))^2" office:value-type="float" office:value="0.0000614280915007662" calcext:value-type="float">
            <text:p>6.14280915007662E-05</text:p>
          </table:table-cell>
          <table:table-cell table:formula="of:=0.5*[.BP12]*(([.BP6]-[.BO6])/([.BP1]-[.BO1]))^2" office:value-type="float" office:value="0.000000598746007043553" calcext:value-type="float">
            <text:p>5.98746007043553E-07</text:p>
          </table:table-cell>
          <table:table-cell table:formula="of:=0.5*[.BQ12]*(([.BQ6]-[.BP6])/([.BQ1]-[.BP1]))^2" office:value-type="float" office:value="0.000312767063327441" calcext:value-type="float">
            <text:p>0.000312767063327</text:p>
          </table:table-cell>
          <table:table-cell table:formula="of:=0.5*[.BR12]*(([.BR6]-[.BQ6])/([.BR1]-[.BQ1]))^2" office:value-type="float" office:value="0.000961419854510922" calcext:value-type="float">
            <text:p>0.000961419854511</text:p>
          </table:table-cell>
          <table:table-cell table:formula="of:=0.5*[.BS12]*(([.BS6]-[.BR6])/([.BS1]-[.BR1]))^2" office:value-type="float" office:value="0.000441290455887726" calcext:value-type="float">
            <text:p>0.000441290455888</text:p>
          </table:table-cell>
          <table:table-cell table:formula="of:=0.5*[.BT12]*(([.BT6]-[.BS6])/([.BT1]-[.BS1]))^2" office:value-type="float" office:value="0.00326870596787485" calcext:value-type="float">
            <text:p>0.003268705967875</text:p>
          </table:table-cell>
          <table:table-cell table:formula="of:=0.5*[.BU12]*(([.BU6]-[.BT6])/([.BU1]-[.BT1]))^2" office:value-type="float" office:value="0.0187095220969818" calcext:value-type="float">
            <text:p>0.018709522096982</text:p>
          </table:table-cell>
          <table:table-cell table:formula="of:=0.5*[.BV12]*(([.BV6]-[.BU6])/([.BV1]-[.BU1]))^2" office:value-type="float" office:value="0.00681951001561896" calcext:value-type="float">
            <text:p>0.006819510015619</text:p>
          </table:table-cell>
          <table:table-cell table:formula="of:=0.5*[.BW12]*(([.BW6]-[.BV6])/([.BW1]-[.BV1]))^2" office:value-type="float" office:value="0.000418436781537192" calcext:value-type="float">
            <text:p>0.000418436781537</text:p>
          </table:table-cell>
          <table:table-cell table:formula="of:=0.5*[.BX12]*(([.BX6]-[.BW6])/([.BX1]-[.BW1]))^2" office:value-type="float" office:value="0.000245563304615842" calcext:value-type="float">
            <text:p>0.000245563304616</text:p>
          </table:table-cell>
          <table:table-cell table:formula="of:=0.5*[.BY12]*(([.BY6]-[.BX6])/([.BY1]-[.BX1]))^2" office:value-type="float" office:value="0.00118861308191423" calcext:value-type="float">
            <text:p>0.001188613081914</text:p>
          </table:table-cell>
          <table:table-cell table:formula="of:=0.5*[.BZ12]*(([.BZ6]-[.BY6])/([.BZ1]-[.BY1]))^2" office:value-type="float" office:value="0.0000293114125683629" calcext:value-type="float">
            <text:p>2.93114125683629E-05</text:p>
          </table:table-cell>
          <table:table-cell table:formula="of:=0.5*[.CA12]*(([.CA6]-[.BZ6])/([.CA1]-[.BZ1]))^2" office:value-type="float" office:value="0.000596624938712015" calcext:value-type="float">
            <text:p>0.000596624938712</text:p>
          </table:table-cell>
          <table:table-cell table:formula="of:=0.5*[.CB12]*(([.CB6]-[.CA6])/([.CB1]-[.CA1]))^2" office:value-type="float" office:value="0.000372107131167633" calcext:value-type="float">
            <text:p>0.000372107131168</text:p>
          </table:table-cell>
          <table:table-cell table:formula="of:=0.5*[.CC12]*(([.CC6]-[.CB6])/([.CC1]-[.CB1]))^2" office:value-type="float" office:value="0.00784104596247704" calcext:value-type="float">
            <text:p>0.007841045962477</text:p>
          </table:table-cell>
          <table:table-cell table:formula="of:=0.5*[.CD12]*(([.CD6]-[.CC6])/([.CD1]-[.CC1]))^2" office:value-type="float" office:value="0.0251127182461195" calcext:value-type="float">
            <text:p>0.02511271824612</text:p>
          </table:table-cell>
          <table:table-cell table:formula="of:=0.5*[.CE12]*(([.CE6]-[.CD6])/([.CE1]-[.CD1]))^2" office:value-type="float" office:value="0.0025658756828006" calcext:value-type="float">
            <text:p>0.002565875682801</text:p>
          </table:table-cell>
          <table:table-cell table:formula="of:=0.5*[.CF12]*(([.CF6]-[.CE6])/([.CF1]-[.CE1]))^2" office:value-type="float" office:value="0.00253190824539882" calcext:value-type="float">
            <text:p>0.002531908245399</text:p>
          </table:table-cell>
          <table:table-cell table:formula="of:=0.5*[.CG12]*(([.CG6]-[.CF6])/([.CG1]-[.CF1]))^2" office:value-type="float" office:value="0.00155584686525875" calcext:value-type="float">
            <text:p>0.001555846865259</text:p>
          </table:table-cell>
          <table:table-cell table:formula="of:=0.5*[.CH12]*(([.CH6]-[.CG6])/([.CH1]-[.CG1]))^2" office:value-type="float" office:value="0.00107784763236354" calcext:value-type="float">
            <text:p>0.001077847632364</text:p>
          </table:table-cell>
          <table:table-cell table:formula="of:=0.5*[.CI12]*(([.CI6]-[.CH6])/([.CI1]-[.CH1]))^2" office:value-type="float" office:value="0.0298925324742094" calcext:value-type="float">
            <text:p>0.02989253247421</text:p>
          </table:table-cell>
          <table:table-cell table:formula="of:=0.5*[.CJ12]*(([.CJ6]-[.CI6])/([.CJ1]-[.CI1]))^2" office:value-type="float" office:value="0.000246001769161341" calcext:value-type="float">
            <text:p>0.000246001769161</text:p>
          </table:table-cell>
          <table:table-cell table:formula="of:=0.5*[.CK12]*(([.CK6]-[.CJ6])/([.CK1]-[.CJ1]))^2" office:value-type="float" office:value="0.0308123233328417" calcext:value-type="float">
            <text:p>0.030812323332842</text:p>
          </table:table-cell>
          <table:table-cell table:formula="of:=0.5*[.CL12]*(([.CL6]-[.CK6])/([.CL1]-[.CK1]))^2" office:value-type="float" office:value="0.0638070601586061" calcext:value-type="float">
            <text:p>0.063807060158606</text:p>
          </table:table-cell>
          <table:table-cell table:formula="of:=0.5*[.CM12]*(([.CM6]-[.CL6])/([.CM1]-[.CL1]))^2" office:value-type="float" office:value="0.0741475754533033" calcext:value-type="float">
            <text:p>0.074147575453303</text:p>
          </table:table-cell>
          <table:table-cell table:formula="of:=0.5*[.CN12]*(([.CN6]-[.CM6])/([.CN1]-[.CM1]))^2" office:value-type="float" office:value="0.000623088487953831" calcext:value-type="float">
            <text:p>0.000623088487954</text:p>
          </table:table-cell>
          <table:table-cell table:formula="of:=0.5*[.CO12]*(([.CO6]-[.CN6])/([.CO1]-[.CN1]))^2" office:value-type="float" office:value="0.00863974495143824" calcext:value-type="float">
            <text:p>0.008639744951438</text:p>
          </table:table-cell>
          <table:table-cell table:formula="of:=0.5*[.CP12]*(([.CP6]-[.CO6])/([.CP1]-[.CO1]))^2" office:value-type="float" office:value="0.0713388734828113" calcext:value-type="float">
            <text:p>0.071338873482811</text:p>
          </table:table-cell>
          <table:table-cell table:formula="of:=0.5*[.CQ12]*(([.CQ6]-[.CP6])/([.CQ1]-[.CP1]))^2" office:value-type="float" office:value="0.0209819159380884" calcext:value-type="float">
            <text:p>0.020981915938089</text:p>
          </table:table-cell>
          <table:table-cell table:formula="of:=0.5*[.CR12]*(([.CR6]-[.CQ6])/([.CR1]-[.CQ1]))^2" office:value-type="float" office:value="0.00295275713295407" calcext:value-type="float">
            <text:p>0.002952757132954</text:p>
          </table:table-cell>
          <table:table-cell table:formula="of:=0.5*[.CS12]*(([.CS6]-[.CR6])/([.CS1]-[.CR1]))^2" office:value-type="float" office:value="0.0000512201746192919" calcext:value-type="float">
            <text:p>5.12201746192919E-05</text:p>
          </table:table-cell>
          <table:table-cell table:formula="of:=0.5*[.CT12]*(([.CT6]-[.CS6])/([.CT1]-[.CS1]))^2" office:value-type="float" office:value="0.000756743308579794" calcext:value-type="float">
            <text:p>0.00075674330858</text:p>
          </table:table-cell>
          <table:table-cell table:formula="of:=0.5*[.CU12]*(([.CU6]-[.CT6])/([.CU1]-[.CT1]))^2" office:value-type="float" office:value="0.0114375316099639" calcext:value-type="float">
            <text:p>0.011437531609964</text:p>
          </table:table-cell>
          <table:table-cell table:formula="of:=0.5*[.CV12]*(([.CV6]-[.CU6])/([.CV1]-[.CU1]))^2" office:value-type="float" office:value="0.0000252250552836357" calcext:value-type="float">
            <text:p>2.52250552836357E-05</text:p>
          </table:table-cell>
          <table:table-cell table:formula="of:=0.5*[.CW12]*(([.CW6]-[.CV6])/([.CW1]-[.CV1]))^2" office:value-type="float" office:value="0.000913927876551679" calcext:value-type="float">
            <text:p>0.000913927876552</text:p>
          </table:table-cell>
          <table:table-cell table:formula="of:=0.5*[.CX12]*(([.CX6]-[.CW6])/([.CX1]-[.CW1]))^2" office:value-type="float" office:value="0.00267695781677271" calcext:value-type="float">
            <text:p>0.002676957816773</text:p>
          </table:table-cell>
          <table:table-cell table:formula="of:=0.5*[.CY12]*(([.CY6]-[.CX6])/([.CY1]-[.CX1]))^2" office:value-type="float" office:value="0.00474843063668854" calcext:value-type="float">
            <text:p>0.004748430636689</text:p>
          </table:table-cell>
          <table:table-cell table:formula="of:=0.5*[.CZ12]*(([.CZ6]-[.CY6])/([.CZ1]-[.CY1]))^2" office:value-type="float" office:value="0.00427735633371641" calcext:value-type="float">
            <text:p>0.004277356333716</text:p>
          </table:table-cell>
          <table:table-cell table:formula="of:=0.5*[.DA12]*(([.DA6]-[.CZ6])/([.DA1]-[.CZ1]))^2" office:value-type="float" office:value="0.00295949514597912" calcext:value-type="float">
            <text:p>0.002959495145979</text:p>
          </table:table-cell>
          <table:table-cell table:formula="of:=0.5*[.DB12]*(([.DB6]-[.DA6])/([.DB1]-[.DA1]))^2" office:value-type="float" office:value="0.0020735746350296" calcext:value-type="float">
            <text:p>0.00207357463503</text:p>
          </table:table-cell>
          <table:table-cell table:formula="of:=0.5*[.DC12]*(([.DC6]-[.DB6])/([.DC1]-[.DB1]))^2" office:value-type="float" office:value="0.0132608403850788" calcext:value-type="float">
            <text:p>0.013260840385079</text:p>
          </table:table-cell>
          <table:table-cell table:formula="of:=0.5*[.DD12]*(([.DD6]-[.DC6])/([.DD1]-[.DC1]))^2" office:value-type="float" office:value="0.0209559397579244" calcext:value-type="float">
            <text:p>0.020955939757924</text:p>
          </table:table-cell>
          <table:table-cell table:formula="of:=0.5*[.DE12]*(([.DE6]-[.DD6])/([.DE1]-[.DD1]))^2" office:value-type="float" office:value="0.0535540198037845" calcext:value-type="float">
            <text:p>0.053554019803785</text:p>
          </table:table-cell>
          <table:table-cell table:formula="of:=0.5*[.DF12]*(([.DF6]-[.DE6])/([.DF1]-[.DE1]))^2" office:value-type="float" office:value="0.00047254595244443" calcext:value-type="float">
            <text:p>0.000472545952444</text:p>
          </table:table-cell>
          <table:table-cell table:formula="of:=0.5*[.DG12]*(([.DG6]-[.DF6])/([.DG1]-[.DF1]))^2" office:value-type="float" office:value="0.00546193635260442" calcext:value-type="float">
            <text:p>0.005461936352604</text:p>
          </table:table-cell>
          <table:table-cell table:formula="of:=0.5*[.DH12]*(([.DH6]-[.DG6])/([.DH1]-[.DG1]))^2" office:value-type="float" office:value="0.00135762806596889" calcext:value-type="float">
            <text:p>0.001357628065969</text:p>
          </table:table-cell>
          <table:table-cell table:formula="of:=0.5*[.DI12]*(([.DI6]-[.DH6])/([.DI1]-[.DH1]))^2" office:value-type="float" office:value="0.00200201591430409" calcext:value-type="float">
            <text:p>0.002002015914304</text:p>
          </table:table-cell>
          <table:table-cell table:formula="of:=0.5*[.DJ12]*(([.DJ6]-[.DI6])/([.DJ1]-[.DI1]))^2" office:value-type="float" office:value="0.0153269138116829" calcext:value-type="float">
            <text:p>0.015326913811683</text:p>
          </table:table-cell>
          <table:table-cell table:formula="of:=0.5*[.DK12]*(([.DK6]-[.DJ6])/([.DK1]-[.DJ1]))^2" office:value-type="float" office:value="0.00484256295645796" calcext:value-type="float">
            <text:p>0.004842562956458</text:p>
          </table:table-cell>
          <table:table-cell table:formula="of:=0.5*[.DL12]*(([.DL6]-[.DK6])/([.DL1]-[.DK1]))^2" office:value-type="float" office:value="0.000428086101349029" calcext:value-type="float">
            <text:p>0.000428086101349</text:p>
          </table:table-cell>
          <table:table-cell table:formula="of:=0.5*[.DM12]*(([.DM6]-[.DL6])/([.DM1]-[.DL1]))^2" office:value-type="float" office:value="0.0312877720582546" calcext:value-type="float">
            <text:p>0.031287772058255</text:p>
          </table:table-cell>
          <table:table-cell table:formula="of:=0.5*[.DN12]*(([.DN6]-[.DM6])/([.DN1]-[.DM1]))^2" office:value-type="float" office:value="0.0780127725118982" calcext:value-type="float">
            <text:p>0.078012772511898</text:p>
          </table:table-cell>
          <table:table-cell table:formula="of:=0.5*[.DO12]*(([.DO6]-[.DN6])/([.DO1]-[.DN1]))^2" office:value-type="float" office:value="0.00100192014438676" calcext:value-type="float">
            <text:p>0.001001920144387</text:p>
          </table:table-cell>
          <table:table-cell table:formula="of:=0.5*[.DP12]*(([.DP6]-[.DO6])/([.DP1]-[.DO1]))^2" office:value-type="float" office:value="0.00130785055421144" calcext:value-type="float">
            <text:p>0.001307850554211</text:p>
          </table:table-cell>
          <table:table-cell table:formula="of:=0.5*[.DQ12]*(([.DQ6]-[.DP6])/([.DQ1]-[.DP1]))^2" office:value-type="float" office:value="0.00233334609359802" calcext:value-type="float">
            <text:p>0.002333346093598</text:p>
          </table:table-cell>
          <table:table-cell table:formula="of:=0.5*[.DR12]*(([.DR6]-[.DQ6])/([.DR1]-[.DQ1]))^2" office:value-type="float" office:value="0.00237787807760652" calcext:value-type="float">
            <text:p>0.002377878077607</text:p>
          </table:table-cell>
          <table:table-cell table:formula="of:=0.5*[.DS12]*(([.DS6]-[.DR6])/([.DS1]-[.DR1]))^2" office:value-type="float" office:value="0.0159828751050095" calcext:value-type="float">
            <text:p>0.01598287510501</text:p>
          </table:table-cell>
          <table:table-cell table:formula="of:=0.5*[.DT12]*(([.DT6]-[.DS6])/([.DT1]-[.DS1]))^2" office:value-type="float" office:value="0.00407089411661417" calcext:value-type="float">
            <text:p>0.004070894116614</text:p>
          </table:table-cell>
          <table:table-cell table:formula="of:=0.5*[.DU12]*(([.DU6]-[.DT6])/([.DU1]-[.DT1]))^2" office:value-type="float" office:value="0.0165455587106665" calcext:value-type="float">
            <text:p>0.016545558710667</text:p>
          </table:table-cell>
          <table:table-cell table:formula="of:=0.5*[.DV12]*(([.DV6]-[.DU6])/([.DV1]-[.DU1]))^2" office:value-type="float" office:value="0.0373665784355111" calcext:value-type="float">
            <text:p>0.037366578435511</text:p>
          </table:table-cell>
          <table:table-cell table:formula="of:=0.5*[.DW12]*(([.DW6]-[.DV6])/([.DW1]-[.DV1]))^2" office:value-type="float" office:value="0.0171011637059199" calcext:value-type="float">
            <text:p>0.01710116370592</text:p>
          </table:table-cell>
          <table:table-cell table:formula="of:=0.5*[.DX12]*(([.DX6]-[.DW6])/([.DX1]-[.DW1]))^2" office:value-type="float" office:value="0.0471180219016474" calcext:value-type="float">
            <text:p>0.047118021901648</text:p>
          </table:table-cell>
          <table:table-cell table:formula="of:=0.5*[.DY12]*(([.DY6]-[.DX6])/([.DY1]-[.DX1]))^2" office:value-type="float" office:value="0.00654646440300075" calcext:value-type="float">
            <text:p>0.006546464403001</text:p>
          </table:table-cell>
          <table:table-cell table:formula="of:=0.5*[.DZ12]*(([.DZ6]-[.DY6])/([.DZ1]-[.DY1]))^2" office:value-type="float" office:value="0.00244383667780158" calcext:value-type="float">
            <text:p>0.002443836677802</text:p>
          </table:table-cell>
          <table:table-cell table:formula="of:=0.5*[.EA12]*(([.EA6]-[.DZ6])/([.EA1]-[.DZ1]))^2" office:value-type="float" office:value="0.000830356582062416" calcext:value-type="float">
            <text:p>0.000830356582062</text:p>
          </table:table-cell>
          <table:table-cell table:formula="of:=0.5*[.EB12]*(([.EB6]-[.EA6])/([.EB1]-[.EA1]))^2" office:value-type="float" office:value="0.000773379156126316" calcext:value-type="float">
            <text:p>0.000773379156126</text:p>
          </table:table-cell>
          <table:table-cell table:formula="of:=0.5*[.EC12]*(([.EC6]-[.EB6])/([.EC1]-[.EB1]))^2" office:value-type="float" office:value="0.00746565880293782" calcext:value-type="float">
            <text:p>0.007465658802938</text:p>
          </table:table-cell>
          <table:table-cell table:formula="of:=0.5*[.ED12]*(([.ED6]-[.EC6])/([.ED1]-[.EC1]))^2" office:value-type="float" office:value="0.00889424377261185" calcext:value-type="float">
            <text:p>0.008894243772612</text:p>
          </table:table-cell>
          <table:table-cell table:formula="of:=0.5*[.EE12]*(([.EE6]-[.ED6])/([.EE1]-[.ED1]))^2" office:value-type="float" office:value="0.00632277632733277" calcext:value-type="float">
            <text:p>0.006322776327333</text:p>
          </table:table-cell>
          <table:table-cell table:formula="of:=0.5*[.EF12]*(([.EF6]-[.EE6])/([.EF1]-[.EE1]))^2" office:value-type="float" office:value="0.000986053793794241" calcext:value-type="float">
            <text:p>0.000986053793794</text:p>
          </table:table-cell>
          <table:table-cell table:formula="of:=0.5*[.EG12]*(([.EG6]-[.EF6])/([.EG1]-[.EF1]))^2" office:value-type="float" office:value="0.0130208527946542" calcext:value-type="float">
            <text:p>0.013020852794654</text:p>
          </table:table-cell>
          <table:table-cell table:formula="of:=0.5*[.EH12]*(([.EH6]-[.EG6])/([.EH1]-[.EG1]))^2" office:value-type="float" office:value="0.00557984622613186" calcext:value-type="float">
            <text:p>0.005579846226132</text:p>
          </table:table-cell>
          <table:table-cell table:formula="of:=0.5*[.EI12]*(([.EI6]-[.EH6])/([.EI1]-[.EH1]))^2" office:value-type="float" office:value="0.0433629803786891" calcext:value-type="float">
            <text:p>0.043362980378689</text:p>
          </table:table-cell>
          <table:table-cell table:formula="of:=0.5*[.EJ12]*(([.EJ6]-[.EI6])/([.EJ1]-[.EI1]))^2" office:value-type="float" office:value="0.00552939486871723" calcext:value-type="float">
            <text:p>0.005529394868717</text:p>
          </table:table-cell>
          <table:table-cell table:formula="of:=0.5*[.EK12]*(([.EK6]-[.EJ6])/([.EK1]-[.EJ1]))^2" office:value-type="float" office:value="0.00376096463160906" calcext:value-type="float">
            <text:p>0.003760964631609</text:p>
          </table:table-cell>
          <table:table-cell table:formula="of:=0.5*[.EL12]*(([.EL6]-[.EK6])/([.EL1]-[.EK1]))^2" office:value-type="float" office:value="0.000346694236061066" calcext:value-type="float">
            <text:p>0.000346694236061</text:p>
          </table:table-cell>
          <table:table-cell table:formula="of:=0.5*[.EM12]*(([.EM6]-[.EL6])/([.EM1]-[.EL1]))^2" office:value-type="float" office:value="0.017970458497526" calcext:value-type="float">
            <text:p>0.017970458497526</text:p>
          </table:table-cell>
          <table:table-cell table:formula="of:=0.5*[.EN12]*(([.EN6]-[.EM6])/([.EN1]-[.EM1]))^2" office:value-type="float" office:value="0.0075212131114209" calcext:value-type="float">
            <text:p>0.007521213111421</text:p>
          </table:table-cell>
          <table:table-cell table:formula="of:=0.5*[.EO12]*(([.EO6]-[.EN6])/([.EO1]-[.EN1]))^2" office:value-type="float" office:value="0.0417779549659199" calcext:value-type="float">
            <text:p>0.04177795496592</text:p>
          </table:table-cell>
          <table:table-cell table:formula="of:=0.5*[.EP12]*(([.EP6]-[.EO6])/([.EP1]-[.EO1]))^2" office:value-type="float" office:value="0.000141680737403" calcext:value-type="float">
            <text:p>0.000141680737403</text:p>
          </table:table-cell>
          <table:table-cell table:formula="of:=0.5*[.EQ12]*(([.EQ6]-[.EP6])/([.EQ1]-[.EP1]))^2" office:value-type="float" office:value="0.068516237517451" calcext:value-type="float">
            <text:p>0.068516237517451</text:p>
          </table:table-cell>
          <table:table-cell table:formula="of:=0.5*[.ER12]*(([.ER6]-[.EQ6])/([.ER1]-[.EQ1]))^2" office:value-type="float" office:value="0.0603399038419941" calcext:value-type="float">
            <text:p>0.060339903841994</text:p>
          </table:table-cell>
          <table:table-cell table:formula="of:=0.5*[.ES12]*(([.ES6]-[.ER6])/([.ES1]-[.ER1]))^2" office:value-type="float" office:value="0.0219863358626256" calcext:value-type="float">
            <text:p>0.021986335862626</text:p>
          </table:table-cell>
          <table:table-cell table:formula="of:=0.5*[.ET12]*(([.ET6]-[.ES6])/([.ET1]-[.ES1]))^2" office:value-type="float" office:value="0.000424796692234322" calcext:value-type="float">
            <text:p>0.000424796692234</text:p>
          </table:table-cell>
          <table:table-cell table:formula="of:=0.5*[.EU12]*(([.EU6]-[.ET6])/([.EU1]-[.ET1]))^2" office:value-type="float" office:value="0.00257773655466363" calcext:value-type="float">
            <text:p>0.002577736554664</text:p>
          </table:table-cell>
          <table:table-cell table:formula="of:=0.5*[.EV12]*(([.EV6]-[.EU6])/([.EV1]-[.EU1]))^2" office:value-type="float" office:value="0.00471764288461241" calcext:value-type="float">
            <text:p>0.004717642884612</text:p>
          </table:table-cell>
          <table:table-cell table:formula="of:=0.5*[.EW12]*(([.EW6]-[.EV6])/([.EW1]-[.EV1]))^2" office:value-type="float" office:value="0.0000915599635434622" calcext:value-type="float">
            <text:p>9.15599635434622E-05</text:p>
          </table:table-cell>
          <table:table-cell table:formula="of:=0.5*[.EX12]*(([.EX6]-[.EW6])/([.EX1]-[.EW1]))^2" office:value-type="float" office:value="0.000307538375910904" calcext:value-type="float">
            <text:p>0.000307538375911</text:p>
          </table:table-cell>
          <table:table-cell table:formula="of:=0.5*[.EY12]*(([.EY6]-[.EX6])/([.EY1]-[.EX1]))^2" office:value-type="float" office:value="0.02377768512952" calcext:value-type="float">
            <text:p>0.02377768512952</text:p>
          </table:table-cell>
          <table:table-cell table:formula="of:=0.5*[.EZ12]*(([.EZ6]-[.EY6])/([.EZ1]-[.EY1]))^2" office:value-type="float" office:value="0.000110065604590159" calcext:value-type="float">
            <text:p>0.00011006560459</text:p>
          </table:table-cell>
          <table:table-cell table:formula="of:=0.5*[.FA12]*(([.FA6]-[.EZ6])/([.FA1]-[.EZ1]))^2" office:value-type="float" office:value="0.000247623517097567" calcext:value-type="float">
            <text:p>0.000247623517098</text:p>
          </table:table-cell>
          <table:table-cell table:formula="of:=0.5*[.FB12]*(([.FB6]-[.FA6])/([.FB1]-[.FA1]))^2" office:value-type="float" office:value="0.000671117034369764" calcext:value-type="float">
            <text:p>0.00067111703437</text:p>
          </table:table-cell>
          <table:table-cell table:formula="of:=0.5*[.FC12]*(([.FC6]-[.FB6])/([.FC1]-[.FB1]))^2" office:value-type="float" office:value="0.00162408689446673" calcext:value-type="float">
            <text:p>0.001624086894467</text:p>
          </table:table-cell>
          <table:table-cell table:formula="of:=0.5*[.FD12]*(([.FD6]-[.FC6])/([.FD1]-[.FC1]))^2" office:value-type="float" office:value="0.00791558164999326" calcext:value-type="float">
            <text:p>0.007915581649993</text:p>
          </table:table-cell>
          <table:table-cell table:formula="of:=0.5*[.FE12]*(([.FE6]-[.FD6])/([.FE1]-[.FD1]))^2" office:value-type="float" office:value="0.00525606427500542" calcext:value-type="float">
            <text:p>0.005256064275005</text:p>
          </table:table-cell>
          <table:table-cell table:formula="of:=0.5*[.FF12]*(([.FF6]-[.FE6])/([.FF1]-[.FE1]))^2" office:value-type="float" office:value="0.0000270537128681562" calcext:value-type="float">
            <text:p>2.70537128681562E-05</text:p>
          </table:table-cell>
          <table:table-cell table:formula="of:=0.5*[.FG12]*(([.FG6]-[.FF6])/([.FG1]-[.FF1]))^2" office:value-type="float" office:value="0.00106257536056809" calcext:value-type="float">
            <text:p>0.001062575360568</text:p>
          </table:table-cell>
          <table:table-cell table:formula="of:=0.5*[.FH12]*(([.FH6]-[.FG6])/([.FH1]-[.FG1]))^2" office:value-type="float" office:value="0.00933337286211708" calcext:value-type="float">
            <text:p>0.009333372862117</text:p>
          </table:table-cell>
          <table:table-cell table:formula="of:=0.5*[.FI12]*(([.FI6]-[.FH6])/([.FI1]-[.FH1]))^2" office:value-type="float" office:value="0.0695935446090789" calcext:value-type="float">
            <text:p>0.069593544609079</text:p>
          </table:table-cell>
          <table:table-cell table:formula="of:=0.5*[.FJ12]*(([.FJ6]-[.FI6])/([.FJ1]-[.FI1]))^2" office:value-type="float" office:value="0.0483650153410931" calcext:value-type="float">
            <text:p>0.048365015341093</text:p>
          </table:table-cell>
          <table:table-cell table:formula="of:=0.5*[.FK12]*(([.FK6]-[.FJ6])/([.FK1]-[.FJ1]))^2" office:value-type="float" office:value="0.001459052169549" calcext:value-type="float">
            <text:p>0.001459052169549</text:p>
          </table:table-cell>
          <table:table-cell table:formula="of:=0.5*[.FL12]*(([.FL6]-[.FK6])/([.FL1]-[.FK1]))^2" office:value-type="float" office:value="0.000188163523022871" calcext:value-type="float">
            <text:p>0.000188163523023</text:p>
          </table:table-cell>
          <table:table-cell table:formula="of:=0.5*[.FM12]*(([.FM6]-[.FL6])/([.FM1]-[.FL1]))^2" office:value-type="float" office:value="0.00208546994835962" calcext:value-type="float">
            <text:p>0.00208546994836</text:p>
          </table:table-cell>
          <table:table-cell table:formula="of:=0.5*[.FN12]*(([.FN6]-[.FM6])/([.FN1]-[.FM1]))^2" office:value-type="float" office:value="0.0435391265021545" calcext:value-type="float">
            <text:p>0.043539126502155</text:p>
          </table:table-cell>
          <table:table-cell table:formula="of:=0.5*[.FO12]*(([.FO6]-[.FN6])/([.FO1]-[.FN1]))^2" office:value-type="float" office:value="0.0335076517018118" calcext:value-type="float">
            <text:p>0.033507651701812</text:p>
          </table:table-cell>
          <table:table-cell table:formula="of:=0.5*[.FP12]*(([.FP6]-[.FO6])/([.FP1]-[.FO1]))^2" office:value-type="float" office:value="0.0106234520679613" calcext:value-type="float">
            <text:p>0.010623452067961</text:p>
          </table:table-cell>
          <table:table-cell table:formula="of:=0.5*[.FQ12]*(([.FQ6]-[.FP6])/([.FQ1]-[.FP1]))^2" office:value-type="float" office:value="0.00452252024934468" calcext:value-type="float">
            <text:p>0.004522520249345</text:p>
          </table:table-cell>
          <table:table-cell table:formula="of:=0.5*[.FR12]*(([.FR6]-[.FQ6])/([.FR1]-[.FQ1]))^2" office:value-type="float" office:value="0.00423367804563807" calcext:value-type="float">
            <text:p>0.004233678045638</text:p>
          </table:table-cell>
          <table:table-cell table:formula="of:=0.5*[.FS12]*(([.FS6]-[.FR6])/([.FS1]-[.FR1]))^2" office:value-type="float" office:value="0.0000522972446915972" calcext:value-type="float">
            <text:p>5.22972446915972E-05</text:p>
          </table:table-cell>
          <table:table-cell table:formula="of:=0.5*[.FT12]*(([.FT6]-[.FS6])/([.FT1]-[.FS1]))^2" office:value-type="float" office:value="0.0014215252544274" calcext:value-type="float">
            <text:p>0.001421525254427</text:p>
          </table:table-cell>
          <table:table-cell table:formula="of:=0.5*[.FU12]*(([.FU6]-[.FT6])/([.FU1]-[.FT1]))^2" office:value-type="float" office:value="0.00312494493011653" calcext:value-type="float">
            <text:p>0.003124944930117</text:p>
          </table:table-cell>
          <table:table-cell table:formula="of:=0.5*[.FV12]*(([.FV6]-[.FU6])/([.FV1]-[.FU1]))^2" office:value-type="float" office:value="0.000910788317140518" calcext:value-type="float">
            <text:p>0.000910788317141</text:p>
          </table:table-cell>
          <table:table-cell table:formula="of:=0.5*[.FW12]*(([.FW6]-[.FV6])/([.FW1]-[.FV1]))^2" office:value-type="float" office:value="0.0541761068884277" calcext:value-type="float">
            <text:p>0.054176106888428</text:p>
          </table:table-cell>
          <table:table-cell table:formula="of:=0.5*[.FX12]*(([.FX6]-[.FW6])/([.FX1]-[.FW1]))^2" office:value-type="float" office:value="0.0818630888026941" calcext:value-type="float">
            <text:p>0.081863088802694</text:p>
          </table:table-cell>
          <table:table-cell table:formula="of:=0.5*[.FY12]*(([.FY6]-[.FX6])/([.FY1]-[.FX1]))^2" office:value-type="float" office:value="0.000176797995989728" calcext:value-type="float">
            <text:p>0.00017679799599</text:p>
          </table:table-cell>
          <table:table-cell table:formula="of:=0.5*[.FZ12]*(([.FZ6]-[.FY6])/([.FZ1]-[.FY1]))^2" office:value-type="float" office:value="0.055580625695503" calcext:value-type="float">
            <text:p>0.055580625695503</text:p>
          </table:table-cell>
          <table:table-cell table:formula="of:=0.5*[.GA12]*(([.GA6]-[.FZ6])/([.GA1]-[.FZ1]))^2" office:value-type="float" office:value="0.0024454699112279" calcext:value-type="float">
            <text:p>0.002445469911228</text:p>
          </table:table-cell>
          <table:table-cell table:formula="of:=0.5*[.GB12]*(([.GB6]-[.GA6])/([.GB1]-[.GA1]))^2" office:value-type="float" office:value="0.00901699687143826" calcext:value-type="float">
            <text:p>0.009016996871438</text:p>
          </table:table-cell>
          <table:table-cell table:formula="of:=0.5*[.GC12]*(([.GC6]-[.GB6])/([.GC1]-[.GB1]))^2" office:value-type="float" office:value="0.0124525876467581" calcext:value-type="float">
            <text:p>0.012452587646758</text:p>
          </table:table-cell>
          <table:table-cell table:formula="of:=0.5*[.GD12]*(([.GD6]-[.GC6])/([.GD1]-[.GC1]))^2" office:value-type="float" office:value="0.00767531165844142" calcext:value-type="float">
            <text:p>0.007675311658441</text:p>
          </table:table-cell>
          <table:table-cell table:formula="of:=0.5*[.GE12]*(([.GE6]-[.GD6])/([.GE1]-[.GD1]))^2" office:value-type="float" office:value="0.00423328223520059" calcext:value-type="float">
            <text:p>0.004233282235201</text:p>
          </table:table-cell>
          <table:table-cell table:formula="of:=0.5*[.GF12]*(([.GF6]-[.GE6])/([.GF1]-[.GE1]))^2" office:value-type="float" office:value="0.00129353023805057" calcext:value-type="float">
            <text:p>0.001293530238051</text:p>
          </table:table-cell>
          <table:table-cell table:formula="of:=0.5*[.GG12]*(([.GG6]-[.GF6])/([.GG1]-[.GF1]))^2" office:value-type="float" office:value="0.000205008302635718" calcext:value-type="float">
            <text:p>0.000205008302636</text:p>
          </table:table-cell>
          <table:table-cell table:formula="of:=0.5*[.GH12]*(([.GH6]-[.GG6])/([.GH1]-[.GG1]))^2" office:value-type="float" office:value="0.000338045643280125" calcext:value-type="float">
            <text:p>0.00033804564328</text:p>
          </table:table-cell>
          <table:table-cell table:formula="of:=0.5*[.GI12]*(([.GI6]-[.GH6])/([.GI1]-[.GH1]))^2" office:value-type="float" office:value="0.000202374930376299" calcext:value-type="float">
            <text:p>0.000202374930376</text:p>
          </table:table-cell>
          <table:table-cell table:formula="of:=0.5*[.GJ12]*(([.GJ6]-[.GI6])/([.GJ1]-[.GI1]))^2" office:value-type="float" office:value="0.000000407543396578293" calcext:value-type="float">
            <text:p>4.07543396578293E-07</text:p>
          </table:table-cell>
          <table:table-cell table:formula="of:=0.5*[.GK12]*(([.GK6]-[.GJ6])/([.GK1]-[.GJ1]))^2" office:value-type="float" office:value="0.00000287729358967411" calcext:value-type="float">
            <text:p>2.87729358967411E-06</text:p>
          </table:table-cell>
          <table:table-cell table:formula="of:=0.5*[.GL12]*(([.GL6]-[.GK6])/([.GL1]-[.GK1]))^2" office:value-type="float" office:value="0.0000026485892402304" calcext:value-type="float">
            <text:p>2.6485892402304E-06</text:p>
          </table:table-cell>
          <table:table-cell table:formula="of:=0.5*[.GM12]*(([.GM6]-[.GL6])/([.GM1]-[.GL1]))^2" office:value-type="float" office:value="0.0000293680065028081" calcext:value-type="float">
            <text:p>2.93680065028081E-05</text:p>
          </table:table-cell>
          <table:table-cell table:formula="of:=0.5*[.GN12]*(([.GN6]-[.GM6])/([.GN1]-[.GM1]))^2" office:value-type="float" office:value="0.0000239856443000804" calcext:value-type="float">
            <text:p>2.39856443000804E-05</text:p>
          </table:table-cell>
          <table:table-cell table:formula="of:=0.5*[.GO12]*(([.GO6]-[.GN6])/([.GO1]-[.GN1]))^2" office:value-type="float" office:value="0.00000192510475733546" calcext:value-type="float">
            <text:p>1.92510475733546E-06</text:p>
          </table:table-cell>
          <table:table-cell table:formula="of:=0.5*[.GP12]*(([.GP6]-[.GO6])/([.GP1]-[.GO1]))^2" office:value-type="float" office:value="0.0000201668161593911" calcext:value-type="float">
            <text:p>2.01668161593911E-05</text:p>
          </table:table-cell>
          <table:table-cell table:formula="of:=0.5*[.GQ12]*(([.GQ6]-[.GP6])/([.GQ1]-[.GP1]))^2" office:value-type="float" office:value="0.0000000447525358830695" calcext:value-type="float">
            <text:p>4.47525358830695E-08</text:p>
          </table:table-cell>
          <table:table-cell table:formula="of:=0.5*[.GR12]*(([.GR6]-[.GQ6])/([.GR1]-[.GQ1]))^2" office:value-type="float" office:value="0.00000169840421576875" calcext:value-type="float">
            <text:p>1.69840421576875E-06</text:p>
          </table:table-cell>
          <table:table-cell table:formula="of:=0.5*[.GS12]*(([.GS6]-[.GR6])/([.GS1]-[.GR1]))^2" office:value-type="float" office:value="0.0000497810850134284" calcext:value-type="float">
            <text:p>4.97810850134284E-05</text:p>
          </table:table-cell>
          <table:table-cell table:formula="of:=0.5*[.GT12]*(([.GT6]-[.GS6])/([.GT1]-[.GS1]))^2" office:value-type="float" office:value="0.0000244674604087101" calcext:value-type="float">
            <text:p>2.44674604087101E-05</text:p>
          </table:table-cell>
          <table:table-cell table:formula="of:=0.5*[.GU12]*(([.GU6]-[.GT6])/([.GU1]-[.GT1]))^2" office:value-type="float" office:value="0.0000191592248880515" calcext:value-type="float">
            <text:p>1.91592248880515E-05</text:p>
          </table:table-cell>
          <table:table-cell table:formula="of:=0.5*[.GV12]*(([.GV6]-[.GU6])/([.GV1]-[.GU1]))^2" office:value-type="float" office:value="0.0000871966465577584" calcext:value-type="float">
            <text:p>8.71966465577584E-05</text:p>
          </table:table-cell>
          <table:table-cell table:formula="of:=0.5*[.GW12]*(([.GW6]-[.GV6])/([.GW1]-[.GV1]))^2" office:value-type="float" office:value="0.00000189880930553244" calcext:value-type="float">
            <text:p>1.89880930553244E-06</text:p>
          </table:table-cell>
          <table:table-cell table:formula="of:=0.5*[.GX12]*(([.GX6]-[.GW6])/([.GX1]-[.GW1]))^2" office:value-type="float" office:value="0.0000730729884010338" calcext:value-type="float">
            <text:p>7.30729884010338E-05</text:p>
          </table:table-cell>
          <table:table-cell table:formula="of:=0.5*[.GY12]*(([.GY6]-[.GX6])/([.GY1]-[.GX1]))^2" office:value-type="float" office:value="0.000100397009039421" calcext:value-type="float">
            <text:p>0.000100397009039</text:p>
          </table:table-cell>
          <table:table-cell table:formula="of:=0.5*[.GZ12]*(([.GZ6]-[.GY6])/([.GZ1]-[.GY1]))^2" office:value-type="float" office:value="0.0000204758525451984" calcext:value-type="float">
            <text:p>2.04758525451984E-05</text:p>
          </table:table-cell>
          <table:table-cell table:formula="of:=0.5*[.HA12]*(([.HA6]-[.GZ6])/([.HA1]-[.GZ1]))^2" office:value-type="float" office:value="0.0000326905248513096" calcext:value-type="float">
            <text:p>3.26905248513096E-05</text:p>
          </table:table-cell>
          <table:table-cell table:formula="of:=0.5*[.HB12]*(([.HB6]-[.HA6])/([.HB1]-[.HA1]))^2" office:value-type="float" office:value="0.0000272100670397681" calcext:value-type="float">
            <text:p>2.72100670397681E-05</text:p>
          </table:table-cell>
          <table:table-cell table:formula="of:=0.5*[.HC12]*(([.HC6]-[.HB6])/([.HC1]-[.HB1]))^2" office:value-type="float" office:value="0.00000487865001121129" calcext:value-type="float">
            <text:p>4.87865001121129E-06</text:p>
          </table:table-cell>
          <table:table-cell table:formula="of:=0.5*[.HD12]*(([.HD6]-[.HC6])/([.HD1]-[.HC1]))^2" office:value-type="float" office:value="0.000000217352541108374" calcext:value-type="float">
            <text:p>2.17352541108374E-07</text:p>
          </table:table-cell>
          <table:table-cell table:formula="of:=0.5*[.HE12]*(([.HE6]-[.HD6])/([.HE1]-[.HD1]))^2" office:value-type="float" office:value="0.000000108249345175999" calcext:value-type="float">
            <text:p>1.08249345175999E-07</text:p>
          </table:table-cell>
          <table:table-cell table:formula="of:=0.5*[.HF12]*(([.HF6]-[.HE6])/([.HF1]-[.HE1]))^2" office:value-type="float" office:value="0.00000395492851917448" calcext:value-type="float">
            <text:p>3.95492851917448E-06</text:p>
          </table:table-cell>
          <table:table-cell table:formula="of:=0.5*[.HG12]*(([.HG6]-[.HF6])/([.HG1]-[.HF1]))^2" office:value-type="float" office:value="0.0000000583176266619517" calcext:value-type="float">
            <text:p>5.83176266619517E-08</text:p>
          </table:table-cell>
          <table:table-cell table:formula="of:=0.5*[.HH12]*(([.HH6]-[.HG6])/([.HH1]-[.HG1]))^2" office:value-type="float" office:value="0.000000225892962870774" calcext:value-type="float">
            <text:p>2.25892962870774E-07</text:p>
          </table:table-cell>
          <table:table-cell table:formula="of:=0.5*[.HI12]*(([.HI6]-[.HH6])/([.HI1]-[.HH1]))^2" office:value-type="float" office:value="0.00000000988822492514143" calcext:value-type="float">
            <text:p>9.88822492514143E-09</text:p>
          </table:table-cell>
          <table:table-cell table:formula="of:=0.5*[.HJ12]*(([.HJ6]-[.HI6])/([.HJ1]-[.HI1]))^2" office:value-type="float" office:value="0.000000913639225847045" calcext:value-type="float">
            <text:p>9.13639225847045E-07</text:p>
          </table:table-cell>
          <table:table-cell table:formula="of:=0.5*[.HK12]*(([.HK6]-[.HJ6])/([.HK1]-[.HJ1]))^2" office:value-type="float" office:value="0.00000166657598168537" calcext:value-type="float">
            <text:p>1.66657598168537E-06</text:p>
          </table:table-cell>
          <table:table-cell table:formula="of:=0.5*[.HL12]*(([.HL6]-[.HK6])/([.HL1]-[.HK1]))^2" office:value-type="float" office:value="0.0000000114048032178676" calcext:value-type="float">
            <text:p>1.14048032178676E-08</text:p>
          </table:table-cell>
          <table:table-cell table:formula="of:=0.5*[.HM12]*(([.HM6]-[.HL6])/([.HM1]-[.HL1]))^2" office:value-type="float" office:value="0.000000214290421141274" calcext:value-type="float">
            <text:p>2.14290421141274E-07</text:p>
          </table:table-cell>
          <table:table-cell table:formula="of:=0.5*[.HN12]*(([.HN6]-[.HM6])/([.HN1]-[.HM1]))^2" office:value-type="float" office:value="0.000000521425437585789" calcext:value-type="float">
            <text:p>5.21425437585789E-07</text:p>
          </table:table-cell>
          <table:table-cell table:formula="of:=0.5*[.HO12]*(([.HO6]-[.HN6])/([.HO1]-[.HN1]))^2" office:value-type="float" office:value="0.00000000942246841140439" calcext:value-type="float">
            <text:p>9.42246841140439E-09</text:p>
          </table:table-cell>
          <table:table-cell table:formula="of:=0.5*[.HP12]*(([.HP6]-[.HO6])/([.HP1]-[.HO1]))^2" office:value-type="float" office:value="0.0000000410982429299042" calcext:value-type="float">
            <text:p>4.10982429299042E-08</text:p>
          </table:table-cell>
          <table:table-cell table:formula="of:=0.5*[.HQ12]*(([.HQ6]-[.HP6])/([.HQ1]-[.HP1]))^2" office:value-type="float" office:value="0.000000060599478434446" calcext:value-type="float">
            <text:p>6.0599478434446E-08</text:p>
          </table:table-cell>
          <table:table-cell table:formula="of:=0.5*[.HR12]*(([.HR6]-[.HQ6])/([.HR1]-[.HQ1]))^2" office:value-type="float" office:value="0.000000876154902435002" calcext:value-type="float">
            <text:p>8.76154902435002E-07</text:p>
          </table:table-cell>
          <table:table-cell table:formula="of:=0.5*[.HS12]*(([.HS6]-[.HR6])/([.HS1]-[.HR1]))^2" office:value-type="float" office:value="0.000000204126513740984" calcext:value-type="float">
            <text:p>2.04126513740984E-07</text:p>
          </table:table-cell>
          <table:table-cell table:formula="of:=0.5*[.HT12]*(([.HT6]-[.HS6])/([.HT1]-[.HS1]))^2" office:value-type="float" office:value="0.0000000271127975681285" calcext:value-type="float">
            <text:p>2.71127975681285E-08</text:p>
          </table:table-cell>
          <table:table-cell table:formula="of:=0.5*[.HU12]*(([.HU6]-[.HT6])/([.HU1]-[.HT1]))^2" office:value-type="float" office:value="0.0000000388250192362136" calcext:value-type="float">
            <text:p>3.88250192362136E-08</text:p>
          </table:table-cell>
          <table:table-cell table:formula="of:=0.5*[.HV12]*(([.HV6]-[.HU6])/([.HV1]-[.HU1]))^2" office:value-type="float" office:value="0.0000000187151472330793" calcext:value-type="float">
            <text:p>1.87151472330793E-08</text:p>
          </table:table-cell>
          <table:table-cell table:formula="of:=0.5*[.HW12]*(([.HW6]-[.HV6])/([.HW1]-[.HV1]))^2" office:value-type="float" office:value="0.000000034129943100129" calcext:value-type="float">
            <text:p>3.4129943100129E-08</text:p>
          </table:table-cell>
          <table:table-cell table:formula="of:=0.5*[.HX12]*(([.HX6]-[.HW6])/([.HX1]-[.HW1]))^2" office:value-type="float" office:value="0.0000000424632972927123" calcext:value-type="float">
            <text:p>4.24632972927123E-08</text:p>
          </table:table-cell>
          <table:table-cell table:formula="of:=0.5*[.HY12]*(([.HY6]-[.HX6])/([.HY1]-[.HX1]))^2" office:value-type="float" office:value="0.000000841631917899114" calcext:value-type="float">
            <text:p>8.41631917899114E-07</text:p>
          </table:table-cell>
          <table:table-cell table:formula="of:=0.5*[.HZ12]*(([.HZ6]-[.HY6])/([.HZ1]-[.HY1]))^2" office:value-type="float" office:value="0.0000000375774442335788" calcext:value-type="float">
            <text:p>3.75774442335788E-08</text:p>
          </table:table-cell>
          <table:table-cell table:formula="of:=0.5*[.IA12]*(([.IA6]-[.HZ6])/([.IA1]-[.HZ1]))^2" office:value-type="float" office:value="0.000000124494787900442" calcext:value-type="float">
            <text:p>1.24494787900442E-07</text:p>
          </table:table-cell>
          <table:table-cell table:formula="of:=0.5*[.IB12]*(([.IB6]-[.IA6])/([.IB1]-[.IA1]))^2" office:value-type="float" office:value="0.0000000073055524610833" calcext:value-type="float">
            <text:p>7.3055524610833E-09</text:p>
          </table:table-cell>
          <table:table-cell table:formula="of:=0.5*[.IC12]*(([.IC6]-[.IB6])/([.IC1]-[.IB1]))^2" office:value-type="float" office:value="0.0000000654072948288605" calcext:value-type="float">
            <text:p>6.54072948288605E-08</text:p>
          </table:table-cell>
          <table:table-cell table:formula="of:=0.5*[.ID12]*(([.ID6]-[.IC6])/([.ID1]-[.IC1]))^2" office:value-type="float" office:value="0.00000014177597175033" calcext:value-type="float">
            <text:p>1.4177597175033E-07</text:p>
          </table:table-cell>
          <table:table-cell table:formula="of:=0.5*[.IE12]*(([.IE6]-[.ID6])/([.IE1]-[.ID1]))^2" office:value-type="float" office:value="0.000000208018401803368" calcext:value-type="float">
            <text:p>2.08018401803368E-07</text:p>
          </table:table-cell>
          <table:table-cell table:formula="of:=0.5*[.IF12]*(([.IF6]-[.IE6])/([.IF1]-[.IE1]))^2" office:value-type="float" office:value="0.000000229539718132005" calcext:value-type="float">
            <text:p>2.29539718132005E-07</text:p>
          </table:table-cell>
          <table:table-cell table:formula="of:=0.5*[.IG12]*(([.IG6]-[.IF6])/([.IG1]-[.IF1]))^2" office:value-type="float" office:value="0.0000000478258353828601" calcext:value-type="float">
            <text:p>4.78258353828601E-08</text:p>
          </table:table-cell>
          <table:table-cell table:formula="of:=0.5*[.IH12]*(([.IH6]-[.IG6])/([.IH1]-[.IG1]))^2" office:value-type="float" office:value="0.0000000263989369827956" calcext:value-type="float">
            <text:p>2.63989369827956E-08</text:p>
          </table:table-cell>
          <table:table-cell table:formula="of:=0.5*[.II12]*(([.II6]-[.IH6])/([.II1]-[.IH1]))^2" office:value-type="float" office:value="0.00000000541345489448345" calcext:value-type="float">
            <text:p>5.41345489448345E-09</text:p>
          </table:table-cell>
          <table:table-cell table:formula="of:=0.5*[.IJ12]*(([.IJ6]-[.II6])/([.IJ1]-[.II1]))^2" office:value-type="float" office:value="0.00000000000167428131828047" calcext:value-type="float">
            <text:p>1.67428131828047E-12</text:p>
          </table:table-cell>
          <table:table-cell table:formula="of:=0.5*[.IK12]*(([.IK6]-[.IJ6])/([.IK1]-[.IJ1]))^2" office:value-type="float" office:value="0.0000000403631290717644" calcext:value-type="float">
            <text:p>4.03631290717644E-08</text:p>
          </table:table-cell>
          <table:table-cell table:formula="of:=0.5*[.IL12]*(([.IL6]-[.IK6])/([.IL1]-[.IK1]))^2" office:value-type="float" office:value="0.000000241840629090954" calcext:value-type="float">
            <text:p>2.41840629090954E-07</text:p>
          </table:table-cell>
          <table:table-cell table:formula="of:=0.5*[.IM12]*(([.IM6]-[.IL6])/([.IM1]-[.IL1]))^2" office:value-type="float" office:value="0.000000134786186310472" calcext:value-type="float">
            <text:p>1.34786186310472E-07</text:p>
          </table:table-cell>
          <table:table-cell table:formula="of:=0.5*[.IN12]*(([.IN6]-[.IM6])/([.IN1]-[.IM1]))^2" office:value-type="float" office:value="0.0000000425796861456699" calcext:value-type="float">
            <text:p>4.25796861456699E-08</text:p>
          </table:table-cell>
          <table:table-cell table:formula="of:=0.5*[.IO12]*(([.IO6]-[.IN6])/([.IO1]-[.IN1]))^2" office:value-type="float" office:value="0.000000158888263612405" calcext:value-type="float">
            <text:p>1.58888263612405E-07</text:p>
          </table:table-cell>
          <table:table-cell table:formula="of:=0.5*[.IP12]*(([.IP6]-[.IO6])/([.IP1]-[.IO1]))^2" office:value-type="float" office:value="0.000000227134002538136" calcext:value-type="float">
            <text:p>2.27134002538136E-07</text:p>
          </table:table-cell>
          <table:table-cell table:formula="of:=0.5*[.IQ12]*(([.IQ6]-[.IP6])/([.IQ1]-[.IP1]))^2" office:value-type="float" office:value="0.000000256441336406694" calcext:value-type="float">
            <text:p>2.56441336406694E-07</text:p>
          </table:table-cell>
          <table:table-cell table:formula="of:=0.5*[.IR12]*(([.IR6]-[.IQ6])/([.IR1]-[.IQ1]))^2" office:value-type="float" office:value="0.0000000304400647173158" calcext:value-type="float">
            <text:p>3.04400647173158E-08</text:p>
          </table:table-cell>
          <table:table-cell table:formula="of:=0.5*[.IS12]*(([.IS6]-[.IR6])/([.IS1]-[.IR1]))^2" office:value-type="float" office:value="0.000000150270652372795" calcext:value-type="float">
            <text:p>1.50270652372795E-07</text:p>
          </table:table-cell>
          <table:table-cell table:formula="of:=0.5*[.IT12]*(([.IT6]-[.IS6])/([.IT1]-[.IS1]))^2" office:value-type="float" office:value="0.00000048257415061435" calcext:value-type="float">
            <text:p>4.8257415061435E-07</text:p>
          </table:table-cell>
          <table:table-cell table:formula="of:=0.5*[.IU12]*(([.IU6]-[.IT6])/([.IU1]-[.IT1]))^2" office:value-type="float" office:value="0.000000327614393277252" calcext:value-type="float">
            <text:p>3.27614393277252E-07</text:p>
          </table:table-cell>
          <table:table-cell table:formula="of:=0.5*[.IV12]*(([.IV6]-[.IU6])/([.IV1]-[.IU1]))^2" office:value-type="float" office:value="0.0000001625439806053" calcext:value-type="float">
            <text:p>1.625439806053E-07</text:p>
          </table:table-cell>
          <table:table-cell table:formula="of:=0.5*[.IW12]*(([.IW6]-[.IV6])/([.IW1]-[.IV1]))^2" office:value-type="float" office:value="0.0000000511852504494663" calcext:value-type="float">
            <text:p>5.11852504494663E-08</text:p>
          </table:table-cell>
          <table:table-cell table:formula="of:=0.5*[.IX12]*(([.IX6]-[.IW6])/([.IX1]-[.IW1]))^2" office:value-type="float" office:value="0.000000100730141525632" calcext:value-type="float">
            <text:p>1.00730141525632E-07</text:p>
          </table:table-cell>
          <table:table-cell table:formula="of:=0.5*[.IY12]*(([.IY6]-[.IX6])/([.IY1]-[.IX1]))^2" office:value-type="float" office:value="0.0000000197677298683697" calcext:value-type="float">
            <text:p>1.97677298683697E-08</text:p>
          </table:table-cell>
          <table:table-cell table:formula="of:=0.5*[.IZ12]*(([.IZ6]-[.IY6])/([.IZ1]-[.IY1]))^2" office:value-type="float" office:value="0.00000090840110073401" calcext:value-type="float">
            <text:p>9.0840110073401E-07</text:p>
          </table:table-cell>
          <table:table-cell table:formula="of:=0.5*[.JA12]*(([.JA6]-[.IZ6])/([.JA1]-[.IZ1]))^2" office:value-type="float" office:value="0.0000000823464633386097" calcext:value-type="float">
            <text:p>8.23464633386097E-08</text:p>
          </table:table-cell>
          <table:table-cell table:formula="of:=0.5*[.JB12]*(([.JB6]-[.JA6])/([.JB1]-[.JA1]))^2" office:value-type="float" office:value="0.000000102336936165631" calcext:value-type="float">
            <text:p>1.02336936165631E-07</text:p>
          </table:table-cell>
          <table:table-cell table:formula="of:=0.5*[.JC12]*(([.JC6]-[.JB6])/([.JC1]-[.JB1]))^2" office:value-type="float" office:value="0.000000212641010139744" calcext:value-type="float">
            <text:p>2.12641010139744E-07</text:p>
          </table:table-cell>
          <table:table-cell table:formula="of:=0.5*[.JD12]*(([.JD6]-[.JC6])/([.JD1]-[.JC1]))^2" office:value-type="float" office:value="0.0000000344281251734546" calcext:value-type="float">
            <text:p>3.44281251734546E-08</text:p>
          </table:table-cell>
          <table:table-cell table:formula="of:=0.5*[.JE12]*(([.JE6]-[.JD6])/([.JE1]-[.JD1]))^2" office:value-type="float" office:value="0.0000000104345801926249" calcext:value-type="float">
            <text:p>1.04345801926249E-08</text:p>
          </table:table-cell>
          <table:table-cell table:formula="of:=0.5*[.JF12]*(([.JF6]-[.JE6])/([.JF1]-[.JE1]))^2" office:value-type="float" office:value="0.0000000524396761860436" calcext:value-type="float">
            <text:p>5.24396761860436E-08</text:p>
          </table:table-cell>
          <table:table-cell table:formula="of:=0.5*[.JG12]*(([.JG6]-[.JF6])/([.JG1]-[.JF1]))^2" office:value-type="float" office:value="0.0000000459416842714595" calcext:value-type="float">
            <text:p>4.59416842714595E-08</text:p>
          </table:table-cell>
          <table:table-cell table:formula="of:=0.5*[.JH12]*(([.JH6]-[.JG6])/([.JH1]-[.JG1]))^2" office:value-type="float" office:value="0.000000028432600018643" calcext:value-type="float">
            <text:p>2.8432600018643E-08</text:p>
          </table:table-cell>
          <table:table-cell table:formula="of:=0.5*[.JI12]*(([.JI6]-[.JH6])/([.JI1]-[.JH1]))^2" office:value-type="float" office:value="0.0000000900840529875988" calcext:value-type="float">
            <text:p>9.00840529875988E-08</text:p>
          </table:table-cell>
          <table:table-cell table:formula="of:=0.5*[.JJ12]*(([.JJ6]-[.JI6])/([.JJ1]-[.JI1]))^2" office:value-type="float" office:value="0.00000000000243849302437889" calcext:value-type="float">
            <text:p>2.43849302437889E-12</text:p>
          </table:table-cell>
          <table:table-cell table:formula="of:=0.5*[.JK12]*(([.JK6]-[.JJ6])/([.JK1]-[.JJ1]))^2" office:value-type="float" office:value="0.000000344096592017522" calcext:value-type="float">
            <text:p>3.44096592017522E-07</text:p>
          </table:table-cell>
          <table:table-cell table:formula="of:=0.5*[.JL12]*(([.JL6]-[.JK6])/([.JL1]-[.JK1]))^2" office:value-type="float" office:value="0.000000000157063601195774" calcext:value-type="float">
            <text:p>1.57063601195774E-10</text:p>
          </table:table-cell>
          <table:table-cell table:formula="of:=0.5*[.JM12]*(([.JM6]-[.JL6])/([.JM1]-[.JL1]))^2" office:value-type="float" office:value="0.0000000398933010234234" calcext:value-type="float">
            <text:p>3.98933010234234E-08</text:p>
          </table:table-cell>
          <table:table-cell table:formula="of:=0.5*[.JN12]*(([.JN6]-[.JM6])/([.JN1]-[.JM1]))^2" office:value-type="float" office:value="0.0000000914865421378311" calcext:value-type="float">
            <text:p>9.14865421378311E-08</text:p>
          </table:table-cell>
          <table:table-cell table:formula="of:=0.5*[.JO12]*(([.JO6]-[.JN6])/([.JO1]-[.JN1]))^2" office:value-type="float" office:value="0.0000000957031054214209" calcext:value-type="float">
            <text:p>9.57031054214209E-08</text:p>
          </table:table-cell>
          <table:table-cell table:formula="of:=0.5*[.JP12]*(([.JP6]-[.JO6])/([.JP1]-[.JO1]))^2" office:value-type="float" office:value="0.000000143143400804755" calcext:value-type="float">
            <text:p>1.43143400804755E-07</text:p>
          </table:table-cell>
          <table:table-cell table:formula="of:=0.5*[.JQ12]*(([.JQ6]-[.JP6])/([.JQ1]-[.JP1]))^2" office:value-type="float" office:value="0.00000128742044836044" calcext:value-type="float">
            <text:p>1.28742044836044E-06</text:p>
          </table:table-cell>
          <table:table-cell table:formula="of:=0.5*[.JR12]*(([.JR6]-[.JQ6])/([.JR1]-[.JQ1]))^2" office:value-type="float" office:value="0.00000158074584538349" calcext:value-type="float">
            <text:p>1.58074584538349E-06</text:p>
          </table:table-cell>
          <table:table-cell table:formula="of:=0.5*[.JS12]*(([.JS6]-[.JR6])/([.JS1]-[.JR1]))^2" office:value-type="float" office:value="0.000000282490344123277" calcext:value-type="float">
            <text:p>2.82490344123277E-07</text:p>
          </table:table-cell>
          <table:table-cell table:formula="of:=0.5*[.JT12]*(([.JT6]-[.JS6])/([.JT1]-[.JS1]))^2" office:value-type="float" office:value="0.0000013627730695587" calcext:value-type="float">
            <text:p>1.3627730695587E-06</text:p>
          </table:table-cell>
          <table:table-cell table:formula="of:=0.5*[.JU12]*(([.JU6]-[.JT6])/([.JU1]-[.JT1]))^2" office:value-type="float" office:value="0.0000000744806798947975" calcext:value-type="float">
            <text:p>7.44806798947975E-08</text:p>
          </table:table-cell>
          <table:table-cell table:formula="of:=0.5*[.JV12]*(([.JV6]-[.JU6])/([.JV1]-[.JU1]))^2" office:value-type="float" office:value="0.000000155198200060087" calcext:value-type="float">
            <text:p>1.55198200060087E-07</text:p>
          </table:table-cell>
          <table:table-cell table:formula="of:=0.5*[.JW12]*(([.JW6]-[.JV6])/([.JW1]-[.JV1]))^2" office:value-type="float" office:value="0.00000000345862013743037" calcext:value-type="float">
            <text:p>3.45862013743037E-09</text:p>
          </table:table-cell>
          <table:table-cell table:formula="of:=0.5*[.JX12]*(([.JX6]-[.JW6])/([.JX1]-[.JW1]))^2" office:value-type="float" office:value="0.0000000424658453908146" calcext:value-type="float">
            <text:p>4.24658453908146E-08</text:p>
          </table:table-cell>
          <table:table-cell table:formula="of:=0.5*[.JY12]*(([.JY6]-[.JX6])/([.JY1]-[.JX1]))^2" office:value-type="float" office:value="0.00000000516889914272481" calcext:value-type="float">
            <text:p>5.16889914272481E-09</text:p>
          </table:table-cell>
          <table:table-cell table:formula="of:=0.5*[.JZ12]*(([.JZ6]-[.JY6])/([.JZ1]-[.JY1]))^2" office:value-type="float" office:value="0.000279790457721445" calcext:value-type="float">
            <text:p>0.000279790457721</text:p>
          </table:table-cell>
          <table:table-cell table:formula="of:=0.5*[.KA12]*(([.KA6]-[.JZ6])/([.KA1]-[.JZ1]))^2" office:value-type="string" office:string-value="" calcext:value-type="error">
            <text:p>#DIV/0!</text:p>
          </table:table-cell>
          <table:table-cell table:formula="of:=0.5*[.KB12]*(([.KB6]-[.KA6])/([.KB1]-[.KA1]))^2" office:value-type="string" office:string-value="" calcext:value-type="error">
            <text:p>#DIV/0!</text:p>
          </table:table-cell>
          <table:table-cell table:formula="of:=0.5*[.KC12]*(([.KC6]-[.KB6])/([.KC1]-[.KB1]))^2" office:value-type="string" office:string-value="" calcext:value-type="error">
            <text:p>#DIV/0!</text:p>
          </table:table-cell>
          <table:table-cell table:formula="of:=0.5*[.KD12]*(([.KD6]-[.KC6])/([.KD1]-[.KC1]))^2" office:value-type="string" office:string-value="" calcext:value-type="error">
            <text:p>#DIV/0!</text:p>
          </table:table-cell>
          <table:table-cell table:formula="of:=0.5*[.KE12]*(([.KE6]-[.KD6])/([.KE1]-[.KD1]))^2" office:value-type="string" office:string-value="" calcext:value-type="error">
            <text:p>#DIV/0!</text:p>
          </table:table-cell>
          <table:table-cell table:formula="of:=0.5*[.KF12]*(([.KF6]-[.KE6])/([.KF1]-[.KE1]))^2" office:value-type="string" office:string-value="" calcext:value-type="error">
            <text:p>#DIV/0!</text:p>
          </table:table-cell>
          <table:table-cell table:formula="of:=0.5*[.KG12]*(([.KG6]-[.KF6])/([.KG1]-[.KF1]))^2" office:value-type="string" office:string-value="" calcext:value-type="error">
            <text:p>#DIV/0!</text:p>
          </table:table-cell>
          <table:table-cell table:formula="of:=0.5*[.KH12]*(([.KH6]-[.KG6])/([.KH1]-[.KG1]))^2" office:value-type="string" office:string-value="" calcext:value-type="error">
            <text:p>#DIV/0!</text:p>
          </table:table-cell>
          <table:table-cell table:formula="of:=0.5*[.KI12]*(([.KI6]-[.KH6])/([.KI1]-[.KH1]))^2" office:value-type="string" office:string-value="" calcext:value-type="error">
            <text:p>#DIV/0!</text:p>
          </table:table-cell>
          <table:table-cell table:formula="of:=0.5*[.KJ12]*(([.KJ6]-[.KI6])/([.KJ1]-[.KI1]))^2" office:value-type="string" office:string-value="" calcext:value-type="error">
            <text:p>#DIV/0!</text:p>
          </table:table-cell>
          <table:table-cell table:formula="of:=0.5*[.KK12]*(([.KK6]-[.KJ6])/([.KK1]-[.KJ1]))^2" office:value-type="string" office:string-value="" calcext:value-type="error">
            <text:p>#DIV/0!</text:p>
          </table:table-cell>
          <table:table-cell table:formula="of:=0.5*[.KL12]*(([.KL6]-[.KK6])/([.KL1]-[.KK1]))^2" office:value-type="string" office:string-value="" calcext:value-type="error">
            <text:p>#DIV/0!</text:p>
          </table:table-cell>
          <table:table-cell table:formula="of:=0.5*[.KM12]*(([.KM6]-[.KL6])/([.KM1]-[.KL1]))^2" office:value-type="string" office:string-value="" calcext:value-type="error">
            <text:p>#DIV/0!</text:p>
          </table:table-cell>
          <table:table-cell table:formula="of:=0.5*[.KN12]*(([.KN6]-[.KM6])/([.KN1]-[.KM1]))^2" office:value-type="string" office:string-value="" calcext:value-type="error">
            <text:p>#DIV/0!</text:p>
          </table:table-cell>
          <table:table-cell table:formula="of:=0.5*[.KO12]*(([.KO6]-[.KN6])/([.KO1]-[.KN1]))^2" office:value-type="string" office:string-value="" calcext:value-type="error">
            <text:p>#DIV/0!</text:p>
          </table:table-cell>
          <table:table-cell table:formula="of:=0.5*[.KP12]*(([.KP6]-[.KO6])/([.KP1]-[.KO1]))^2" office:value-type="string" office:string-value="" calcext:value-type="error">
            <text:p>#DIV/0!</text:p>
          </table:table-cell>
          <table:table-cell table:formula="of:=0.5*[.KQ12]*(([.KQ6]-[.KP6])/([.KQ1]-[.KP1]))^2" office:value-type="string" office:string-value="" calcext:value-type="error">
            <text:p>#DIV/0!</text:p>
          </table:table-cell>
          <table:table-cell table:formula="of:=0.5*[.KR12]*(([.KR6]-[.KQ6])/([.KR1]-[.KQ1]))^2" office:value-type="string" office:string-value="" calcext:value-type="error">
            <text:p>#DIV/0!</text:p>
          </table:table-cell>
          <table:table-cell table:formula="of:=0.5*[.KS12]*(([.KS6]-[.KR6])/([.KS1]-[.KR1]))^2" office:value-type="string" office:string-value="" calcext:value-type="error">
            <text:p>#DIV/0!</text:p>
          </table:table-cell>
          <table:table-cell table:formula="of:=0.5*[.KT12]*(([.KT6]-[.KS6])/([.KT1]-[.KS1]))^2" office:value-type="string" office:string-value="" calcext:value-type="error">
            <text:p>#DIV/0!</text:p>
          </table:table-cell>
          <table:table-cell table:formula="of:=0.5*[.KU12]*(([.KU6]-[.KT6])/([.KU1]-[.KT1]))^2" office:value-type="string" office:string-value="" calcext:value-type="error">
            <text:p>#DIV/0!</text:p>
          </table:table-cell>
          <table:table-cell table:formula="of:=0.5*[.KV12]*(([.KV6]-[.KU6])/([.KV1]-[.KU1]))^2" office:value-type="string" office:string-value="" calcext:value-type="error">
            <text:p>#DIV/0!</text:p>
          </table:table-cell>
          <table:table-cell table:formula="of:=0.5*[.KW12]*(([.KW6]-[.KV6])/([.KW1]-[.KV1]))^2" office:value-type="string" office:string-value="" calcext:value-type="error">
            <text:p>#DIV/0!</text:p>
          </table:table-cell>
          <table:table-cell table:formula="of:=0.5*[.KX12]*(([.KX6]-[.KW6])/([.KX1]-[.KW1]))^2" office:value-type="string" office:string-value="" calcext:value-type="error">
            <text:p>#DIV/0!</text:p>
          </table:table-cell>
          <table:table-cell table:formula="of:=0.5*[.KY12]*(([.KY6]-[.KX6])/([.KY1]-[.KX1]))^2" office:value-type="string" office:string-value="" calcext:value-type="error">
            <text:p>#DIV/0!</text:p>
          </table:table-cell>
          <table:table-cell table:formula="of:=0.5*[.KZ12]*(([.KZ6]-[.KY6])/([.KZ1]-[.KY1]))^2" office:value-type="string" office:string-value="" calcext:value-type="error">
            <text:p>#DIV/0!</text:p>
          </table:table-cell>
          <table:table-cell table:formula="of:=0.5*[.LA12]*(([.LA6]-[.KZ6])/([.LA1]-[.KZ1]))^2" office:value-type="string" office:string-value="" calcext:value-type="error">
            <text:p>#DIV/0!</text:p>
          </table:table-cell>
          <table:table-cell table:formula="of:=0.5*[.LB12]*(([.LB6]-[.LA6])/([.LB1]-[.LA1]))^2" office:value-type="string" office:string-value="" calcext:value-type="error">
            <text:p>#DIV/0!</text:p>
          </table:table-cell>
          <table:table-cell table:formula="of:=0.5*[.LC12]*(([.LC6]-[.LB6])/([.LC1]-[.LB1]))^2" office:value-type="string" office:string-value="" calcext:value-type="error">
            <text:p>#DIV/0!</text:p>
          </table:table-cell>
          <table:table-cell table:formula="of:=0.5*[.LD12]*(([.LD6]-[.LC6])/([.LD1]-[.LC1]))^2" office:value-type="string" office:string-value="" calcext:value-type="error">
            <text:p>#DIV/0!</text:p>
          </table:table-cell>
          <table:table-cell table:formula="of:=0.5*[.LE12]*(([.LE6]-[.LD6])/([.LE1]-[.LD1]))^2" office:value-type="string" office:string-value="" calcext:value-type="error">
            <text:p>#DIV/0!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JY13])" office:value-type="float" office:value="3.52075541814392" calcext:value-type="float">
            <text:p>3.52075541814392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JY14])" office:value-type="float" office:value="1.88873123362729" calcext:value-type="float">
            <text:p>1.88873123362729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5.40948665177121" calcext:value-type="float">
            <text:p>5.40948665177121</text:p>
          </table:table-cell>
          <table:table-cell table:formula="of:=[.B17]+[.C9]" office:value-type="float" office:value="14.5615930795692" calcext:value-type="float">
            <text:p>14.5615930795692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20:03:35.607134086</dc:date>
    <meta:editing-duration>PT48S</meta:editing-duration>
    <meta:editing-cycles>1</meta:editing-cycles>
    <meta:document-statistic meta:table-count="1" meta:cell-count="4820" meta:object-count="0"/>
    <meta:generator>LibreOffice/6.4.7.2$Linux_X86_64 LibreOffice_project/40$Build-2</meta:generator>
  </office:meta>
</office:document-meta>
</file>